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WenQuanYi Zen Hei Sharp" style:font-weight-asian="bold" style:font-name-complex="Lohit Devanagari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eam_run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7" table:default-cell-style-name="ce2"/>
        <table:table-row table:style-name="ro1" table:number-rows-repeated="2">
          <table:table-cell table:number-columns-repeated="9"/>
          <table:table-cell table:style-name="Default"/>
          <table:table-cell table:number-columns-repeated="9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 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 error</text:p>
          </table:table-cell>
          <table:table-cell office:value-type="string" calcext:value-type="string">
            <text:p>3sigma</text:p>
          </table:table-cell>
          <table:table-cell office:value-type="string" calcext:value-type="string">
            <text:p>5sigma</text:p>
          </table:table-cell>
          <table:table-cell office:value-type="string" calcext:value-type="string">
            <text:p>3sigma_energy</text:p>
          </table:table-cell>
          <table:table-cell table:style-name="Default" office:value-type="string" calcext:value-type="string">
            <text:p>4sigma</text:p>
          </table:table-cell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Old threshold (channel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New threshold (3sigma)</text:p>
          </table:table-cell>
          <table:table-cell table:number-columns-repeated="2" table:style-name="Default" office:value-type="string" calcext:value-type="string">
            <text:p>Old calib</text:p>
          </table:table-cell>
        </table:table-row>
        <table:table-row table:style-name="ro1">
          <table:table-cell office:value-type="string" calcext:value-type="string">
            <text:p>ch0</text:p>
          </table:table-cell>
          <table:table-cell office:value-type="float" office:value="0" calcext:value-type="float">
            <text:p>0</text:p>
          </table:table-cell>
          <table:table-cell office:value-type="float" office:value="347.173" calcext:value-type="float">
            <text:p>347.173</text:p>
          </table:table-cell>
          <table:table-cell office:value-type="float" office:value="0.0304204" calcext:value-type="float">
            <text:p>0.0304204</text:p>
          </table:table-cell>
          <table:table-cell office:value-type="float" office:value="17.7144" calcext:value-type="float">
            <text:p>17.7144</text:p>
          </table:table-cell>
          <table:table-cell office:value-type="float" office:value="0.0153635" calcext:value-type="float">
            <text:p>0.0153635</text:p>
          </table:table-cell>
          <table:table-cell table:formula="of:=[.E4]*3" office:value-type="float" office:value="53.1432" calcext:value-type="float">
            <text:p>53.1432</text:p>
          </table:table-cell>
          <table:table-cell table:formula="of:=[.E4]*5" office:value-type="float" office:value="88.572" calcext:value-type="float">
            <text:p>88.572</text:p>
          </table:table-cell>
          <table:table-cell table:formula="of:=[.G4]*[.R4]" office:value-type="float" office:value="41.7310698024" calcext:value-type="float">
            <text:p>41.7310698024</text:p>
          </table:table-cell>
          <table:table-cell table:formula="of:=[.E4]*4" office:value-type="float" office:value="70.8576" calcext:value-type="float">
            <text:p>70.85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H4]" office:value-type="float" office:value="88.572" calcext:value-type="float">
            <text:p>88.572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344.004" calcext:value-type="float">
            <text:p>344.004</text:p>
          </table:table-cell>
          <table:table-cell office:value-type="float" office:value="0.017224" calcext:value-type="float">
            <text:p>0.017224</text:p>
          </table:table-cell>
          <table:table-cell office:value-type="float" office:value="13.6451" calcext:value-type="float">
            <text:p>13.6451</text:p>
          </table:table-cell>
          <table:table-cell office:value-type="float" office:value="0.0102012" calcext:value-type="float">
            <text:p>0.0102012</text:p>
          </table:table-cell>
          <table:table-cell table:formula="of:=[.E5]*3" office:value-type="float" office:value="40.9353" calcext:value-type="float">
            <text:p>40.9353</text:p>
          </table:table-cell>
          <table:table-cell table:formula="of:=[.E5]*5" office:value-type="float" office:value="68.2255" calcext:value-type="float">
            <text:p>68.2255</text:p>
          </table:table-cell>
          <table:table-cell table:formula="of:=[.G5]*[.R5]" office:value-type="float" office:value="34.2071331567" calcext:value-type="float">
            <text:p>34.2071331567</text:p>
          </table:table-cell>
          <table:table-cell table:formula="of:=[.E5]*4" office:value-type="float" office:value="54.5804" calcext:value-type="float">
            <text:p>54.5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H5]" office:value-type="float" office:value="68.2255" calcext:value-type="float">
            <text:p>68.2255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2" calcext:value-type="float">
            <text:p>2</text:p>
          </table:table-cell>
          <table:table-cell office:value-type="float" office:value="343.2" calcext:value-type="float">
            <text:p>343.2</text:p>
          </table:table-cell>
          <table:table-cell office:value-type="float" office:value="0.0189253" calcext:value-type="float">
            <text:p>0.0189253</text:p>
          </table:table-cell>
          <table:table-cell office:value-type="float" office:value="13.3569" calcext:value-type="float">
            <text:p>13.3569</text:p>
          </table:table-cell>
          <table:table-cell office:value-type="float" office:value="0.0109836" calcext:value-type="float">
            <text:p>0.0109836</text:p>
          </table:table-cell>
          <table:table-cell table:formula="of:=[.E6]*3" office:value-type="float" office:value="40.0707" calcext:value-type="float">
            <text:p>40.0707</text:p>
          </table:table-cell>
          <table:table-cell table:formula="of:=[.E6]*5" office:value-type="float" office:value="66.7845" calcext:value-type="float">
            <text:p>66.7845</text:p>
          </table:table-cell>
          <table:table-cell table:formula="of:=[.G6]*[.R6]" office:value-type="float" office:value="34.0127715033" calcext:value-type="float">
            <text:p>34.0127715033</text:p>
          </table:table-cell>
          <table:table-cell table:formula="of:=[.E6]*4" office:value-type="float" office:value="53.4276" calcext:value-type="float">
            <text:p>53.42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66.7845" calcext:value-type="float">
            <text:p>66.7845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3" calcext:value-type="float">
            <text:p>3</text:p>
          </table:table-cell>
          <table:table-cell office:value-type="float" office:value="334.841" calcext:value-type="float">
            <text:p>334.841</text:p>
          </table:table-cell>
          <table:table-cell office:value-type="float" office:value="0.0187996" calcext:value-type="float">
            <text:p>0.0187996</text:p>
          </table:table-cell>
          <table:table-cell office:value-type="float" office:value="14.0003" calcext:value-type="float">
            <text:p>14.0003</text:p>
          </table:table-cell>
          <table:table-cell office:value-type="float" office:value="0.0114925" calcext:value-type="float">
            <text:p>0.0114925</text:p>
          </table:table-cell>
          <table:table-cell table:formula="of:=[.E7]*3" office:value-type="float" office:value="42.0009" calcext:value-type="float">
            <text:p>42.0009</text:p>
          </table:table-cell>
          <table:table-cell table:formula="of:=[.E7]*5" office:value-type="float" office:value="70.0015" calcext:value-type="float">
            <text:p>70.0015</text:p>
          </table:table-cell>
          <table:table-cell table:formula="of:=[.G7]*[.R7]" office:value-type="float" office:value="33.7904380653" calcext:value-type="float">
            <text:p>33.7904380653</text:p>
          </table:table-cell>
          <table:table-cell table:formula="of:=[.E7]*4" office:value-type="float" office:value="56.0012" calcext:value-type="float">
            <text:p>56.0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H7]" office:value-type="float" office:value="70.0015" calcext:value-type="float">
            <text:p>70.0015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4" calcext:value-type="float">
            <text:p>4</text:p>
          </table:table-cell>
          <table:table-cell office:value-type="float" office:value="342.796" calcext:value-type="float">
            <text:p>342.796</text:p>
          </table:table-cell>
          <table:table-cell office:value-type="float" office:value="0.0180078" calcext:value-type="float">
            <text:p>0.0180078</text:p>
          </table:table-cell>
          <table:table-cell office:value-type="float" office:value="12.6801" calcext:value-type="float">
            <text:p>12.6801</text:p>
          </table:table-cell>
          <table:table-cell office:value-type="float" office:value="0.0108373" calcext:value-type="float">
            <text:p>0.0108373</text:p>
          </table:table-cell>
          <table:table-cell table:formula="of:=[.E8]*3" office:value-type="float" office:value="38.0403" calcext:value-type="float">
            <text:p>38.0403</text:p>
          </table:table-cell>
          <table:table-cell table:formula="of:=[.E8]*5" office:value-type="float" office:value="63.4005" calcext:value-type="float">
            <text:p>63.4005</text:p>
          </table:table-cell>
          <table:table-cell table:formula="of:=[.G8]*[.R8]" office:value-type="float" office:value="32.963061159" calcext:value-type="float">
            <text:p>32.963061159</text:p>
          </table:table-cell>
          <table:table-cell table:formula="of:=[.E8]*4" office:value-type="float" office:value="50.7204" calcext:value-type="float">
            <text:p>50.72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H8]" office:value-type="float" office:value="63.4005" calcext:value-type="float">
            <text:p>63.4005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office:value-type="float" office:value="5" calcext:value-type="float">
            <text:p>5</text:p>
          </table:table-cell>
          <table:table-cell office:value-type="float" office:value="342.665" calcext:value-type="float">
            <text:p>342.665</text:p>
          </table:table-cell>
          <table:table-cell office:value-type="float" office:value="0.0176248" calcext:value-type="float">
            <text:p>0.0176248</text:p>
          </table:table-cell>
          <table:table-cell office:value-type="float" office:value="12.2861" calcext:value-type="float">
            <text:p>12.2861</text:p>
          </table:table-cell>
          <table:table-cell office:value-type="float" office:value="0.0106686" calcext:value-type="float">
            <text:p>0.0106686</text:p>
          </table:table-cell>
          <table:table-cell table:formula="of:=[.E9]*3" office:value-type="float" office:value="36.8583" calcext:value-type="float">
            <text:p>36.8583</text:p>
          </table:table-cell>
          <table:table-cell table:formula="of:=[.E9]*5" office:value-type="float" office:value="61.4305" calcext:value-type="float">
            <text:p>61.4305</text:p>
          </table:table-cell>
          <table:table-cell table:formula="of:=[.G9]*[.R9]" office:value-type="float" office:value="32.2880182332" calcext:value-type="float">
            <text:p>32.2880182332</text:p>
          </table:table-cell>
          <table:table-cell table:formula="of:=[.E9]*4" office:value-type="float" office:value="49.1444" calcext:value-type="float">
            <text:p>49.1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]" office:value-type="float" office:value="61.4305" calcext:value-type="float">
            <text:p>61.4305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office:value-type="float" office:value="6" calcext:value-type="float">
            <text:p>6</text:p>
          </table:table-cell>
          <table:table-cell office:value-type="float" office:value="339.349" calcext:value-type="float">
            <text:p>339.349</text:p>
          </table:table-cell>
          <table:table-cell office:value-type="float" office:value="0.0211139" calcext:value-type="float">
            <text:p>0.0211139</text:p>
          </table:table-cell>
          <table:table-cell office:value-type="float" office:value="12.7174" calcext:value-type="float">
            <text:p>12.7174</text:p>
          </table:table-cell>
          <table:table-cell office:value-type="float" office:value="0.0121045" calcext:value-type="float">
            <text:p>0.0121045</text:p>
          </table:table-cell>
          <table:table-cell table:formula="of:=[.E10]*3" office:value-type="float" office:value="38.1522" calcext:value-type="float">
            <text:p>38.1522</text:p>
          </table:table-cell>
          <table:table-cell table:formula="of:=[.E10]*5" office:value-type="float" office:value="63.587" calcext:value-type="float">
            <text:p>63.587</text:p>
          </table:table-cell>
          <table:table-cell table:formula="of:=[.G10]*[.R10]" office:value-type="float" office:value="31.258860504" calcext:value-type="float">
            <text:p>31.258860504</text:p>
          </table:table-cell>
          <table:table-cell table:formula="of:=[.E10]*4" office:value-type="float" office:value="50.8696" calcext:value-type="float">
            <text:p>50.86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0]" office:value-type="float" office:value="63.587" calcext:value-type="float">
            <text:p>63.587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float" office:value="7" calcext:value-type="float">
            <text:p>7</text:p>
          </table:table-cell>
          <table:table-cell office:value-type="float" office:value="356.069" calcext:value-type="float">
            <text:p>356.069</text:p>
          </table:table-cell>
          <table:table-cell office:value-type="float" office:value="0.0180218" calcext:value-type="float">
            <text:p>0.0180218</text:p>
          </table:table-cell>
          <table:table-cell office:value-type="float" office:value="12.0367" calcext:value-type="float">
            <text:p>12.0367</text:p>
          </table:table-cell>
          <table:table-cell office:value-type="float" office:value="0.0107181" calcext:value-type="float">
            <text:p>0.0107181</text:p>
          </table:table-cell>
          <table:table-cell table:formula="of:=[.E11]*3" office:value-type="float" office:value="36.1101" calcext:value-type="float">
            <text:p>36.1101</text:p>
          </table:table-cell>
          <table:table-cell table:formula="of:=[.E11]*5" office:value-type="float" office:value="60.1835" calcext:value-type="float">
            <text:p>60.1835</text:p>
          </table:table-cell>
          <table:table-cell table:formula="of:=[.G11]*[.R11]" office:value-type="float" office:value="31.1689744665" calcext:value-type="float">
            <text:p>31.1689744665</text:p>
          </table:table-cell>
          <table:table-cell table:formula="of:=[.E11]*4" office:value-type="float" office:value="48.1468" calcext:value-type="float">
            <text:p>48.14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1]" office:value-type="float" office:value="60.1835" calcext:value-type="float">
            <text:p>60.183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office:value-type="float" office:value="8" calcext:value-type="float">
            <text:p>8</text:p>
          </table:table-cell>
          <table:table-cell office:value-type="float" office:value="370.12" calcext:value-type="float">
            <text:p>370.12</text:p>
          </table:table-cell>
          <table:table-cell office:value-type="float" office:value="0.0175974" calcext:value-type="float">
            <text:p>0.0175974</text:p>
          </table:table-cell>
          <table:table-cell office:value-type="float" office:value="12.7394" calcext:value-type="float">
            <text:p>12.7394</text:p>
          </table:table-cell>
          <table:table-cell office:value-type="float" office:value="0.0107306" calcext:value-type="float">
            <text:p>0.0107306</text:p>
          </table:table-cell>
          <table:table-cell table:formula="of:=[.E12]*3" office:value-type="float" office:value="38.2182" calcext:value-type="float">
            <text:p>38.2182</text:p>
          </table:table-cell>
          <table:table-cell table:formula="of:=[.E12]*5" office:value-type="float" office:value="63.697" calcext:value-type="float">
            <text:p>63.697</text:p>
          </table:table-cell>
          <table:table-cell table:formula="of:=[.G12]*[.R12]" office:value-type="float" office:value="30.698960241" calcext:value-type="float">
            <text:p>30.698960241</text:p>
          </table:table-cell>
          <table:table-cell table:formula="of:=[.E12]*4" office:value-type="float" office:value="50.9576" calcext:value-type="float">
            <text:p>50.95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H12]" office:value-type="float" office:value="63.697" calcext:value-type="float">
            <text:p>63.697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float" office:value="9" calcext:value-type="float">
            <text:p>9</text:p>
          </table:table-cell>
          <table:table-cell office:value-type="float" office:value="365.622" calcext:value-type="float">
            <text:p>365.622</text:p>
          </table:table-cell>
          <table:table-cell office:value-type="float" office:value="0.0162212" calcext:value-type="float">
            <text:p>0.0162212</text:p>
          </table:table-cell>
          <table:table-cell office:value-type="float" office:value="11.9891" calcext:value-type="float">
            <text:p>11.9891</text:p>
          </table:table-cell>
          <table:table-cell office:value-type="float" office:value="0.00991031" calcext:value-type="float">
            <text:p>0.00991031</text:p>
          </table:table-cell>
          <table:table-cell table:formula="of:=[.E13]*3" office:value-type="float" office:value="35.9673" calcext:value-type="float">
            <text:p>35.9673</text:p>
          </table:table-cell>
          <table:table-cell table:formula="of:=[.E13]*5" office:value-type="float" office:value="59.9455" calcext:value-type="float">
            <text:p>59.9455</text:p>
          </table:table-cell>
          <table:table-cell table:formula="of:=[.G13]*[.R13]" office:value-type="float" office:value="30.3418704108" calcext:value-type="float">
            <text:p>30.3418704108</text:p>
          </table:table-cell>
          <table:table-cell table:formula="of:=[.E13]*4" office:value-type="float" office:value="47.9564" calcext:value-type="float">
            <text:p>47.95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13]" office:value-type="float" office:value="59.9455" calcext:value-type="float">
            <text:p>59.9455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float" office:value="10" calcext:value-type="float">
            <text:p>10</text:p>
          </table:table-cell>
          <table:table-cell office:value-type="float" office:value="377.247" calcext:value-type="float">
            <text:p>377.247</text:p>
          </table:table-cell>
          <table:table-cell office:value-type="float" office:value="0.0158326" calcext:value-type="float">
            <text:p>0.0158326</text:p>
          </table:table-cell>
          <table:table-cell office:value-type="float" office:value="11.7831" calcext:value-type="float">
            <text:p>11.7831</text:p>
          </table:table-cell>
          <table:table-cell office:value-type="float" office:value="0.00957722" calcext:value-type="float">
            <text:p>0.00957722</text:p>
          </table:table-cell>
          <table:table-cell table:formula="of:=[.E14]*3" office:value-type="float" office:value="35.3493" calcext:value-type="float">
            <text:p>35.3493</text:p>
          </table:table-cell>
          <table:table-cell table:formula="of:=[.E14]*5" office:value-type="float" office:value="58.9155" calcext:value-type="float">
            <text:p>58.9155</text:p>
          </table:table-cell>
          <table:table-cell table:formula="of:=[.G14]*[.R14]" office:value-type="float" office:value="30.5798663961" calcext:value-type="float">
            <text:p>30.5798663961</text:p>
          </table:table-cell>
          <table:table-cell table:formula="of:=[.E14]*4" office:value-type="float" office:value="47.1324" calcext:value-type="float">
            <text:p>47.13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14]" office:value-type="float" office:value="58.9155" calcext:value-type="float">
            <text:p>58.9155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float" office:value="11" calcext:value-type="float">
            <text:p>11</text:p>
          </table:table-cell>
          <table:table-cell office:value-type="float" office:value="360.15" calcext:value-type="float">
            <text:p>360.15</text:p>
          </table:table-cell>
          <table:table-cell office:value-type="float" office:value="0.0153103" calcext:value-type="float">
            <text:p>0.0153103</text:p>
          </table:table-cell>
          <table:table-cell office:value-type="float" office:value="11.7119" calcext:value-type="float">
            <text:p>11.7119</text:p>
          </table:table-cell>
          <table:table-cell office:value-type="float" office:value="0.00922756" calcext:value-type="float">
            <text:p>0.00922756</text:p>
          </table:table-cell>
          <table:table-cell table:formula="of:=[.E15]*3" office:value-type="float" office:value="35.1357" calcext:value-type="float">
            <text:p>35.1357</text:p>
          </table:table-cell>
          <table:table-cell table:formula="of:=[.E15]*5" office:value-type="float" office:value="58.5595" calcext:value-type="float">
            <text:p>58.5595</text:p>
          </table:table-cell>
          <table:table-cell table:formula="of:=[.G15]*[.R15]" office:value-type="float" office:value="29.5547102763" calcext:value-type="float">
            <text:p>29.5547102763</text:p>
          </table:table-cell>
          <table:table-cell table:formula="of:=[.E15]*4" office:value-type="float" office:value="46.8476" calcext:value-type="float">
            <text:p>46.84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H15]" office:value-type="float" office:value="58.5595" calcext:value-type="float">
            <text:p>58.5595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float" office:value="12" calcext:value-type="float">
            <text:p>12</text:p>
          </table:table-cell>
          <table:table-cell office:value-type="float" office:value="363.521" calcext:value-type="float">
            <text:p>363.521</text:p>
          </table:table-cell>
          <table:table-cell office:value-type="float" office:value="0.0162309" calcext:value-type="float">
            <text:p>0.0162309</text:p>
          </table:table-cell>
          <table:table-cell office:value-type="float" office:value="11.8232" calcext:value-type="float">
            <text:p>11.8232</text:p>
          </table:table-cell>
          <table:table-cell office:value-type="float" office:value="0.00953956" calcext:value-type="float">
            <text:p>0.00953956</text:p>
          </table:table-cell>
          <table:table-cell table:formula="of:=[.E16]*3" office:value-type="float" office:value="35.4696" calcext:value-type="float">
            <text:p>35.4696</text:p>
          </table:table-cell>
          <table:table-cell table:formula="of:=[.E16]*5" office:value-type="float" office:value="59.116" calcext:value-type="float">
            <text:p>59.116</text:p>
          </table:table-cell>
          <table:table-cell table:formula="of:=[.G16]*[.R16]" office:value-type="float" office:value="29.5242920568" calcext:value-type="float">
            <text:p>29.5242920568</text:p>
          </table:table-cell>
          <table:table-cell table:formula="of:=[.E16]*4" office:value-type="float" office:value="47.2928" calcext:value-type="float">
            <text:p>47.29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H16]" office:value-type="float" office:value="59.116" calcext:value-type="float">
            <text:p>59.116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float" office:value="13" calcext:value-type="float">
            <text:p>13</text:p>
          </table:table-cell>
          <table:table-cell office:value-type="float" office:value="379.467" calcext:value-type="float">
            <text:p>379.467</text:p>
          </table:table-cell>
          <table:table-cell office:value-type="float" office:value="0.0141216" calcext:value-type="float">
            <text:p>0.0141216</text:p>
          </table:table-cell>
          <table:table-cell office:value-type="float" office:value="11.776" calcext:value-type="float">
            <text:p>11.776</text:p>
          </table:table-cell>
          <table:table-cell office:value-type="float" office:value="0.00860723" calcext:value-type="float">
            <text:p>0.00860723</text:p>
          </table:table-cell>
          <table:table-cell table:formula="of:=[.E17]*3" office:value-type="float" office:value="35.328" calcext:value-type="float">
            <text:p>35.328</text:p>
          </table:table-cell>
          <table:table-cell table:formula="of:=[.E17]*5" office:value-type="float" office:value="58.88" calcext:value-type="float">
            <text:p>58.88</text:p>
          </table:table-cell>
          <table:table-cell table:formula="of:=[.G17]*[.R17]" office:value-type="float" office:value="30.72882432" calcext:value-type="float">
            <text:p>30.72882432</text:p>
          </table:table-cell>
          <table:table-cell table:formula="of:=[.E17]*4" office:value-type="float" office:value="47.104" calcext:value-type="float">
            <text:p>47.1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H17]" office:value-type="float" office:value="58.88" calcext:value-type="float">
            <text:p>58.88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float" office:value="14" calcext:value-type="float">
            <text:p>14</text:p>
          </table:table-cell>
          <table:table-cell office:value-type="float" office:value="359.302" calcext:value-type="float">
            <text:p>359.302</text:p>
          </table:table-cell>
          <table:table-cell office:value-type="float" office:value="0.0142171" calcext:value-type="float">
            <text:p>0.0142171</text:p>
          </table:table-cell>
          <table:table-cell office:value-type="float" office:value="12.4581" calcext:value-type="float">
            <text:p>12.4581</text:p>
          </table:table-cell>
          <table:table-cell office:value-type="float" office:value="0.0087789" calcext:value-type="float">
            <text:p>0.0087789</text:p>
          </table:table-cell>
          <table:table-cell table:formula="of:=[.E18]*3" office:value-type="float" office:value="37.3743" calcext:value-type="float">
            <text:p>37.3743</text:p>
          </table:table-cell>
          <table:table-cell table:formula="of:=[.E18]*5" office:value-type="float" office:value="62.2905" calcext:value-type="float">
            <text:p>62.2905</text:p>
          </table:table-cell>
          <table:table-cell table:formula="of:=[.G18]*[.R18]" office:value-type="float" office:value="32.1686206245" calcext:value-type="float">
            <text:p>32.1686206245</text:p>
          </table:table-cell>
          <table:table-cell table:formula="of:=[.E18]*4" office:value-type="float" office:value="49.8324" calcext:value-type="float">
            <text:p>49.83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62.2905" calcext:value-type="float">
            <text:p>62.2905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float" office:value="15" calcext:value-type="float">
            <text:p>15</text:p>
          </table:table-cell>
          <table:table-cell office:value-type="float" office:value="375.122" calcext:value-type="float">
            <text:p>375.122</text:p>
          </table:table-cell>
          <table:table-cell office:value-type="float" office:value="0.0130674" calcext:value-type="float">
            <text:p>0.0130674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0.00820069" calcext:value-type="float">
            <text:p>0.00820069</text:p>
          </table:table-cell>
          <table:table-cell table:formula="of:=[.E19]*3" office:value-type="float" office:value="35.6688" calcext:value-type="float">
            <text:p>35.6688</text:p>
          </table:table-cell>
          <table:table-cell table:formula="of:=[.E19]*5" office:value-type="float" office:value="59.448" calcext:value-type="float">
            <text:p>59.448</text:p>
          </table:table-cell>
          <table:table-cell table:formula="of:=[.G19]*[.R19]" office:value-type="float" office:value="29.5799931648" calcext:value-type="float">
            <text:p>29.5799931648</text:p>
          </table:table-cell>
          <table:table-cell table:formula="of:=[.E19]*4" office:value-type="float" office:value="47.5584" calcext:value-type="float">
            <text:p>47.55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59.448" calcext:value-type="float">
            <text:p>59.448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float" office:value="16" calcext:value-type="float">
            <text:p>16</text:p>
          </table:table-cell>
          <table:table-cell office:value-type="float" office:value="358.372" calcext:value-type="float">
            <text:p>358.372</text:p>
          </table:table-cell>
          <table:table-cell office:value-type="float" office:value="0.0174724" calcext:value-type="float">
            <text:p>0.0174724</text:p>
          </table:table-cell>
          <table:table-cell office:value-type="float" office:value="13.9976" calcext:value-type="float">
            <text:p>13.9976</text:p>
          </table:table-cell>
          <table:table-cell office:value-type="float" office:value="0.0104206" calcext:value-type="float">
            <text:p>0.0104206</text:p>
          </table:table-cell>
          <table:table-cell table:formula="of:=[.E20]*3" office:value-type="float" office:value="41.9928" calcext:value-type="float">
            <text:p>41.9928</text:p>
          </table:table-cell>
          <table:table-cell table:formula="of:=[.E20]*5" office:value-type="float" office:value="69.988" calcext:value-type="float">
            <text:p>69.988</text:p>
          </table:table-cell>
          <table:table-cell table:formula="of:=[.G20]*[.R20]" office:value-type="float" office:value="27.1021951128" calcext:value-type="float">
            <text:p>27.1021951128</text:p>
          </table:table-cell>
          <table:table-cell table:formula="of:=[.E20]*4" office:value-type="float" office:value="55.9904" calcext:value-type="float">
            <text:p>55.99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[.H20]" office:value-type="float" office:value="69.988" calcext:value-type="float">
            <text:p>69.988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</table:table-row>
        <table:table-row table:style-name="ro1">
          <table:table-cell office:value-type="string" calcext:value-type="string">
            <text:p>ch17</text:p>
          </table:table-cell>
          <table:table-cell office:value-type="float" office:value="17" calcext:value-type="float">
            <text:p>17</text:p>
          </table:table-cell>
          <table:table-cell office:value-type="float" office:value="355.201" calcext:value-type="float">
            <text:p>355.201</text:p>
          </table:table-cell>
          <table:table-cell office:value-type="float" office:value="0.0218763" calcext:value-type="float">
            <text:p>0.0218763</text:p>
          </table:table-cell>
          <table:table-cell office:value-type="float" office:value="15.1168" calcext:value-type="float">
            <text:p>15.1168</text:p>
          </table:table-cell>
          <table:table-cell office:value-type="float" office:value="0.0122725" calcext:value-type="float">
            <text:p>0.0122725</text:p>
          </table:table-cell>
          <table:table-cell table:formula="of:=[.E21]*3" office:value-type="float" office:value="45.3504" calcext:value-type="float">
            <text:p>45.3504</text:p>
          </table:table-cell>
          <table:table-cell table:formula="of:=[.E21]*5" office:value-type="float" office:value="75.584" calcext:value-type="float">
            <text:p>75.584</text:p>
          </table:table-cell>
          <table:table-cell table:formula="of:=[.G21]*[.R21]" office:value-type="float" office:value="28.6497523968" calcext:value-type="float">
            <text:p>28.6497523968</text:p>
          </table:table-cell>
          <table:table-cell table:formula="of:=[.E21]*4" office:value-type="float" office:value="60.4672" calcext:value-type="float">
            <text:p>60.467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formula="of:=[.H21]" office:value-type="float" office:value="75.584" calcext:value-type="float">
            <text:p>75.584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</table:table-row>
        <table:table-row table:style-name="ro1">
          <table:table-cell office:value-type="string" calcext:value-type="string">
            <text:p>ch18</text:p>
          </table:table-cell>
          <table:table-cell office:value-type="float" office:value="18" calcext:value-type="float">
            <text:p>18</text:p>
          </table:table-cell>
          <table:table-cell office:value-type="float" office:value="358.963" calcext:value-type="float">
            <text:p>358.963</text:p>
          </table:table-cell>
          <table:table-cell office:value-type="float" office:value="0.0170298" calcext:value-type="float">
            <text:p>0.0170298</text:p>
          </table:table-cell>
          <table:table-cell office:value-type="float" office:value="13.9247" calcext:value-type="float">
            <text:p>13.9247</text:p>
          </table:table-cell>
          <table:table-cell office:value-type="float" office:value="0.0103643" calcext:value-type="float">
            <text:p>0.0103643</text:p>
          </table:table-cell>
          <table:table-cell table:formula="of:=[.E22]*3" office:value-type="float" office:value="41.7741" calcext:value-type="float">
            <text:p>41.7741</text:p>
          </table:table-cell>
          <table:table-cell table:formula="of:=[.E22]*5" office:value-type="float" office:value="69.6235" calcext:value-type="float">
            <text:p>69.6235</text:p>
          </table:table-cell>
          <table:table-cell table:formula="of:=[.G22]*[.R22]" office:value-type="float" office:value="26.5635653526" calcext:value-type="float">
            <text:p>26.5635653526</text:p>
          </table:table-cell>
          <table:table-cell table:formula="of:=[.E22]*4" office:value-type="float" office:value="55.6988" calcext:value-type="float">
            <text:p>55.698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H22]" office:value-type="float" office:value="69.6235" calcext:value-type="float">
            <text:p>69.6235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</table:table-row>
        <table:table-row table:style-name="ro1">
          <table:table-cell office:value-type="string" calcext:value-type="string">
            <text:p>ch19</text:p>
          </table:table-cell>
          <table:table-cell office:value-type="float" office:value="19" calcext:value-type="float">
            <text:p>19</text:p>
          </table:table-cell>
          <table:table-cell office:value-type="float" office:value="352.181" calcext:value-type="float">
            <text:p>352.181</text:p>
          </table:table-cell>
          <table:table-cell office:value-type="float" office:value="0.0183104" calcext:value-type="float">
            <text:p>0.0183104</text:p>
          </table:table-cell>
          <table:table-cell office:value-type="float" office:value="13.7542" calcext:value-type="float">
            <text:p>13.7542</text:p>
          </table:table-cell>
          <table:table-cell office:value-type="float" office:value="0.0109597" calcext:value-type="float">
            <text:p>0.0109597</text:p>
          </table:table-cell>
          <table:table-cell table:formula="of:=[.E23]*3" office:value-type="float" office:value="41.2626" calcext:value-type="float">
            <text:p>41.2626</text:p>
          </table:table-cell>
          <table:table-cell table:formula="of:=[.E23]*5" office:value-type="float" office:value="68.771" calcext:value-type="float">
            <text:p>68.771</text:p>
          </table:table-cell>
          <table:table-cell table:formula="of:=[.G23]*[.R23]" office:value-type="float" office:value="26.5594152168" calcext:value-type="float">
            <text:p>26.5594152168</text:p>
          </table:table-cell>
          <table:table-cell table:formula="of:=[.E23]*4" office:value-type="float" office:value="55.0168" calcext:value-type="float">
            <text:p>55.01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H23]" office:value-type="float" office:value="68.771" calcext:value-type="float">
            <text:p>68.771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</table:table-row>
        <table:table-row table:style-name="ro1">
          <table:table-cell office:value-type="string" calcext:value-type="string">
            <text:p>ch20</text:p>
          </table:table-cell>
          <table:table-cell office:value-type="float" office:value="20" calcext:value-type="float">
            <text:p>20</text:p>
          </table:table-cell>
          <table:table-cell office:value-type="float" office:value="361.301" calcext:value-type="float">
            <text:p>361.301</text:p>
          </table:table-cell>
          <table:table-cell office:value-type="float" office:value="0.021422" calcext:value-type="float">
            <text:p>0.021422</text:p>
          </table:table-cell>
          <table:table-cell office:value-type="float" office:value="14.5401" calcext:value-type="float">
            <text:p>14.5401</text:p>
          </table:table-cell>
          <table:table-cell office:value-type="float" office:value="0.0122226" calcext:value-type="float">
            <text:p>0.0122226</text:p>
          </table:table-cell>
          <table:table-cell table:formula="of:=[.E24]*3" office:value-type="float" office:value="43.6203" calcext:value-type="float">
            <text:p>43.6203</text:p>
          </table:table-cell>
          <table:table-cell table:formula="of:=[.E24]*5" office:value-type="float" office:value="72.7005" calcext:value-type="float">
            <text:p>72.7005</text:p>
          </table:table-cell>
          <table:table-cell table:formula="of:=[.G24]*[.R24]" office:value-type="float" office:value="28.012084254" calcext:value-type="float">
            <text:p>28.012084254</text:p>
          </table:table-cell>
          <table:table-cell table:formula="of:=[.E24]*4" office:value-type="float" office:value="58.1604" calcext:value-type="float">
            <text:p>58.16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formula="of:=[.H24]" office:value-type="float" office:value="72.7005" calcext:value-type="float">
            <text:p>72.7005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</table:table-row>
        <table:table-row table:style-name="ro1">
          <table:table-cell office:value-type="string" calcext:value-type="string">
            <text:p>ch21</text:p>
          </table:table-cell>
          <table:table-cell office:value-type="float" office:value="21" calcext:value-type="float">
            <text:p>21</text:p>
          </table:table-cell>
          <table:table-cell office:value-type="float" office:value="358.76" calcext:value-type="float">
            <text:p>358.76</text:p>
          </table:table-cell>
          <table:table-cell office:value-type="float" office:value="0.0209371" calcext:value-type="float">
            <text:p>0.0209371</text:p>
          </table:table-cell>
          <table:table-cell office:value-type="float" office:value="13.878" calcext:value-type="float">
            <text:p>13.878</text:p>
          </table:table-cell>
          <table:table-cell office:value-type="float" office:value="0.0119084" calcext:value-type="float">
            <text:p>0.0119084</text:p>
          </table:table-cell>
          <table:table-cell table:formula="of:=[.E25]*3" office:value-type="float" office:value="41.634" calcext:value-type="float">
            <text:p>41.634</text:p>
          </table:table-cell>
          <table:table-cell table:formula="of:=[.E25]*5" office:value-type="float" office:value="69.39" calcext:value-type="float">
            <text:p>69.39</text:p>
          </table:table-cell>
          <table:table-cell table:formula="of:=[.G25]*[.R25]" office:value-type="float" office:value="27.213273054" calcext:value-type="float">
            <text:p>27.213273054</text:p>
          </table:table-cell>
          <table:table-cell table:formula="of:=[.E25]*4" office:value-type="float" office:value="55.512" calcext:value-type="float">
            <text:p>55.5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[.H25]" office:value-type="float" office:value="69.39" calcext:value-type="float">
            <text:p>69.39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</table:table-row>
        <table:table-row table:style-name="ro1">
          <table:table-cell office:value-type="string" calcext:value-type="string">
            <text:p>ch22</text:p>
          </table:table-cell>
          <table:table-cell office:value-type="float" office:value="22" calcext:value-type="float">
            <text:p>22</text:p>
          </table:table-cell>
          <table:table-cell office:value-type="float" office:value="364.113" calcext:value-type="float">
            <text:p>364.113</text:p>
          </table:table-cell>
          <table:table-cell office:value-type="float" office:value="0.0201419" calcext:value-type="float">
            <text:p>0.0201419</text:p>
          </table:table-cell>
          <table:table-cell office:value-type="float" office:value="13.3877" calcext:value-type="float">
            <text:p>13.3877</text:p>
          </table:table-cell>
          <table:table-cell office:value-type="float" office:value="0.0117383" calcext:value-type="float">
            <text:p>0.0117383</text:p>
          </table:table-cell>
          <table:table-cell table:formula="of:=[.E26]*3" office:value-type="float" office:value="40.1631" calcext:value-type="float">
            <text:p>40.1631</text:p>
          </table:table-cell>
          <table:table-cell table:formula="of:=[.E26]*5" office:value-type="float" office:value="66.9385" calcext:value-type="float">
            <text:p>66.9385</text:p>
          </table:table-cell>
          <table:table-cell table:formula="of:=[.G26]*[.R26]" office:value-type="float" office:value="27.6604474593" calcext:value-type="float">
            <text:p>27.6604474593</text:p>
          </table:table-cell>
          <table:table-cell table:formula="of:=[.E26]*4" office:value-type="float" office:value="53.5508" calcext:value-type="float">
            <text:p>53.550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H26]" office:value-type="float" office:value="66.9385" calcext:value-type="float">
            <text:p>66.9385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</table:table-row>
        <table:table-row table:style-name="ro1">
          <table:table-cell office:value-type="string" calcext:value-type="string">
            <text:p>ch23</text:p>
          </table:table-cell>
          <table:table-cell office:value-type="float" office:value="23" calcext:value-type="float">
            <text:p>23</text:p>
          </table:table-cell>
          <table:table-cell office:value-type="float" office:value="361.444" calcext:value-type="float">
            <text:p>361.444</text:p>
          </table:table-cell>
          <table:table-cell office:value-type="float" office:value="0.0294406" calcext:value-type="float">
            <text:p>0.0294406</text:p>
          </table:table-cell>
          <table:table-cell office:value-type="float" office:value="14.2594" calcext:value-type="float">
            <text:p>14.2594</text:p>
          </table:table-cell>
          <table:table-cell office:value-type="float" office:value="0.0151879" calcext:value-type="float">
            <text:p>0.0151879</text:p>
          </table:table-cell>
          <table:table-cell table:formula="of:=[.E27]*3" office:value-type="float" office:value="42.7782" calcext:value-type="float">
            <text:p>42.7782</text:p>
          </table:table-cell>
          <table:table-cell table:formula="of:=[.E27]*5" office:value-type="float" office:value="71.297" calcext:value-type="float">
            <text:p>71.297</text:p>
          </table:table-cell>
          <table:table-cell table:formula="of:=[.G27]*[.R27]" office:value-type="float" office:value="27.3384353868" calcext:value-type="float">
            <text:p>27.3384353868</text:p>
          </table:table-cell>
          <table:table-cell table:formula="of:=[.E27]*4" office:value-type="float" office:value="57.0376" calcext:value-type="float">
            <text:p>57.037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H27]" office:value-type="float" office:value="71.297" calcext:value-type="float">
            <text:p>71.297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</table:table-row>
        <table:table-row table:style-name="ro1">
          <table:table-cell office:value-type="string" calcext:value-type="string">
            <text:p>ch24</text:p>
          </table:table-cell>
          <table:table-cell office:value-type="float" office:value="24" calcext:value-type="float">
            <text:p>24</text:p>
          </table:table-cell>
          <table:table-cell office:value-type="float" office:value="340.69" calcext:value-type="float">
            <text:p>340.69</text:p>
          </table:table-cell>
          <table:table-cell office:value-type="float" office:value="0.0231806" calcext:value-type="float">
            <text:p>0.0231806</text:p>
          </table:table-cell>
          <table:table-cell office:value-type="float" office:value="14.0796" calcext:value-type="float">
            <text:p>14.0796</text:p>
          </table:table-cell>
          <table:table-cell office:value-type="float" office:value="0.0131904" calcext:value-type="float">
            <text:p>0.0131904</text:p>
          </table:table-cell>
          <table:table-cell table:formula="of:=[.E28]*3" office:value-type="float" office:value="42.2388" calcext:value-type="float">
            <text:p>42.2388</text:p>
          </table:table-cell>
          <table:table-cell table:formula="of:=[.E28]*5" office:value-type="float" office:value="70.398" calcext:value-type="float">
            <text:p>70.398</text:p>
          </table:table-cell>
          <table:table-cell table:formula="of:=[.G28]*[.R28]" office:value-type="float" office:value="27.5117355144" calcext:value-type="float">
            <text:p>27.5117355144</text:p>
          </table:table-cell>
          <table:table-cell table:formula="of:=[.E28]*4" office:value-type="float" office:value="56.3184" calcext:value-type="float">
            <text:p>56.318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H28]" office:value-type="float" office:value="70.398" calcext:value-type="float">
            <text:p>70.398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</table:table-row>
        <table:table-row table:style-name="ro1">
          <table:table-cell office:value-type="string" calcext:value-type="string">
            <text:p>ch25</text:p>
          </table:table-cell>
          <table:table-cell office:value-type="float" office:value="25" calcext:value-type="float">
            <text:p>25</text:p>
          </table:table-cell>
          <table:table-cell office:value-type="float" office:value="349.35" calcext:value-type="float">
            <text:p>349.35</text:p>
          </table:table-cell>
          <table:table-cell office:value-type="float" office:value="0.023549" calcext:value-type="float">
            <text:p>0.023549</text:p>
          </table:table-cell>
          <table:table-cell office:value-type="float" office:value="14.6889" calcext:value-type="float">
            <text:p>14.6889</text:p>
          </table:table-cell>
          <table:table-cell office:value-type="float" office:value="0.0135213" calcext:value-type="float">
            <text:p>0.0135213</text:p>
          </table:table-cell>
          <table:table-cell table:formula="of:=[.E29]*3" office:value-type="float" office:value="44.0667" calcext:value-type="float">
            <text:p>44.0667</text:p>
          </table:table-cell>
          <table:table-cell table:formula="of:=[.E29]*5" office:value-type="float" office:value="73.4445" calcext:value-type="float">
            <text:p>73.4445</text:p>
          </table:table-cell>
          <table:table-cell table:formula="of:=[.G29]*[.R29]" office:value-type="float" office:value="27.8768147535" calcext:value-type="float">
            <text:p>27.8768147535</text:p>
          </table:table-cell>
          <table:table-cell table:formula="of:=[.E29]*4" office:value-type="float" office:value="58.7556" calcext:value-type="float">
            <text:p>58.7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[.H29]" office:value-type="float" office:value="73.4445" calcext:value-type="float">
            <text:p>73.4445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</table:table-row>
        <table:table-row table:style-name="ro1">
          <table:table-cell office:value-type="string" calcext:value-type="string">
            <text:p>ch26</text:p>
          </table:table-cell>
          <table:table-cell office:value-type="float" office:value="26" calcext:value-type="float">
            <text:p>26</text:p>
          </table:table-cell>
          <table:table-cell office:value-type="float" office:value="346.029" calcext:value-type="float">
            <text:p>346.029</text:p>
          </table:table-cell>
          <table:table-cell office:value-type="float" office:value="0.023737" calcext:value-type="float">
            <text:p>0.023737</text:p>
          </table:table-cell>
          <table:table-cell office:value-type="float" office:value="14.1986" calcext:value-type="float">
            <text:p>14.1986</text:p>
          </table:table-cell>
          <table:table-cell office:value-type="float" office:value="0.0136501" calcext:value-type="float">
            <text:p>0.0136501</text:p>
          </table:table-cell>
          <table:table-cell table:formula="of:=[.E30]*3" office:value-type="float" office:value="42.5958" calcext:value-type="float">
            <text:p>42.5958</text:p>
          </table:table-cell>
          <table:table-cell table:formula="of:=[.E30]*5" office:value-type="float" office:value="70.993" calcext:value-type="float">
            <text:p>70.993</text:p>
          </table:table-cell>
          <table:table-cell table:formula="of:=[.G30]*[.R30]" office:value-type="float" office:value="27.7511637" calcext:value-type="float">
            <text:p>27.7511637</text:p>
          </table:table-cell>
          <table:table-cell table:formula="of:=[.E30]*4" office:value-type="float" office:value="56.7944" calcext:value-type="float">
            <text:p>56.79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[.H30]" office:value-type="float" office:value="70.993" calcext:value-type="float">
            <text:p>70.993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</table:table-row>
        <table:table-row table:style-name="ro1">
          <table:table-cell office:value-type="string" calcext:value-type="string">
            <text:p>ch27</text:p>
          </table:table-cell>
          <table:table-cell office:value-type="float" office:value="27" calcext:value-type="float">
            <text:p>27</text:p>
          </table:table-cell>
          <table:table-cell office:value-type="float" office:value="334.861" calcext:value-type="float">
            <text:p>334.861</text:p>
          </table:table-cell>
          <table:table-cell office:value-type="float" office:value="0.0212878" calcext:value-type="float">
            <text:p>0.0212878</text:p>
          </table:table-cell>
          <table:table-cell office:value-type="float" office:value="14.5391" calcext:value-type="float">
            <text:p>14.5391</text:p>
          </table:table-cell>
          <table:table-cell office:value-type="float" office:value="0.0128501" calcext:value-type="float">
            <text:p>0.0128501</text:p>
          </table:table-cell>
          <table:table-cell table:formula="of:=[.E31]*3" office:value-type="float" office:value="43.6173" calcext:value-type="float">
            <text:p>43.6173</text:p>
          </table:table-cell>
          <table:table-cell table:formula="of:=[.E31]*5" office:value-type="float" office:value="72.6955" calcext:value-type="float">
            <text:p>72.6955</text:p>
          </table:table-cell>
          <table:table-cell table:formula="of:=[.G31]*[.R31]" office:value-type="float" office:value="27.7513326558" calcext:value-type="float">
            <text:p>27.7513326558</text:p>
          </table:table-cell>
          <table:table-cell table:formula="of:=[.E31]*4" office:value-type="float" office:value="58.1564" calcext:value-type="float">
            <text:p>58.156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[.H31]" office:value-type="float" office:value="72.6955" calcext:value-type="float">
            <text:p>72.6955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</table:table-row>
        <table:table-row table:style-name="ro1">
          <table:table-cell office:value-type="string" calcext:value-type="string">
            <text:p>ch28</text:p>
          </table:table-cell>
          <table:table-cell office:value-type="float" office:value="28" calcext:value-type="float">
            <text:p>28</text:p>
          </table:table-cell>
          <table:table-cell office:value-type="float" office:value="353.409" calcext:value-type="float">
            <text:p>353.409</text:p>
          </table:table-cell>
          <table:table-cell office:value-type="float" office:value="0.0215592" calcext:value-type="float">
            <text:p>0.0215592</text:p>
          </table:table-cell>
          <table:table-cell office:value-type="float" office:value="14.5079" calcext:value-type="float">
            <text:p>14.5079</text:p>
          </table:table-cell>
          <table:table-cell office:value-type="float" office:value="0.0128475" calcext:value-type="float">
            <text:p>0.0128475</text:p>
          </table:table-cell>
          <table:table-cell table:formula="of:=[.E32]*3" office:value-type="float" office:value="43.5237" calcext:value-type="float">
            <text:p>43.5237</text:p>
          </table:table-cell>
          <table:table-cell table:formula="of:=[.E32]*5" office:value-type="float" office:value="72.5395" calcext:value-type="float">
            <text:p>72.5395</text:p>
          </table:table-cell>
          <table:table-cell table:formula="of:=[.G32]*[.R32]" office:value-type="float" office:value="28.6757638398" calcext:value-type="float">
            <text:p>28.6757638398</text:p>
          </table:table-cell>
          <table:table-cell table:formula="of:=[.E32]*4" office:value-type="float" office:value="58.0316" calcext:value-type="float">
            <text:p>58.03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formula="of:=[.H32]" office:value-type="float" office:value="72.5395" calcext:value-type="float">
            <text:p>72.5395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</table:table-row>
        <table:table-row table:style-name="ro1">
          <table:table-cell office:value-type="string" calcext:value-type="string">
            <text:p>ch29</text:p>
          </table:table-cell>
          <table:table-cell office:value-type="float" office:value="29" calcext:value-type="float">
            <text:p>29</text:p>
          </table:table-cell>
          <table:table-cell office:value-type="float" office:value="336.349" calcext:value-type="float">
            <text:p>336.349</text:p>
          </table:table-cell>
          <table:table-cell office:value-type="float" office:value="0.0227611" calcext:value-type="float">
            <text:p>0.0227611</text:p>
          </table:table-cell>
          <table:table-cell office:value-type="float" office:value="14.5415" calcext:value-type="float">
            <text:p>14.5415</text:p>
          </table:table-cell>
          <table:table-cell office:value-type="float" office:value="0.013313" calcext:value-type="float">
            <text:p>0.013313</text:p>
          </table:table-cell>
          <table:table-cell table:formula="of:=[.E33]*3" office:value-type="float" office:value="43.6245" calcext:value-type="float">
            <text:p>43.6245</text:p>
          </table:table-cell>
          <table:table-cell table:formula="of:=[.E33]*5" office:value-type="float" office:value="72.7075" calcext:value-type="float">
            <text:p>72.7075</text:p>
          </table:table-cell>
          <table:table-cell table:formula="of:=[.G33]*[.R33]" office:value-type="float" office:value="27.6395670855" calcext:value-type="float">
            <text:p>27.6395670855</text:p>
          </table:table-cell>
          <table:table-cell table:formula="of:=[.E33]*4" office:value-type="float" office:value="58.166" calcext:value-type="float">
            <text:p>58.16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H33]" office:value-type="float" office:value="72.7075" calcext:value-type="float">
            <text:p>72.7075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</table:table-row>
        <table:table-row table:style-name="ro1">
          <table:table-cell office:value-type="string" calcext:value-type="string">
            <text:p>ch30</text:p>
          </table:table-cell>
          <table:table-cell office:value-type="float" office:value="30" calcext:value-type="float">
            <text:p>30</text:p>
          </table:table-cell>
          <table:table-cell office:value-type="float" office:value="347.195" calcext:value-type="float">
            <text:p>347.195</text:p>
          </table:table-cell>
          <table:table-cell office:value-type="float" office:value="0.0212858" calcext:value-type="float">
            <text:p>0.0212858</text:p>
          </table:table-cell>
          <table:table-cell office:value-type="float" office:value="14.0918" calcext:value-type="float">
            <text:p>14.0918</text:p>
          </table:table-cell>
          <table:table-cell office:value-type="float" office:value="0.0123157" calcext:value-type="float">
            <text:p>0.0123157</text:p>
          </table:table-cell>
          <table:table-cell table:formula="of:=[.E34]*3" office:value-type="float" office:value="42.2754" calcext:value-type="float">
            <text:p>42.2754</text:p>
          </table:table-cell>
          <table:table-cell table:formula="of:=[.E34]*5" office:value-type="float" office:value="70.459" calcext:value-type="float">
            <text:p>70.459</text:p>
          </table:table-cell>
          <table:table-cell table:formula="of:=[.G34]*[.R34]" office:value-type="float" office:value="27.2320793886" calcext:value-type="float">
            <text:p>27.2320793886</text:p>
          </table:table-cell>
          <table:table-cell table:formula="of:=[.E34]*4" office:value-type="float" office:value="56.3672" calcext:value-type="float">
            <text:p>56.36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H34]" office:value-type="float" office:value="70.459" calcext:value-type="float">
            <text:p>70.459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</table:table-row>
        <table:table-row table:style-name="ro1">
          <table:table-cell office:value-type="string" calcext:value-type="string">
            <text:p>ch31</text:p>
          </table:table-cell>
          <table:table-cell office:value-type="float" office:value="31" calcext:value-type="float">
            <text:p>31</text:p>
          </table:table-cell>
          <table:table-cell office:value-type="float" office:value="354.256" calcext:value-type="float">
            <text:p>354.256</text:p>
          </table:table-cell>
          <table:table-cell office:value-type="float" office:value="0.0191441" calcext:value-type="float">
            <text:p>0.0191441</text:p>
          </table:table-cell>
          <table:table-cell office:value-type="float" office:value="14.7844" calcext:value-type="float">
            <text:p>14.7844</text:p>
          </table:table-cell>
          <table:table-cell office:value-type="float" office:value="0.0114939" calcext:value-type="float">
            <text:p>0.0114939</text:p>
          </table:table-cell>
          <table:table-cell table:formula="of:=[.E35]*3" office:value-type="float" office:value="44.3532" calcext:value-type="float">
            <text:p>44.3532</text:p>
          </table:table-cell>
          <table:table-cell table:formula="of:=[.E35]*5" office:value-type="float" office:value="73.922" calcext:value-type="float">
            <text:p>73.922</text:p>
          </table:table-cell>
          <table:table-cell table:formula="of:=[.G35]*[.R35]" office:value-type="float" office:value="30.267067212" calcext:value-type="float">
            <text:p>30.267067212</text:p>
          </table:table-cell>
          <table:table-cell table:formula="of:=[.E35]*4" office:value-type="float" office:value="59.1376" calcext:value-type="float">
            <text:p>59.137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H35]" office:value-type="float" office:value="73.922" calcext:value-type="float">
            <text:p>73.922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</table:table-row>
        <table:table-row table:style-name="ro1">
          <table:table-cell office:value-type="string" calcext:value-type="string">
            <text:p>ch32</text:p>
          </table:table-cell>
          <table:table-cell office:value-type="float" office:value="32" calcext:value-type="float">
            <text:p>32</text:p>
          </table:table-cell>
          <table:table-cell office:value-type="float" office:value="332.485" calcext:value-type="float">
            <text:p>332.485</text:p>
          </table:table-cell>
          <table:table-cell office:value-type="float" office:value="0.020008" calcext:value-type="float">
            <text:p>0.020008</text:p>
          </table:table-cell>
          <table:table-cell office:value-type="float" office:value="13.3266" calcext:value-type="float">
            <text:p>13.3266</text:p>
          </table:table-cell>
          <table:table-cell office:value-type="float" office:value="0.0113323" calcext:value-type="float">
            <text:p>0.0113323</text:p>
          </table:table-cell>
          <table:table-cell table:formula="of:=[.E36]*3" office:value-type="float" office:value="39.9798" calcext:value-type="float">
            <text:p>39.9798</text:p>
          </table:table-cell>
          <table:table-cell table:formula="of:=[.E36]*5" office:value-type="float" office:value="66.633" calcext:value-type="float">
            <text:p>66.633</text:p>
          </table:table-cell>
          <table:table-cell table:formula="of:=[.G36]*[.R36]" office:value-type="float" office:value="29.0142603954" calcext:value-type="float">
            <text:p>29.0142603954</text:p>
          </table:table-cell>
          <table:table-cell table:formula="of:=[.E36]*4" office:value-type="float" office:value="53.3064" calcext:value-type="float">
            <text:p>53.306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H36]" office:value-type="float" office:value="66.633" calcext:value-type="float">
            <text:p>66.633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</table:table-row>
        <table:table-row table:style-name="ro1">
          <table:table-cell office:value-type="string" calcext:value-type="string">
            <text:p>ch33</text:p>
          </table:table-cell>
          <table:table-cell office:value-type="float" office:value="33" calcext:value-type="float">
            <text:p>33</text:p>
          </table:table-cell>
          <table:table-cell office:value-type="float" office:value="331.275" calcext:value-type="float">
            <text:p>331.275</text:p>
          </table:table-cell>
          <table:table-cell office:value-type="float" office:value="0.0203511" calcext:value-type="float">
            <text:p>0.0203511</text:p>
          </table:table-cell>
          <table:table-cell office:value-type="float" office:value="13.9949" calcext:value-type="float">
            <text:p>13.9949</text:p>
          </table:table-cell>
          <table:table-cell office:value-type="float" office:value="0.0116317" calcext:value-type="float">
            <text:p>0.0116317</text:p>
          </table:table-cell>
          <table:table-cell table:formula="of:=[.E37]*3" office:value-type="float" office:value="41.9847" calcext:value-type="float">
            <text:p>41.9847</text:p>
          </table:table-cell>
          <table:table-cell table:formula="of:=[.E37]*5" office:value-type="float" office:value="69.9745" calcext:value-type="float">
            <text:p>69.9745</text:p>
          </table:table-cell>
          <table:table-cell table:formula="of:=[.G37]*[.R37]" office:value-type="float" office:value="29.3978548788" calcext:value-type="float">
            <text:p>29.3978548788</text:p>
          </table:table-cell>
          <table:table-cell table:formula="of:=[.E37]*4" office:value-type="float" office:value="55.9796" calcext:value-type="float">
            <text:p>55.979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H37]" office:value-type="float" office:value="69.9745" calcext:value-type="float">
            <text:p>69.9745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</table:table-row>
        <table:table-row table:style-name="ro1">
          <table:table-cell office:value-type="string" calcext:value-type="string">
            <text:p>ch34</text:p>
          </table:table-cell>
          <table:table-cell office:value-type="float" office:value="34" calcext:value-type="float">
            <text:p>34</text:p>
          </table:table-cell>
          <table:table-cell office:value-type="float" office:value="319.522" calcext:value-type="float">
            <text:p>319.522</text:p>
          </table:table-cell>
          <table:table-cell office:value-type="float" office:value="0.0190589" calcext:value-type="float">
            <text:p>0.0190589</text:p>
          </table:table-cell>
          <table:table-cell office:value-type="float" office:value="14.0711" calcext:value-type="float">
            <text:p>14.0711</text:p>
          </table:table-cell>
          <table:table-cell office:value-type="float" office:value="0.0113988" calcext:value-type="float">
            <text:p>0.0113988</text:p>
          </table:table-cell>
          <table:table-cell table:formula="of:=[.E38]*3" office:value-type="float" office:value="42.2133" calcext:value-type="float">
            <text:p>42.2133</text:p>
          </table:table-cell>
          <table:table-cell table:formula="of:=[.E38]*5" office:value-type="float" office:value="70.3555" calcext:value-type="float">
            <text:p>70.3555</text:p>
          </table:table-cell>
          <table:table-cell table:formula="of:=[.G38]*[.R38]" office:value-type="float" office:value="29.605031556" calcext:value-type="float">
            <text:p>29.605031556</text:p>
          </table:table-cell>
          <table:table-cell table:formula="of:=[.E38]*4" office:value-type="float" office:value="56.2844" calcext:value-type="float">
            <text:p>56.28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38]" office:value-type="float" office:value="70.3555" calcext:value-type="float">
            <text:p>70.3555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</table:table-row>
        <table:table-row table:style-name="ro1">
          <table:table-cell office:value-type="string" calcext:value-type="string">
            <text:p>ch35</text:p>
          </table:table-cell>
          <table:table-cell office:value-type="float" office:value="35" calcext:value-type="float">
            <text:p>35</text:p>
          </table:table-cell>
          <table:table-cell office:value-type="float" office:value="343.335" calcext:value-type="float">
            <text:p>343.335</text:p>
          </table:table-cell>
          <table:table-cell office:value-type="float" office:value="0.0195019" calcext:value-type="float">
            <text:p>0.0195019</text:p>
          </table:table-cell>
          <table:table-cell office:value-type="float" office:value="13.7557" calcext:value-type="float">
            <text:p>13.7557</text:p>
          </table:table-cell>
          <table:table-cell office:value-type="float" office:value="0.0117116" calcext:value-type="float">
            <text:p>0.0117116</text:p>
          </table:table-cell>
          <table:table-cell table:formula="of:=[.E39]*3" office:value-type="float" office:value="41.2671" calcext:value-type="float">
            <text:p>41.2671</text:p>
          </table:table-cell>
          <table:table-cell table:formula="of:=[.E39]*5" office:value-type="float" office:value="68.7785" calcext:value-type="float">
            <text:p>68.7785</text:p>
          </table:table-cell>
          <table:table-cell table:formula="of:=[.G39]*[.R39]" office:value-type="float" office:value="28.9493658552" calcext:value-type="float">
            <text:p>28.9493658552</text:p>
          </table:table-cell>
          <table:table-cell table:formula="of:=[.E39]*4" office:value-type="float" office:value="55.0228" calcext:value-type="float">
            <text:p>55.022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H39]" office:value-type="float" office:value="68.7785" calcext:value-type="float">
            <text:p>68.7785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</table:table-row>
        <table:table-row table:style-name="ro1">
          <table:table-cell office:value-type="string" calcext:value-type="string">
            <text:p>ch36</text:p>
          </table:table-cell>
          <table:table-cell office:value-type="float" office:value="36" calcext:value-type="float">
            <text:p>36</text:p>
          </table:table-cell>
          <table:table-cell office:value-type="float" office:value="334.833" calcext:value-type="float">
            <text:p>334.833</text:p>
          </table:table-cell>
          <table:table-cell office:value-type="float" office:value="0.0208966" calcext:value-type="float">
            <text:p>0.0208966</text:p>
          </table:table-cell>
          <table:table-cell office:value-type="float" office:value="14.2884" calcext:value-type="float">
            <text:p>14.2884</text:p>
          </table:table-cell>
          <table:table-cell office:value-type="float" office:value="0.0125404" calcext:value-type="float">
            <text:p>0.0125404</text:p>
          </table:table-cell>
          <table:table-cell table:formula="of:=[.E40]*3" office:value-type="float" office:value="42.8652" calcext:value-type="float">
            <text:p>42.8652</text:p>
          </table:table-cell>
          <table:table-cell table:formula="of:=[.E40]*5" office:value-type="float" office:value="71.442" calcext:value-type="float">
            <text:p>71.442</text:p>
          </table:table-cell>
          <table:table-cell table:formula="of:=[.G40]*[.R40]" office:value-type="float" office:value="29.1184589556" calcext:value-type="float">
            <text:p>29.1184589556</text:p>
          </table:table-cell>
          <table:table-cell table:formula="of:=[.E40]*4" office:value-type="float" office:value="57.1536" calcext:value-type="float">
            <text:p>57.153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H40]" office:value-type="float" office:value="71.442" calcext:value-type="float">
            <text:p>71.442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</table:table-row>
        <table:table-row table:style-name="ro1">
          <table:table-cell office:value-type="string" calcext:value-type="string">
            <text:p>ch37</text:p>
          </table:table-cell>
          <table:table-cell office:value-type="float" office:value="37" calcext:value-type="float">
            <text:p>37</text:p>
          </table:table-cell>
          <table:table-cell office:value-type="float" office:value="337.122" calcext:value-type="float">
            <text:p>337.122</text:p>
          </table:table-cell>
          <table:table-cell office:value-type="float" office:value="0.0266526" calcext:value-type="float">
            <text:p>0.0266526</text:p>
          </table:table-cell>
          <table:table-cell office:value-type="float" office:value="13.4707" calcext:value-type="float">
            <text:p>13.4707</text:p>
          </table:table-cell>
          <table:table-cell office:value-type="float" office:value="0.0143351" calcext:value-type="float">
            <text:p>0.0143351</text:p>
          </table:table-cell>
          <table:table-cell table:formula="of:=[.E41]*3" office:value-type="float" office:value="40.4121" calcext:value-type="float">
            <text:p>40.4121</text:p>
          </table:table-cell>
          <table:table-cell table:formula="of:=[.E41]*5" office:value-type="float" office:value="67.3535" calcext:value-type="float">
            <text:p>67.3535</text:p>
          </table:table-cell>
          <table:table-cell table:formula="of:=[.G41]*[.R41]" office:value-type="float" office:value="29.228051325" calcext:value-type="float">
            <text:p>29.228051325</text:p>
          </table:table-cell>
          <table:table-cell table:formula="of:=[.E41]*4" office:value-type="float" office:value="53.8828" calcext:value-type="float">
            <text:p>53.882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41]" office:value-type="float" office:value="67.3535" calcext:value-type="float">
            <text:p>67.3535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</table:table-row>
        <table:table-row table:style-name="ro1">
          <table:table-cell office:value-type="string" calcext:value-type="string">
            <text:p>ch38</text:p>
          </table:table-cell>
          <table:table-cell office:value-type="float" office:value="38" calcext:value-type="float">
            <text:p>38</text:p>
          </table:table-cell>
          <table:table-cell office:value-type="float" office:value="343.1" calcext:value-type="float">
            <text:p>343.1</text:p>
          </table:table-cell>
          <table:table-cell office:value-type="float" office:value="0.0213928" calcext:value-type="float">
            <text:p>0.0213928</text:p>
          </table:table-cell>
          <table:table-cell office:value-type="float" office:value="13.6997" calcext:value-type="float">
            <text:p>13.6997</text:p>
          </table:table-cell>
          <table:table-cell office:value-type="float" office:value="0.012721" calcext:value-type="float">
            <text:p>0.012721</text:p>
          </table:table-cell>
          <table:table-cell table:formula="of:=[.E42]*3" office:value-type="float" office:value="41.0991" calcext:value-type="float">
            <text:p>41.0991</text:p>
          </table:table-cell>
          <table:table-cell table:formula="of:=[.E42]*5" office:value-type="float" office:value="68.4985" calcext:value-type="float">
            <text:p>68.4985</text:p>
          </table:table-cell>
          <table:table-cell table:formula="of:=[.G42]*[.R42]" office:value-type="float" office:value="29.0984093946" calcext:value-type="float">
            <text:p>29.0984093946</text:p>
          </table:table-cell>
          <table:table-cell table:formula="of:=[.E42]*4" office:value-type="float" office:value="54.7988" calcext:value-type="float">
            <text:p>54.798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42]" office:value-type="float" office:value="68.4985" calcext:value-type="float">
            <text:p>68.4985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</table:table-row>
        <table:table-row table:style-name="ro1">
          <table:table-cell office:value-type="string" calcext:value-type="string">
            <text:p>ch39</text:p>
          </table:table-cell>
          <table:table-cell office:value-type="float" office:value="39" calcext:value-type="float">
            <text:p>39</text:p>
          </table:table-cell>
          <table:table-cell office:value-type="float" office:value="339.493" calcext:value-type="float">
            <text:p>339.493</text:p>
          </table:table-cell>
          <table:table-cell office:value-type="float" office:value="0.0259427" calcext:value-type="float">
            <text:p>0.0259427</text:p>
          </table:table-cell>
          <table:table-cell office:value-type="float" office:value="13.4507" calcext:value-type="float">
            <text:p>13.4507</text:p>
          </table:table-cell>
          <table:table-cell office:value-type="float" office:value="0.0141451" calcext:value-type="float">
            <text:p>0.0141451</text:p>
          </table:table-cell>
          <table:table-cell table:formula="of:=[.E43]*3" office:value-type="float" office:value="40.3521" calcext:value-type="float">
            <text:p>40.3521</text:p>
          </table:table-cell>
          <table:table-cell table:formula="of:=[.E43]*5" office:value-type="float" office:value="67.2535" calcext:value-type="float">
            <text:p>67.2535</text:p>
          </table:table-cell>
          <table:table-cell table:formula="of:=[.G43]*[.R43]" office:value-type="float" office:value="29.3672092254" calcext:value-type="float">
            <text:p>29.3672092254</text:p>
          </table:table-cell>
          <table:table-cell table:formula="of:=[.E43]*4" office:value-type="float" office:value="53.8028" calcext:value-type="float">
            <text:p>53.802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H43]" office:value-type="float" office:value="67.2535" calcext:value-type="float">
            <text:p>67.253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</table:table-row>
        <table:table-row table:style-name="ro1">
          <table:table-cell office:value-type="string" calcext:value-type="string">
            <text:p>ch40</text:p>
          </table:table-cell>
          <table:table-cell office:value-type="float" office:value="40" calcext:value-type="float">
            <text:p>40</text:p>
          </table:table-cell>
          <table:table-cell office:value-type="float" office:value="363.102" calcext:value-type="float">
            <text:p>363.102</text:p>
          </table:table-cell>
          <table:table-cell office:value-type="float" office:value="0.0216567" calcext:value-type="float">
            <text:p>0.0216567</text:p>
          </table:table-cell>
          <table:table-cell office:value-type="float" office:value="13.3429" calcext:value-type="float">
            <text:p>13.3429</text:p>
          </table:table-cell>
          <table:table-cell office:value-type="float" office:value="0.0125527" calcext:value-type="float">
            <text:p>0.0125527</text:p>
          </table:table-cell>
          <table:table-cell table:formula="of:=[.E44]*3" office:value-type="float" office:value="40.0287" calcext:value-type="float">
            <text:p>40.0287</text:p>
          </table:table-cell>
          <table:table-cell table:formula="of:=[.E44]*5" office:value-type="float" office:value="66.7145" calcext:value-type="float">
            <text:p>66.7145</text:p>
          </table:table-cell>
          <table:table-cell table:formula="of:=[.G44]*[.R44]" office:value-type="float" office:value="29.4864213384" calcext:value-type="float">
            <text:p>29.4864213384</text:p>
          </table:table-cell>
          <table:table-cell table:formula="of:=[.E44]*4" office:value-type="float" office:value="53.3716" calcext:value-type="float">
            <text:p>53.37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44]" office:value-type="float" office:value="66.7145" calcext:value-type="float">
            <text:p>66.7145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</table:table-row>
        <table:table-row table:style-name="ro1">
          <table:table-cell office:value-type="string" calcext:value-type="string">
            <text:p>ch41</text:p>
          </table:table-cell>
          <table:table-cell office:value-type="float" office:value="41" calcext:value-type="float">
            <text:p>41</text:p>
          </table:table-cell>
          <table:table-cell office:value-type="float" office:value="350.18" calcext:value-type="float">
            <text:p>350.18</text:p>
          </table:table-cell>
          <table:table-cell office:value-type="float" office:value="0.0209308" calcext:value-type="float">
            <text:p>0.0209308</text:p>
          </table:table-cell>
          <table:table-cell office:value-type="float" office:value="14.0802" calcext:value-type="float">
            <text:p>14.0802</text:p>
          </table:table-cell>
          <table:table-cell office:value-type="float" office:value="0.0123832" calcext:value-type="float">
            <text:p>0.0123832</text:p>
          </table:table-cell>
          <table:table-cell table:formula="of:=[.E45]*3" office:value-type="float" office:value="42.2406" calcext:value-type="float">
            <text:p>42.2406</text:p>
          </table:table-cell>
          <table:table-cell table:formula="of:=[.E45]*5" office:value-type="float" office:value="70.401" calcext:value-type="float">
            <text:p>70.401</text:p>
          </table:table-cell>
          <table:table-cell table:formula="of:=[.G45]*[.R45]" office:value-type="float" office:value="30.1140840708" calcext:value-type="float">
            <text:p>30.1140840708</text:p>
          </table:table-cell>
          <table:table-cell table:formula="of:=[.E45]*4" office:value-type="float" office:value="56.3208" calcext:value-type="float">
            <text:p>56.32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H45]" office:value-type="float" office:value="70.401" calcext:value-type="float">
            <text:p>70.401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</table:table-row>
        <table:table-row table:style-name="ro1">
          <table:table-cell office:value-type="string" calcext:value-type="string">
            <text:p>ch42</text:p>
          </table:table-cell>
          <table:table-cell office:value-type="float" office:value="42" calcext:value-type="float">
            <text:p>42</text:p>
          </table:table-cell>
          <table:table-cell office:value-type="float" office:value="364.399" calcext:value-type="float">
            <text:p>364.399</text:p>
          </table:table-cell>
          <table:table-cell office:value-type="float" office:value="0.0192038" calcext:value-type="float">
            <text:p>0.0192038</text:p>
          </table:table-cell>
          <table:table-cell office:value-type="float" office:value="13.1132" calcext:value-type="float">
            <text:p>13.1132</text:p>
          </table:table-cell>
          <table:table-cell office:value-type="float" office:value="0.0113606" calcext:value-type="float">
            <text:p>0.0113606</text:p>
          </table:table-cell>
          <table:table-cell table:formula="of:=[.E46]*3" office:value-type="float" office:value="39.3396" calcext:value-type="float">
            <text:p>39.3396</text:p>
          </table:table-cell>
          <table:table-cell table:formula="of:=[.E46]*5" office:value-type="float" office:value="65.566" calcext:value-type="float">
            <text:p>65.566</text:p>
          </table:table-cell>
          <table:table-cell table:formula="of:=[.G46]*[.R46]" office:value-type="float" office:value="29.17818132" calcext:value-type="float">
            <text:p>29.17818132</text:p>
          </table:table-cell>
          <table:table-cell table:formula="of:=[.E46]*4" office:value-type="float" office:value="52.4528" calcext:value-type="float">
            <text:p>52.452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H46]" office:value-type="float" office:value="65.566" calcext:value-type="float">
            <text:p>65.566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</table:table-row>
        <table:table-row table:style-name="ro1">
          <table:table-cell office:value-type="string" calcext:value-type="string">
            <text:p>ch43</text:p>
          </table:table-cell>
          <table:table-cell office:value-type="float" office:value="43" calcext:value-type="float">
            <text:p>43</text:p>
          </table:table-cell>
          <table:table-cell office:value-type="float" office:value="353.149" calcext:value-type="float">
            <text:p>353.149</text:p>
          </table:table-cell>
          <table:table-cell office:value-type="float" office:value="0.0178561" calcext:value-type="float">
            <text:p>0.0178561</text:p>
          </table:table-cell>
          <table:table-cell office:value-type="float" office:value="13.3673" calcext:value-type="float">
            <text:p>13.3673</text:p>
          </table:table-cell>
          <table:table-cell office:value-type="float" office:value="0.0107918" calcext:value-type="float">
            <text:p>0.0107918</text:p>
          </table:table-cell>
          <table:table-cell table:formula="of:=[.E47]*3" office:value-type="float" office:value="40.1019" calcext:value-type="float">
            <text:p>40.1019</text:p>
          </table:table-cell>
          <table:table-cell table:formula="of:=[.E47]*5" office:value-type="float" office:value="66.8365" calcext:value-type="float">
            <text:p>66.8365</text:p>
          </table:table-cell>
          <table:table-cell table:formula="of:=[.G47]*[.R47]" office:value-type="float" office:value="29.4960703032" calcext:value-type="float">
            <text:p>29.4960703032</text:p>
          </table:table-cell>
          <table:table-cell table:formula="of:=[.E47]*4" office:value-type="float" office:value="53.4692" calcext:value-type="float">
            <text:p>53.46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H47]" office:value-type="float" office:value="66.8365" calcext:value-type="float">
            <text:p>66.8365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</table:table-row>
        <table:table-row table:style-name="ro1">
          <table:table-cell office:value-type="string" calcext:value-type="string">
            <text:p>ch44</text:p>
          </table:table-cell>
          <table:table-cell office:value-type="float" office:value="44" calcext:value-type="float">
            <text:p>44</text:p>
          </table:table-cell>
          <table:table-cell office:value-type="float" office:value="358.209" calcext:value-type="float">
            <text:p>358.209</text:p>
          </table:table-cell>
          <table:table-cell office:value-type="float" office:value="0.0177123" calcext:value-type="float">
            <text:p>0.0177123</text:p>
          </table:table-cell>
          <table:table-cell office:value-type="float" office:value="13.5494" calcext:value-type="float">
            <text:p>13.5494</text:p>
          </table:table-cell>
          <table:table-cell office:value-type="float" office:value="0.0106028" calcext:value-type="float">
            <text:p>0.0106028</text:p>
          </table:table-cell>
          <table:table-cell table:formula="of:=[.E48]*3" office:value-type="float" office:value="40.6482" calcext:value-type="float">
            <text:p>40.6482</text:p>
          </table:table-cell>
          <table:table-cell table:formula="of:=[.E48]*5" office:value-type="float" office:value="67.747" calcext:value-type="float">
            <text:p>67.747</text:p>
          </table:table-cell>
          <table:table-cell table:formula="of:=[.G48]*[.R48]" office:value-type="float" office:value="29.5948975668" calcext:value-type="float">
            <text:p>29.5948975668</text:p>
          </table:table-cell>
          <table:table-cell table:formula="of:=[.E48]*4" office:value-type="float" office:value="54.1976" calcext:value-type="float">
            <text:p>54.197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H48]" office:value-type="float" office:value="67.747" calcext:value-type="float">
            <text:p>67.747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</table:table-row>
        <table:table-row table:style-name="ro1">
          <table:table-cell office:value-type="string" calcext:value-type="string">
            <text:p>ch45</text:p>
          </table:table-cell>
          <table:table-cell office:value-type="float" office:value="45" calcext:value-type="float">
            <text:p>45</text:p>
          </table:table-cell>
          <table:table-cell office:value-type="float" office:value="351.623" calcext:value-type="float">
            <text:p>351.623</text:p>
          </table:table-cell>
          <table:table-cell office:value-type="float" office:value="0.0175398" calcext:value-type="float">
            <text:p>0.0175398</text:p>
          </table:table-cell>
          <table:table-cell office:value-type="float" office:value="13.4694" calcext:value-type="float">
            <text:p>13.4694</text:p>
          </table:table-cell>
          <table:table-cell office:value-type="float" office:value="0.0103184" calcext:value-type="float">
            <text:p>0.0103184</text:p>
          </table:table-cell>
          <table:table-cell table:formula="of:=[.E49]*3" office:value-type="float" office:value="40.4082" calcext:value-type="float">
            <text:p>40.4082</text:p>
          </table:table-cell>
          <table:table-cell table:formula="of:=[.E49]*5" office:value-type="float" office:value="67.347" calcext:value-type="float">
            <text:p>67.347</text:p>
          </table:table-cell>
          <table:table-cell table:formula="of:=[.G49]*[.R49]" office:value-type="float" office:value="29.445051258" calcext:value-type="float">
            <text:p>29.445051258</text:p>
          </table:table-cell>
          <table:table-cell table:formula="of:=[.E49]*4" office:value-type="float" office:value="53.8776" calcext:value-type="float">
            <text:p>53.877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H49]" office:value-type="float" office:value="67.347" calcext:value-type="float">
            <text:p>67.347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</table:table-row>
        <table:table-row table:style-name="ro1">
          <table:table-cell office:value-type="string" calcext:value-type="string">
            <text:p>ch46</text:p>
          </table:table-cell>
          <table:table-cell office:value-type="float" office:value="46" calcext:value-type="float">
            <text:p>46</text:p>
          </table:table-cell>
          <table:table-cell office:value-type="float" office:value="355.519" calcext:value-type="float">
            <text:p>355.519</text:p>
          </table:table-cell>
          <table:table-cell office:value-type="float" office:value="0.0195745" calcext:value-type="float">
            <text:p>0.0195745</text:p>
          </table:table-cell>
          <table:table-cell office:value-type="float" office:value="14.2452" calcext:value-type="float">
            <text:p>14.2452</text:p>
          </table:table-cell>
          <table:table-cell office:value-type="float" office:value="0.0112677" calcext:value-type="float">
            <text:p>0.0112677</text:p>
          </table:table-cell>
          <table:table-cell table:formula="of:=[.E50]*3" office:value-type="float" office:value="42.7356" calcext:value-type="float">
            <text:p>42.7356</text:p>
          </table:table-cell>
          <table:table-cell table:formula="of:=[.E50]*5" office:value-type="float" office:value="71.226" calcext:value-type="float">
            <text:p>71.226</text:p>
          </table:table-cell>
          <table:table-cell table:formula="of:=[.G50]*[.R50]" office:value-type="float" office:value="30.1253500944" calcext:value-type="float">
            <text:p>30.1253500944</text:p>
          </table:table-cell>
          <table:table-cell table:formula="of:=[.E50]*4" office:value-type="float" office:value="56.9808" calcext:value-type="float">
            <text:p>56.98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H50]" office:value-type="float" office:value="71.226" calcext:value-type="float">
            <text:p>71.226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</table:table-row>
        <table:table-row table:style-name="ro1">
          <table:table-cell office:value-type="string" calcext:value-type="string">
            <text:p>ch47</text:p>
          </table:table-cell>
          <table:table-cell office:value-type="float" office:value="47" calcext:value-type="float">
            <text:p>47</text:p>
          </table:table-cell>
          <table:table-cell office:value-type="float" office:value="360.392" calcext:value-type="float">
            <text:p>360.392</text:p>
          </table:table-cell>
          <table:table-cell office:value-type="float" office:value="0.0179018" calcext:value-type="float">
            <text:p>0.0179018</text:p>
          </table:table-cell>
          <table:table-cell office:value-type="float" office:value="14.796" calcext:value-type="float">
            <text:p>14.796</text:p>
          </table:table-cell>
          <table:table-cell office:value-type="float" office:value="0.0107957" calcext:value-type="float">
            <text:p>0.0107957</text:p>
          </table:table-cell>
          <table:table-cell table:formula="of:=[.E51]*3" office:value-type="float" office:value="44.388" calcext:value-type="float">
            <text:p>44.388</text:p>
          </table:table-cell>
          <table:table-cell table:formula="of:=[.E51]*5" office:value-type="float" office:value="73.98" calcext:value-type="float">
            <text:p>73.98</text:p>
          </table:table-cell>
          <table:table-cell table:formula="of:=[.G51]*[.R51]" office:value-type="float" office:value="30.6188024508" calcext:value-type="float">
            <text:p>30.6188024508</text:p>
          </table:table-cell>
          <table:table-cell table:formula="of:=[.E51]*4" office:value-type="float" office:value="59.184" calcext:value-type="float">
            <text:p>59.18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H51]" office:value-type="float" office:value="73.98" calcext:value-type="float">
            <text:p>73.98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</table:table-row>
        <table:table-row table:style-name="ro1">
          <table:table-cell office:value-type="string" calcext:value-type="string">
            <text:p>ch48</text:p>
          </table:table-cell>
          <table:table-cell office:value-type="float" office:value="48" calcext:value-type="float">
            <text:p>48</text:p>
          </table:table-cell>
          <table:table-cell office:value-type="float" office:value="355.144" calcext:value-type="float">
            <text:p>355.144</text:p>
          </table:table-cell>
          <table:table-cell office:value-type="float" office:value="0.0182706" calcext:value-type="float">
            <text:p>0.0182706</text:p>
          </table:table-cell>
          <table:table-cell office:value-type="float" office:value="14.1192" calcext:value-type="float">
            <text:p>14.1192</text:p>
          </table:table-cell>
          <table:table-cell office:value-type="float" office:value="0.0107637" calcext:value-type="float">
            <text:p>0.0107637</text:p>
          </table:table-cell>
          <table:table-cell table:formula="of:=[.E52]*3" office:value-type="float" office:value="42.3576" calcext:value-type="float">
            <text:p>42.3576</text:p>
          </table:table-cell>
          <table:table-cell table:formula="of:=[.E52]*5" office:value-type="float" office:value="70.596" calcext:value-type="float">
            <text:p>70.596</text:p>
          </table:table-cell>
          <table:table-cell table:formula="of:=[.G52]*[.R52]" office:value-type="float" office:value="33.7445209008" calcext:value-type="float">
            <text:p>33.7445209008</text:p>
          </table:table-cell>
          <table:table-cell table:formula="of:=[.E52]*4" office:value-type="float" office:value="56.4768" calcext:value-type="float">
            <text:p>56.476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H52]" office:value-type="float" office:value="70.596" calcext:value-type="float">
            <text:p>70.596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</table:table-row>
        <table:table-row table:style-name="ro1">
          <table:table-cell office:value-type="string" calcext:value-type="string">
            <text:p>ch49</text:p>
          </table:table-cell>
          <table:table-cell office:value-type="float" office:value="49" calcext:value-type="float">
            <text:p>49</text:p>
          </table:table-cell>
          <table:table-cell office:value-type="float" office:value="360.23" calcext:value-type="float">
            <text:p>360.23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13.1515" calcext:value-type="float">
            <text:p>13.1515</text:p>
          </table:table-cell>
          <table:table-cell office:value-type="float" office:value="0.0110794" calcext:value-type="float">
            <text:p>0.0110794</text:p>
          </table:table-cell>
          <table:table-cell table:formula="of:=[.E53]*3" office:value-type="float" office:value="39.4545" calcext:value-type="float">
            <text:p>39.4545</text:p>
          </table:table-cell>
          <table:table-cell table:formula="of:=[.E53]*5" office:value-type="float" office:value="65.7575" calcext:value-type="float">
            <text:p>65.7575</text:p>
          </table:table-cell>
          <table:table-cell table:formula="of:=[.G53]*[.R53]" office:value-type="float" office:value="31.1861387985" calcext:value-type="float">
            <text:p>31.1861387985</text:p>
          </table:table-cell>
          <table:table-cell table:formula="of:=[.E53]*4" office:value-type="float" office:value="52.606" calcext:value-type="float">
            <text:p>52.6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formula="of:=[.H53]" office:value-type="float" office:value="65.7575" calcext:value-type="float">
            <text:p>65.7575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</table:table-row>
        <table:table-row table:style-name="ro1">
          <table:table-cell office:value-type="string" calcext:value-type="string">
            <text:p>ch50</text:p>
          </table:table-cell>
          <table:table-cell office:value-type="float" office:value="50" calcext:value-type="float">
            <text:p>50</text:p>
          </table:table-cell>
          <table:table-cell office:value-type="float" office:value="352.477" calcext:value-type="float">
            <text:p>352.477</text:p>
          </table:table-cell>
          <table:table-cell office:value-type="float" office:value="0.015603" calcext:value-type="float">
            <text:p>0.015603</text:p>
          </table:table-cell>
          <table:table-cell office:value-type="float" office:value="12.838" calcext:value-type="float">
            <text:p>12.838</text:p>
          </table:table-cell>
          <table:table-cell office:value-type="float" office:value="0.00956545" calcext:value-type="float">
            <text:p>0.00956545</text:p>
          </table:table-cell>
          <table:table-cell table:formula="of:=[.E54]*3" office:value-type="float" office:value="38.514" calcext:value-type="float">
            <text:p>38.514</text:p>
          </table:table-cell>
          <table:table-cell table:formula="of:=[.E54]*5" office:value-type="float" office:value="64.19" calcext:value-type="float">
            <text:p>64.19</text:p>
          </table:table-cell>
          <table:table-cell table:formula="of:=[.G54]*[.R54]" office:value-type="float" office:value="30.733055094" calcext:value-type="float">
            <text:p>30.733055094</text:p>
          </table:table-cell>
          <table:table-cell table:formula="of:=[.E54]*4" office:value-type="float" office:value="51.352" calcext:value-type="float">
            <text:p>51.35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table:formula="of:=[.H54]" office:value-type="float" office:value="64.19" calcext:value-type="float">
            <text:p>64.19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</table:table-row>
        <table:table-row table:style-name="ro1">
          <table:table-cell office:value-type="string" calcext:value-type="string">
            <text:p>ch51</text:p>
          </table:table-cell>
          <table:table-cell office:value-type="float" office:value="51" calcext:value-type="float">
            <text:p>51</text:p>
          </table:table-cell>
          <table:table-cell office:value-type="float" office:value="346.348" calcext:value-type="float">
            <text:p>346.348</text:p>
          </table:table-cell>
          <table:table-cell office:value-type="float" office:value="0.0179861" calcext:value-type="float">
            <text:p>0.0179861</text:p>
          </table:table-cell>
          <table:table-cell office:value-type="float" office:value="13.0111" calcext:value-type="float">
            <text:p>13.0111</text:p>
          </table:table-cell>
          <table:table-cell office:value-type="float" office:value="0.0105777" calcext:value-type="float">
            <text:p>0.0105777</text:p>
          </table:table-cell>
          <table:table-cell table:formula="of:=[.E55]*3" office:value-type="float" office:value="39.0333" calcext:value-type="float">
            <text:p>39.0333</text:p>
          </table:table-cell>
          <table:table-cell table:formula="of:=[.E55]*5" office:value-type="float" office:value="65.0555" calcext:value-type="float">
            <text:p>65.0555</text:p>
          </table:table-cell>
          <table:table-cell table:formula="of:=[.G55]*[.R55]" office:value-type="float" office:value="30.7370062848" calcext:value-type="float">
            <text:p>30.7370062848</text:p>
          </table:table-cell>
          <table:table-cell table:formula="of:=[.E55]*4" office:value-type="float" office:value="52.0444" calcext:value-type="float">
            <text:p>52.044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formula="of:=[.H55]" office:value-type="float" office:value="65.0555" calcext:value-type="float">
            <text:p>65.0555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</table:table-row>
        <table:table-row table:style-name="ro1">
          <table:table-cell office:value-type="string" calcext:value-type="string">
            <text:p>ch52</text:p>
          </table:table-cell>
          <table:table-cell office:value-type="float" office:value="52" calcext:value-type="float">
            <text:p>52</text:p>
          </table:table-cell>
          <table:table-cell office:value-type="float" office:value="359.514" calcext:value-type="float">
            <text:p>359.514</text:p>
          </table:table-cell>
          <table:table-cell office:value-type="float" office:value="0.0182417" calcext:value-type="float">
            <text:p>0.0182417</text:p>
          </table:table-cell>
          <table:table-cell office:value-type="float" office:value="13.0576" calcext:value-type="float">
            <text:p>13.0576</text:p>
          </table:table-cell>
          <table:table-cell office:value-type="float" office:value="0.0108081" calcext:value-type="float">
            <text:p>0.0108081</text:p>
          </table:table-cell>
          <table:table-cell table:formula="of:=[.E56]*3" office:value-type="float" office:value="39.1728" calcext:value-type="float">
            <text:p>39.1728</text:p>
          </table:table-cell>
          <table:table-cell table:formula="of:=[.E56]*5" office:value-type="float" office:value="65.288" calcext:value-type="float">
            <text:p>65.288</text:p>
          </table:table-cell>
          <table:table-cell table:formula="of:=[.G56]*[.R56]" office:value-type="float" office:value="31.0560783216" calcext:value-type="float">
            <text:p>31.0560783216</text:p>
          </table:table-cell>
          <table:table-cell table:formula="of:=[.E56]*4" office:value-type="float" office:value="52.2304" calcext:value-type="float">
            <text:p>52.230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formula="of:=[.H56]" office:value-type="float" office:value="65.288" calcext:value-type="float">
            <text:p>65.288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</table:table-row>
        <table:table-row table:style-name="ro1">
          <table:table-cell office:value-type="string" calcext:value-type="string">
            <text:p>ch53</text:p>
          </table:table-cell>
          <table:table-cell office:value-type="float" office:value="53" calcext:value-type="float">
            <text:p>53</text:p>
          </table:table-cell>
          <table:table-cell office:value-type="float" office:value="348.861" calcext:value-type="float">
            <text:p>348.861</text:p>
          </table:table-cell>
          <table:table-cell office:value-type="float" office:value="0.0189722" calcext:value-type="float">
            <text:p>0.0189722</text:p>
          </table:table-cell>
          <table:table-cell office:value-type="float" office:value="13.3633" calcext:value-type="float">
            <text:p>13.3633</text:p>
          </table:table-cell>
          <table:table-cell office:value-type="float" office:value="0.0112141" calcext:value-type="float">
            <text:p>0.0112141</text:p>
          </table:table-cell>
          <table:table-cell table:formula="of:=[.E57]*3" office:value-type="float" office:value="40.0899" calcext:value-type="float">
            <text:p>40.0899</text:p>
          </table:table-cell>
          <table:table-cell table:formula="of:=[.E57]*5" office:value-type="float" office:value="66.8165" calcext:value-type="float">
            <text:p>66.8165</text:p>
          </table:table-cell>
          <table:table-cell table:formula="of:=[.G57]*[.R57]" office:value-type="float" office:value="30.8846977014" calcext:value-type="float">
            <text:p>30.8846977014</text:p>
          </table:table-cell>
          <table:table-cell table:formula="of:=[.E57]*4" office:value-type="float" office:value="53.4532" calcext:value-type="float">
            <text:p>53.453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formula="of:=[.H57]" office:value-type="float" office:value="66.8165" calcext:value-type="float">
            <text:p>66.8165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</table:table-row>
        <table:table-row table:style-name="ro1">
          <table:table-cell office:value-type="string" calcext:value-type="string">
            <text:p>ch54</text:p>
          </table:table-cell>
          <table:table-cell office:value-type="float" office:value="54" calcext:value-type="float">
            <text:p>54</text:p>
          </table:table-cell>
          <table:table-cell office:value-type="float" office:value="361.052" calcext:value-type="float">
            <text:p>361.052</text:p>
          </table:table-cell>
          <table:table-cell office:value-type="float" office:value="0.0178502" calcext:value-type="float">
            <text:p>0.0178502</text:p>
          </table:table-cell>
          <table:table-cell office:value-type="float" office:value="12.8424" calcext:value-type="float">
            <text:p>12.8424</text:p>
          </table:table-cell>
          <table:table-cell office:value-type="float" office:value="0.0108243" calcext:value-type="float">
            <text:p>0.0108243</text:p>
          </table:table-cell>
          <table:table-cell table:formula="of:=[.E58]*3" office:value-type="float" office:value="38.5272" calcext:value-type="float">
            <text:p>38.5272</text:p>
          </table:table-cell>
          <table:table-cell table:formula="of:=[.E58]*5" office:value-type="float" office:value="64.212" calcext:value-type="float">
            <text:p>64.212</text:p>
          </table:table-cell>
          <table:table-cell table:formula="of:=[.G58]*[.R58]" office:value-type="float" office:value="31.167348984" calcext:value-type="float">
            <text:p>31.167348984</text:p>
          </table:table-cell>
          <table:table-cell table:formula="of:=[.E58]*4" office:value-type="float" office:value="51.3696" calcext:value-type="float">
            <text:p>51.3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formula="of:=[.H58]" office:value-type="float" office:value="64.212" calcext:value-type="float">
            <text:p>64.212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</table:table-row>
        <table:table-row table:style-name="ro1">
          <table:table-cell office:value-type="string" calcext:value-type="string">
            <text:p>ch55</text:p>
          </table:table-cell>
          <table:table-cell office:value-type="float" office:value="55" calcext:value-type="float">
            <text:p>55</text:p>
          </table:table-cell>
          <table:table-cell office:value-type="float" office:value="357.117" calcext:value-type="float">
            <text:p>357.117</text:p>
          </table:table-cell>
          <table:table-cell office:value-type="float" office:value="0.0190525" calcext:value-type="float">
            <text:p>0.0190525</text:p>
          </table:table-cell>
          <table:table-cell office:value-type="float" office:value="13.1838" calcext:value-type="float">
            <text:p>13.1838</text:p>
          </table:table-cell>
          <table:table-cell office:value-type="float" office:value="0.0114716" calcext:value-type="float">
            <text:p>0.0114716</text:p>
          </table:table-cell>
          <table:table-cell table:formula="of:=[.E59]*3" office:value-type="float" office:value="39.5514" calcext:value-type="float">
            <text:p>39.5514</text:p>
          </table:table-cell>
          <table:table-cell table:formula="of:=[.E59]*5" office:value-type="float" office:value="65.919" calcext:value-type="float">
            <text:p>65.919</text:p>
          </table:table-cell>
          <table:table-cell table:formula="of:=[.G59]*[.R59]" office:value-type="float" office:value="30.6170155998" calcext:value-type="float">
            <text:p>30.6170155998</text:p>
          </table:table-cell>
          <table:table-cell table:formula="of:=[.E59]*4" office:value-type="float" office:value="52.7352" calcext:value-type="float">
            <text:p>52.73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formula="of:=[.H59]" office:value-type="float" office:value="65.919" calcext:value-type="float">
            <text:p>65.919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</table:table-row>
        <table:table-row table:style-name="ro1">
          <table:table-cell office:value-type="string" calcext:value-type="string">
            <text:p>ch56</text:p>
          </table:table-cell>
          <table:table-cell office:value-type="float" office:value="56" calcext:value-type="float">
            <text:p>56</text:p>
          </table:table-cell>
          <table:table-cell office:value-type="float" office:value="357.842" calcext:value-type="float">
            <text:p>357.842</text:p>
          </table:table-cell>
          <table:table-cell office:value-type="float" office:value="0.017901" calcext:value-type="float">
            <text:p>0.017901</text:p>
          </table:table-cell>
          <table:table-cell office:value-type="float" office:value="13.164" calcext:value-type="float">
            <text:p>13.164</text:p>
          </table:table-cell>
          <table:table-cell office:value-type="float" office:value="0.0110191" calcext:value-type="float">
            <text:p>0.0110191</text:p>
          </table:table-cell>
          <table:table-cell table:formula="of:=[.E60]*3" office:value-type="float" office:value="39.492" calcext:value-type="float">
            <text:p>39.492</text:p>
          </table:table-cell>
          <table:table-cell table:formula="of:=[.E60]*5" office:value-type="float" office:value="65.82" calcext:value-type="float">
            <text:p>65.82</text:p>
          </table:table-cell>
          <table:table-cell table:formula="of:=[.G60]*[.R60]" office:value-type="float" office:value="31.462210116" calcext:value-type="float">
            <text:p>31.462210116</text:p>
          </table:table-cell>
          <table:table-cell table:formula="of:=[.E60]*4" office:value-type="float" office:value="52.656" calcext:value-type="float">
            <text:p>52.65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H60]" office:value-type="float" office:value="65.82" calcext:value-type="float">
            <text:p>65.82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</table:table-row>
        <table:table-row table:style-name="ro1">
          <table:table-cell office:value-type="string" calcext:value-type="string">
            <text:p>ch57</text:p>
          </table:table-cell>
          <table:table-cell office:value-type="float" office:value="57" calcext:value-type="float">
            <text:p>57</text:p>
          </table:table-cell>
          <table:table-cell office:value-type="float" office:value="358.381" calcext:value-type="float">
            <text:p>358.381</text:p>
          </table:table-cell>
          <table:table-cell office:value-type="float" office:value="0.0197808" calcext:value-type="float">
            <text:p>0.0197808</text:p>
          </table:table-cell>
          <table:table-cell office:value-type="float" office:value="12.8473" calcext:value-type="float">
            <text:p>12.8473</text:p>
          </table:table-cell>
          <table:table-cell office:value-type="float" office:value="0.0117029" calcext:value-type="float">
            <text:p>0.0117029</text:p>
          </table:table-cell>
          <table:table-cell table:formula="of:=[.E61]*3" office:value-type="float" office:value="38.5419" calcext:value-type="float">
            <text:p>38.5419</text:p>
          </table:table-cell>
          <table:table-cell table:formula="of:=[.E61]*5" office:value-type="float" office:value="64.2365" calcext:value-type="float">
            <text:p>64.2365</text:p>
          </table:table-cell>
          <table:table-cell table:formula="of:=[.G61]*[.R61]" office:value-type="float" office:value="31.0037595723" calcext:value-type="float">
            <text:p>31.0037595723</text:p>
          </table:table-cell>
          <table:table-cell table:formula="of:=[.E61]*4" office:value-type="float" office:value="51.3892" calcext:value-type="float">
            <text:p>51.389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formula="of:=[.H61]" office:value-type="float" office:value="64.2365" calcext:value-type="float">
            <text:p>64.2365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</table:table-row>
        <table:table-row table:style-name="ro1">
          <table:table-cell office:value-type="string" calcext:value-type="string">
            <text:p>ch58</text:p>
          </table:table-cell>
          <table:table-cell office:value-type="float" office:value="58" calcext:value-type="float">
            <text:p>58</text:p>
          </table:table-cell>
          <table:table-cell office:value-type="float" office:value="352.33" calcext:value-type="float">
            <text:p>352.33</text:p>
          </table:table-cell>
          <table:table-cell office:value-type="float" office:value="0.0174649" calcext:value-type="float">
            <text:p>0.0174649</text:p>
          </table:table-cell>
          <table:table-cell office:value-type="float" office:value="13.2871" calcext:value-type="float">
            <text:p>13.2871</text:p>
          </table:table-cell>
          <table:table-cell office:value-type="float" office:value="0.0109212" calcext:value-type="float">
            <text:p>0.0109212</text:p>
          </table:table-cell>
          <table:table-cell table:formula="of:=[.E62]*3" office:value-type="float" office:value="39.8613" calcext:value-type="float">
            <text:p>39.8613</text:p>
          </table:table-cell>
          <table:table-cell table:formula="of:=[.E62]*5" office:value-type="float" office:value="66.4355" calcext:value-type="float">
            <text:p>66.4355</text:p>
          </table:table-cell>
          <table:table-cell table:formula="of:=[.G62]*[.R62]" office:value-type="float" office:value="31.499993712" calcext:value-type="float">
            <text:p>31.499993712</text:p>
          </table:table-cell>
          <table:table-cell table:formula="of:=[.E62]*4" office:value-type="float" office:value="53.1484" calcext:value-type="float">
            <text:p>53.148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formula="of:=[.H62]" office:value-type="float" office:value="66.4355" calcext:value-type="float">
            <text:p>66.4355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</table:table-row>
        <table:table-row table:style-name="ro1">
          <table:table-cell office:value-type="string" calcext:value-type="string">
            <text:p>ch59</text:p>
          </table:table-cell>
          <table:table-cell office:value-type="float" office:value="59" calcext:value-type="float">
            <text:p>59</text:p>
          </table:table-cell>
          <table:table-cell office:value-type="float" office:value="354.178" calcext:value-type="float">
            <text:p>354.178</text:p>
          </table:table-cell>
          <table:table-cell office:value-type="float" office:value="0.0191167" calcext:value-type="float">
            <text:p>0.0191167</text:p>
          </table:table-cell>
          <table:table-cell office:value-type="float" office:value="13.342" calcext:value-type="float">
            <text:p>13.342</text:p>
          </table:table-cell>
          <table:table-cell office:value-type="float" office:value="0.01149" calcext:value-type="float">
            <text:p>0.01149</text:p>
          </table:table-cell>
          <table:table-cell table:formula="of:=[.E63]*3" office:value-type="float" office:value="40.026" calcext:value-type="float">
            <text:p>40.026</text:p>
          </table:table-cell>
          <table:table-cell table:formula="of:=[.E63]*5" office:value-type="float" office:value="66.71" calcext:value-type="float">
            <text:p>66.71</text:p>
          </table:table-cell>
          <table:table-cell table:formula="of:=[.G63]*[.R63]" office:value-type="float" office:value="31.118333778" calcext:value-type="float">
            <text:p>31.118333778</text:p>
          </table:table-cell>
          <table:table-cell table:formula="of:=[.E63]*4" office:value-type="float" office:value="53.368" calcext:value-type="float">
            <text:p>53.36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formula="of:=[.H63]" office:value-type="float" office:value="66.71" calcext:value-type="float">
            <text:p>66.71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</table:table-row>
        <table:table-row table:style-name="ro1">
          <table:table-cell office:value-type="string" calcext:value-type="string">
            <text:p>ch60</text:p>
          </table:table-cell>
          <table:table-cell office:value-type="float" office:value="60" calcext:value-type="float">
            <text:p>60</text:p>
          </table:table-cell>
          <table:table-cell office:value-type="float" office:value="349.35" calcext:value-type="float">
            <text:p>349.35</text:p>
          </table:table-cell>
          <table:table-cell office:value-type="float" office:value="0.0201294" calcext:value-type="float">
            <text:p>0.0201294</text:p>
          </table:table-cell>
          <table:table-cell office:value-type="float" office:value="12.7632" calcext:value-type="float">
            <text:p>12.7632</text:p>
          </table:table-cell>
          <table:table-cell office:value-type="float" office:value="0.0114471" calcext:value-type="float">
            <text:p>0.0114471</text:p>
          </table:table-cell>
          <table:table-cell table:formula="of:=[.E64]*3" office:value-type="float" office:value="38.2896" calcext:value-type="float">
            <text:p>38.2896</text:p>
          </table:table-cell>
          <table:table-cell table:formula="of:=[.E64]*5" office:value-type="float" office:value="63.816" calcext:value-type="float">
            <text:p>63.816</text:p>
          </table:table-cell>
          <table:table-cell table:formula="of:=[.G64]*[.R64]" office:value-type="float" office:value="30.587838408" calcext:value-type="float">
            <text:p>30.587838408</text:p>
          </table:table-cell>
          <table:table-cell table:formula="of:=[.E64]*4" office:value-type="float" office:value="51.0528" calcext:value-type="float">
            <text:p>51.05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formula="of:=[.H64]" office:value-type="float" office:value="63.816" calcext:value-type="float">
            <text:p>63.816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</table:table-row>
        <table:table-row table:style-name="ro1">
          <table:table-cell office:value-type="string" calcext:value-type="string">
            <text:p>ch61</text:p>
          </table:table-cell>
          <table:table-cell office:value-type="float" office:value="61" calcext:value-type="float">
            <text:p>61</text:p>
          </table:table-cell>
          <table:table-cell office:value-type="float" office:value="345.733" calcext:value-type="float">
            <text:p>345.733</text:p>
          </table:table-cell>
          <table:table-cell office:value-type="float" office:value="0.0173648" calcext:value-type="float">
            <text:p>0.0173648</text:p>
          </table:table-cell>
          <table:table-cell office:value-type="float" office:value="13.0124" calcext:value-type="float">
            <text:p>13.0124</text:p>
          </table:table-cell>
          <table:table-cell office:value-type="float" office:value="0.0103271" calcext:value-type="float">
            <text:p>0.0103271</text:p>
          </table:table-cell>
          <table:table-cell table:formula="of:=[.E65]*3" office:value-type="float" office:value="39.0372" calcext:value-type="float">
            <text:p>39.0372</text:p>
          </table:table-cell>
          <table:table-cell table:formula="of:=[.E65]*5" office:value-type="float" office:value="65.062" calcext:value-type="float">
            <text:p>65.062</text:p>
          </table:table-cell>
          <table:table-cell table:formula="of:=[.G65]*[.R65]" office:value-type="float" office:value="30.8472344772" calcext:value-type="float">
            <text:p>30.8472344772</text:p>
          </table:table-cell>
          <table:table-cell table:formula="of:=[.E65]*4" office:value-type="float" office:value="52.0496" calcext:value-type="float">
            <text:p>52.049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H65]" office:value-type="float" office:value="65.062" calcext:value-type="float">
            <text:p>65.062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</table:table-row>
        <table:table-row table:style-name="ro1">
          <table:table-cell office:value-type="string" calcext:value-type="string">
            <text:p>ch62</text:p>
          </table:table-cell>
          <table:table-cell office:value-type="float" office:value="62" calcext:value-type="float">
            <text:p>62</text:p>
          </table:table-cell>
          <table:table-cell office:value-type="float" office:value="351.452" calcext:value-type="float">
            <text:p>351.452</text:p>
          </table:table-cell>
          <table:table-cell office:value-type="float" office:value="0.0168444" calcext:value-type="float">
            <text:p>0.0168444</text:p>
          </table:table-cell>
          <table:table-cell office:value-type="float" office:value="13.621" calcext:value-type="float">
            <text:p>13.621</text:p>
          </table:table-cell>
          <table:table-cell office:value-type="float" office:value="0.0103533" calcext:value-type="float">
            <text:p>0.0103533</text:p>
          </table:table-cell>
          <table:table-cell table:formula="of:=[.E66]*3" office:value-type="float" office:value="40.863" calcext:value-type="float">
            <text:p>40.863</text:p>
          </table:table-cell>
          <table:table-cell table:formula="of:=[.E66]*5" office:value-type="float" office:value="68.105" calcext:value-type="float">
            <text:p>68.105</text:p>
          </table:table-cell>
          <table:table-cell table:formula="of:=[.G66]*[.R66]" office:value-type="float" office:value="31.233348009" calcext:value-type="float">
            <text:p>31.233348009</text:p>
          </table:table-cell>
          <table:table-cell table:formula="of:=[.E66]*4" office:value-type="float" office:value="54.484" calcext:value-type="float">
            <text:p>54.48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[.H66]" office:value-type="float" office:value="68.105" calcext:value-type="float">
            <text:p>68.105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</table:table-row>
        <table:table-row table:style-name="ro1">
          <table:table-cell office:value-type="string" calcext:value-type="string">
            <text:p>ch63</text:p>
          </table:table-cell>
          <table:table-cell office:value-type="float" office:value="63" calcext:value-type="float">
            <text:p>63</text:p>
          </table:table-cell>
          <table:table-cell office:value-type="float" office:value="351.911" calcext:value-type="float">
            <text:p>351.911</text:p>
          </table:table-cell>
          <table:table-cell office:value-type="float" office:value="0.0181718" calcext:value-type="float">
            <text:p>0.0181718</text:p>
          </table:table-cell>
          <table:table-cell office:value-type="float" office:value="13.8517" calcext:value-type="float">
            <text:p>13.8517</text:p>
          </table:table-cell>
          <table:table-cell office:value-type="float" office:value="0.0108082" calcext:value-type="float">
            <text:p>0.0108082</text:p>
          </table:table-cell>
          <table:table-cell table:formula="of:=[.E67]*3" office:value-type="float" office:value="41.5551" calcext:value-type="float">
            <text:p>41.5551</text:p>
          </table:table-cell>
          <table:table-cell table:formula="of:=[.E67]*5" office:value-type="float" office:value="69.2585" calcext:value-type="float">
            <text:p>69.2585</text:p>
          </table:table-cell>
          <table:table-cell table:formula="of:=[.G67]*[.R67]" office:value-type="float" office:value="34.122139263" calcext:value-type="float">
            <text:p>34.122139263</text:p>
          </table:table-cell>
          <table:table-cell table:formula="of:=[.E67]*4" office:value-type="float" office:value="55.4068" calcext:value-type="float">
            <text:p>55.40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formula="of:=[.H67]" office:value-type="float" office:value="69.2585" calcext:value-type="float">
            <text:p>69.2585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</table:table-row>
        <table:table-row table:style-name="ro1">
          <table:table-cell office:value-type="string" calcext:value-type="string">
            <text:p>ch64</text:p>
          </table:table-cell>
          <table:table-cell office:value-type="float" office:value="64" calcext:value-type="float">
            <text:p>64</text:p>
          </table:table-cell>
          <table:table-cell office:value-type="float" office:value="349.521" calcext:value-type="float">
            <text:p>349.521</text:p>
          </table:table-cell>
          <table:table-cell office:value-type="float" office:value="0.0268344" calcext:value-type="float">
            <text:p>0.0268344</text:p>
          </table:table-cell>
          <table:table-cell office:value-type="float" office:value="18.5774" calcext:value-type="float">
            <text:p>18.5774</text:p>
          </table:table-cell>
          <table:table-cell office:value-type="float" office:value="0.0152093" calcext:value-type="float">
            <text:p>0.0152093</text:p>
          </table:table-cell>
          <table:table-cell table:formula="of:=[.E68]*3" office:value-type="float" office:value="55.7322" calcext:value-type="float">
            <text:p>55.7322</text:p>
          </table:table-cell>
          <table:table-cell table:formula="of:=[.E68]*5" office:value-type="float" office:value="92.887" calcext:value-type="float">
            <text:p>92.887</text:p>
          </table:table-cell>
          <table:table-cell table:formula="of:=[.G68]*[.R68]" office:value-type="float" office:value="32.3092381806" calcext:value-type="float">
            <text:p>32.3092381806</text:p>
          </table:table-cell>
          <table:table-cell table:formula="of:=[.E68]*4" office:value-type="float" office:value="74.3096" calcext:value-type="float">
            <text:p>74.309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H68]" office:value-type="float" office:value="92.887" calcext:value-type="float">
            <text:p>92.887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</table:table-row>
        <table:table-row table:style-name="ro1">
          <table:table-cell office:value-type="string" calcext:value-type="string">
            <text:p>ch65</text:p>
          </table:table-cell>
          <table:table-cell office:value-type="float" office:value="65" calcext:value-type="float">
            <text:p>65</text:p>
          </table:table-cell>
          <table:table-cell office:value-type="float" office:value="360.978" calcext:value-type="float">
            <text:p>360.978</text:p>
          </table:table-cell>
          <table:table-cell office:value-type="float" office:value="0.0311097" calcext:value-type="float">
            <text:p>0.0311097</text:p>
          </table:table-cell>
          <table:table-cell office:value-type="float" office:value="17.1566" calcext:value-type="float">
            <text:p>17.1566</text:p>
          </table:table-cell>
          <table:table-cell office:value-type="float" office:value="0.0162191" calcext:value-type="float">
            <text:p>0.0162191</text:p>
          </table:table-cell>
          <table:table-cell table:formula="of:=[.E69]*3" office:value-type="float" office:value="51.4698" calcext:value-type="float">
            <text:p>51.4698</text:p>
          </table:table-cell>
          <table:table-cell table:formula="of:=[.E69]*5" office:value-type="float" office:value="85.783" calcext:value-type="float">
            <text:p>85.783</text:p>
          </table:table-cell>
          <table:table-cell table:formula="of:=[.G69]*[.R69]" office:value-type="float" office:value="29.6657515656" calcext:value-type="float">
            <text:p>29.6657515656</text:p>
          </table:table-cell>
          <table:table-cell table:formula="of:=[.E69]*4" office:value-type="float" office:value="68.6264" calcext:value-type="float">
            <text:p>68.62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H69]" office:value-type="float" office:value="85.783" calcext:value-type="float">
            <text:p>85.783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</table:table-row>
        <table:table-row table:style-name="ro1">
          <table:table-cell office:value-type="string" calcext:value-type="string">
            <text:p>ch66</text:p>
          </table:table-cell>
          <table:table-cell office:value-type="float" office:value="66" calcext:value-type="float">
            <text:p>66</text:p>
          </table:table-cell>
          <table:table-cell office:value-type="float" office:value="353.901" calcext:value-type="float">
            <text:p>353.901</text:p>
          </table:table-cell>
          <table:table-cell office:value-type="float" office:value="0.0265048" calcext:value-type="float">
            <text:p>0.0265048</text:p>
          </table:table-cell>
          <table:table-cell office:value-type="float" office:value="16.3783" calcext:value-type="float">
            <text:p>16.3783</text:p>
          </table:table-cell>
          <table:table-cell office:value-type="float" office:value="0.0148516" calcext:value-type="float">
            <text:p>0.0148516</text:p>
          </table:table-cell>
          <table:table-cell table:formula="of:=[.E70]*3" office:value-type="float" office:value="49.1349" calcext:value-type="float">
            <text:p>49.1349</text:p>
          </table:table-cell>
          <table:table-cell table:formula="of:=[.E70]*5" office:value-type="float" office:value="81.8915" calcext:value-type="float">
            <text:p>81.8915</text:p>
          </table:table-cell>
          <table:table-cell table:formula="of:=[.G70]*[.R70]" office:value-type="float" office:value="29.6668173267" calcext:value-type="float">
            <text:p>29.6668173267</text:p>
          </table:table-cell>
          <table:table-cell table:formula="of:=[.E70]*4" office:value-type="float" office:value="65.5132" calcext:value-type="float">
            <text:p>65.513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H70]" office:value-type="float" office:value="81.8915" calcext:value-type="float">
            <text:p>81.8915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</table:table-row>
        <table:table-row table:style-name="ro1">
          <table:table-cell office:value-type="string" calcext:value-type="string">
            <text:p>ch67</text:p>
          </table:table-cell>
          <table:table-cell office:value-type="float" office:value="67" calcext:value-type="float">
            <text:p>67</text:p>
          </table:table-cell>
          <table:table-cell office:value-type="float" office:value="359.207" calcext:value-type="float">
            <text:p>359.207</text:p>
          </table:table-cell>
          <table:table-cell office:value-type="float" office:value="0.0280207" calcext:value-type="float">
            <text:p>0.0280207</text:p>
          </table:table-cell>
          <table:table-cell office:value-type="float" office:value="16.7127" calcext:value-type="float">
            <text:p>16.7127</text:p>
          </table:table-cell>
          <table:table-cell office:value-type="float" office:value="0.0159035" calcext:value-type="float">
            <text:p>0.0159035</text:p>
          </table:table-cell>
          <table:table-cell table:formula="of:=[.E71]*3" office:value-type="float" office:value="50.1381" calcext:value-type="float">
            <text:p>50.1381</text:p>
          </table:table-cell>
          <table:table-cell table:formula="of:=[.E71]*5" office:value-type="float" office:value="83.5635" calcext:value-type="float">
            <text:p>83.5635</text:p>
          </table:table-cell>
          <table:table-cell table:formula="of:=[.G71]*[.R71]" office:value-type="float" office:value="29.1343474242" calcext:value-type="float">
            <text:p>29.1343474242</text:p>
          </table:table-cell>
          <table:table-cell table:formula="of:=[.E71]*4" office:value-type="float" office:value="66.8508" calcext:value-type="float">
            <text:p>66.85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H71]" office:value-type="float" office:value="83.5635" calcext:value-type="float">
            <text:p>83.5635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</table:table-row>
        <table:table-row table:style-name="ro1">
          <table:table-cell office:value-type="string" calcext:value-type="string">
            <text:p>ch68</text:p>
          </table:table-cell>
          <table:table-cell office:value-type="float" office:value="68" calcext:value-type="float">
            <text:p>68</text:p>
          </table:table-cell>
          <table:table-cell office:value-type="float" office:value="349.974" calcext:value-type="float">
            <text:p>349.974</text:p>
          </table:table-cell>
          <table:table-cell office:value-type="float" office:value="0.0261533" calcext:value-type="float">
            <text:p>0.0261533</text:p>
          </table:table-cell>
          <table:table-cell office:value-type="float" office:value="16.3625" calcext:value-type="float">
            <text:p>16.3625</text:p>
          </table:table-cell>
          <table:table-cell office:value-type="float" office:value="0.0152773" calcext:value-type="float">
            <text:p>0.0152773</text:p>
          </table:table-cell>
          <table:table-cell table:formula="of:=[.E72]*3" office:value-type="float" office:value="49.0875" calcext:value-type="float">
            <text:p>49.0875</text:p>
          </table:table-cell>
          <table:table-cell table:formula="of:=[.E72]*5" office:value-type="float" office:value="81.8125" calcext:value-type="float">
            <text:p>81.8125</text:p>
          </table:table-cell>
          <table:table-cell table:formula="of:=[.G72]*[.R72]" office:value-type="float" office:value="29.343820275" calcext:value-type="float">
            <text:p>29.343820275</text:p>
          </table:table-cell>
          <table:table-cell table:formula="of:=[.E72]*4" office:value-type="float" office:value="65.45" calcext:value-type="float">
            <text:p>65.4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H72]" office:value-type="float" office:value="81.8125" calcext:value-type="float">
            <text:p>81.8125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</table:table-row>
        <table:table-row table:style-name="ro1">
          <table:table-cell office:value-type="string" calcext:value-type="string">
            <text:p>ch69</text:p>
          </table:table-cell>
          <table:table-cell office:value-type="float" office:value="69" calcext:value-type="float">
            <text:p>69</text:p>
          </table:table-cell>
          <table:table-cell office:value-type="float" office:value="352.403" calcext:value-type="float">
            <text:p>352.403</text:p>
          </table:table-cell>
          <table:table-cell office:value-type="float" office:value="0.027181" calcext:value-type="float">
            <text:p>0.027181</text:p>
          </table:table-cell>
          <table:table-cell office:value-type="float" office:value="16.5818" calcext:value-type="float">
            <text:p>16.5818</text:p>
          </table:table-cell>
          <table:table-cell office:value-type="float" office:value="0.0159593" calcext:value-type="float">
            <text:p>0.0159593</text:p>
          </table:table-cell>
          <table:table-cell table:formula="of:=[.E73]*3" office:value-type="float" office:value="49.7454" calcext:value-type="float">
            <text:p>49.7454</text:p>
          </table:table-cell>
          <table:table-cell table:formula="of:=[.E73]*5" office:value-type="float" office:value="82.909" calcext:value-type="float">
            <text:p>82.909</text:p>
          </table:table-cell>
          <table:table-cell table:formula="of:=[.G73]*[.R73]" office:value-type="float" office:value="29.2421866998" calcext:value-type="float">
            <text:p>29.2421866998</text:p>
          </table:table-cell>
          <table:table-cell table:formula="of:=[.E73]*4" office:value-type="float" office:value="66.3272" calcext:value-type="float">
            <text:p>66.327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H73]" office:value-type="float" office:value="82.909" calcext:value-type="float">
            <text:p>82.909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</table:table-row>
        <table:table-row table:style-name="ro1">
          <table:table-cell office:value-type="string" calcext:value-type="string">
            <text:p>ch70</text:p>
          </table:table-cell>
          <table:table-cell office:value-type="float" office:value="70" calcext:value-type="float">
            <text:p>70</text:p>
          </table:table-cell>
          <table:table-cell office:value-type="float" office:value="349.237" calcext:value-type="float">
            <text:p>349.237</text:p>
          </table:table-cell>
          <table:table-cell office:value-type="float" office:value="0.0307459" calcext:value-type="float">
            <text:p>0.0307459</text:p>
          </table:table-cell>
          <table:table-cell office:value-type="float" office:value="16.2896" calcext:value-type="float">
            <text:p>16.2896</text:p>
          </table:table-cell>
          <table:table-cell office:value-type="float" office:value="0.016949" calcext:value-type="float">
            <text:p>0.016949</text:p>
          </table:table-cell>
          <table:table-cell table:formula="of:=[.E74]*3" office:value-type="float" office:value="48.8688" calcext:value-type="float">
            <text:p>48.8688</text:p>
          </table:table-cell>
          <table:table-cell table:formula="of:=[.E74]*5" office:value-type="float" office:value="81.448" calcext:value-type="float">
            <text:p>81.448</text:p>
          </table:table-cell>
          <table:table-cell table:formula="of:=[.G74]*[.R74]" office:value-type="float" office:value="29.7275752032" calcext:value-type="float">
            <text:p>29.7275752032</text:p>
          </table:table-cell>
          <table:table-cell table:formula="of:=[.E74]*4" office:value-type="float" office:value="65.1584" calcext:value-type="float">
            <text:p>65.158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H74]" office:value-type="float" office:value="81.448" calcext:value-type="float">
            <text:p>81.448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</table:table-row>
        <table:table-row table:style-name="ro1">
          <table:table-cell office:value-type="string" calcext:value-type="string">
            <text:p>ch71</text:p>
          </table:table-cell>
          <table:table-cell office:value-type="float" office:value="71" calcext:value-type="float">
            <text:p>71</text:p>
          </table:table-cell>
          <table:table-cell office:value-type="float" office:value="357.393" calcext:value-type="float">
            <text:p>357.393</text:p>
          </table:table-cell>
          <table:table-cell office:value-type="float" office:value="0.0302697" calcext:value-type="float">
            <text:p>0.0302697</text:p>
          </table:table-cell>
          <table:table-cell office:value-type="float" office:value="16.1113" calcext:value-type="float">
            <text:p>16.1113</text:p>
          </table:table-cell>
          <table:table-cell office:value-type="float" office:value="0.0168429" calcext:value-type="float">
            <text:p>0.0168429</text:p>
          </table:table-cell>
          <table:table-cell table:formula="of:=[.E75]*3" office:value-type="float" office:value="48.3339" calcext:value-type="float">
            <text:p>48.3339</text:p>
          </table:table-cell>
          <table:table-cell table:formula="of:=[.E75]*5" office:value-type="float" office:value="80.5565" calcext:value-type="float">
            <text:p>80.5565</text:p>
          </table:table-cell>
          <table:table-cell table:formula="of:=[.G75]*[.R75]" office:value-type="float" office:value="28.7487620505" calcext:value-type="float">
            <text:p>28.7487620505</text:p>
          </table:table-cell>
          <table:table-cell table:formula="of:=[.E75]*4" office:value-type="float" office:value="64.4452" calcext:value-type="float">
            <text:p>64.445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H75]" office:value-type="float" office:value="80.5565" calcext:value-type="float">
            <text:p>80.556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</table:table-row>
        <table:table-row table:style-name="ro1">
          <table:table-cell office:value-type="string" calcext:value-type="string">
            <text:p>ch72</text:p>
          </table:table-cell>
          <table:table-cell office:value-type="float" office:value="72" calcext:value-type="float">
            <text:p>72</text:p>
          </table:table-cell>
          <table:table-cell office:value-type="float" office:value="365.661" calcext:value-type="float">
            <text:p>365.661</text:p>
          </table:table-cell>
          <table:table-cell office:value-type="float" office:value="0.0287041" calcext:value-type="float">
            <text:p>0.0287041</text:p>
          </table:table-cell>
          <table:table-cell office:value-type="float" office:value="15.8859" calcext:value-type="float">
            <text:p>15.8859</text:p>
          </table:table-cell>
          <table:table-cell office:value-type="float" office:value="0.0162765" calcext:value-type="float">
            <text:p>0.0162765</text:p>
          </table:table-cell>
          <table:table-cell table:formula="of:=[.E76]*3" office:value-type="float" office:value="47.6577" calcext:value-type="float">
            <text:p>47.6577</text:p>
          </table:table-cell>
          <table:table-cell table:formula="of:=[.E76]*5" office:value-type="float" office:value="79.4295" calcext:value-type="float">
            <text:p>79.4295</text:p>
          </table:table-cell>
          <table:table-cell table:formula="of:=[.G76]*[.R76]" office:value-type="float" office:value="28.4002242417" calcext:value-type="float">
            <text:p>28.4002242417</text:p>
          </table:table-cell>
          <table:table-cell table:formula="of:=[.E76]*4" office:value-type="float" office:value="63.5436" calcext:value-type="float">
            <text:p>63.54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H76]" office:value-type="float" office:value="79.4295" calcext:value-type="float">
            <text:p>79.4295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</table:table-row>
        <table:table-row table:style-name="ro1">
          <table:table-cell office:value-type="string" calcext:value-type="string">
            <text:p>ch73</text:p>
          </table:table-cell>
          <table:table-cell office:value-type="float" office:value="73" calcext:value-type="float">
            <text:p>73</text:p>
          </table:table-cell>
          <table:table-cell office:value-type="float" office:value="373.532" calcext:value-type="float">
            <text:p>373.532</text:p>
          </table:table-cell>
          <table:table-cell office:value-type="float" office:value="0.0323573" calcext:value-type="float">
            <text:p>0.0323573</text:p>
          </table:table-cell>
          <table:table-cell office:value-type="float" office:value="16.6511" calcext:value-type="float">
            <text:p>16.6511</text:p>
          </table:table-cell>
          <table:table-cell office:value-type="float" office:value="0.0174536" calcext:value-type="float">
            <text:p>0.0174536</text:p>
          </table:table-cell>
          <table:table-cell table:formula="of:=[.E77]*3" office:value-type="float" office:value="49.9533" calcext:value-type="float">
            <text:p>49.9533</text:p>
          </table:table-cell>
          <table:table-cell table:formula="of:=[.E77]*5" office:value-type="float" office:value="83.2555" calcext:value-type="float">
            <text:p>83.2555</text:p>
          </table:table-cell>
          <table:table-cell table:formula="of:=[.G77]*[.R77]" office:value-type="float" office:value="29.221181901" calcext:value-type="float">
            <text:p>29.221181901</text:p>
          </table:table-cell>
          <table:table-cell table:formula="of:=[.E77]*4" office:value-type="float" office:value="66.6044" calcext:value-type="float">
            <text:p>66.604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H77]" office:value-type="float" office:value="83.2555" calcext:value-type="float">
            <text:p>83.2555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</table:table-row>
        <table:table-row table:style-name="ro1">
          <table:table-cell office:value-type="string" calcext:value-type="string">
            <text:p>ch74</text:p>
          </table:table-cell>
          <table:table-cell office:value-type="float" office:value="74" calcext:value-type="float">
            <text:p>74</text:p>
          </table:table-cell>
          <table:table-cell office:value-type="float" office:value="362.204" calcext:value-type="float">
            <text:p>362.204</text:p>
          </table:table-cell>
          <table:table-cell office:value-type="float" office:value="0.0312097" calcext:value-type="float">
            <text:p>0.0312097</text:p>
          </table:table-cell>
          <table:table-cell office:value-type="float" office:value="16.3379" calcext:value-type="float">
            <text:p>16.3379</text:p>
          </table:table-cell>
          <table:table-cell office:value-type="float" office:value="0.016665" calcext:value-type="float">
            <text:p>0.016665</text:p>
          </table:table-cell>
          <table:table-cell table:formula="of:=[.E78]*3" office:value-type="float" office:value="49.0137" calcext:value-type="float">
            <text:p>49.0137</text:p>
          </table:table-cell>
          <table:table-cell table:formula="of:=[.E78]*5" office:value-type="float" office:value="81.6895" calcext:value-type="float">
            <text:p>81.6895</text:p>
          </table:table-cell>
          <table:table-cell table:formula="of:=[.G78]*[.R78]" office:value-type="float" office:value="29.1753559113" calcext:value-type="float">
            <text:p>29.1753559113</text:p>
          </table:table-cell>
          <table:table-cell table:formula="of:=[.E78]*4" office:value-type="float" office:value="65.3516" calcext:value-type="float">
            <text:p>65.351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H78]" office:value-type="float" office:value="81.6895" calcext:value-type="float">
            <text:p>81.6895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</table:table-row>
        <table:table-row table:style-name="ro1">
          <table:table-cell office:value-type="string" calcext:value-type="string">
            <text:p>ch75</text:p>
          </table:table-cell>
          <table:table-cell office:value-type="float" office:value="75" calcext:value-type="float">
            <text:p>75</text:p>
          </table:table-cell>
          <table:table-cell office:value-type="float" office:value="359.766" calcext:value-type="float">
            <text:p>359.766</text:p>
          </table:table-cell>
          <table:table-cell office:value-type="float" office:value="0.0231584" calcext:value-type="float">
            <text:p>0.0231584</text:p>
          </table:table-cell>
          <table:table-cell office:value-type="float" office:value="15.607" calcext:value-type="float">
            <text:p>15.607</text:p>
          </table:table-cell>
          <table:table-cell office:value-type="float" office:value="0.0135721" calcext:value-type="float">
            <text:p>0.0135721</text:p>
          </table:table-cell>
          <table:table-cell table:formula="of:=[.E79]*3" office:value-type="float" office:value="46.821" calcext:value-type="float">
            <text:p>46.821</text:p>
          </table:table-cell>
          <table:table-cell table:formula="of:=[.E79]*5" office:value-type="float" office:value="78.035" calcext:value-type="float">
            <text:p>78.035</text:p>
          </table:table-cell>
          <table:table-cell table:formula="of:=[.G79]*[.R79]" office:value-type="float" office:value="28.760969775" calcext:value-type="float">
            <text:p>28.760969775</text:p>
          </table:table-cell>
          <table:table-cell table:formula="of:=[.E79]*4" office:value-type="float" office:value="62.428" calcext:value-type="float">
            <text:p>62.42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H79]" office:value-type="float" office:value="78.035" calcext:value-type="float">
            <text:p>78.035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</table:table-row>
        <table:table-row table:style-name="ro1">
          <table:table-cell office:value-type="string" calcext:value-type="string">
            <text:p>ch76</text:p>
          </table:table-cell>
          <table:table-cell office:value-type="float" office:value="76" calcext:value-type="float">
            <text:p>76</text:p>
          </table:table-cell>
          <table:table-cell office:value-type="float" office:value="360.435" calcext:value-type="float">
            <text:p>360.435</text:p>
          </table:table-cell>
          <table:table-cell office:value-type="float" office:value="0.0333314" calcext:value-type="float">
            <text:p>0.0333314</text:p>
          </table:table-cell>
          <table:table-cell office:value-type="float" office:value="17.1917" calcext:value-type="float">
            <text:p>17.1917</text:p>
          </table:table-cell>
          <table:table-cell office:value-type="float" office:value="0.0172779" calcext:value-type="float">
            <text:p>0.0172779</text:p>
          </table:table-cell>
          <table:table-cell table:formula="of:=[.E80]*3" office:value-type="float" office:value="51.5751" calcext:value-type="float">
            <text:p>51.5751</text:p>
          </table:table-cell>
          <table:table-cell table:formula="of:=[.E80]*5" office:value-type="float" office:value="85.9585" calcext:value-type="float">
            <text:p>85.9585</text:p>
          </table:table-cell>
          <table:table-cell table:formula="of:=[.G80]*[.R80]" office:value-type="float" office:value="30.3540609291" calcext:value-type="float">
            <text:p>30.3540609291</text:p>
          </table:table-cell>
          <table:table-cell table:formula="of:=[.E80]*4" office:value-type="float" office:value="68.7668" calcext:value-type="float">
            <text:p>68.766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H80]" office:value-type="float" office:value="85.9585" calcext:value-type="float">
            <text:p>85.9585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</table:table-row>
        <table:table-row table:style-name="ro1">
          <table:table-cell office:value-type="string" calcext:value-type="string">
            <text:p>ch77</text:p>
          </table:table-cell>
          <table:table-cell office:value-type="float" office:value="77" calcext:value-type="float">
            <text:p>77</text:p>
          </table:table-cell>
          <table:table-cell office:value-type="float" office:value="377.072" calcext:value-type="float">
            <text:p>377.072</text:p>
          </table:table-cell>
          <table:table-cell office:value-type="float" office:value="0.0253312" calcext:value-type="float">
            <text:p>0.0253312</text:p>
          </table:table-cell>
          <table:table-cell office:value-type="float" office:value="16.7186" calcext:value-type="float">
            <text:p>16.7186</text:p>
          </table:table-cell>
          <table:table-cell office:value-type="float" office:value="0.0142456" calcext:value-type="float">
            <text:p>0.0142456</text:p>
          </table:table-cell>
          <table:table-cell table:formula="of:=[.E81]*3" office:value-type="float" office:value="50.1558" calcext:value-type="float">
            <text:p>50.1558</text:p>
          </table:table-cell>
          <table:table-cell table:formula="of:=[.E81]*5" office:value-type="float" office:value="83.593" calcext:value-type="float">
            <text:p>83.593</text:p>
          </table:table-cell>
          <table:table-cell table:formula="of:=[.G81]*[.R81]" office:value-type="float" office:value="29.678942313" calcext:value-type="float">
            <text:p>29.678942313</text:p>
          </table:table-cell>
          <table:table-cell table:formula="of:=[.E81]*4" office:value-type="float" office:value="66.8744" calcext:value-type="float">
            <text:p>66.874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H81]" office:value-type="float" office:value="83.593" calcext:value-type="float">
            <text:p>83.593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</table:table-row>
        <table:table-row table:style-name="ro1">
          <table:table-cell office:value-type="string" calcext:value-type="string">
            <text:p>ch78</text:p>
          </table:table-cell>
          <table:table-cell office:value-type="float" office:value="78" calcext:value-type="float">
            <text:p>78</text:p>
          </table:table-cell>
          <table:table-cell office:value-type="float" office:value="362.361" calcext:value-type="float">
            <text:p>362.361</text:p>
          </table:table-cell>
          <table:table-cell office:value-type="float" office:value="0.0274561" calcext:value-type="float">
            <text:p>0.0274561</text:p>
          </table:table-cell>
          <table:table-cell office:value-type="float" office:value="16.6821" calcext:value-type="float">
            <text:p>16.6821</text:p>
          </table:table-cell>
          <table:table-cell office:value-type="float" office:value="0.0147317" calcext:value-type="float">
            <text:p>0.0147317</text:p>
          </table:table-cell>
          <table:table-cell table:formula="of:=[.E82]*3" office:value-type="float" office:value="50.0463" calcext:value-type="float">
            <text:p>50.0463</text:p>
          </table:table-cell>
          <table:table-cell table:formula="of:=[.E82]*5" office:value-type="float" office:value="83.4105" calcext:value-type="float">
            <text:p>83.4105</text:p>
          </table:table-cell>
          <table:table-cell table:formula="of:=[.G82]*[.R82]" office:value-type="float" office:value="29.4827257467" calcext:value-type="float">
            <text:p>29.4827257467</text:p>
          </table:table-cell>
          <table:table-cell table:formula="of:=[.E82]*4" office:value-type="float" office:value="66.7284" calcext:value-type="float">
            <text:p>66.728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H82]" office:value-type="float" office:value="83.4105" calcext:value-type="float">
            <text:p>83.4105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</table:table-row>
        <table:table-row table:style-name="ro1">
          <table:table-cell office:value-type="string" calcext:value-type="string">
            <text:p>ch79</text:p>
          </table:table-cell>
          <table:table-cell office:value-type="float" office:value="79" calcext:value-type="float">
            <text:p>79</text:p>
          </table:table-cell>
          <table:table-cell office:value-type="float" office:value="354.561" calcext:value-type="float">
            <text:p>354.561</text:p>
          </table:table-cell>
          <table:table-cell office:value-type="float" office:value="0.0459755" calcext:value-type="float">
            <text:p>0.0459755</text:p>
          </table:table-cell>
          <table:table-cell office:value-type="float" office:value="25.6616" calcext:value-type="float">
            <text:p>25.6616</text:p>
          </table:table-cell>
          <table:table-cell office:value-type="float" office:value="0.0231884" calcext:value-type="float">
            <text:p>0.0231884</text:p>
          </table:table-cell>
          <table:table-cell table:formula="of:=[.E83]*3" office:value-type="float" office:value="76.9848" calcext:value-type="float">
            <text:p>76.9848</text:p>
          </table:table-cell>
          <table:table-cell table:formula="of:=[.E83]*5" office:value-type="float" office:value="128.308" calcext:value-type="float">
            <text:p>128.308</text:p>
          </table:table-cell>
          <table:table-cell table:formula="of:=[.G83]*[.R83]" office:value-type="float" office:value="45.8223537624" calcext:value-type="float">
            <text:p>45.8223537624</text:p>
          </table:table-cell>
          <table:table-cell table:formula="of:=[.E83]*4" office:value-type="float" office:value="102.6464" calcext:value-type="float">
            <text:p>102.64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H83]" office:value-type="float" office:value="128.308" calcext:value-type="float">
            <text:p>128.308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</table:table-row>
        <table:table-row table:style-name="ro1">
          <table:table-cell office:value-type="string" calcext:value-type="string">
            <text:p>ch80</text:p>
          </table:table-cell>
          <table:table-cell office:value-type="float" office:value="80" calcext:value-type="float">
            <text:p>80</text:p>
          </table:table-cell>
          <table:table-cell office:value-type="float" office:value="346.325" calcext:value-type="float">
            <text:p>346.325</text:p>
          </table:table-cell>
          <table:table-cell office:value-type="float" office:value="0.0217878" calcext:value-type="float">
            <text:p>0.0217878</text:p>
          </table:table-cell>
          <table:table-cell office:value-type="float" office:value="15.2411" calcext:value-type="float">
            <text:p>15.2411</text:p>
          </table:table-cell>
          <table:table-cell office:value-type="float" office:value="0.0122905" calcext:value-type="float">
            <text:p>0.0122905</text:p>
          </table:table-cell>
          <table:table-cell table:formula="of:=[.E84]*3" office:value-type="float" office:value="45.7233" calcext:value-type="float">
            <text:p>45.7233</text:p>
          </table:table-cell>
          <table:table-cell table:formula="of:=[.E84]*5" office:value-type="float" office:value="76.2055" calcext:value-type="float">
            <text:p>76.2055</text:p>
          </table:table-cell>
          <table:table-cell table:formula="of:=[.G84]*[.R84]" office:value-type="float" office:value="28.6531460712" calcext:value-type="float">
            <text:p>28.6531460712</text:p>
          </table:table-cell>
          <table:table-cell table:formula="of:=[.E84]*4" office:value-type="float" office:value="60.9644" calcext:value-type="float">
            <text:p>60.96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formula="of:=[.H84]" office:value-type="float" office:value="76.2055" calcext:value-type="float">
            <text:p>76.2055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</table:table-row>
        <table:table-row table:style-name="ro1">
          <table:table-cell office:value-type="string" calcext:value-type="string">
            <text:p>ch81</text:p>
          </table:table-cell>
          <table:table-cell office:value-type="float" office:value="81" calcext:value-type="float">
            <text:p>81</text:p>
          </table:table-cell>
          <table:table-cell office:value-type="float" office:value="327.181" calcext:value-type="float">
            <text:p>327.181</text:p>
          </table:table-cell>
          <table:table-cell office:value-type="float" office:value="0.0179541" calcext:value-type="float">
            <text:p>0.0179541</text:p>
          </table:table-cell>
          <table:table-cell office:value-type="float" office:value="13.4688" calcext:value-type="float">
            <text:p>13.4688</text:p>
          </table:table-cell>
          <table:table-cell office:value-type="float" office:value="0.0103913" calcext:value-type="float">
            <text:p>0.0103913</text:p>
          </table:table-cell>
          <table:table-cell table:formula="of:=[.E85]*3" office:value-type="float" office:value="40.4064" calcext:value-type="float">
            <text:p>40.4064</text:p>
          </table:table-cell>
          <table:table-cell table:formula="of:=[.E85]*5" office:value-type="float" office:value="67.344" calcext:value-type="float">
            <text:p>67.344</text:p>
          </table:table-cell>
          <table:table-cell table:formula="of:=[.G85]*[.R85]" office:value-type="float" office:value="24.109084656" calcext:value-type="float">
            <text:p>24.109084656</text:p>
          </table:table-cell>
          <table:table-cell table:formula="of:=[.E85]*4" office:value-type="float" office:value="53.8752" calcext:value-type="float">
            <text:p>53.875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formula="of:=[.H85]" office:value-type="float" office:value="67.344" calcext:value-type="float">
            <text:p>67.344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</table:table-row>
        <table:table-row table:style-name="ro1">
          <table:table-cell office:value-type="string" calcext:value-type="string">
            <text:p>ch82</text:p>
          </table:table-cell>
          <table:table-cell office:value-type="float" office:value="82" calcext:value-type="float">
            <text:p>82</text:p>
          </table:table-cell>
          <table:table-cell office:value-type="float" office:value="340.717" calcext:value-type="float">
            <text:p>340.717</text:p>
          </table:table-cell>
          <table:table-cell office:value-type="float" office:value="0.0190273" calcext:value-type="float">
            <text:p>0.0190273</text:p>
          </table:table-cell>
          <table:table-cell office:value-type="float" office:value="13.4125" calcext:value-type="float">
            <text:p>13.4125</text:p>
          </table:table-cell>
          <table:table-cell office:value-type="float" office:value="0.0108396" calcext:value-type="float">
            <text:p>0.0108396</text:p>
          </table:table-cell>
          <table:table-cell table:formula="of:=[.E86]*3" office:value-type="float" office:value="40.2375" calcext:value-type="float">
            <text:p>40.2375</text:p>
          </table:table-cell>
          <table:table-cell table:formula="of:=[.E86]*5" office:value-type="float" office:value="67.0625" calcext:value-type="float">
            <text:p>67.0625</text:p>
          </table:table-cell>
          <table:table-cell table:formula="of:=[.G86]*[.R86]" office:value-type="float" office:value="23.4749196375" calcext:value-type="float">
            <text:p>23.4749196375</text:p>
          </table:table-cell>
          <table:table-cell table:formula="of:=[.E86]*4" office:value-type="float" office:value="53.65" calcext:value-type="float">
            <text:p>53.6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formula="of:=[.H86]" office:value-type="float" office:value="67.0625" calcext:value-type="float">
            <text:p>67.0625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</table:table-row>
        <table:table-row table:style-name="ro1">
          <table:table-cell office:value-type="string" calcext:value-type="string">
            <text:p>ch83</text:p>
          </table:table-cell>
          <table:table-cell office:value-type="float" office:value="83" calcext:value-type="float">
            <text:p>83</text:p>
          </table:table-cell>
          <table:table-cell office:value-type="float" office:value="338.045" calcext:value-type="float">
            <text:p>338.045</text:p>
          </table:table-cell>
          <table:table-cell office:value-type="float" office:value="0.0174854" calcext:value-type="float">
            <text:p>0.0174854</text:p>
          </table:table-cell>
          <table:table-cell office:value-type="float" office:value="13.0047" calcext:value-type="float">
            <text:p>13.0047</text:p>
          </table:table-cell>
          <table:table-cell office:value-type="float" office:value="0.0102135" calcext:value-type="float">
            <text:p>0.0102135</text:p>
          </table:table-cell>
          <table:table-cell table:formula="of:=[.E87]*3" office:value-type="float" office:value="39.0141" calcext:value-type="float">
            <text:p>39.0141</text:p>
          </table:table-cell>
          <table:table-cell table:formula="of:=[.E87]*5" office:value-type="float" office:value="65.0235" calcext:value-type="float">
            <text:p>65.0235</text:p>
          </table:table-cell>
          <table:table-cell table:formula="of:=[.G87]*[.R87]" office:value-type="float" office:value="23.4374474763" calcext:value-type="float">
            <text:p>23.4374474763</text:p>
          </table:table-cell>
          <table:table-cell table:formula="of:=[.E87]*4" office:value-type="float" office:value="52.0188" calcext:value-type="float">
            <text:p>52.018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H87]" office:value-type="float" office:value="65.0235" calcext:value-type="float">
            <text:p>65.0235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</table:table-row>
        <table:table-row table:style-name="ro1">
          <table:table-cell office:value-type="string" calcext:value-type="string">
            <text:p>ch84</text:p>
          </table:table-cell>
          <table:table-cell office:value-type="float" office:value="84" calcext:value-type="float">
            <text:p>84</text:p>
          </table:table-cell>
          <table:table-cell office:value-type="float" office:value="349.652" calcext:value-type="float">
            <text:p>349.652</text:p>
          </table:table-cell>
          <table:table-cell office:value-type="float" office:value="0.0224843" calcext:value-type="float">
            <text:p>0.0224843</text:p>
          </table:table-cell>
          <table:table-cell office:value-type="float" office:value="13.5762" calcext:value-type="float">
            <text:p>13.5762</text:p>
          </table:table-cell>
          <table:table-cell office:value-type="float" office:value="0.0122946" calcext:value-type="float">
            <text:p>0.0122946</text:p>
          </table:table-cell>
          <table:table-cell table:formula="of:=[.E88]*3" office:value-type="float" office:value="40.7286" calcext:value-type="float">
            <text:p>40.7286</text:p>
          </table:table-cell>
          <table:table-cell table:formula="of:=[.E88]*5" office:value-type="float" office:value="67.881" calcext:value-type="float">
            <text:p>67.881</text:p>
          </table:table-cell>
          <table:table-cell table:formula="of:=[.G88]*[.R88]" office:value-type="float" office:value="24.1505121132" calcext:value-type="float">
            <text:p>24.1505121132</text:p>
          </table:table-cell>
          <table:table-cell table:formula="of:=[.E88]*4" office:value-type="float" office:value="54.3048" calcext:value-type="float">
            <text:p>54.304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H88]" office:value-type="float" office:value="67.881" calcext:value-type="float">
            <text:p>67.881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</table:table-row>
        <table:table-row table:style-name="ro1">
          <table:table-cell office:value-type="string" calcext:value-type="string">
            <text:p>ch85</text:p>
          </table:table-cell>
          <table:table-cell office:value-type="float" office:value="85" calcext:value-type="float">
            <text:p>85</text:p>
          </table:table-cell>
          <table:table-cell office:value-type="float" office:value="338.054" calcext:value-type="float">
            <text:p>338.054</text:p>
          </table:table-cell>
          <table:table-cell office:value-type="float" office:value="0.0216054" calcext:value-type="float">
            <text:p>0.0216054</text:p>
          </table:table-cell>
          <table:table-cell office:value-type="float" office:value="13.3091" calcext:value-type="float">
            <text:p>13.3091</text:p>
          </table:table-cell>
          <table:table-cell office:value-type="float" office:value="0.0118693" calcext:value-type="float">
            <text:p>0.0118693</text:p>
          </table:table-cell>
          <table:table-cell table:formula="of:=[.E89]*3" office:value-type="float" office:value="39.9273" calcext:value-type="float">
            <text:p>39.9273</text:p>
          </table:table-cell>
          <table:table-cell table:formula="of:=[.E89]*5" office:value-type="float" office:value="66.5455" calcext:value-type="float">
            <text:p>66.5455</text:p>
          </table:table-cell>
          <table:table-cell table:formula="of:=[.G89]*[.R89]" office:value-type="float" office:value="23.4141273387" calcext:value-type="float">
            <text:p>23.4141273387</text:p>
          </table:table-cell>
          <table:table-cell table:formula="of:=[.E89]*4" office:value-type="float" office:value="53.2364" calcext:value-type="float">
            <text:p>53.236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formula="of:=[.H89]" office:value-type="float" office:value="66.5455" calcext:value-type="float">
            <text:p>66.5455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</table:table-row>
        <table:table-row table:style-name="ro1">
          <table:table-cell office:value-type="string" calcext:value-type="string">
            <text:p>ch86</text:p>
          </table:table-cell>
          <table:table-cell office:value-type="float" office:value="86" calcext:value-type="float">
            <text:p>86</text:p>
          </table:table-cell>
          <table:table-cell office:value-type="float" office:value="336.249" calcext:value-type="float">
            <text:p>336.249</text:p>
          </table:table-cell>
          <table:table-cell office:value-type="float" office:value="0.0171391" calcext:value-type="float">
            <text:p>0.0171391</text:p>
          </table:table-cell>
          <table:table-cell office:value-type="float" office:value="13.3811" calcext:value-type="float">
            <text:p>13.3811</text:p>
          </table:table-cell>
          <table:table-cell office:value-type="float" office:value="0.0106812" calcext:value-type="float">
            <text:p>0.0106812</text:p>
          </table:table-cell>
          <table:table-cell table:formula="of:=[.E90]*3" office:value-type="float" office:value="40.1433" calcext:value-type="float">
            <text:p>40.1433</text:p>
          </table:table-cell>
          <table:table-cell table:formula="of:=[.E90]*5" office:value-type="float" office:value="66.9055" calcext:value-type="float">
            <text:p>66.9055</text:p>
          </table:table-cell>
          <table:table-cell table:formula="of:=[.G90]*[.R90]" office:value-type="float" office:value="23.5413959922" calcext:value-type="float">
            <text:p>23.5413959922</text:p>
          </table:table-cell>
          <table:table-cell table:formula="of:=[.E90]*4" office:value-type="float" office:value="53.5244" calcext:value-type="float">
            <text:p>53.524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table:formula="of:=[.H90]" office:value-type="float" office:value="66.9055" calcext:value-type="float">
            <text:p>66.9055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</table:table-row>
        <table:table-row table:style-name="ro1">
          <table:table-cell office:value-type="string" calcext:value-type="string">
            <text:p>ch87</text:p>
          </table:table-cell>
          <table:table-cell office:value-type="float" office:value="87" calcext:value-type="float">
            <text:p>87</text:p>
          </table:table-cell>
          <table:table-cell office:value-type="float" office:value="335.89" calcext:value-type="float">
            <text:p>335.89</text:p>
          </table:table-cell>
          <table:table-cell office:value-type="float" office:value="0.0166147" calcext:value-type="float">
            <text:p>0.0166147</text:p>
          </table:table-cell>
          <table:table-cell office:value-type="float" office:value="13.876" calcext:value-type="float">
            <text:p>13.876</text:p>
          </table:table-cell>
          <table:table-cell office:value-type="float" office:value="0.0109312" calcext:value-type="float">
            <text:p>0.0109312</text:p>
          </table:table-cell>
          <table:table-cell table:formula="of:=[.E91]*3" office:value-type="float" office:value="41.628" calcext:value-type="float">
            <text:p>41.628</text:p>
          </table:table-cell>
          <table:table-cell table:formula="of:=[.E91]*5" office:value-type="float" office:value="69.38" calcext:value-type="float">
            <text:p>69.38</text:p>
          </table:table-cell>
          <table:table-cell table:formula="of:=[.G91]*[.R91]" office:value-type="float" office:value="23.534847708" calcext:value-type="float">
            <text:p>23.534847708</text:p>
          </table:table-cell>
          <table:table-cell table:formula="of:=[.E91]*4" office:value-type="float" office:value="55.504" calcext:value-type="float">
            <text:p>55.5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formula="of:=[.H91]" office:value-type="float" office:value="69.38" calcext:value-type="float">
            <text:p>69.38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</table:table-row>
        <table:table-row table:style-name="ro1">
          <table:table-cell office:value-type="string" calcext:value-type="string">
            <text:p>ch88</text:p>
          </table:table-cell>
          <table:table-cell office:value-type="float" office:value="88" calcext:value-type="float">
            <text:p>88</text:p>
          </table:table-cell>
          <table:table-cell office:value-type="float" office:value="340.496" calcext:value-type="float">
            <text:p>340.496</text:p>
          </table:table-cell>
          <table:table-cell office:value-type="float" office:value="0.023507" calcext:value-type="float">
            <text:p>0.023507</text:p>
          </table:table-cell>
          <table:table-cell office:value-type="float" office:value="13.6828" calcext:value-type="float">
            <text:p>13.6828</text:p>
          </table:table-cell>
          <table:table-cell office:value-type="float" office:value="0.0133782" calcext:value-type="float">
            <text:p>0.0133782</text:p>
          </table:table-cell>
          <table:table-cell table:formula="of:=[.E92]*3" office:value-type="float" office:value="41.0484" calcext:value-type="float">
            <text:p>41.0484</text:p>
          </table:table-cell>
          <table:table-cell table:formula="of:=[.E92]*5" office:value-type="float" office:value="68.414" calcext:value-type="float">
            <text:p>68.414</text:p>
          </table:table-cell>
          <table:table-cell table:formula="of:=[.G92]*[.R92]" office:value-type="float" office:value="23.965697856" calcext:value-type="float">
            <text:p>23.965697856</text:p>
          </table:table-cell>
          <table:table-cell table:formula="of:=[.E92]*4" office:value-type="float" office:value="54.7312" calcext:value-type="float">
            <text:p>54.731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[.H92]" office:value-type="float" office:value="68.414" calcext:value-type="float">
            <text:p>68.414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</table:table-row>
        <table:table-row table:style-name="ro1">
          <table:table-cell office:value-type="string" calcext:value-type="string">
            <text:p>ch89</text:p>
          </table:table-cell>
          <table:table-cell office:value-type="float" office:value="89" calcext:value-type="float">
            <text:p>89</text:p>
          </table:table-cell>
          <table:table-cell office:value-type="float" office:value="341.864" calcext:value-type="float">
            <text:p>341.864</text:p>
          </table:table-cell>
          <table:table-cell office:value-type="float" office:value="0.0233133" calcext:value-type="float">
            <text:p>0.0233133</text:p>
          </table:table-cell>
          <table:table-cell office:value-type="float" office:value="13.7997" calcext:value-type="float">
            <text:p>13.7997</text:p>
          </table:table-cell>
          <table:table-cell office:value-type="float" office:value="0.0135405" calcext:value-type="float">
            <text:p>0.0135405</text:p>
          </table:table-cell>
          <table:table-cell table:formula="of:=[.E93]*3" office:value-type="float" office:value="41.3991" calcext:value-type="float">
            <text:p>41.3991</text:p>
          </table:table-cell>
          <table:table-cell table:formula="of:=[.E93]*5" office:value-type="float" office:value="68.9985" calcext:value-type="float">
            <text:p>68.9985</text:p>
          </table:table-cell>
          <table:table-cell table:formula="of:=[.G93]*[.R93]" office:value-type="float" office:value="23.946067422" calcext:value-type="float">
            <text:p>23.946067422</text:p>
          </table:table-cell>
          <table:table-cell table:formula="of:=[.E93]*4" office:value-type="float" office:value="55.1988" calcext:value-type="float">
            <text:p>55.198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[.H93]" office:value-type="float" office:value="68.9985" calcext:value-type="float">
            <text:p>68.9985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</table:table-row>
        <table:table-row table:style-name="ro1">
          <table:table-cell office:value-type="string" calcext:value-type="string">
            <text:p>ch90</text:p>
          </table:table-cell>
          <table:table-cell office:value-type="float" office:value="90" calcext:value-type="float">
            <text:p>90</text:p>
          </table:table-cell>
          <table:table-cell office:value-type="float" office:value="333.111" calcext:value-type="float">
            <text:p>333.111</text:p>
          </table:table-cell>
          <table:table-cell office:value-type="float" office:value="0.0189215" calcext:value-type="float">
            <text:p>0.0189215</text:p>
          </table:table-cell>
          <table:table-cell office:value-type="float" office:value="13.039" calcext:value-type="float">
            <text:p>13.039</text:p>
          </table:table-cell>
          <table:table-cell office:value-type="float" office:value="0.0114876" calcext:value-type="float">
            <text:p>0.0114876</text:p>
          </table:table-cell>
          <table:table-cell table:formula="of:=[.E94]*3" office:value-type="float" office:value="39.117" calcext:value-type="float">
            <text:p>39.117</text:p>
          </table:table-cell>
          <table:table-cell table:formula="of:=[.E94]*5" office:value-type="float" office:value="65.195" calcext:value-type="float">
            <text:p>65.195</text:p>
          </table:table-cell>
          <table:table-cell table:formula="of:=[.G94]*[.R94]" office:value-type="float" office:value="23.847952869" calcext:value-type="float">
            <text:p>23.847952869</text:p>
          </table:table-cell>
          <table:table-cell table:formula="of:=[.E94]*4" office:value-type="float" office:value="52.156" calcext:value-type="float">
            <text:p>52.1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[.H94]" office:value-type="float" office:value="65.195" calcext:value-type="float">
            <text:p>65.195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</table:table-row>
        <table:table-row table:style-name="ro1">
          <table:table-cell office:value-type="string" calcext:value-type="string">
            <text:p>ch91</text:p>
          </table:table-cell>
          <table:table-cell office:value-type="float" office:value="91" calcext:value-type="float">
            <text:p>91</text:p>
          </table:table-cell>
          <table:table-cell office:value-type="float" office:value="326.105" calcext:value-type="float">
            <text:p>326.105</text:p>
          </table:table-cell>
          <table:table-cell office:value-type="float" office:value="0.0218398" calcext:value-type="float">
            <text:p>0.0218398</text:p>
          </table:table-cell>
          <table:table-cell office:value-type="float" office:value="14.1325" calcext:value-type="float">
            <text:p>14.1325</text:p>
          </table:table-cell>
          <table:table-cell office:value-type="float" office:value="0.0129653" calcext:value-type="float">
            <text:p>0.0129653</text:p>
          </table:table-cell>
          <table:table-cell table:formula="of:=[.E95]*3" office:value-type="float" office:value="42.3975" calcext:value-type="float">
            <text:p>42.3975</text:p>
          </table:table-cell>
          <table:table-cell table:formula="of:=[.E95]*5" office:value-type="float" office:value="70.6625" calcext:value-type="float">
            <text:p>70.6625</text:p>
          </table:table-cell>
          <table:table-cell table:formula="of:=[.G95]*[.R95]" office:value-type="float" office:value="23.76617301" calcext:value-type="float">
            <text:p>23.76617301</text:p>
          </table:table-cell>
          <table:table-cell table:formula="of:=[.E95]*4" office:value-type="float" office:value="56.53" calcext:value-type="float">
            <text:p>56.5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[.H95]" office:value-type="float" office:value="70.6625" calcext:value-type="float">
            <text:p>70.6625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</table:table-row>
        <table:table-row table:style-name="ro1">
          <table:table-cell office:value-type="string" calcext:value-type="string">
            <text:p>ch92</text:p>
          </table:table-cell>
          <table:table-cell office:value-type="float" office:value="92" calcext:value-type="float">
            <text:p>92</text:p>
          </table:table-cell>
          <table:table-cell office:value-type="float" office:value="324.518" calcext:value-type="float">
            <text:p>324.518</text:p>
          </table:table-cell>
          <table:table-cell office:value-type="float" office:value="0.0256811" calcext:value-type="float">
            <text:p>0.0256811</text:p>
          </table:table-cell>
          <table:table-cell office:value-type="float" office:value="15.2933" calcext:value-type="float">
            <text:p>15.2933</text:p>
          </table:table-cell>
          <table:table-cell office:value-type="float" office:value="0.0145101" calcext:value-type="float">
            <text:p>0.0145101</text:p>
          </table:table-cell>
          <table:table-cell table:formula="of:=[.E96]*3" office:value-type="float" office:value="45.8799" calcext:value-type="float">
            <text:p>45.8799</text:p>
          </table:table-cell>
          <table:table-cell table:formula="of:=[.E96]*5" office:value-type="float" office:value="76.4665" calcext:value-type="float">
            <text:p>76.4665</text:p>
          </table:table-cell>
          <table:table-cell table:formula="of:=[.G96]*[.R96]" office:value-type="float" office:value="24.3093273753" calcext:value-type="float">
            <text:p>24.3093273753</text:p>
          </table:table-cell>
          <table:table-cell table:formula="of:=[.E96]*4" office:value-type="float" office:value="61.1732" calcext:value-type="float">
            <text:p>61.173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[.H96]" office:value-type="float" office:value="76.4665" calcext:value-type="float">
            <text:p>76.4665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</table:table-row>
        <table:table-row table:style-name="ro1">
          <table:table-cell office:value-type="string" calcext:value-type="string">
            <text:p>ch93</text:p>
          </table:table-cell>
          <table:table-cell office:value-type="float" office:value="93" calcext:value-type="float">
            <text:p>93</text:p>
          </table:table-cell>
          <table:table-cell office:value-type="float" office:value="326.309" calcext:value-type="float">
            <text:p>326.309</text:p>
          </table:table-cell>
          <table:table-cell office:value-type="float" office:value="0.0201157" calcext:value-type="float">
            <text:p>0.0201157</text:p>
          </table:table-cell>
          <table:table-cell office:value-type="float" office:value="14.1741" calcext:value-type="float">
            <text:p>14.1741</text:p>
          </table:table-cell>
          <table:table-cell office:value-type="float" office:value="0.012006" calcext:value-type="float">
            <text:p>0.012006</text:p>
          </table:table-cell>
          <table:table-cell table:formula="of:=[.E97]*3" office:value-type="float" office:value="42.5223" calcext:value-type="float">
            <text:p>42.5223</text:p>
          </table:table-cell>
          <table:table-cell table:formula="of:=[.E97]*5" office:value-type="float" office:value="70.8705" calcext:value-type="float">
            <text:p>70.8705</text:p>
          </table:table-cell>
          <table:table-cell table:formula="of:=[.G97]*[.R97]" office:value-type="float" office:value="24.1988881401" calcext:value-type="float">
            <text:p>24.1988881401</text:p>
          </table:table-cell>
          <table:table-cell table:formula="of:=[.E97]*4" office:value-type="float" office:value="56.6964" calcext:value-type="float">
            <text:p>56.696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[.H97]" office:value-type="float" office:value="70.8705" calcext:value-type="float">
            <text:p>70.8705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</table:table-row>
        <table:table-row table:style-name="ro1">
          <table:table-cell office:value-type="string" calcext:value-type="string">
            <text:p>ch94</text:p>
          </table:table-cell>
          <table:table-cell office:value-type="float" office:value="94" calcext:value-type="float">
            <text:p>94</text:p>
          </table:table-cell>
          <table:table-cell office:value-type="float" office:value="329.359" calcext:value-type="float">
            <text:p>329.359</text:p>
          </table:table-cell>
          <table:table-cell office:value-type="float" office:value="0.0197726" calcext:value-type="float">
            <text:p>0.0197726</text:p>
          </table:table-cell>
          <table:table-cell office:value-type="float" office:value="13.6597" calcext:value-type="float">
            <text:p>13.6597</text:p>
          </table:table-cell>
          <table:table-cell office:value-type="float" office:value="0.0115624" calcext:value-type="float">
            <text:p>0.0115624</text:p>
          </table:table-cell>
          <table:table-cell table:formula="of:=[.E98]*3" office:value-type="float" office:value="40.9791" calcext:value-type="float">
            <text:p>40.9791</text:p>
          </table:table-cell>
          <table:table-cell table:formula="of:=[.E98]*5" office:value-type="float" office:value="68.2985" calcext:value-type="float">
            <text:p>68.2985</text:p>
          </table:table-cell>
          <table:table-cell table:formula="of:=[.G98]*[.R98]" office:value-type="float" office:value="24.2141813781" calcext:value-type="float">
            <text:p>24.2141813781</text:p>
          </table:table-cell>
          <table:table-cell table:formula="of:=[.E98]*4" office:value-type="float" office:value="54.6388" calcext:value-type="float">
            <text:p>54.638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[.H98]" office:value-type="float" office:value="68.2985" calcext:value-type="float">
            <text:p>68.2985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</table:table-row>
        <table:table-row table:style-name="ro1">
          <table:table-cell office:value-type="string" calcext:value-type="string">
            <text:p>ch95</text:p>
          </table:table-cell>
          <table:table-cell office:value-type="float" office:value="95" calcext:value-type="float">
            <text:p>95</text:p>
          </table:table-cell>
          <table:table-cell office:value-type="float" office:value="335.781" calcext:value-type="float">
            <text:p>335.781</text:p>
          </table:table-cell>
          <table:table-cell office:value-type="float" office:value="0.0203409" calcext:value-type="float">
            <text:p>0.0203409</text:p>
          </table:table-cell>
          <table:table-cell office:value-type="float" office:value="14.9693" calcext:value-type="float">
            <text:p>14.9693</text:p>
          </table:table-cell>
          <table:table-cell office:value-type="float" office:value="0.0120278" calcext:value-type="float">
            <text:p>0.0120278</text:p>
          </table:table-cell>
          <table:table-cell table:formula="of:=[.E99]*3" office:value-type="float" office:value="44.9079" calcext:value-type="float">
            <text:p>44.9079</text:p>
          </table:table-cell>
          <table:table-cell table:formula="of:=[.E99]*5" office:value-type="float" office:value="74.8465" calcext:value-type="float">
            <text:p>74.8465</text:p>
          </table:table-cell>
          <table:table-cell table:formula="of:=[.G99]*[.R99]" office:value-type="float" office:value="26.7432382527" calcext:value-type="float">
            <text:p>26.7432382527</text:p>
          </table:table-cell>
          <table:table-cell table:formula="of:=[.E99]*4" office:value-type="float" office:value="59.8772" calcext:value-type="float">
            <text:p>59.877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[.H99]" office:value-type="float" office:value="74.8465" calcext:value-type="float">
            <text:p>74.8465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</table:table-row>
        <table:table-row table:style-name="ro1">
          <table:table-cell office:value-type="string" calcext:value-type="string">
            <text:p>ch96</text:p>
          </table:table-cell>
          <table:table-cell office:value-type="float" office:value="96" calcext:value-type="float">
            <text:p>96</text:p>
          </table:table-cell>
          <table:table-cell office:value-type="float" office:value="322.774" calcext:value-type="float">
            <text:p>322.774</text:p>
          </table:table-cell>
          <table:table-cell office:value-type="float" office:value="0.0128695" calcext:value-type="float">
            <text:p>0.0128695</text:p>
          </table:table-cell>
          <table:table-cell office:value-type="float" office:value="11.2354" calcext:value-type="float">
            <text:p>11.2354</text:p>
          </table:table-cell>
          <table:table-cell office:value-type="float" office:value="0.00805513" calcext:value-type="float">
            <text:p>0.00805513</text:p>
          </table:table-cell>
          <table:table-cell table:formula="of:=[.E100]*3" office:value-type="float" office:value="33.7062" calcext:value-type="float">
            <text:p>33.7062</text:p>
          </table:table-cell>
          <table:table-cell table:formula="of:=[.E100]*5" office:value-type="float" office:value="56.177" calcext:value-type="float">
            <text:p>56.177</text:p>
          </table:table-cell>
          <table:table-cell table:formula="of:=[.G100]*[.R100]" office:value-type="float" office:value="38.043850878" calcext:value-type="float">
            <text:p>38.043850878</text:p>
          </table:table-cell>
          <table:table-cell table:formula="of:=[.E100]*4" office:value-type="float" office:value="44.9416" calcext:value-type="float">
            <text:p>44.941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-16.1703" calcext:value-type="float">
            <text:p>-16.1703</text:p>
          </table:table-cell>
          <table:table-cell office:value-type="float" office:value="1.12869" calcext:value-type="float">
            <text:p>1.1286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100]" office:value-type="float" office:value="56.177" calcext:value-type="float">
            <text:p>56.177</text:p>
          </table:table-cell>
          <table:table-cell office:value-type="float" office:value="-16.1703" calcext:value-type="float">
            <text:p>-16.1703</text:p>
          </table:table-cell>
          <table:table-cell office:value-type="float" office:value="1.12869" calcext:value-type="float">
            <text:p>1.12869</text:p>
          </table:table-cell>
        </table:table-row>
        <table:table-row table:style-name="ro1">
          <table:table-cell office:value-type="string" calcext:value-type="string">
            <text:p>ch97</text:p>
          </table:table-cell>
          <table:table-cell office:value-type="float" office:value="97" calcext:value-type="float">
            <text:p>97</text:p>
          </table:table-cell>
          <table:table-cell office:value-type="float" office:value="335.709" calcext:value-type="float">
            <text:p>335.709</text:p>
          </table:table-cell>
          <table:table-cell office:value-type="float" office:value="0.0315016" calcext:value-type="float">
            <text:p>0.0315016</text:p>
          </table:table-cell>
          <table:table-cell office:value-type="float" office:value="15.5776" calcext:value-type="float">
            <text:p>15.5776</text:p>
          </table:table-cell>
          <table:table-cell office:value-type="float" office:value="0.0157823" calcext:value-type="float">
            <text:p>0.0157823</text:p>
          </table:table-cell>
          <table:table-cell table:formula="of:=[.E101]*3" office:value-type="float" office:value="46.7328" calcext:value-type="float">
            <text:p>46.7328</text:p>
          </table:table-cell>
          <table:table-cell table:formula="of:=[.E101]*5" office:value-type="float" office:value="77.888" calcext:value-type="float">
            <text:p>77.888</text:p>
          </table:table-cell>
          <table:table-cell table:formula="of:=[.G101]*[.R101]" office:value-type="float" office:value="29.1593511552" calcext:value-type="float">
            <text:p>29.1593511552</text:p>
          </table:table-cell>
          <table:table-cell table:formula="of:=[.E101]*4" office:value-type="float" office:value="62.3104" calcext:value-type="float">
            <text:p>62.310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623959" calcext:value-type="float">
            <text:p>0.6239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H101]" office:value-type="float" office:value="77.888" calcext:value-type="float">
            <text:p>77.888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623959" calcext:value-type="float">
            <text:p>0.623959</text:p>
          </table:table-cell>
        </table:table-row>
        <table:table-row table:style-name="ro1">
          <table:table-cell office:value-type="string" calcext:value-type="string">
            <text:p>ch98</text:p>
          </table:table-cell>
          <table:table-cell office:value-type="float" office:value="98" calcext:value-type="float">
            <text:p>98</text:p>
          </table:table-cell>
          <table:table-cell office:value-type="float" office:value="361.549" calcext:value-type="float">
            <text:p>361.549</text:p>
          </table:table-cell>
          <table:table-cell office:value-type="float" office:value="0.0252397" calcext:value-type="float">
            <text:p>0.0252397</text:p>
          </table:table-cell>
          <table:table-cell office:value-type="float" office:value="14.3391" calcext:value-type="float">
            <text:p>14.3391</text:p>
          </table:table-cell>
          <table:table-cell office:value-type="float" office:value="0.0135567" calcext:value-type="float">
            <text:p>0.0135567</text:p>
          </table:table-cell>
          <table:table-cell table:formula="of:=[.E102]*3" office:value-type="float" office:value="43.0173" calcext:value-type="float">
            <text:p>43.0173</text:p>
          </table:table-cell>
          <table:table-cell table:formula="of:=[.E102]*5" office:value-type="float" office:value="71.6955" calcext:value-type="float">
            <text:p>71.6955</text:p>
          </table:table-cell>
          <table:table-cell table:formula="of:=[.G102]*[.R102]" office:value-type="float" office:value="34.7151761865" calcext:value-type="float">
            <text:p>34.7151761865</text:p>
          </table:table-cell>
          <table:table-cell table:formula="of:=[.E102]*4" office:value-type="float" office:value="57.3564" calcext:value-type="float">
            <text:p>57.3564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0.485287" calcext:value-type="float">
            <text:p>-0.485287</text:p>
          </table:table-cell>
          <table:table-cell office:value-type="float" office:value="0.807005" calcext:value-type="float">
            <text:p>0.8070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H102]" office:value-type="float" office:value="71.6955" calcext:value-type="float">
            <text:p>71.6955</text:p>
          </table:table-cell>
          <table:table-cell office:value-type="float" office:value="-0.485287" calcext:value-type="float">
            <text:p>-0.485287</text:p>
          </table:table-cell>
          <table:table-cell office:value-type="float" office:value="0.807005" calcext:value-type="float">
            <text:p>0.807005</text:p>
          </table:table-cell>
        </table:table-row>
        <table:table-row table:style-name="ro1">
          <table:table-cell office:value-type="string" calcext:value-type="string">
            <text:p>ch99</text:p>
          </table:table-cell>
          <table:table-cell office:value-type="float" office:value="99" calcext:value-type="float">
            <text:p>99</text:p>
          </table:table-cell>
          <table:table-cell office:value-type="float" office:value="348.887" calcext:value-type="float">
            <text:p>348.887</text:p>
          </table:table-cell>
          <table:table-cell office:value-type="float" office:value="0.0231502" calcext:value-type="float">
            <text:p>0.0231502</text:p>
          </table:table-cell>
          <table:table-cell office:value-type="float" office:value="14.2377" calcext:value-type="float">
            <text:p>14.2377</text:p>
          </table:table-cell>
          <table:table-cell office:value-type="float" office:value="0.0130181" calcext:value-type="float">
            <text:p>0.0130181</text:p>
          </table:table-cell>
          <table:table-cell table:formula="of:=[.E103]*3" office:value-type="float" office:value="42.7131" calcext:value-type="float">
            <text:p>42.7131</text:p>
          </table:table-cell>
          <table:table-cell table:formula="of:=[.E103]*5" office:value-type="float" office:value="71.1885" calcext:value-type="float">
            <text:p>71.1885</text:p>
          </table:table-cell>
          <table:table-cell table:formula="of:=[.G103]*[.R103]" office:value-type="float" office:value="33.7767933573" calcext:value-type="float">
            <text:p>33.7767933573</text:p>
          </table:table-cell>
          <table:table-cell table:formula="of:=[.E103]*4" office:value-type="float" office:value="56.9508" calcext:value-type="float">
            <text:p>56.9508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0.790783" calcext:value-type="float">
            <text:p>0.79078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H103]" office:value-type="float" office:value="71.1885" calcext:value-type="float">
            <text:p>71.1885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0.790783" calcext:value-type="float">
            <text:p>0.790783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100" calcext:value-type="float">
            <text:p>100</text:p>
          </table:table-cell>
          <table:table-cell office:value-type="float" office:value="339.776" calcext:value-type="float">
            <text:p>339.776</text:p>
          </table:table-cell>
          <table:table-cell office:value-type="float" office:value="0.0269985" calcext:value-type="float">
            <text:p>0.0269985</text:p>
          </table:table-cell>
          <table:table-cell office:value-type="float" office:value="15.1327" calcext:value-type="float">
            <text:p>15.1327</text:p>
          </table:table-cell>
          <table:table-cell office:value-type="float" office:value="0.0149466" calcext:value-type="float">
            <text:p>0.0149466</text:p>
          </table:table-cell>
          <table:table-cell table:formula="of:=[.E104]*3" office:value-type="float" office:value="45.3981" calcext:value-type="float">
            <text:p>45.3981</text:p>
          </table:table-cell>
          <table:table-cell table:formula="of:=[.E104]*5" office:value-type="float" office:value="75.6635" calcext:value-type="float">
            <text:p>75.6635</text:p>
          </table:table-cell>
          <table:table-cell table:formula="of:=[.G104]*[.R104]" office:value-type="float" office:value="35.6015532048" calcext:value-type="float">
            <text:p>35.6015532048</text:p>
          </table:table-cell>
          <table:table-cell table:formula="of:=[.E104]*4" office:value-type="float" office:value="60.5308" calcext:value-type="float">
            <text:p>60.53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-0.185877" calcext:value-type="float">
            <text:p>-0.185877</text:p>
          </table:table-cell>
          <table:table-cell office:value-type="float" office:value="0.784208" calcext:value-type="float">
            <text:p>0.784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H104]" office:value-type="float" office:value="75.6635" calcext:value-type="float">
            <text:p>75.6635</text:p>
          </table:table-cell>
          <table:table-cell office:value-type="float" office:value="-0.185877" calcext:value-type="float">
            <text:p>-0.185877</text:p>
          </table:table-cell>
          <table:table-cell office:value-type="float" office:value="0.784208" calcext:value-type="float">
            <text:p>0.784208</text:p>
          </table:table-cell>
        </table:table-row>
        <table:table-row table:style-name="ro1">
          <table:table-cell office:value-type="string" calcext:value-type="string">
            <text:p>ch101</text:p>
          </table:table-cell>
          <table:table-cell office:value-type="float" office:value="101" calcext:value-type="float">
            <text:p>101</text:p>
          </table:table-cell>
          <table:table-cell office:value-type="float" office:value="341.238" calcext:value-type="float">
            <text:p>341.238</text:p>
          </table:table-cell>
          <table:table-cell office:value-type="float" office:value="0.0282718" calcext:value-type="float">
            <text:p>0.0282718</text:p>
          </table:table-cell>
          <table:table-cell office:value-type="float" office:value="15.5813" calcext:value-type="float">
            <text:p>15.5813</text:p>
          </table:table-cell>
          <table:table-cell office:value-type="float" office:value="0.0158514" calcext:value-type="float">
            <text:p>0.0158514</text:p>
          </table:table-cell>
          <table:table-cell table:formula="of:=[.E105]*3" office:value-type="float" office:value="46.7439" calcext:value-type="float">
            <text:p>46.7439</text:p>
          </table:table-cell>
          <table:table-cell table:formula="of:=[.E105]*5" office:value-type="float" office:value="77.9065" calcext:value-type="float">
            <text:p>77.9065</text:p>
          </table:table-cell>
          <table:table-cell table:formula="of:=[.G105]*[.R105]" office:value-type="float" office:value="36.1056895185" calcext:value-type="float">
            <text:p>36.1056895185</text:p>
          </table:table-cell>
          <table:table-cell table:formula="of:=[.E105]*4" office:value-type="float" office:value="62.3252" calcext:value-type="float">
            <text:p>62.32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0.195008" calcext:value-type="float">
            <text:p>0.195008</text:p>
          </table:table-cell>
          <table:table-cell office:value-type="float" office:value="0.772415" calcext:value-type="float">
            <text:p>0.77241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H105]" office:value-type="float" office:value="77.9065" calcext:value-type="float">
            <text:p>77.9065</text:p>
          </table:table-cell>
          <table:table-cell office:value-type="float" office:value="0.195008" calcext:value-type="float">
            <text:p>0.195008</text:p>
          </table:table-cell>
          <table:table-cell office:value-type="float" office:value="0.772415" calcext:value-type="float">
            <text:p>0.772415</text:p>
          </table:table-cell>
        </table:table-row>
        <table:table-row table:style-name="ro1">
          <table:table-cell office:value-type="string" calcext:value-type="string">
            <text:p>ch102</text:p>
          </table:table-cell>
          <table:table-cell office:value-type="float" office:value="102" calcext:value-type="float">
            <text:p>102</text:p>
          </table:table-cell>
          <table:table-cell office:value-type="float" office:value="335.626" calcext:value-type="float">
            <text:p>335.626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15.8783" calcext:value-type="float">
            <text:p>15.8783</text:p>
          </table:table-cell>
          <table:table-cell office:value-type="float" office:value="0.01766" calcext:value-type="float">
            <text:p>0.01766</text:p>
          </table:table-cell>
          <table:table-cell table:formula="of:=[.E106]*3" office:value-type="float" office:value="47.6349" calcext:value-type="float">
            <text:p>47.6349</text:p>
          </table:table-cell>
          <table:table-cell table:formula="of:=[.E106]*5" office:value-type="float" office:value="79.3915" calcext:value-type="float">
            <text:p>79.3915</text:p>
          </table:table-cell>
          <table:table-cell table:formula="of:=[.G106]*[.R106]" office:value-type="float" office:value="38.0760522519" calcext:value-type="float">
            <text:p>38.0760522519</text:p>
          </table:table-cell>
          <table:table-cell table:formula="of:=[.E106]*4" office:value-type="float" office:value="63.5132" calcext:value-type="float">
            <text:p>63.513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.0863368" calcext:value-type="float">
            <text:p>0.0863368</text:p>
          </table:table-cell>
          <table:table-cell office:value-type="float" office:value="0.799331" calcext:value-type="float">
            <text:p>0.7993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H106]" office:value-type="float" office:value="79.3915" calcext:value-type="float">
            <text:p>79.3915</text:p>
          </table:table-cell>
          <table:table-cell office:value-type="float" office:value="0.0863368" calcext:value-type="float">
            <text:p>0.0863368</text:p>
          </table:table-cell>
          <table:table-cell office:value-type="float" office:value="0.799331" calcext:value-type="float">
            <text:p>0.799331</text:p>
          </table:table-cell>
        </table:table-row>
        <table:table-row table:style-name="ro1">
          <table:table-cell office:value-type="string" calcext:value-type="string">
            <text:p>ch103</text:p>
          </table:table-cell>
          <table:table-cell office:value-type="float" office:value="103" calcext:value-type="float">
            <text:p>103</text:p>
          </table:table-cell>
          <table:table-cell office:value-type="float" office:value="344.043" calcext:value-type="float">
            <text:p>344.043</text:p>
          </table:table-cell>
          <table:table-cell office:value-type="float" office:value="0.0295653" calcext:value-type="float">
            <text:p>0.0295653</text:p>
          </table:table-cell>
          <table:table-cell office:value-type="float" office:value="16.4367" calcext:value-type="float">
            <text:p>16.4367</text:p>
          </table:table-cell>
          <table:table-cell office:value-type="float" office:value="0.0166318" calcext:value-type="float">
            <text:p>0.0166318</text:p>
          </table:table-cell>
          <table:table-cell table:formula="of:=[.E107]*3" office:value-type="float" office:value="49.3101" calcext:value-type="float">
            <text:p>49.3101</text:p>
          </table:table-cell>
          <table:table-cell table:formula="of:=[.E107]*5" office:value-type="float" office:value="82.1835" calcext:value-type="float">
            <text:p>82.1835</text:p>
          </table:table-cell>
          <table:table-cell table:formula="of:=[.G107]*[.R107]" office:value-type="float" office:value="37.481593212" calcext:value-type="float">
            <text:p>37.481593212</text:p>
          </table:table-cell>
          <table:table-cell table:formula="of:=[.E107]*4" office:value-type="float" office:value="65.7468" calcext:value-type="float">
            <text:p>65.746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6012" calcext:value-type="float">
            <text:p>0.760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H107]" office:value-type="float" office:value="82.1835" calcext:value-type="float">
            <text:p>82.1835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6012" calcext:value-type="float">
            <text:p>0.76012</text:p>
          </table:table-cell>
        </table:table-row>
        <table:table-row table:style-name="ro1">
          <table:table-cell office:value-type="string" calcext:value-type="string">
            <text:p>ch104</text:p>
          </table:table-cell>
          <table:table-cell office:value-type="float" office:value="104" calcext:value-type="float">
            <text:p>104</text:p>
          </table:table-cell>
          <table:table-cell office:value-type="float" office:value="359.05" calcext:value-type="float">
            <text:p>359.05</text:p>
          </table:table-cell>
          <table:table-cell office:value-type="float" office:value="0.0276114" calcext:value-type="float">
            <text:p>0.0276114</text:p>
          </table:table-cell>
          <table:table-cell office:value-type="float" office:value="15.8845" calcext:value-type="float">
            <text:p>15.8845</text:p>
          </table:table-cell>
          <table:table-cell office:value-type="float" office:value="0.0157692" calcext:value-type="float">
            <text:p>0.0157692</text:p>
          </table:table-cell>
          <table:table-cell table:formula="of:=[.E108]*3" office:value-type="float" office:value="47.6535" calcext:value-type="float">
            <text:p>47.6535</text:p>
          </table:table-cell>
          <table:table-cell table:formula="of:=[.E108]*5" office:value-type="float" office:value="79.4225" calcext:value-type="float">
            <text:p>79.4225</text:p>
          </table:table-cell>
          <table:table-cell table:formula="of:=[.G108]*[.R108]" office:value-type="float" office:value="37.941049551" calcext:value-type="float">
            <text:p>37.941049551</text:p>
          </table:table-cell>
          <table:table-cell table:formula="of:=[.E108]*4" office:value-type="float" office:value="63.538" calcext:value-type="float">
            <text:p>63.53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796186" calcext:value-type="float">
            <text:p>0.796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H108]" office:value-type="float" office:value="79.4225" calcext:value-type="float">
            <text:p>79.4225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796186" calcext:value-type="float">
            <text:p>0.796186</text:p>
          </table:table-cell>
        </table:table-row>
        <table:table-row table:style-name="ro1">
          <table:table-cell office:value-type="string" calcext:value-type="string">
            <text:p>ch105</text:p>
          </table:table-cell>
          <table:table-cell office:value-type="float" office:value="105" calcext:value-type="float">
            <text:p>105</text:p>
          </table:table-cell>
          <table:table-cell office:value-type="float" office:value="345.756" calcext:value-type="float">
            <text:p>345.756</text:p>
          </table:table-cell>
          <table:table-cell office:value-type="float" office:value="0.0263428" calcext:value-type="float">
            <text:p>0.0263428</text:p>
          </table:table-cell>
          <table:table-cell office:value-type="float" office:value="16.2917" calcext:value-type="float">
            <text:p>16.2917</text:p>
          </table:table-cell>
          <table:table-cell office:value-type="float" office:value="0.0152481" calcext:value-type="float">
            <text:p>0.0152481</text:p>
          </table:table-cell>
          <table:table-cell table:formula="of:=[.E109]*3" office:value-type="float" office:value="48.8751" calcext:value-type="float">
            <text:p>48.8751</text:p>
          </table:table-cell>
          <table:table-cell table:formula="of:=[.E109]*5" office:value-type="float" office:value="81.4585" calcext:value-type="float">
            <text:p>81.4585</text:p>
          </table:table-cell>
          <table:table-cell table:formula="of:=[.G109]*[.R109]" office:value-type="float" office:value="37.4901830811" calcext:value-type="float">
            <text:p>37.4901830811</text:p>
          </table:table-cell>
          <table:table-cell table:formula="of:=[.E109]*4" office:value-type="float" office:value="65.1668" calcext:value-type="float">
            <text:p>65.166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-0.0433055" calcext:value-type="float">
            <text:p>-0.0433055</text:p>
          </table:table-cell>
          <table:table-cell office:value-type="float" office:value="0.767061" calcext:value-type="float">
            <text:p>0.76706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09]" office:value-type="float" office:value="81.4585" calcext:value-type="float">
            <text:p>81.4585</text:p>
          </table:table-cell>
          <table:table-cell office:value-type="float" office:value="-0.0433055" calcext:value-type="float">
            <text:p>-0.0433055</text:p>
          </table:table-cell>
          <table:table-cell office:value-type="float" office:value="0.767061" calcext:value-type="float">
            <text:p>0.767061</text:p>
          </table:table-cell>
        </table:table-row>
        <table:table-row table:style-name="ro1">
          <table:table-cell office:value-type="string" calcext:value-type="string">
            <text:p>ch106</text:p>
          </table:table-cell>
          <table:table-cell office:value-type="float" office:value="106" calcext:value-type="float">
            <text:p>106</text:p>
          </table:table-cell>
          <table:table-cell office:value-type="float" office:value="350.692" calcext:value-type="float">
            <text:p>350.692</text:p>
          </table:table-cell>
          <table:table-cell office:value-type="float" office:value="0.0254783" calcext:value-type="float">
            <text:p>0.0254783</text:p>
          </table:table-cell>
          <table:table-cell office:value-type="float" office:value="15.6571" calcext:value-type="float">
            <text:p>15.6571</text:p>
          </table:table-cell>
          <table:table-cell office:value-type="float" office:value="0.0144318" calcext:value-type="float">
            <text:p>0.0144318</text:p>
          </table:table-cell>
          <table:table-cell table:formula="of:=[.E110]*3" office:value-type="float" office:value="46.9713" calcext:value-type="float">
            <text:p>46.9713</text:p>
          </table:table-cell>
          <table:table-cell table:formula="of:=[.E110]*5" office:value-type="float" office:value="78.2855" calcext:value-type="float">
            <text:p>78.2855</text:p>
          </table:table-cell>
          <table:table-cell table:formula="of:=[.G110]*[.R110]" office:value-type="float" office:value="36.7285034655" calcext:value-type="float">
            <text:p>36.7285034655</text:p>
          </table:table-cell>
          <table:table-cell table:formula="of:=[.E110]*4" office:value-type="float" office:value="62.6284" calcext:value-type="float">
            <text:p>62.628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781935" calcext:value-type="float">
            <text:p>0.78193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[.H110]" office:value-type="float" office:value="78.2855" calcext:value-type="float">
            <text:p>78.2855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781935" calcext:value-type="float">
            <text:p>0.781935</text:p>
          </table:table-cell>
        </table:table-row>
        <table:table-row table:style-name="ro1">
          <table:table-cell office:value-type="string" calcext:value-type="string">
            <text:p>ch107</text:p>
          </table:table-cell>
          <table:table-cell office:value-type="float" office:value="107" calcext:value-type="float">
            <text:p>107</text:p>
          </table:table-cell>
          <table:table-cell office:value-type="float" office:value="347.634" calcext:value-type="float">
            <text:p>347.634</text:p>
          </table:table-cell>
          <table:table-cell office:value-type="float" office:value="0.0226297" calcext:value-type="float">
            <text:p>0.0226297</text:p>
          </table:table-cell>
          <table:table-cell office:value-type="float" office:value="15.0634" calcext:value-type="float">
            <text:p>15.0634</text:p>
          </table:table-cell>
          <table:table-cell office:value-type="float" office:value="0.0129274" calcext:value-type="float">
            <text:p>0.0129274</text:p>
          </table:table-cell>
          <table:table-cell table:formula="of:=[.E111]*3" office:value-type="float" office:value="45.1902" calcext:value-type="float">
            <text:p>45.1902</text:p>
          </table:table-cell>
          <table:table-cell table:formula="of:=[.E111]*5" office:value-type="float" office:value="75.317" calcext:value-type="float">
            <text:p>75.317</text:p>
          </table:table-cell>
          <table:table-cell table:formula="of:=[.G111]*[.R111]" office:value-type="float" office:value="36.418556229" calcext:value-type="float">
            <text:p>36.418556229</text:p>
          </table:table-cell>
          <table:table-cell table:formula="of:=[.E111]*4" office:value-type="float" office:value="60.2536" calcext:value-type="float">
            <text:p>60.2536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.263517" calcext:value-type="float">
            <text:p>0.263517</text:p>
          </table:table-cell>
          <table:table-cell office:value-type="float" office:value="0.805895" calcext:value-type="float">
            <text:p>0.8058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[.H111]" office:value-type="float" office:value="75.317" calcext:value-type="float">
            <text:p>75.317</text:p>
          </table:table-cell>
          <table:table-cell office:value-type="float" office:value="0.263517" calcext:value-type="float">
            <text:p>0.263517</text:p>
          </table:table-cell>
          <table:table-cell office:value-type="float" office:value="0.805895" calcext:value-type="float">
            <text:p>0.805895</text:p>
          </table:table-cell>
        </table:table-row>
        <table:table-row table:style-name="ro1">
          <table:table-cell office:value-type="string" calcext:value-type="string">
            <text:p>ch108</text:p>
          </table:table-cell>
          <table:table-cell office:value-type="float" office:value="108" calcext:value-type="float">
            <text:p>108</text:p>
          </table:table-cell>
          <table:table-cell office:value-type="float" office:value="334.259" calcext:value-type="float">
            <text:p>334.259</text:p>
          </table:table-cell>
          <table:table-cell office:value-type="float" office:value="0.022131" calcext:value-type="float">
            <text:p>0.022131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0.0127797" calcext:value-type="float">
            <text:p>0.0127797</text:p>
          </table:table-cell>
          <table:table-cell table:formula="of:=[.E112]*3" office:value-type="float" office:value="46.2918" calcext:value-type="float">
            <text:p>46.2918</text:p>
          </table:table-cell>
          <table:table-cell table:formula="of:=[.E112]*5" office:value-type="float" office:value="77.153" calcext:value-type="float">
            <text:p>77.153</text:p>
          </table:table-cell>
          <table:table-cell table:formula="of:=[.G112]*[.R112]" office:value-type="float" office:value="35.9686823082" calcext:value-type="float">
            <text:p>35.9686823082</text:p>
          </table:table-cell>
          <table:table-cell table:formula="of:=[.E112]*4" office:value-type="float" office:value="61.7224" calcext:value-type="float">
            <text:p>61.722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776999" calcext:value-type="float">
            <text:p>0.77699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H112]" office:value-type="float" office:value="77.153" calcext:value-type="float">
            <text:p>77.153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776999" calcext:value-type="float">
            <text:p>0.776999</text:p>
          </table:table-cell>
        </table:table-row>
        <table:table-row table:style-name="ro1">
          <table:table-cell office:value-type="string" calcext:value-type="string">
            <text:p>ch109</text:p>
          </table:table-cell>
          <table:table-cell office:value-type="float" office:value="109" calcext:value-type="float">
            <text:p>109</text:p>
          </table:table-cell>
          <table:table-cell office:value-type="float" office:value="342.108" calcext:value-type="float">
            <text:p>342.108</text:p>
          </table:table-cell>
          <table:table-cell office:value-type="float" office:value="0.0246506" calcext:value-type="float">
            <text:p>0.0246506</text:p>
          </table:table-cell>
          <table:table-cell office:value-type="float" office:value="15.2814" calcext:value-type="float">
            <text:p>15.2814</text:p>
          </table:table-cell>
          <table:table-cell office:value-type="float" office:value="0.0133156" calcext:value-type="float">
            <text:p>0.0133156</text:p>
          </table:table-cell>
          <table:table-cell table:formula="of:=[.E113]*3" office:value-type="float" office:value="45.8442" calcext:value-type="float">
            <text:p>45.8442</text:p>
          </table:table-cell>
          <table:table-cell table:formula="of:=[.E113]*5" office:value-type="float" office:value="76.407" calcext:value-type="float">
            <text:p>76.407</text:p>
          </table:table-cell>
          <table:table-cell table:formula="of:=[.G113]*[.R113]" office:value-type="float" office:value="34.7968480608" calcext:value-type="float">
            <text:p>34.7968480608</text:p>
          </table:table-cell>
          <table:table-cell table:formula="of:=[.E113]*4" office:value-type="float" office:value="61.1256" calcext:value-type="float">
            <text:p>61.125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0.537655" calcext:value-type="float">
            <text:p>0.537655</text:p>
          </table:table-cell>
          <table:table-cell office:value-type="float" office:value="0.759024" calcext:value-type="float">
            <text:p>0.7590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H113]" office:value-type="float" office:value="76.407" calcext:value-type="float">
            <text:p>76.407</text:p>
          </table:table-cell>
          <table:table-cell office:value-type="float" office:value="0.537655" calcext:value-type="float">
            <text:p>0.537655</text:p>
          </table:table-cell>
          <table:table-cell office:value-type="float" office:value="0.759024" calcext:value-type="float">
            <text:p>0.759024</text:p>
          </table:table-cell>
        </table:table-row>
        <table:table-row table:style-name="ro1">
          <table:table-cell office:value-type="string" calcext:value-type="string">
            <text:p>ch110</text:p>
          </table:table-cell>
          <table:table-cell office:value-type="float" office:value="110" calcext:value-type="float">
            <text:p>110</text:p>
          </table:table-cell>
          <table:table-cell office:value-type="float" office:value="344.057" calcext:value-type="float">
            <text:p>344.057</text:p>
          </table:table-cell>
          <table:table-cell office:value-type="float" office:value="0.0238247" calcext:value-type="float">
            <text:p>0.0238247</text:p>
          </table:table-cell>
          <table:table-cell office:value-type="float" office:value="16.2856" calcext:value-type="float">
            <text:p>16.2856</text:p>
          </table:table-cell>
          <table:table-cell office:value-type="float" office:value="0.0133706" calcext:value-type="float">
            <text:p>0.0133706</text:p>
          </table:table-cell>
          <table:table-cell table:formula="of:=[.E114]*3" office:value-type="float" office:value="48.8568" calcext:value-type="float">
            <text:p>48.8568</text:p>
          </table:table-cell>
          <table:table-cell table:formula="of:=[.E114]*5" office:value-type="float" office:value="81.428" calcext:value-type="float">
            <text:p>81.428</text:p>
          </table:table-cell>
          <table:table-cell table:formula="of:=[.G114]*[.R114]" office:value-type="float" office:value="38.0956989456" calcext:value-type="float">
            <text:p>38.0956989456</text:p>
          </table:table-cell>
          <table:table-cell table:formula="of:=[.E114]*4" office:value-type="float" office:value="65.1424" calcext:value-type="float">
            <text:p>65.142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779742" calcext:value-type="float">
            <text:p>0.7797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H114]" office:value-type="float" office:value="81.428" calcext:value-type="float">
            <text:p>81.428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779742" calcext:value-type="float">
            <text:p>0.779742</text:p>
          </table:table-cell>
        </table:table-row>
        <table:table-row table:style-name="ro1">
          <table:table-cell office:value-type="string" calcext:value-type="string">
            <text:p>ch111</text:p>
          </table:table-cell>
          <table:table-cell office:value-type="float" office:value="111" calcext:value-type="float">
            <text:p>111</text:p>
          </table:table-cell>
          <table:table-cell office:value-type="float" office:value="344.846" calcext:value-type="float">
            <text:p>344.846</text:p>
          </table:table-cell>
          <table:table-cell office:value-type="float" office:value="0.021628" calcext:value-type="float">
            <text:p>0.021628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012352" calcext:value-type="float">
            <text:p>0.012352</text:p>
          </table:table-cell>
          <table:table-cell table:formula="of:=[.E115]*3" office:value-type="float" office:value="46.2726" calcext:value-type="float">
            <text:p>46.2726</text:p>
          </table:table-cell>
          <table:table-cell table:formula="of:=[.E115]*5" office:value-type="float" office:value="77.121" calcext:value-type="float">
            <text:p>77.121</text:p>
          </table:table-cell>
          <table:table-cell table:formula="of:=[.G115]*[.R115]" office:value-type="float" office:value="36.4680376038" calcext:value-type="float">
            <text:p>36.4680376038</text:p>
          </table:table-cell>
          <table:table-cell table:formula="of:=[.E115]*4" office:value-type="float" office:value="61.6968" calcext:value-type="float">
            <text:p>61.696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4.3924" calcext:value-type="float">
            <text:p>-4.3924</text:p>
          </table:table-cell>
          <table:table-cell office:value-type="float" office:value="0.788113" calcext:value-type="float">
            <text:p>0.78811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H115]" office:value-type="float" office:value="77.121" calcext:value-type="float">
            <text:p>77.121</text:p>
          </table:table-cell>
          <table:table-cell office:value-type="float" office:value="-4.3924" calcext:value-type="float">
            <text:p>-4.3924</text:p>
          </table:table-cell>
          <table:table-cell office:value-type="float" office:value="0.788113" calcext:value-type="float">
            <text:p>0.788113</text:p>
          </table:table-cell>
        </table:table-row>
        <table:table-row table:style-name="ro1">
          <table:table-cell office:value-type="string" calcext:value-type="string">
            <text:p>ch112</text:p>
          </table:table-cell>
          <table:table-cell office:value-type="float" office:value="112" calcext:value-type="float">
            <text:p>112</text:p>
          </table:table-cell>
          <table:table-cell office:value-type="float" office:value="361.429" calcext:value-type="float">
            <text:p>361.429</text:p>
          </table:table-cell>
          <table:table-cell office:value-type="float" office:value="0.0275218" calcext:value-type="float">
            <text:p>0.0275218</text:p>
          </table:table-cell>
          <table:table-cell office:value-type="float" office:value="16.4947" calcext:value-type="float">
            <text:p>16.4947</text:p>
          </table:table-cell>
          <table:table-cell office:value-type="float" office:value="0.0147042" calcext:value-type="float">
            <text:p>0.0147042</text:p>
          </table:table-cell>
          <table:table-cell table:formula="of:=[.E116]*3" office:value-type="float" office:value="49.4841" calcext:value-type="float">
            <text:p>49.4841</text:p>
          </table:table-cell>
          <table:table-cell table:formula="of:=[.E116]*5" office:value-type="float" office:value="82.4735" calcext:value-type="float">
            <text:p>82.4735</text:p>
          </table:table-cell>
          <table:table-cell table:formula="of:=[.G116]*[.R116]" office:value-type="float" office:value="37.0024780365" calcext:value-type="float">
            <text:p>37.0024780365</text:p>
          </table:table-cell>
          <table:table-cell table:formula="of:=[.E116]*4" office:value-type="float" office:value="65.9788" calcext:value-type="float">
            <text:p>65.978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0.763511" calcext:value-type="float">
            <text:p>0.763511</text:p>
          </table:table-cell>
          <table:table-cell office:value-type="float" office:value="0.747765" calcext:value-type="float">
            <text:p>0.7477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formula="of:=[.H116]" office:value-type="float" office:value="82.4735" calcext:value-type="float">
            <text:p>82.4735</text:p>
          </table:table-cell>
          <table:table-cell office:value-type="float" office:value="0.763511" calcext:value-type="float">
            <text:p>0.763511</text:p>
          </table:table-cell>
          <table:table-cell office:value-type="float" office:value="0.747765" calcext:value-type="float">
            <text:p>0.747765</text:p>
          </table:table-cell>
        </table:table-row>
        <table:table-row table:style-name="ro1">
          <table:table-cell office:value-type="string" calcext:value-type="string">
            <text:p>ch113</text:p>
          </table:table-cell>
          <table:table-cell office:value-type="float" office:value="113" calcext:value-type="float">
            <text:p>113</text:p>
          </table:table-cell>
          <table:table-cell office:value-type="float" office:value="357.959" calcext:value-type="float">
            <text:p>357.959</text:p>
          </table:table-cell>
          <table:table-cell office:value-type="float" office:value="0.0236957" calcext:value-type="float">
            <text:p>0.0236957</text:p>
          </table:table-cell>
          <table:table-cell office:value-type="float" office:value="16.0779" calcext:value-type="float">
            <text:p>16.0779</text:p>
          </table:table-cell>
          <table:table-cell office:value-type="float" office:value="0.0134519" calcext:value-type="float">
            <text:p>0.0134519</text:p>
          </table:table-cell>
          <table:table-cell table:formula="of:=[.E117]*3" office:value-type="float" office:value="48.2337" calcext:value-type="float">
            <text:p>48.2337</text:p>
          </table:table-cell>
          <table:table-cell table:formula="of:=[.E117]*5" office:value-type="float" office:value="80.3895" calcext:value-type="float">
            <text:p>80.3895</text:p>
          </table:table-cell>
          <table:table-cell table:formula="of:=[.G117]*[.R117]" office:value-type="float" office:value="34.3108495602" calcext:value-type="float">
            <text:p>34.3108495602</text:p>
          </table:table-cell>
          <table:table-cell table:formula="of:=[.E117]*4" office:value-type="float" office:value="64.3116" calcext:value-type="float">
            <text:p>64.311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-1.52205" calcext:value-type="float">
            <text:p>-1.52205</text:p>
          </table:table-cell>
          <table:table-cell office:value-type="float" office:value="0.711346" calcext:value-type="float">
            <text:p>0.71134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formula="of:=[.H117]" office:value-type="float" office:value="80.3895" calcext:value-type="float">
            <text:p>80.3895</text:p>
          </table:table-cell>
          <table:table-cell office:value-type="float" office:value="-1.52205" calcext:value-type="float">
            <text:p>-1.52205</text:p>
          </table:table-cell>
          <table:table-cell office:value-type="float" office:value="0.711346" calcext:value-type="float">
            <text:p>0.711346</text:p>
          </table:table-cell>
        </table:table-row>
        <table:table-row table:style-name="ro1">
          <table:table-cell office:value-type="string" calcext:value-type="string">
            <text:p>ch114</text:p>
          </table:table-cell>
          <table:table-cell office:value-type="float" office:value="114" calcext:value-type="float">
            <text:p>114</text:p>
          </table:table-cell>
          <table:table-cell office:value-type="float" office:value="357.367" calcext:value-type="float">
            <text:p>357.367</text:p>
          </table:table-cell>
          <table:table-cell office:value-type="float" office:value="0.0295974" calcext:value-type="float">
            <text:p>0.0295974</text:p>
          </table:table-cell>
          <table:table-cell office:value-type="float" office:value="17.632" calcext:value-type="float">
            <text:p>17.632</text:p>
          </table:table-cell>
          <table:table-cell office:value-type="float" office:value="0.0159894" calcext:value-type="float">
            <text:p>0.0159894</text:p>
          </table:table-cell>
          <table:table-cell table:formula="of:=[.E118]*3" office:value-type="float" office:value="52.896" calcext:value-type="float">
            <text:p>52.896</text:p>
          </table:table-cell>
          <table:table-cell table:formula="of:=[.E118]*5" office:value-type="float" office:value="88.16" calcext:value-type="float">
            <text:p>88.16</text:p>
          </table:table-cell>
          <table:table-cell table:formula="of:=[.G118]*[.R118]" office:value-type="float" office:value="36.343624992" calcext:value-type="float">
            <text:p>36.343624992</text:p>
          </table:table-cell>
          <table:table-cell table:formula="of:=[.E118]*4" office:value-type="float" office:value="70.528" calcext:value-type="float">
            <text:p>70.52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-1.59662" calcext:value-type="float">
            <text:p>-1.59662</text:p>
          </table:table-cell>
          <table:table-cell office:value-type="float" office:value="0.687077" calcext:value-type="float">
            <text:p>0.68707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formula="of:=[.H118]" office:value-type="float" office:value="88.16" calcext:value-type="float">
            <text:p>88.16</text:p>
          </table:table-cell>
          <table:table-cell office:value-type="float" office:value="-1.59662" calcext:value-type="float">
            <text:p>-1.59662</text:p>
          </table:table-cell>
          <table:table-cell office:value-type="float" office:value="0.687077" calcext:value-type="float">
            <text:p>0.687077</text:p>
          </table:table-cell>
        </table:table-row>
        <table:table-row table:style-name="ro1">
          <table:table-cell office:value-type="string" calcext:value-type="string">
            <text:p>ch115</text:p>
          </table:table-cell>
          <table:table-cell office:value-type="float" office:value="115" calcext:value-type="float">
            <text:p>115</text:p>
          </table:table-cell>
          <table:table-cell office:value-type="float" office:value="366.247" calcext:value-type="float">
            <text:p>366.247</text:p>
          </table:table-cell>
          <table:table-cell office:value-type="float" office:value="0.0264357" calcext:value-type="float">
            <text:p>0.0264357</text:p>
          </table:table-cell>
          <table:table-cell office:value-type="float" office:value="16.1093" calcext:value-type="float">
            <text:p>16.1093</text:p>
          </table:table-cell>
          <table:table-cell office:value-type="float" office:value="0.0144881" calcext:value-type="float">
            <text:p>0.0144881</text:p>
          </table:table-cell>
          <table:table-cell table:formula="of:=[.E119]*3" office:value-type="float" office:value="48.3279" calcext:value-type="float">
            <text:p>48.3279</text:p>
          </table:table-cell>
          <table:table-cell table:formula="of:=[.E119]*5" office:value-type="float" office:value="80.5465" calcext:value-type="float">
            <text:p>80.5465</text:p>
          </table:table-cell>
          <table:table-cell table:formula="of:=[.G119]*[.R119]" office:value-type="float" office:value="33.7658338278" calcext:value-type="float">
            <text:p>33.7658338278</text:p>
          </table:table-cell>
          <table:table-cell table:formula="of:=[.E119]*4" office:value-type="float" office:value="64.4372" calcext:value-type="float">
            <text:p>64.437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-1.4775" calcext:value-type="float">
            <text:p>-1.4775</text:p>
          </table:table-cell>
          <table:table-cell office:value-type="float" office:value="0.698682" calcext:value-type="float">
            <text:p>0.6986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table:formula="of:=[.H119]" office:value-type="float" office:value="80.5465" calcext:value-type="float">
            <text:p>80.5465</text:p>
          </table:table-cell>
          <table:table-cell office:value-type="float" office:value="-1.4775" calcext:value-type="float">
            <text:p>-1.4775</text:p>
          </table:table-cell>
          <table:table-cell office:value-type="float" office:value="0.698682" calcext:value-type="float">
            <text:p>0.698682</text:p>
          </table:table-cell>
        </table:table-row>
        <table:table-row table:style-name="ro1">
          <table:table-cell office:value-type="string" calcext:value-type="string">
            <text:p>ch116</text:p>
          </table:table-cell>
          <table:table-cell office:value-type="float" office:value="116" calcext:value-type="float">
            <text:p>116</text:p>
          </table:table-cell>
          <table:table-cell office:value-type="float" office:value="368.15" calcext:value-type="float">
            <text:p>368.15</text:p>
          </table:table-cell>
          <table:table-cell office:value-type="float" office:value="0.0269563" calcext:value-type="float">
            <text:p>0.0269563</text:p>
          </table:table-cell>
          <table:table-cell office:value-type="float" office:value="16.6978" calcext:value-type="float">
            <text:p>16.6978</text:p>
          </table:table-cell>
          <table:table-cell office:value-type="float" office:value="0.0152436" calcext:value-type="float">
            <text:p>0.0152436</text:p>
          </table:table-cell>
          <table:table-cell table:formula="of:=[.E120]*3" office:value-type="float" office:value="50.0934" calcext:value-type="float">
            <text:p>50.0934</text:p>
          </table:table-cell>
          <table:table-cell table:formula="of:=[.E120]*5" office:value-type="float" office:value="83.489" calcext:value-type="float">
            <text:p>83.489</text:p>
          </table:table-cell>
          <table:table-cell table:formula="of:=[.G120]*[.R120]" office:value-type="float" office:value="34.774337346" calcext:value-type="float">
            <text:p>34.774337346</text:p>
          </table:table-cell>
          <table:table-cell table:formula="of:=[.E120]*4" office:value-type="float" office:value="66.7912" calcext:value-type="float">
            <text:p>66.791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-1.78102" calcext:value-type="float">
            <text:p>-1.78102</text:p>
          </table:table-cell>
          <table:table-cell office:value-type="float" office:value="0.69419" calcext:value-type="float">
            <text:p>0.6941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formula="of:=[.H120]" office:value-type="float" office:value="83.489" calcext:value-type="float">
            <text:p>83.489</text:p>
          </table:table-cell>
          <table:table-cell office:value-type="float" office:value="-1.78102" calcext:value-type="float">
            <text:p>-1.78102</text:p>
          </table:table-cell>
          <table:table-cell office:value-type="float" office:value="0.69419" calcext:value-type="float">
            <text:p>0.69419</text:p>
          </table:table-cell>
        </table:table-row>
        <table:table-row table:style-name="ro1">
          <table:table-cell office:value-type="string" calcext:value-type="string">
            <text:p>ch117</text:p>
          </table:table-cell>
          <table:table-cell office:value-type="float" office:value="117" calcext:value-type="float">
            <text:p>117</text:p>
          </table:table-cell>
          <table:table-cell office:value-type="float" office:value="358.325" calcext:value-type="float">
            <text:p>358.325</text:p>
          </table:table-cell>
          <table:table-cell office:value-type="float" office:value="0.0252041" calcext:value-type="float">
            <text:p>0.0252041</text:p>
          </table:table-cell>
          <table:table-cell office:value-type="float" office:value="15.7235" calcext:value-type="float">
            <text:p>15.7235</text:p>
          </table:table-cell>
          <table:table-cell office:value-type="float" office:value="0.0145002" calcext:value-type="float">
            <text:p>0.0145002</text:p>
          </table:table-cell>
          <table:table-cell table:formula="of:=[.E121]*3" office:value-type="float" office:value="47.1705" calcext:value-type="float">
            <text:p>47.1705</text:p>
          </table:table-cell>
          <table:table-cell table:formula="of:=[.E121]*5" office:value-type="float" office:value="78.6175" calcext:value-type="float">
            <text:p>78.6175</text:p>
          </table:table-cell>
          <table:table-cell table:formula="of:=[.G121]*[.R121]" office:value-type="float" office:value="33.7345019505" calcext:value-type="float">
            <text:p>33.7345019505</text:p>
          </table:table-cell>
          <table:table-cell table:formula="of:=[.E121]*4" office:value-type="float" office:value="62.894" calcext:value-type="float">
            <text:p>62.89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-1.71262" calcext:value-type="float">
            <text:p>-1.71262</text:p>
          </table:table-cell>
          <table:table-cell office:value-type="float" office:value="0.715161" calcext:value-type="float">
            <text:p>0.71516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table:formula="of:=[.H121]" office:value-type="float" office:value="78.6175" calcext:value-type="float">
            <text:p>78.6175</text:p>
          </table:table-cell>
          <table:table-cell office:value-type="float" office:value="-1.71262" calcext:value-type="float">
            <text:p>-1.71262</text:p>
          </table:table-cell>
          <table:table-cell office:value-type="float" office:value="0.715161" calcext:value-type="float">
            <text:p>0.715161</text:p>
          </table:table-cell>
        </table:table-row>
        <table:table-row table:style-name="ro1">
          <table:table-cell office:value-type="string" calcext:value-type="string">
            <text:p>ch118</text:p>
          </table:table-cell>
          <table:table-cell office:value-type="float" office:value="118" calcext:value-type="float">
            <text:p>118</text:p>
          </table:table-cell>
          <table:table-cell office:value-type="float" office:value="354.374" calcext:value-type="float">
            <text:p>354.374</text:p>
          </table:table-cell>
          <table:table-cell office:value-type="float" office:value="0.0265696" calcext:value-type="float">
            <text:p>0.0265696</text:p>
          </table:table-cell>
          <table:table-cell office:value-type="float" office:value="16.753" calcext:value-type="float">
            <text:p>16.753</text:p>
          </table:table-cell>
          <table:table-cell office:value-type="float" office:value="0.0152992" calcext:value-type="float">
            <text:p>0.0152992</text:p>
          </table:table-cell>
          <table:table-cell table:formula="of:=[.E122]*3" office:value-type="float" office:value="50.259" calcext:value-type="float">
            <text:p>50.259</text:p>
          </table:table-cell>
          <table:table-cell table:formula="of:=[.E122]*5" office:value-type="float" office:value="83.765" calcext:value-type="float">
            <text:p>83.765</text:p>
          </table:table-cell>
          <table:table-cell table:formula="of:=[.G122]*[.R122]" office:value-type="float" office:value="34.703688723" calcext:value-type="float">
            <text:p>34.703688723</text:p>
          </table:table-cell>
          <table:table-cell table:formula="of:=[.E122]*4" office:value-type="float" office:value="67.012" calcext:value-type="float">
            <text:p>67.01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-1.81742" calcext:value-type="float">
            <text:p>-1.81742</text:p>
          </table:table-cell>
          <table:table-cell office:value-type="float" office:value="0.690497" calcext:value-type="float">
            <text:p>0.69049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formula="of:=[.H122]" office:value-type="float" office:value="83.765" calcext:value-type="float">
            <text:p>83.765</text:p>
          </table:table-cell>
          <table:table-cell office:value-type="float" office:value="-1.81742" calcext:value-type="float">
            <text:p>-1.81742</text:p>
          </table:table-cell>
          <table:table-cell office:value-type="float" office:value="0.690497" calcext:value-type="float">
            <text:p>0.690497</text:p>
          </table:table-cell>
        </table:table-row>
        <table:table-row table:style-name="ro1">
          <table:table-cell office:value-type="string" calcext:value-type="string">
            <text:p>ch119</text:p>
          </table:table-cell>
          <table:table-cell office:value-type="float" office:value="119" calcext:value-type="float">
            <text:p>119</text:p>
          </table:table-cell>
          <table:table-cell office:value-type="float" office:value="351.535" calcext:value-type="float">
            <text:p>351.535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17.4742" calcext:value-type="float">
            <text:p>17.4742</text:p>
          </table:table-cell>
          <table:table-cell office:value-type="float" office:value="0.0180712" calcext:value-type="float">
            <text:p>0.0180712</text:p>
          </table:table-cell>
          <table:table-cell table:formula="of:=[.E123]*3" office:value-type="float" office:value="52.4226" calcext:value-type="float">
            <text:p>52.4226</text:p>
          </table:table-cell>
          <table:table-cell table:formula="of:=[.E123]*5" office:value-type="float" office:value="87.371" calcext:value-type="float">
            <text:p>87.371</text:p>
          </table:table-cell>
          <table:table-cell table:formula="of:=[.G123]*[.R123]" office:value-type="float" office:value="36.3331604532" calcext:value-type="float">
            <text:p>36.3331604532</text:p>
          </table:table-cell>
          <table:table-cell table:formula="of:=[.E123]*4" office:value-type="float" office:value="69.8968" calcext:value-type="float">
            <text:p>69.896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-1.1246" calcext:value-type="float">
            <text:p>-1.1246</text:p>
          </table:table-cell>
          <table:table-cell office:value-type="float" office:value="0.693082" calcext:value-type="float">
            <text:p>0.6930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formula="of:=[.H123]" office:value-type="float" office:value="87.371" calcext:value-type="float">
            <text:p>87.371</text:p>
          </table:table-cell>
          <table:table-cell office:value-type="float" office:value="-1.1246" calcext:value-type="float">
            <text:p>-1.1246</text:p>
          </table:table-cell>
          <table:table-cell office:value-type="float" office:value="0.693082" calcext:value-type="float">
            <text:p>0.693082</text:p>
          </table:table-cell>
        </table:table-row>
        <table:table-row table:style-name="ro1">
          <table:table-cell office:value-type="string" calcext:value-type="string">
            <text:p>ch120</text:p>
          </table:table-cell>
          <table:table-cell office:value-type="float" office:value="120" calcext:value-type="float">
            <text:p>120</text:p>
          </table:table-cell>
          <table:table-cell office:value-type="float" office:value="353.055" calcext:value-type="float">
            <text:p>353.055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17.0025" calcext:value-type="float">
            <text:p>17.0025</text:p>
          </table:table-cell>
          <table:table-cell office:value-type="float" office:value="0.0172799" calcext:value-type="float">
            <text:p>0.0172799</text:p>
          </table:table-cell>
          <table:table-cell table:formula="of:=[.E124]*3" office:value-type="float" office:value="51.0075" calcext:value-type="float">
            <text:p>51.0075</text:p>
          </table:table-cell>
          <table:table-cell table:formula="of:=[.E124]*5" office:value-type="float" office:value="85.0125" calcext:value-type="float">
            <text:p>85.0125</text:p>
          </table:table-cell>
          <table:table-cell table:formula="of:=[.G124]*[.R124]" office:value-type="float" office:value="35.306881425" calcext:value-type="float">
            <text:p>35.306881425</text:p>
          </table:table-cell>
          <table:table-cell table:formula="of:=[.E124]*4" office:value-type="float" office:value="68.01" calcext:value-type="float">
            <text:p>68.0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-2.3679" calcext:value-type="float">
            <text:p>-2.3679</text:p>
          </table:table-cell>
          <table:table-cell office:value-type="float" office:value="0.69219" calcext:value-type="float">
            <text:p>0.692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table:formula="of:=[.H124]" office:value-type="float" office:value="85.0125" calcext:value-type="float">
            <text:p>85.0125</text:p>
          </table:table-cell>
          <table:table-cell office:value-type="float" office:value="-2.3679" calcext:value-type="float">
            <text:p>-2.3679</text:p>
          </table:table-cell>
          <table:table-cell office:value-type="float" office:value="0.69219" calcext:value-type="float">
            <text:p>0.69219</text:p>
          </table:table-cell>
        </table:table-row>
        <table:table-row table:style-name="ro1">
          <table:table-cell office:value-type="string" calcext:value-type="string">
            <text:p>ch121</text:p>
          </table:table-cell>
          <table:table-cell office:value-type="float" office:value="121" calcext:value-type="float">
            <text:p>121</text:p>
          </table:table-cell>
          <table:table-cell office:value-type="float" office:value="337.699" calcext:value-type="float">
            <text:p>337.699</text:p>
          </table:table-cell>
          <table:table-cell office:value-type="float" office:value="0.0365205" calcext:value-type="float">
            <text:p>0.0365205</text:p>
          </table:table-cell>
          <table:table-cell office:value-type="float" office:value="17.1634" calcext:value-type="float">
            <text:p>17.1634</text:p>
          </table:table-cell>
          <table:table-cell office:value-type="float" office:value="0.0188937" calcext:value-type="float">
            <text:p>0.0188937</text:p>
          </table:table-cell>
          <table:table-cell table:formula="of:=[.E125]*3" office:value-type="float" office:value="51.4902" calcext:value-type="float">
            <text:p>51.4902</text:p>
          </table:table-cell>
          <table:table-cell table:formula="of:=[.E125]*5" office:value-type="float" office:value="85.817" calcext:value-type="float">
            <text:p>85.817</text:p>
          </table:table-cell>
          <table:table-cell table:formula="of:=[.G125]*[.R125]" office:value-type="float" office:value="35.5378666674" calcext:value-type="float">
            <text:p>35.5378666674</text:p>
          </table:table-cell>
          <table:table-cell table:formula="of:=[.E125]*4" office:value-type="float" office:value="68.6536" calcext:value-type="float">
            <text:p>68.653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-1.27491" calcext:value-type="float">
            <text:p>-1.27491</text:p>
          </table:table-cell>
          <table:table-cell office:value-type="float" office:value="0.690187" calcext:value-type="float">
            <text:p>0.69018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formula="of:=[.H125]" office:value-type="float" office:value="85.817" calcext:value-type="float">
            <text:p>85.817</text:p>
          </table:table-cell>
          <table:table-cell office:value-type="float" office:value="-1.27491" calcext:value-type="float">
            <text:p>-1.27491</text:p>
          </table:table-cell>
          <table:table-cell office:value-type="float" office:value="0.690187" calcext:value-type="float">
            <text:p>0.690187</text:p>
          </table:table-cell>
        </table:table-row>
        <table:table-row table:style-name="ro1">
          <table:table-cell office:value-type="string" calcext:value-type="string">
            <text:p>ch122</text:p>
          </table:table-cell>
          <table:table-cell office:value-type="float" office:value="122" calcext:value-type="float">
            <text:p>122</text:p>
          </table:table-cell>
          <table:table-cell office:value-type="float" office:value="337.284" calcext:value-type="float">
            <text:p>337.284</text:p>
          </table:table-cell>
          <table:table-cell office:value-type="float" office:value="0.0312737" calcext:value-type="float">
            <text:p>0.0312737</text:p>
          </table:table-cell>
          <table:table-cell office:value-type="float" office:value="15.1961" calcext:value-type="float">
            <text:p>15.1961</text:p>
          </table:table-cell>
          <table:table-cell office:value-type="float" office:value="0.016546" calcext:value-type="float">
            <text:p>0.016546</text:p>
          </table:table-cell>
          <table:table-cell table:formula="of:=[.E126]*3" office:value-type="float" office:value="45.5883" calcext:value-type="float">
            <text:p>45.5883</text:p>
          </table:table-cell>
          <table:table-cell table:formula="of:=[.E126]*5" office:value-type="float" office:value="75.9805" calcext:value-type="float">
            <text:p>75.9805</text:p>
          </table:table-cell>
          <table:table-cell table:formula="of:=[.G126]*[.R126]" office:value-type="float" office:value="33.5632917558" calcext:value-type="float">
            <text:p>33.5632917558</text:p>
          </table:table-cell>
          <table:table-cell table:formula="of:=[.E126]*4" office:value-type="float" office:value="60.7844" calcext:value-type="float">
            <text:p>60.784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.53823" calcext:value-type="float">
            <text:p>-1.53823</text:p>
          </table:table-cell>
          <table:table-cell office:value-type="float" office:value="0.736226" calcext:value-type="float">
            <text:p>0.7362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table:formula="of:=[.H126]" office:value-type="float" office:value="75.9805" calcext:value-type="float">
            <text:p>75.9805</text:p>
          </table:table-cell>
          <table:table-cell office:value-type="float" office:value="-1.53823" calcext:value-type="float">
            <text:p>-1.53823</text:p>
          </table:table-cell>
          <table:table-cell office:value-type="float" office:value="0.736226" calcext:value-type="float">
            <text:p>0.736226</text:p>
          </table:table-cell>
        </table:table-row>
        <table:table-row table:style-name="ro1">
          <table:table-cell office:value-type="string" calcext:value-type="string">
            <text:p>ch123</text:p>
          </table:table-cell>
          <table:table-cell office:value-type="float" office:value="123" calcext:value-type="float">
            <text:p>123</text:p>
          </table:table-cell>
          <table:table-cell office:value-type="float" office:value="344.998" calcext:value-type="float">
            <text:p>344.998</text:p>
          </table:table-cell>
          <table:table-cell office:value-type="float" office:value="0.0263081" calcext:value-type="float">
            <text:p>0.0263081</text:p>
          </table:table-cell>
          <table:table-cell office:value-type="float" office:value="15.698" calcext:value-type="float">
            <text:p>15.698</text:p>
          </table:table-cell>
          <table:table-cell office:value-type="float" office:value="0.0149793" calcext:value-type="float">
            <text:p>0.0149793</text:p>
          </table:table-cell>
          <table:table-cell table:formula="of:=[.E127]*3" office:value-type="float" office:value="47.094" calcext:value-type="float">
            <text:p>47.094</text:p>
          </table:table-cell>
          <table:table-cell table:formula="of:=[.E127]*5" office:value-type="float" office:value="78.49" calcext:value-type="float">
            <text:p>78.49</text:p>
          </table:table-cell>
          <table:table-cell table:formula="of:=[.G127]*[.R127]" office:value-type="float" office:value="33.634393518" calcext:value-type="float">
            <text:p>33.634393518</text:p>
          </table:table-cell>
          <table:table-cell table:formula="of:=[.E127]*4" office:value-type="float" office:value="62.792" calcext:value-type="float">
            <text:p>62.79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-1.52691" calcext:value-type="float">
            <text:p>-1.52691</text:p>
          </table:table-cell>
          <table:table-cell office:value-type="float" office:value="0.714197" calcext:value-type="float">
            <text:p>0.71419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formula="of:=[.H127]" office:value-type="float" office:value="78.49" calcext:value-type="float">
            <text:p>78.49</text:p>
          </table:table-cell>
          <table:table-cell office:value-type="float" office:value="-1.52691" calcext:value-type="float">
            <text:p>-1.52691</text:p>
          </table:table-cell>
          <table:table-cell office:value-type="float" office:value="0.714197" calcext:value-type="float">
            <text:p>0.714197</text:p>
          </table:table-cell>
        </table:table-row>
        <table:table-row table:style-name="ro1">
          <table:table-cell office:value-type="string" calcext:value-type="string">
            <text:p>ch124</text:p>
          </table:table-cell>
          <table:table-cell office:value-type="float" office:value="124" calcext:value-type="float">
            <text:p>124</text:p>
          </table:table-cell>
          <table:table-cell office:value-type="float" office:value="344.681" calcext:value-type="float">
            <text:p>344.681</text:p>
          </table:table-cell>
          <table:table-cell office:value-type="float" office:value="0.0272298" calcext:value-type="float">
            <text:p>0.0272298</text:p>
          </table:table-cell>
          <table:table-cell office:value-type="float" office:value="16.2059" calcext:value-type="float">
            <text:p>16.2059</text:p>
          </table:table-cell>
          <table:table-cell office:value-type="float" office:value="0.0152139" calcext:value-type="float">
            <text:p>0.0152139</text:p>
          </table:table-cell>
          <table:table-cell table:formula="of:=[.E128]*3" office:value-type="float" office:value="48.6177" calcext:value-type="float">
            <text:p>48.6177</text:p>
          </table:table-cell>
          <table:table-cell table:formula="of:=[.E128]*5" office:value-type="float" office:value="81.0295" calcext:value-type="float">
            <text:p>81.0295</text:p>
          </table:table-cell>
          <table:table-cell table:formula="of:=[.G128]*[.R128]" office:value-type="float" office:value="34.523914947" calcext:value-type="float">
            <text:p>34.523914947</text:p>
          </table:table-cell>
          <table:table-cell table:formula="of:=[.E128]*4" office:value-type="float" office:value="64.8236" calcext:value-type="float">
            <text:p>64.823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-1.98351" calcext:value-type="float">
            <text:p>-1.98351</text:p>
          </table:table-cell>
          <table:table-cell office:value-type="float" office:value="0.71011" calcext:value-type="float">
            <text:p>0.710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table:formula="of:=[.H128]" office:value-type="float" office:value="81.0295" calcext:value-type="float">
            <text:p>81.0295</text:p>
          </table:table-cell>
          <table:table-cell office:value-type="float" office:value="-1.98351" calcext:value-type="float">
            <text:p>-1.98351</text:p>
          </table:table-cell>
          <table:table-cell office:value-type="float" office:value="0.71011" calcext:value-type="float">
            <text:p>0.71011</text:p>
          </table:table-cell>
        </table:table-row>
        <table:table-row table:style-name="ro1">
          <table:table-cell office:value-type="string" calcext:value-type="string">
            <text:p>ch125</text:p>
          </table:table-cell>
          <table:table-cell office:value-type="float" office:value="125" calcext:value-type="float">
            <text:p>125</text:p>
          </table:table-cell>
          <table:table-cell office:value-type="float" office:value="348.088" calcext:value-type="float">
            <text:p>348.088</text:p>
          </table:table-cell>
          <table:table-cell office:value-type="float" office:value="0.0225391" calcext:value-type="float">
            <text:p>0.0225391</text:p>
          </table:table-cell>
          <table:table-cell office:value-type="float" office:value="15.7889" calcext:value-type="float">
            <text:p>15.7889</text:p>
          </table:table-cell>
          <table:table-cell office:value-type="float" office:value="0.0132582" calcext:value-type="float">
            <text:p>0.0132582</text:p>
          </table:table-cell>
          <table:table-cell table:formula="of:=[.E129]*3" office:value-type="float" office:value="47.3667" calcext:value-type="float">
            <text:p>47.3667</text:p>
          </table:table-cell>
          <table:table-cell table:formula="of:=[.E129]*5" office:value-type="float" office:value="78.9445" calcext:value-type="float">
            <text:p>78.9445</text:p>
          </table:table-cell>
          <table:table-cell table:formula="of:=[.G129]*[.R129]" office:value-type="float" office:value="34.727843439" calcext:value-type="float">
            <text:p>34.727843439</text:p>
          </table:table-cell>
          <table:table-cell table:formula="of:=[.E129]*4" office:value-type="float" office:value="63.1556" calcext:value-type="float">
            <text:p>63.155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1.9677" calcext:value-type="float">
            <text:p>-1.9677</text:p>
          </table:table-cell>
          <table:table-cell office:value-type="float" office:value="0.73317" calcext:value-type="float">
            <text:p>0.733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formula="of:=[.H129]" office:value-type="float" office:value="78.9445" calcext:value-type="float">
            <text:p>78.9445</text:p>
          </table:table-cell>
          <table:table-cell office:value-type="float" office:value="-1.9677" calcext:value-type="float">
            <text:p>-1.9677</text:p>
          </table:table-cell>
          <table:table-cell office:value-type="float" office:value="0.73317" calcext:value-type="float">
            <text:p>0.73317</text:p>
          </table:table-cell>
        </table:table-row>
        <table:table-row table:style-name="ro1">
          <table:table-cell office:value-type="string" calcext:value-type="string">
            <text:p>ch126</text:p>
          </table:table-cell>
          <table:table-cell office:value-type="float" office:value="126" calcext:value-type="float">
            <text:p>126</text:p>
          </table:table-cell>
          <table:table-cell office:value-type="float" office:value="350.304" calcext:value-type="float">
            <text:p>350.304</text:p>
          </table:table-cell>
          <table:table-cell office:value-type="float" office:value="0.0270837" calcext:value-type="float">
            <text:p>0.0270837</text:p>
          </table:table-cell>
          <table:table-cell office:value-type="float" office:value="17.0598" calcext:value-type="float">
            <text:p>17.0598</text:p>
          </table:table-cell>
          <table:table-cell office:value-type="float" office:value="0.0147558" calcext:value-type="float">
            <text:p>0.0147558</text:p>
          </table:table-cell>
          <table:table-cell table:formula="of:=[.E130]*3" office:value-type="float" office:value="51.1794" calcext:value-type="float">
            <text:p>51.1794</text:p>
          </table:table-cell>
          <table:table-cell table:formula="of:=[.E130]*5" office:value-type="float" office:value="85.299" calcext:value-type="float">
            <text:p>85.299</text:p>
          </table:table-cell>
          <table:table-cell table:formula="of:=[.G130]*[.R130]" office:value-type="float" office:value="35.1215561736" calcext:value-type="float">
            <text:p>35.1215561736</text:p>
          </table:table-cell>
          <table:table-cell table:formula="of:=[.E130]*4" office:value-type="float" office:value="68.2392" calcext:value-type="float">
            <text:p>68.239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0.686244" calcext:value-type="float">
            <text:p>0.68624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formula="of:=[.H130]" office:value-type="float" office:value="85.299" calcext:value-type="float">
            <text:p>85.299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0.686244" calcext:value-type="float">
            <text:p>0.686244</text:p>
          </table:table-cell>
        </table:table-row>
        <table:table-row table:style-name="ro1">
          <table:table-cell office:value-type="string" calcext:value-type="string">
            <text:p>ch127</text:p>
          </table:table-cell>
          <table:table-cell office:value-type="float" office:value="127" calcext:value-type="float">
            <text:p>127</text:p>
          </table:table-cell>
          <table:table-cell office:value-type="float" office:value="345.483" calcext:value-type="float">
            <text:p>345.483</text:p>
          </table:table-cell>
          <table:table-cell office:value-type="float" office:value="0.0301396" calcext:value-type="float">
            <text:p>0.0301396</text:p>
          </table:table-cell>
          <table:table-cell office:value-type="float" office:value="17.2534" calcext:value-type="float">
            <text:p>17.2534</text:p>
          </table:table-cell>
          <table:table-cell office:value-type="float" office:value="0.0154171" calcext:value-type="float">
            <text:p>0.0154171</text:p>
          </table:table-cell>
          <table:table-cell table:formula="of:=[.E131]*3" office:value-type="float" office:value="51.7602" calcext:value-type="float">
            <text:p>51.7602</text:p>
          </table:table-cell>
          <table:table-cell table:formula="of:=[.E131]*5" office:value-type="float" office:value="86.267" calcext:value-type="float">
            <text:p>86.267</text:p>
          </table:table-cell>
          <table:table-cell table:formula="of:=[.G131]*[.R131]" office:value-type="float" office:value="38.1789964026" calcext:value-type="float">
            <text:p>38.1789964026</text:p>
          </table:table-cell>
          <table:table-cell table:formula="of:=[.E131]*4" office:value-type="float" office:value="69.0136" calcext:value-type="float">
            <text:p>69.013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0.737613" calcext:value-type="float">
            <text:p>0.7376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formula="of:=[.H131]" office:value-type="float" office:value="86.267" calcext:value-type="float">
            <text:p>86.267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0.737613" calcext:value-type="float">
            <text:p>0.737613</text:p>
          </table:table-cell>
        </table:table-row>
        <table:table-row table:style-name="ro1" table:number-rows-repeated="63"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19"/>
          <table:table-cell table:style-name="Default" table:number-columns-repeated="7"/>
        </table:table-row>
      </table:table>
      <table:table table:name="calib_run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7" table:default-cell-style-name="ce2"/>
        <table:table-row table:style-name="ro1" table:number-rows-repeated="2">
          <table:table-cell table:number-columns-repeated="19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 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 error</text:p>
          </table:table-cell>
          <table:table-cell office:value-type="string" calcext:value-type="string">
            <text:p>3sigma</text:p>
          </table:table-cell>
          <table:table-cell office:value-type="string" calcext:value-type="string">
            <text:p>5sigma</text:p>
          </table:table-cell>
          <table:table-cell office:value-type="string" calcext:value-type="string">
            <text:p>3sigma_energy</text:p>
          </table:table-cell>
          <table:table-cell table:number-columns-repeated="2"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Old threshold (channel)</text:p>
          </table:table-cell>
          <table:table-cell table:number-columns-repeated="2" office:value-type="string" calcext:value-type="string">
            <text:p>Old calib</text:p>
          </table:table-cell>
          <table:table-cell/>
          <table:table-cell table:style-name="Default" office:value-type="string" calcext:value-type="string">
            <text:p>strip index</text:p>
          </table:table-cell>
          <table:table-cell table:style-name="Default" office:value-type="string" calcext:value-type="string">
            <text:p>dssd z</text:p>
          </table:table-cell>
          <table:table-cell table:style-name="Default" office:value-type="string" calcext:value-type="string">
            <text:p>dssd strips</text:p>
          </table:table-cell>
          <table:table-cell table:style-name="Default" office:value-type="string" calcext:value-type="string">
            <text:p>Dgtz channel</text:p>
          </table:table-cell>
          <table:table-cell table:style-name="Default" office:value-type="string" calcext:value-type="string">
            <text:p>New threshold (5sigma)</text:p>
          </table:table-cell>
          <table:table-cell table:number-columns-repeated="2" table:style-name="Default" office:value-type="string" calcext:value-type="string">
            <text:p>Old calib</text:p>
          </table:table-cell>
        </table:table-row>
        <table:table-row table:style-name="ro1">
          <table:table-cell office:value-type="string" calcext:value-type="string">
            <text:p>ch0</text:p>
          </table:table-cell>
          <table:table-cell office:value-type="float" office:value="0" calcext:value-type="float">
            <text:p>0</text:p>
          </table:table-cell>
          <table:table-cell office:value-type="float" office:value="345.941" calcext:value-type="float">
            <text:p>345.941</text:p>
          </table:table-cell>
          <table:table-cell office:value-type="float" office:value="0.047694" calcext:value-type="float">
            <text:p>0.047694</text:p>
          </table:table-cell>
          <table:table-cell office:value-type="float" office:value="13.344" calcext:value-type="float">
            <text:p>13.344</text:p>
          </table:table-cell>
          <table:table-cell office:value-type="float" office:value="0.0288356" calcext:value-type="float">
            <text:p>0.0288356</text:p>
          </table:table-cell>
          <table:table-cell table:formula="of:=[.E4]*3" office:value-type="float" office:value="40.032" calcext:value-type="float">
            <text:p>40.032</text:p>
          </table:table-cell>
          <table:table-cell table:formula="of:=[.E4]*5" office:value-type="float" office:value="66.72" calcext:value-type="float">
            <text:p>66.72</text:p>
          </table:table-cell>
          <table:table-cell table:formula="of:=[.G4]*[.R4]" office:value-type="float" office:value="31.435408224" calcext:value-type="float">
            <text:p>31.43540822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-6.84413" calcext:value-type="float">
            <text:p>-6.84413</text:p>
          </table:table-cell>
          <table:table-cell office:value-type="float" office:value="0.785257" calcext:value-type="float">
            <text:p>0.78525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H4]" office:value-type="float" office:value="66.72" calcext:value-type="float">
            <text:p>66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1" calcext:value-type="float">
            <text:p>1</text:p>
          </table:table-cell>
          <table:table-cell office:value-type="float" office:value="343.081" calcext:value-type="float">
            <text:p>343.081</text:p>
          </table:table-cell>
          <table:table-cell office:value-type="float" office:value="0.0429785" calcext:value-type="float">
            <text:p>0.0429785</text:p>
          </table:table-cell>
          <table:table-cell office:value-type="float" office:value="12.595" calcext:value-type="float">
            <text:p>12.595</text:p>
          </table:table-cell>
          <table:table-cell office:value-type="float" office:value="0.0260339" calcext:value-type="float">
            <text:p>0.0260339</text:p>
          </table:table-cell>
          <table:table-cell table:formula="of:=[.E5]*3" office:value-type="float" office:value="37.785" calcext:value-type="float">
            <text:p>37.785</text:p>
          </table:table-cell>
          <table:table-cell table:formula="of:=[.E5]*5" office:value-type="float" office:value="62.975" calcext:value-type="float">
            <text:p>62.975</text:p>
          </table:table-cell>
          <table:table-cell table:formula="of:=[.G5]*[.R5]" office:value-type="float" office:value="31.574619615" calcext:value-type="float">
            <text:p>31.5746196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.19313" calcext:value-type="float">
            <text:p>1.19313</text:p>
          </table:table-cell>
          <table:table-cell office:value-type="float" office:value="0.835639" calcext:value-type="float">
            <text:p>0.8356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H5]" office:value-type="float" office:value="62.975" calcext:value-type="float">
            <text:p>62.975</text:p>
          </table:table-cell>
          <table:table-cell table:formula="of:=[.Y4]" office:value-type="float" office:value="0" calcext:value-type="float">
            <text:p>0</text:p>
          </table:table-cell>
          <table:table-cell table:formula="of:=[.Z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2" calcext:value-type="float">
            <text:p>2</text:p>
          </table:table-cell>
          <table:table-cell office:value-type="float" office:value="342.161" calcext:value-type="float">
            <text:p>342.161</text:p>
          </table:table-cell>
          <table:table-cell office:value-type="float" office:value="0.0446388" calcext:value-type="float">
            <text:p>0.0446388</text:p>
          </table:table-cell>
          <table:table-cell office:value-type="float" office:value="12.1729" calcext:value-type="float">
            <text:p>12.1729</text:p>
          </table:table-cell>
          <table:table-cell office:value-type="float" office:value="0.0265283" calcext:value-type="float">
            <text:p>0.0265283</text:p>
          </table:table-cell>
          <table:table-cell table:formula="of:=[.E6]*3" office:value-type="float" office:value="36.5187" calcext:value-type="float">
            <text:p>36.5187</text:p>
          </table:table-cell>
          <table:table-cell table:formula="of:=[.E6]*5" office:value-type="float" office:value="60.8645" calcext:value-type="float">
            <text:p>60.8645</text:p>
          </table:table-cell>
          <table:table-cell table:formula="of:=[.G6]*[.R6]" office:value-type="float" office:value="30.9977664153" calcext:value-type="float">
            <text:p>30.99776641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28792" calcext:value-type="float">
            <text:p>1.28792</text:p>
          </table:table-cell>
          <table:table-cell office:value-type="float" office:value="0.848819" calcext:value-type="float">
            <text:p>0.848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H6]" office:value-type="float" office:value="60.8645" calcext:value-type="float">
            <text:p>60.8645</text:p>
          </table:table-cell>
          <table:table-cell table:formula="of:=[.Y5]" office:value-type="float" office:value="0" calcext:value-type="float">
            <text:p>0</text:p>
          </table:table-cell>
          <table:table-cell table:formula="of:=[.Z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3" calcext:value-type="float">
            <text:p>3</text:p>
          </table:table-cell>
          <table:table-cell office:value-type="float" office:value="333.628" calcext:value-type="float">
            <text:p>333.628</text:p>
          </table:table-cell>
          <table:table-cell office:value-type="float" office:value="0.0431643" calcext:value-type="float">
            <text:p>0.0431643</text:p>
          </table:table-cell>
          <table:table-cell office:value-type="float" office:value="12.3422" calcext:value-type="float">
            <text:p>12.3422</text:p>
          </table:table-cell>
          <table:table-cell office:value-type="float" office:value="0.0261272" calcext:value-type="float">
            <text:p>0.0261272</text:p>
          </table:table-cell>
          <table:table-cell table:formula="of:=[.E7]*3" office:value-type="float" office:value="37.0266" calcext:value-type="float">
            <text:p>37.0266</text:p>
          </table:table-cell>
          <table:table-cell table:formula="of:=[.E7]*5" office:value-type="float" office:value="61.711" calcext:value-type="float">
            <text:p>61.711</text:p>
          </table:table-cell>
          <table:table-cell table:formula="of:=[.G7]*[.R7]" office:value-type="float" office:value="29.7885291522" calcext:value-type="float">
            <text:p>29.788529152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0.835898" calcext:value-type="float">
            <text:p>0.835898</text:p>
          </table:table-cell>
          <table:table-cell office:value-type="float" office:value="0.804517" calcext:value-type="float">
            <text:p>0.8045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H7]" office:value-type="float" office:value="61.711" calcext:value-type="float">
            <text:p>61.711</text:p>
          </table:table-cell>
          <table:table-cell table:formula="of:=[.Y6]" office:value-type="float" office:value="0" calcext:value-type="float">
            <text:p>0</text:p>
          </table:table-cell>
          <table:table-cell table:formula="of:=[.Z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</text:p>
          </table:table-cell>
          <table:table-cell office:value-type="float" office:value="4" calcext:value-type="float">
            <text:p>4</text:p>
          </table:table-cell>
          <table:table-cell office:value-type="float" office:value="342.212" calcext:value-type="float">
            <text:p>342.212</text:p>
          </table:table-cell>
          <table:table-cell office:value-type="float" office:value="0.0463522" calcext:value-type="float">
            <text:p>0.0463522</text:p>
          </table:table-cell>
          <table:table-cell office:value-type="float" office:value="12.4426" calcext:value-type="float">
            <text:p>12.4426</text:p>
          </table:table-cell>
          <table:table-cell office:value-type="float" office:value="0.0275033" calcext:value-type="float">
            <text:p>0.0275033</text:p>
          </table:table-cell>
          <table:table-cell table:formula="of:=[.E8]*3" office:value-type="float" office:value="37.3278" calcext:value-type="float">
            <text:p>37.3278</text:p>
          </table:table-cell>
          <table:table-cell table:formula="of:=[.E8]*5" office:value-type="float" office:value="62.213" calcext:value-type="float">
            <text:p>62.213</text:p>
          </table:table-cell>
          <table:table-cell table:formula="of:=[.G8]*[.R8]" office:value-type="float" office:value="32.345658534" calcext:value-type="float">
            <text:p>32.3456585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.01203" calcext:value-type="float">
            <text:p>1.01203</text:p>
          </table:table-cell>
          <table:table-cell office:value-type="float" office:value="0.86653" calcext:value-type="float">
            <text:p>0.86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H8]" office:value-type="float" office:value="62.213" calcext:value-type="float">
            <text:p>62.213</text:p>
          </table:table-cell>
          <table:table-cell table:formula="of:=[.Y7]" office:value-type="float" office:value="0" calcext:value-type="float">
            <text:p>0</text:p>
          </table:table-cell>
          <table:table-cell table:formula="of:=[.Z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</text:p>
          </table:table-cell>
          <table:table-cell office:value-type="float" office:value="5" calcext:value-type="float">
            <text:p>5</text:p>
          </table:table-cell>
          <table:table-cell office:value-type="float" office:value="341.98" calcext:value-type="float">
            <text:p>341.98</text:p>
          </table:table-cell>
          <table:table-cell office:value-type="float" office:value="0.0408197" calcext:value-type="float">
            <text:p>0.0408197</text:p>
          </table:table-cell>
          <table:table-cell office:value-type="float" office:value="12.0825" calcext:value-type="float">
            <text:p>12.0825</text:p>
          </table:table-cell>
          <table:table-cell office:value-type="float" office:value="0.0247958" calcext:value-type="float">
            <text:p>0.0247958</text:p>
          </table:table-cell>
          <table:table-cell table:formula="of:=[.E9]*3" office:value-type="float" office:value="36.2475" calcext:value-type="float">
            <text:p>36.2475</text:p>
          </table:table-cell>
          <table:table-cell table:formula="of:=[.E9]*5" office:value-type="float" office:value="60.4125" calcext:value-type="float">
            <text:p>60.4125</text:p>
          </table:table-cell>
          <table:table-cell table:formula="of:=[.G9]*[.R9]" office:value-type="float" office:value="31.75295499" calcext:value-type="float">
            <text:p>31.752954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485815" calcext:value-type="float">
            <text:p>0.485815</text:p>
          </table:table-cell>
          <table:table-cell office:value-type="float" office:value="0.876004" calcext:value-type="float">
            <text:p>0.876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]" office:value-type="float" office:value="60.4125" calcext:value-type="float">
            <text:p>60.4125</text:p>
          </table:table-cell>
          <table:table-cell table:formula="of:=[.Y8]" office:value-type="float" office:value="0" calcext:value-type="float">
            <text:p>0</text:p>
          </table:table-cell>
          <table:table-cell table:formula="of:=[.Z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</text:p>
          </table:table-cell>
          <table:table-cell office:value-type="float" office:value="6" calcext:value-type="float">
            <text:p>6</text:p>
          </table:table-cell>
          <table:table-cell office:value-type="float" office:value="338.648" calcext:value-type="float">
            <text:p>338.648</text:p>
          </table:table-cell>
          <table:table-cell office:value-type="float" office:value="0.0607969" calcext:value-type="float">
            <text:p>0.0607969</text:p>
          </table:table-cell>
          <table:table-cell office:value-type="float" office:value="12.7422" calcext:value-type="float">
            <text:p>12.7422</text:p>
          </table:table-cell>
          <table:table-cell office:value-type="float" office:value="0.031098" calcext:value-type="float">
            <text:p>0.031098</text:p>
          </table:table-cell>
          <table:table-cell table:formula="of:=[.E10]*3" office:value-type="float" office:value="38.2266" calcext:value-type="float">
            <text:p>38.2266</text:p>
          </table:table-cell>
          <table:table-cell table:formula="of:=[.E10]*5" office:value-type="float" office:value="63.711" calcext:value-type="float">
            <text:p>63.711</text:p>
          </table:table-cell>
          <table:table-cell table:formula="of:=[.G10]*[.R10]" office:value-type="float" office:value="31.319817912" calcext:value-type="float">
            <text:p>31.3198179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.281128" calcext:value-type="float">
            <text:p>0.281128</text:p>
          </table:table-cell>
          <table:table-cell office:value-type="float" office:value="0.81932" calcext:value-type="float">
            <text:p>0.819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H10]" office:value-type="float" office:value="63.711" calcext:value-type="float">
            <text:p>63.711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float" office:value="7" calcext:value-type="float">
            <text:p>7</text:p>
          </table:table-cell>
          <table:table-cell office:value-type="float" office:value="355.358" calcext:value-type="float">
            <text:p>355.358</text:p>
          </table:table-cell>
          <table:table-cell office:value-type="float" office:value="0.0484591" calcext:value-type="float">
            <text:p>0.0484591</text:p>
          </table:table-cell>
          <table:table-cell office:value-type="float" office:value="12.1405" calcext:value-type="float">
            <text:p>12.1405</text:p>
          </table:table-cell>
          <table:table-cell office:value-type="float" office:value="0.02798" calcext:value-type="float">
            <text:p>0.02798</text:p>
          </table:table-cell>
          <table:table-cell table:formula="of:=[.E11]*3" office:value-type="float" office:value="36.4215" calcext:value-type="float">
            <text:p>36.4215</text:p>
          </table:table-cell>
          <table:table-cell table:formula="of:=[.E11]*5" office:value-type="float" office:value="60.7025" calcext:value-type="float">
            <text:p>60.7025</text:p>
          </table:table-cell>
          <table:table-cell table:formula="of:=[.G11]*[.R11]" office:value-type="float" office:value="31.4377640475" calcext:value-type="float">
            <text:p>31.43776404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863165" calcext:value-type="float">
            <text:p>0.8631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H11]" office:value-type="float" office:value="60.7025" calcext:value-type="float">
            <text:p>60.7025</text:p>
          </table:table-cell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</text:p>
          </table:table-cell>
          <table:table-cell office:value-type="float" office:value="8" calcext:value-type="float">
            <text:p>8</text:p>
          </table:table-cell>
          <table:table-cell office:value-type="float" office:value="369.878" calcext:value-type="float">
            <text:p>369.878</text:p>
          </table:table-cell>
          <table:table-cell office:value-type="float" office:value="0.0407591" calcext:value-type="float">
            <text:p>0.0407591</text:p>
          </table:table-cell>
          <table:table-cell office:value-type="float" office:value="12.6314" calcext:value-type="float">
            <text:p>12.6314</text:p>
          </table:table-cell>
          <table:table-cell office:value-type="float" office:value="0.0256486" calcext:value-type="float">
            <text:p>0.0256486</text:p>
          </table:table-cell>
          <table:table-cell table:formula="of:=[.E12]*3" office:value-type="float" office:value="37.8942" calcext:value-type="float">
            <text:p>37.8942</text:p>
          </table:table-cell>
          <table:table-cell table:formula="of:=[.E12]*5" office:value-type="float" office:value="63.157" calcext:value-type="float">
            <text:p>63.157</text:p>
          </table:table-cell>
          <table:table-cell table:formula="of:=[.G12]*[.R12]" office:value-type="float" office:value="30.438705621" calcext:value-type="float">
            <text:p>30.4387056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-0.284322" calcext:value-type="float">
            <text:p>-0.284322</text:p>
          </table:table-cell>
          <table:table-cell office:value-type="float" office:value="0.803255" calcext:value-type="float">
            <text:p>0.8032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H12]" office:value-type="float" office:value="63.157" calcext:value-type="float">
            <text:p>63.157</text:p>
          </table:table-cell>
          <table:table-cell table:formula="of:=[.Y11]" office:value-type="float" office:value="0" calcext:value-type="float">
            <text:p>0</text:p>
          </table:table-cell>
          <table:table-cell table:formula="of:=[.Z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</text:p>
          </table:table-cell>
          <table:table-cell office:value-type="float" office:value="9" calcext:value-type="float">
            <text:p>9</text:p>
          </table:table-cell>
          <table:table-cell office:value-type="float" office:value="365.325" calcext:value-type="float">
            <text:p>365.325</text:p>
          </table:table-cell>
          <table:table-cell office:value-type="float" office:value="0.0453073" calcext:value-type="float">
            <text:p>0.0453073</text:p>
          </table:table-cell>
          <table:table-cell office:value-type="float" office:value="12.3495" calcext:value-type="float">
            <text:p>12.3495</text:p>
          </table:table-cell>
          <table:table-cell office:value-type="float" office:value="0.0270441" calcext:value-type="float">
            <text:p>0.0270441</text:p>
          </table:table-cell>
          <table:table-cell table:formula="of:=[.E13]*3" office:value-type="float" office:value="37.0485" calcext:value-type="float">
            <text:p>37.0485</text:p>
          </table:table-cell>
          <table:table-cell table:formula="of:=[.E13]*5" office:value-type="float" office:value="61.7475" calcext:value-type="float">
            <text:p>61.7475</text:p>
          </table:table-cell>
          <table:table-cell table:formula="of:=[.G13]*[.R13]" office:value-type="float" office:value="31.253966406" calcext:value-type="float">
            <text:p>31.25396640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-0.691094" calcext:value-type="float">
            <text:p>-0.691094</text:p>
          </table:table-cell>
          <table:table-cell office:value-type="float" office:value="0.843596" calcext:value-type="float">
            <text:p>0.8435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13]" office:value-type="float" office:value="61.7475" calcext:value-type="float">
            <text:p>61.7475</text:p>
          </table:table-cell>
          <table:table-cell table:formula="of:=[.Y12]" office:value-type="float" office:value="0" calcext:value-type="float">
            <text:p>0</text:p>
          </table:table-cell>
          <table:table-cell table:formula="of:=[.Z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float" office:value="10" calcext:value-type="float">
            <text:p>10</text:p>
          </table:table-cell>
          <table:table-cell office:value-type="float" office:value="376.922" calcext:value-type="float">
            <text:p>376.922</text:p>
          </table:table-cell>
          <table:table-cell office:value-type="float" office:value="0.0398061" calcext:value-type="float">
            <text:p>0.0398061</text:p>
          </table:table-cell>
          <table:table-cell office:value-type="float" office:value="11.9231" calcext:value-type="float">
            <text:p>11.9231</text:p>
          </table:table-cell>
          <table:table-cell office:value-type="float" office:value="0.024667" calcext:value-type="float">
            <text:p>0.024667</text:p>
          </table:table-cell>
          <table:table-cell table:formula="of:=[.E14]*3" office:value-type="float" office:value="35.7693" calcext:value-type="float">
            <text:p>35.7693</text:p>
          </table:table-cell>
          <table:table-cell table:formula="of:=[.E14]*5" office:value-type="float" office:value="59.6155" calcext:value-type="float">
            <text:p>59.6155</text:p>
          </table:table-cell>
          <table:table-cell table:formula="of:=[.G14]*[.R14]" office:value-type="float" office:value="30.9431987361" calcext:value-type="float">
            <text:p>30.943198736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-0.830047" calcext:value-type="float">
            <text:p>-0.830047</text:p>
          </table:table-cell>
          <table:table-cell office:value-type="float" office:value="0.865077" calcext:value-type="float">
            <text:p>0.8650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14]" office:value-type="float" office:value="59.6155" calcext:value-type="float">
            <text:p>59.6155</text:p>
          </table:table-cell>
          <table:table-cell table:formula="of:=[.Y13]" office:value-type="float" office:value="0" calcext:value-type="float">
            <text:p>0</text:p>
          </table:table-cell>
          <table:table-cell table:formula="of:=[.Z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float" office:value="11" calcext:value-type="float">
            <text:p>11</text:p>
          </table:table-cell>
          <table:table-cell office:value-type="float" office:value="359.889" calcext:value-type="float">
            <text:p>359.889</text:p>
          </table:table-cell>
          <table:table-cell office:value-type="float" office:value="0.0400792" calcext:value-type="float">
            <text:p>0.0400792</text:p>
          </table:table-cell>
          <table:table-cell office:value-type="float" office:value="12.4586" calcext:value-type="float">
            <text:p>12.4586</text:p>
          </table:table-cell>
          <table:table-cell office:value-type="float" office:value="0.0252551" calcext:value-type="float">
            <text:p>0.0252551</text:p>
          </table:table-cell>
          <table:table-cell table:formula="of:=[.E15]*3" office:value-type="float" office:value="37.3758" calcext:value-type="float">
            <text:p>37.3758</text:p>
          </table:table-cell>
          <table:table-cell table:formula="of:=[.E15]*5" office:value-type="float" office:value="62.293" calcext:value-type="float">
            <text:p>62.293</text:p>
          </table:table-cell>
          <table:table-cell table:formula="of:=[.G15]*[.R15]" office:value-type="float" office:value="31.4389905522" calcext:value-type="float">
            <text:p>31.43899055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-0.709181" calcext:value-type="float">
            <text:p>-0.709181</text:p>
          </table:table-cell>
          <table:table-cell office:value-type="float" office:value="0.841159" calcext:value-type="float">
            <text:p>0.8411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H15]" office:value-type="float" office:value="62.293" calcext:value-type="float">
            <text:p>62.293</text:p>
          </table:table-cell>
          <table:table-cell table:formula="of:=[.Y14]" office:value-type="float" office:value="0" calcext:value-type="float">
            <text:p>0</text:p>
          </table:table-cell>
          <table:table-cell table:formula="of:=[.Z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float" office:value="12" calcext:value-type="float">
            <text:p>12</text:p>
          </table:table-cell>
          <table:table-cell office:value-type="float" office:value="363.387" calcext:value-type="float">
            <text:p>363.387</text:p>
          </table:table-cell>
          <table:table-cell office:value-type="float" office:value="0.0460164" calcext:value-type="float">
            <text:p>0.0460164</text:p>
          </table:table-cell>
          <table:table-cell office:value-type="float" office:value="12.489" calcext:value-type="float">
            <text:p>12.489</text:p>
          </table:table-cell>
          <table:table-cell office:value-type="float" office:value="0.0274312" calcext:value-type="float">
            <text:p>0.0274312</text:p>
          </table:table-cell>
          <table:table-cell table:formula="of:=[.E16]*3" office:value-type="float" office:value="37.467" calcext:value-type="float">
            <text:p>37.467</text:p>
          </table:table-cell>
          <table:table-cell table:formula="of:=[.E16]*5" office:value-type="float" office:value="62.445" calcext:value-type="float">
            <text:p>62.445</text:p>
          </table:table-cell>
          <table:table-cell table:formula="of:=[.G16]*[.R16]" office:value-type="float" office:value="31.186893861" calcext:value-type="float">
            <text:p>31.18689386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-0.334952" calcext:value-type="float">
            <text:p>-0.334952</text:p>
          </table:table-cell>
          <table:table-cell office:value-type="float" office:value="0.832383" calcext:value-type="float">
            <text:p>0.8323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H16]" office:value-type="float" office:value="62.445" calcext:value-type="float">
            <text:p>62.445</text:p>
          </table:table-cell>
          <table:table-cell table:formula="of:=[.Y15]" office:value-type="float" office:value="0" calcext:value-type="float">
            <text:p>0</text:p>
          </table:table-cell>
          <table:table-cell table:formula="of:=[.Z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float" office:value="13" calcext:value-type="float">
            <text:p>13</text:p>
          </table:table-cell>
          <table:table-cell office:value-type="float" office:value="378.968" calcext:value-type="float">
            <text:p>378.968</text:p>
          </table:table-cell>
          <table:table-cell office:value-type="float" office:value="0.0493039" calcext:value-type="float">
            <text:p>0.0493039</text:p>
          </table:table-cell>
          <table:table-cell office:value-type="float" office:value="12.6903" calcext:value-type="float">
            <text:p>12.6903</text:p>
          </table:table-cell>
          <table:table-cell office:value-type="float" office:value="0.0286635" calcext:value-type="float">
            <text:p>0.0286635</text:p>
          </table:table-cell>
          <table:table-cell table:formula="of:=[.E17]*3" office:value-type="float" office:value="38.0709" calcext:value-type="float">
            <text:p>38.0709</text:p>
          </table:table-cell>
          <table:table-cell table:formula="of:=[.E17]*5" office:value-type="float" office:value="63.4515" calcext:value-type="float">
            <text:p>63.4515</text:p>
          </table:table-cell>
          <table:table-cell table:formula="of:=[.G17]*[.R17]" office:value-type="float" office:value="33.1146398835" calcext:value-type="float">
            <text:p>33.114639883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0.059627" calcext:value-type="float">
            <text:p>-0.059627</text:p>
          </table:table-cell>
          <table:table-cell office:value-type="float" office:value="0.869815" calcext:value-type="float">
            <text:p>0.8698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H17]" office:value-type="float" office:value="63.4515" calcext:value-type="float">
            <text:p>63.4515</text:p>
          </table:table-cell>
          <table:table-cell table:formula="of:=[.Y16]" office:value-type="float" office:value="0" calcext:value-type="float">
            <text:p>0</text:p>
          </table:table-cell>
          <table:table-cell table:formula="of:=[.Z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float" office:value="14" calcext:value-type="float">
            <text:p>14</text:p>
          </table:table-cell>
          <table:table-cell office:value-type="float" office:value="359.134" calcext:value-type="float">
            <text:p>359.134</text:p>
          </table:table-cell>
          <table:table-cell office:value-type="float" office:value="0.0458913" calcext:value-type="float">
            <text:p>0.0458913</text:p>
          </table:table-cell>
          <table:table-cell office:value-type="float" office:value="13.5931" calcext:value-type="float">
            <text:p>13.5931</text:p>
          </table:table-cell>
          <table:table-cell office:value-type="float" office:value="0.0282424" calcext:value-type="float">
            <text:p>0.0282424</text:p>
          </table:table-cell>
          <table:table-cell table:formula="of:=[.E18]*3" office:value-type="float" office:value="40.7793" calcext:value-type="float">
            <text:p>40.7793</text:p>
          </table:table-cell>
          <table:table-cell table:formula="of:=[.E18]*5" office:value-type="float" office:value="67.9655" calcext:value-type="float">
            <text:p>67.9655</text:p>
          </table:table-cell>
          <table:table-cell table:formula="of:=[.G18]*[.R18]" office:value-type="float" office:value="35.0993551995" calcext:value-type="float">
            <text:p>35.099355199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0.568811" calcext:value-type="float">
            <text:p>-0.568811</text:p>
          </table:table-cell>
          <table:table-cell office:value-type="float" office:value="0.860715" calcext:value-type="float">
            <text:p>0.8607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H18]" office:value-type="float" office:value="67.9655" calcext:value-type="float">
            <text:p>67.9655</text:p>
          </table:table-cell>
          <table:table-cell table:formula="of:=[.Y17]" office:value-type="float" office:value="0" calcext:value-type="float">
            <text:p>0</text:p>
          </table:table-cell>
          <table:table-cell table:formula="of:=[.Z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float" office:value="15" calcext:value-type="float">
            <text:p>15</text:p>
          </table:table-cell>
          <table:table-cell office:value-type="float" office:value="375.012" calcext:value-type="float">
            <text:p>375.012</text:p>
          </table:table-cell>
          <table:table-cell office:value-type="float" office:value="0.0441299" calcext:value-type="float">
            <text:p>0.0441299</text:p>
          </table:table-cell>
          <table:table-cell office:value-type="float" office:value="12.6526" calcext:value-type="float">
            <text:p>12.6526</text:p>
          </table:table-cell>
          <table:table-cell office:value-type="float" office:value="0.0268052" calcext:value-type="float">
            <text:p>0.0268052</text:p>
          </table:table-cell>
          <table:table-cell table:formula="of:=[.E19]*3" office:value-type="float" office:value="37.9578" calcext:value-type="float">
            <text:p>37.9578</text:p>
          </table:table-cell>
          <table:table-cell table:formula="of:=[.E19]*5" office:value-type="float" office:value="63.263" calcext:value-type="float">
            <text:p>63.263</text:p>
          </table:table-cell>
          <table:table-cell table:formula="of:=[.G19]*[.R19]" office:value-type="float" office:value="31.4782517088" calcext:value-type="float">
            <text:p>31.478251708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687154" calcext:value-type="float">
            <text:p>0.687154</text:p>
          </table:table-cell>
          <table:table-cell office:value-type="float" office:value="0.829296" calcext:value-type="float">
            <text:p>0.82929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63.263" calcext:value-type="float">
            <text:p>63.263</text:p>
          </table:table-cell>
          <table:table-cell table:formula="of:=[.Y18]" office:value-type="float" office:value="0" calcext:value-type="float">
            <text:p>0</text:p>
          </table:table-cell>
          <table:table-cell table:formula="of:=[.Z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float" office:value="16" calcext:value-type="float">
            <text:p>16</text:p>
          </table:table-cell>
          <table:table-cell office:value-type="float" office:value="357.517" calcext:value-type="float">
            <text:p>357.517</text:p>
          </table:table-cell>
          <table:table-cell office:value-type="float" office:value="0.0550409" calcext:value-type="float">
            <text:p>0.0550409</text:p>
          </table:table-cell>
          <table:table-cell office:value-type="float" office:value="13.3649" calcext:value-type="float">
            <text:p>13.3649</text:p>
          </table:table-cell>
          <table:table-cell office:value-type="float" office:value="0.0320012" calcext:value-type="float">
            <text:p>0.0320012</text:p>
          </table:table-cell>
          <table:table-cell table:formula="of:=[.E20]*3" office:value-type="float" office:value="40.0947" calcext:value-type="float">
            <text:p>40.0947</text:p>
          </table:table-cell>
          <table:table-cell table:formula="of:=[.E20]*5" office:value-type="float" office:value="66.8245" calcext:value-type="float">
            <text:p>66.8245</text:p>
          </table:table-cell>
          <table:table-cell table:formula="of:=[.G20]*[.R20]" office:value-type="float" office:value="25.8771594747" calcext:value-type="float">
            <text:p>25.87715947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1.79353" calcext:value-type="float">
            <text:p>1.79353</text:p>
          </table:table-cell>
          <table:table-cell office:value-type="float" office:value="0.645401" calcext:value-type="float">
            <text:p>0.6454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table:formula="of:=[.H20]" office:value-type="float" office:value="66.8245" calcext:value-type="float">
            <text:p>66.8245</text:p>
          </table:table-cell>
          <table:table-cell table:formula="of:=[.Y19]" office:value-type="float" office:value="0" calcext:value-type="float">
            <text:p>0</text:p>
          </table:table-cell>
          <table:table-cell table:formula="of:=[.Z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7</text:p>
          </table:table-cell>
          <table:table-cell office:value-type="float" office:value="17" calcext:value-type="float">
            <text:p>17</text:p>
          </table:table-cell>
          <table:table-cell office:value-type="float" office:value="353.725" calcext:value-type="float">
            <text:p>353.725</text:p>
          </table:table-cell>
          <table:table-cell office:value-type="float" office:value="0.040003" calcext:value-type="float">
            <text:p>0.040003</text:p>
          </table:table-cell>
          <table:table-cell office:value-type="float" office:value="13.5796" calcext:value-type="float">
            <text:p>13.5796</text:p>
          </table:table-cell>
          <table:table-cell office:value-type="float" office:value="0.0271413" calcext:value-type="float">
            <text:p>0.0271413</text:p>
          </table:table-cell>
          <table:table-cell table:formula="of:=[.E21]*3" office:value-type="float" office:value="40.7388" calcext:value-type="float">
            <text:p>40.7388</text:p>
          </table:table-cell>
          <table:table-cell table:formula="of:=[.E21]*5" office:value-type="float" office:value="67.898" calcext:value-type="float">
            <text:p>67.898</text:p>
          </table:table-cell>
          <table:table-cell table:formula="of:=[.G21]*[.R21]" office:value-type="float" office:value="25.7364109896" calcext:value-type="float">
            <text:p>25.736410989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0.765159" calcext:value-type="float">
            <text:p>-0.765159</text:p>
          </table:table-cell>
          <table:table-cell office:value-type="float" office:value="0.631742" calcext:value-type="float">
            <text:p>0.631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table:formula="of:=[.H21]" office:value-type="float" office:value="67.898" calcext:value-type="float">
            <text:p>67.898</text:p>
          </table:table-cell>
          <table:table-cell table:formula="of:=[.Y20]" office:value-type="float" office:value="0" calcext:value-type="float">
            <text:p>0</text:p>
          </table:table-cell>
          <table:table-cell table:formula="of:=[.Z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8</text:p>
          </table:table-cell>
          <table:table-cell office:value-type="float" office:value="18" calcext:value-type="float">
            <text:p>18</text:p>
          </table:table-cell>
          <table:table-cell office:value-type="float" office:value="358.001" calcext:value-type="float">
            <text:p>358.001</text:p>
          </table:table-cell>
          <table:table-cell office:value-type="float" office:value="0.050145" calcext:value-type="float">
            <text:p>0.050145</text:p>
          </table:table-cell>
          <table:table-cell office:value-type="float" office:value="12.9196" calcext:value-type="float">
            <text:p>12.9196</text:p>
          </table:table-cell>
          <table:table-cell office:value-type="float" office:value="0.0302501" calcext:value-type="float">
            <text:p>0.0302501</text:p>
          </table:table-cell>
          <table:table-cell table:formula="of:=[.E22]*3" office:value-type="float" office:value="38.7588" calcext:value-type="float">
            <text:p>38.7588</text:p>
          </table:table-cell>
          <table:table-cell table:formula="of:=[.E22]*5" office:value-type="float" office:value="64.598" calcext:value-type="float">
            <text:p>64.598</text:p>
          </table:table-cell>
          <table:table-cell table:formula="of:=[.G22]*[.R22]" office:value-type="float" office:value="24.6461782968" calcext:value-type="float">
            <text:p>24.646178296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-1.34872" calcext:value-type="float">
            <text:p>-1.34872</text:p>
          </table:table-cell>
          <table:table-cell office:value-type="float" office:value="0.635886" calcext:value-type="float">
            <text:p>0.6358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table:formula="of:=[.H22]" office:value-type="float" office:value="64.598" calcext:value-type="float">
            <text:p>64.598</text:p>
          </table:table-cell>
          <table:table-cell table:formula="of:=[.Y21]" office:value-type="float" office:value="0" calcext:value-type="float">
            <text:p>0</text:p>
          </table:table-cell>
          <table:table-cell table:formula="of:=[.Z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9</text:p>
          </table:table-cell>
          <table:table-cell office:value-type="float" office:value="19" calcext:value-type="float">
            <text:p>19</text:p>
          </table:table-cell>
          <table:table-cell office:value-type="float" office:value="351.306" calcext:value-type="float">
            <text:p>351.306</text:p>
          </table:table-cell>
          <table:table-cell office:value-type="float" office:value="0.054866" calcext:value-type="float">
            <text:p>0.054866</text:p>
          </table:table-cell>
          <table:table-cell office:value-type="float" office:value="13.1905" calcext:value-type="float">
            <text:p>13.1905</text:p>
          </table:table-cell>
          <table:table-cell office:value-type="float" office:value="0.0320469" calcext:value-type="float">
            <text:p>0.0320469</text:p>
          </table:table-cell>
          <table:table-cell table:formula="of:=[.E23]*3" office:value-type="float" office:value="39.5715" calcext:value-type="float">
            <text:p>39.5715</text:p>
          </table:table-cell>
          <table:table-cell table:formula="of:=[.E23]*5" office:value-type="float" office:value="65.9525" calcext:value-type="float">
            <text:p>65.9525</text:p>
          </table:table-cell>
          <table:table-cell table:formula="of:=[.G23]*[.R23]" office:value-type="float" office:value="25.470908262" calcext:value-type="float">
            <text:p>25.47090826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-1.52376" calcext:value-type="float">
            <text:p>-1.52376</text:p>
          </table:table-cell>
          <table:table-cell office:value-type="float" office:value="0.643668" calcext:value-type="float">
            <text:p>0.6436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formula="of:=[.H23]" office:value-type="float" office:value="65.9525" calcext:value-type="float">
            <text:p>65.9525</text:p>
          </table:table-cell>
          <table:table-cell table:formula="of:=[.Y22]" office:value-type="float" office:value="0" calcext:value-type="float">
            <text:p>0</text:p>
          </table:table-cell>
          <table:table-cell table:formula="of:=[.Z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0</text:p>
          </table:table-cell>
          <table:table-cell office:value-type="float" office:value="20" calcext:value-type="float">
            <text:p>20</text:p>
          </table:table-cell>
          <table:table-cell office:value-type="float" office:value="360.368" calcext:value-type="float">
            <text:p>360.368</text:p>
          </table:table-cell>
          <table:table-cell office:value-type="float" office:value="0.0551988" calcext:value-type="float">
            <text:p>0.0551988</text:p>
          </table:table-cell>
          <table:table-cell office:value-type="float" office:value="13.246" calcext:value-type="float">
            <text:p>13.246</text:p>
          </table:table-cell>
          <table:table-cell office:value-type="float" office:value="0.0321326" calcext:value-type="float">
            <text:p>0.0321326</text:p>
          </table:table-cell>
          <table:table-cell table:formula="of:=[.E24]*3" office:value-type="float" office:value="39.738" calcext:value-type="float">
            <text:p>39.738</text:p>
          </table:table-cell>
          <table:table-cell table:formula="of:=[.E24]*5" office:value-type="float" office:value="66.23" calcext:value-type="float">
            <text:p>66.23</text:p>
          </table:table-cell>
          <table:table-cell table:formula="of:=[.G24]*[.R24]" office:value-type="float" office:value="25.51894884" calcext:value-type="float">
            <text:p>25.5189488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-1.56406" calcext:value-type="float">
            <text:p>-1.56406</text:p>
          </table:table-cell>
          <table:table-cell office:value-type="float" office:value="0.64218" calcext:value-type="float">
            <text:p>0.642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formula="of:=[.H24]" office:value-type="float" office:value="66.23" calcext:value-type="float">
            <text:p>66.23</text:p>
          </table:table-cell>
          <table:table-cell table:formula="of:=[.Y23]" office:value-type="float" office:value="0" calcext:value-type="float">
            <text:p>0</text:p>
          </table:table-cell>
          <table:table-cell table:formula="of:=[.Z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1</text:p>
          </table:table-cell>
          <table:table-cell office:value-type="float" office:value="21" calcext:value-type="float">
            <text:p>21</text:p>
          </table:table-cell>
          <table:table-cell office:value-type="float" office:value="358.269" calcext:value-type="float">
            <text:p>358.269</text:p>
          </table:table-cell>
          <table:table-cell office:value-type="float" office:value="0.0535191" calcext:value-type="float">
            <text:p>0.0535191</text:p>
          </table:table-cell>
          <table:table-cell office:value-type="float" office:value="12.9931" calcext:value-type="float">
            <text:p>12.9931</text:p>
          </table:table-cell>
          <table:table-cell office:value-type="float" office:value="0.0312149" calcext:value-type="float">
            <text:p>0.0312149</text:p>
          </table:table-cell>
          <table:table-cell table:formula="of:=[.E25]*3" office:value-type="float" office:value="38.9793" calcext:value-type="float">
            <text:p>38.9793</text:p>
          </table:table-cell>
          <table:table-cell table:formula="of:=[.E25]*5" office:value-type="float" office:value="64.9655" calcext:value-type="float">
            <text:p>64.9655</text:p>
          </table:table-cell>
          <table:table-cell table:formula="of:=[.G25]*[.R25]" office:value-type="float" office:value="25.4780788383" calcext:value-type="float">
            <text:p>25.478078838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-1.54343" calcext:value-type="float">
            <text:p>-1.54343</text:p>
          </table:table-cell>
          <table:table-cell office:value-type="float" office:value="0.653631" calcext:value-type="float">
            <text:p>0.65363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table:formula="of:=[.H25]" office:value-type="float" office:value="64.9655" calcext:value-type="float">
            <text:p>64.9655</text:p>
          </table:table-cell>
          <table:table-cell table:formula="of:=[.Y24]" office:value-type="float" office:value="0" calcext:value-type="float">
            <text:p>0</text:p>
          </table:table-cell>
          <table:table-cell table:formula="of:=[.Z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2</text:p>
          </table:table-cell>
          <table:table-cell office:value-type="float" office:value="22" calcext:value-type="float">
            <text:p>22</text:p>
          </table:table-cell>
          <table:table-cell office:value-type="float" office:value="363.359" calcext:value-type="float">
            <text:p>363.359</text:p>
          </table:table-cell>
          <table:table-cell office:value-type="float" office:value="0.0495825" calcext:value-type="float">
            <text:p>0.0495825</text:p>
          </table:table-cell>
          <table:table-cell office:value-type="float" office:value="12.4536" calcext:value-type="float">
            <text:p>12.4536</text:p>
          </table:table-cell>
          <table:table-cell office:value-type="float" office:value="0.0295542" calcext:value-type="float">
            <text:p>0.0295542</text:p>
          </table:table-cell>
          <table:table-cell table:formula="of:=[.E26]*3" office:value-type="float" office:value="37.3608" calcext:value-type="float">
            <text:p>37.3608</text:p>
          </table:table-cell>
          <table:table-cell table:formula="of:=[.E26]*5" office:value-type="float" office:value="62.268" calcext:value-type="float">
            <text:p>62.268</text:p>
          </table:table-cell>
          <table:table-cell table:formula="of:=[.G26]*[.R26]" office:value-type="float" office:value="25.7304950424" calcext:value-type="float">
            <text:p>25.73049504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-1.65777" calcext:value-type="float">
            <text:p>-1.65777</text:p>
          </table:table-cell>
          <table:table-cell office:value-type="float" office:value="0.688703" calcext:value-type="float">
            <text:p>0.6887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table:formula="of:=[.H26]" office:value-type="float" office:value="62.268" calcext:value-type="float">
            <text:p>62.268</text:p>
          </table:table-cell>
          <table:table-cell table:formula="of:=[.Y25]" office:value-type="float" office:value="0" calcext:value-type="float">
            <text:p>0</text:p>
          </table:table-cell>
          <table:table-cell table:formula="of:=[.Z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3</text:p>
          </table:table-cell>
          <table:table-cell office:value-type="float" office:value="23" calcext:value-type="float">
            <text:p>23</text:p>
          </table:table-cell>
          <table:table-cell office:value-type="float" office:value="360.064" calcext:value-type="float">
            <text:p>360.064</text:p>
          </table:table-cell>
          <table:table-cell office:value-type="float" office:value="0.045887" calcext:value-type="float">
            <text:p>0.045887</text:p>
          </table:table-cell>
          <table:table-cell office:value-type="float" office:value="12.9311" calcext:value-type="float">
            <text:p>12.9311</text:p>
          </table:table-cell>
          <table:table-cell office:value-type="float" office:value="0.0287347" calcext:value-type="float">
            <text:p>0.0287347</text:p>
          </table:table-cell>
          <table:table-cell table:formula="of:=[.E27]*3" office:value-type="float" office:value="38.7933" calcext:value-type="float">
            <text:p>38.7933</text:p>
          </table:table-cell>
          <table:table-cell table:formula="of:=[.E27]*5" office:value-type="float" office:value="64.6555" calcext:value-type="float">
            <text:p>64.6555</text:p>
          </table:table-cell>
          <table:table-cell table:formula="of:=[.G27]*[.R27]" office:value-type="float" office:value="24.7917894042" calcext:value-type="float">
            <text:p>24.79178940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-1.42487" calcext:value-type="float">
            <text:p>-1.42487</text:p>
          </table:table-cell>
          <table:table-cell office:value-type="float" office:value="0.639074" calcext:value-type="float">
            <text:p>0.6390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table:formula="of:=[.H27]" office:value-type="float" office:value="64.6555" calcext:value-type="float">
            <text:p>64.6555</text:p>
          </table:table-cell>
          <table:table-cell table:formula="of:=[.Y26]" office:value-type="float" office:value="0" calcext:value-type="float">
            <text:p>0</text:p>
          </table:table-cell>
          <table:table-cell table:formula="of:=[.Z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4</text:p>
          </table:table-cell>
          <table:table-cell office:value-type="float" office:value="24" calcext:value-type="float">
            <text:p>24</text:p>
          </table:table-cell>
          <table:table-cell office:value-type="float" office:value="340.08" calcext:value-type="float">
            <text:p>340.08</text:p>
          </table:table-cell>
          <table:table-cell office:value-type="float" office:value="0.0598105" calcext:value-type="float">
            <text:p>0.0598105</text:p>
          </table:table-cell>
          <table:table-cell office:value-type="float" office:value="12.9785" calcext:value-type="float">
            <text:p>12.9785</text:p>
          </table:table-cell>
          <table:table-cell office:value-type="float" office:value="0.0336053" calcext:value-type="float">
            <text:p>0.0336053</text:p>
          </table:table-cell>
          <table:table-cell table:formula="of:=[.E28]*3" office:value-type="float" office:value="38.9355" calcext:value-type="float">
            <text:p>38.9355</text:p>
          </table:table-cell>
          <table:table-cell table:formula="of:=[.E28]*5" office:value-type="float" office:value="64.8925" calcext:value-type="float">
            <text:p>64.8925</text:p>
          </table:table-cell>
          <table:table-cell table:formula="of:=[.G28]*[.R28]" office:value-type="float" office:value="25.360170699" calcext:value-type="float">
            <text:p>25.36017069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-1.3037" calcext:value-type="float">
            <text:p>-1.3037</text:p>
          </table:table-cell>
          <table:table-cell office:value-type="float" office:value="0.651338" calcext:value-type="float">
            <text:p>0.6513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formula="of:=[.H28]" office:value-type="float" office:value="64.8925" calcext:value-type="float">
            <text:p>64.8925</text:p>
          </table:table-cell>
          <table:table-cell table:formula="of:=[.Y27]" office:value-type="float" office:value="0" calcext:value-type="float">
            <text:p>0</text:p>
          </table:table-cell>
          <table:table-cell table:formula="of:=[.Z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5</text:p>
          </table:table-cell>
          <table:table-cell office:value-type="float" office:value="25" calcext:value-type="float">
            <text:p>25</text:p>
          </table:table-cell>
          <table:table-cell office:value-type="float" office:value="348.785" calcext:value-type="float">
            <text:p>348.785</text:p>
          </table:table-cell>
          <table:table-cell office:value-type="float" office:value="0.0590968" calcext:value-type="float">
            <text:p>0.0590968</text:p>
          </table:table-cell>
          <table:table-cell office:value-type="float" office:value="13.3706" calcext:value-type="float">
            <text:p>13.3706</text:p>
          </table:table-cell>
          <table:table-cell office:value-type="float" office:value="0.0337576" calcext:value-type="float">
            <text:p>0.0337576</text:p>
          </table:table-cell>
          <table:table-cell table:formula="of:=[.E29]*3" office:value-type="float" office:value="40.1118" calcext:value-type="float">
            <text:p>40.1118</text:p>
          </table:table-cell>
          <table:table-cell table:formula="of:=[.E29]*5" office:value-type="float" office:value="66.853" calcext:value-type="float">
            <text:p>66.853</text:p>
          </table:table-cell>
          <table:table-cell table:formula="of:=[.G29]*[.R29]" office:value-type="float" office:value="25.374925239" calcext:value-type="float">
            <text:p>25.37492523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-1.29303" calcext:value-type="float">
            <text:p>-1.29303</text:p>
          </table:table-cell>
          <table:table-cell office:value-type="float" office:value="0.632605" calcext:value-type="float">
            <text:p>0.6326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formula="of:=[.H29]" office:value-type="float" office:value="66.853" calcext:value-type="float">
            <text:p>66.853</text:p>
          </table:table-cell>
          <table:table-cell table:formula="of:=[.Y28]" office:value-type="float" office:value="0" calcext:value-type="float">
            <text:p>0</text:p>
          </table:table-cell>
          <table:table-cell table:formula="of:=[.Z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6</text:p>
          </table:table-cell>
          <table:table-cell office:value-type="float" office:value="26" calcext:value-type="float">
            <text:p>26</text:p>
          </table:table-cell>
          <table:table-cell office:value-type="float" office:value="345.482" calcext:value-type="float">
            <text:p>345.482</text:p>
          </table:table-cell>
          <table:table-cell office:value-type="float" office:value="0.0475993" calcext:value-type="float">
            <text:p>0.0475993</text:p>
          </table:table-cell>
          <table:table-cell office:value-type="float" office:value="12.9406" calcext:value-type="float">
            <text:p>12.9406</text:p>
          </table:table-cell>
          <table:table-cell office:value-type="float" office:value="0.0287444" calcext:value-type="float">
            <text:p>0.0287444</text:p>
          </table:table-cell>
          <table:table-cell table:formula="of:=[.E30]*3" office:value-type="float" office:value="38.8218" calcext:value-type="float">
            <text:p>38.8218</text:p>
          </table:table-cell>
          <table:table-cell table:formula="of:=[.E30]*5" office:value-type="float" office:value="64.703" calcext:value-type="float">
            <text:p>64.703</text:p>
          </table:table-cell>
          <table:table-cell table:formula="of:=[.G30]*[.R30]" office:value-type="float" office:value="25.2924027" calcext:value-type="float">
            <text:p>25.292402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-1.23454" calcext:value-type="float">
            <text:p>-1.23454</text:p>
          </table:table-cell>
          <table:table-cell office:value-type="float" office:value="0.6515" calcext:value-type="float">
            <text:p>0.651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table:formula="of:=[.H30]" office:value-type="float" office:value="64.703" calcext:value-type="float">
            <text:p>64.703</text:p>
          </table:table-cell>
          <table:table-cell table:formula="of:=[.Y29]" office:value-type="float" office:value="0" calcext:value-type="float">
            <text:p>0</text:p>
          </table:table-cell>
          <table:table-cell table:formula="of:=[.Z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7</text:p>
          </table:table-cell>
          <table:table-cell office:value-type="float" office:value="27" calcext:value-type="float">
            <text:p>27</text:p>
          </table:table-cell>
          <table:table-cell office:value-type="float" office:value="334.083" calcext:value-type="float">
            <text:p>334.083</text:p>
          </table:table-cell>
          <table:table-cell office:value-type="float" office:value="0.0465667" calcext:value-type="float">
            <text:p>0.0465667</text:p>
          </table:table-cell>
          <table:table-cell office:value-type="float" office:value="13.1512" calcext:value-type="float">
            <text:p>13.1512</text:p>
          </table:table-cell>
          <table:table-cell office:value-type="float" office:value="0.0292289" calcext:value-type="float">
            <text:p>0.0292289</text:p>
          </table:table-cell>
          <table:table-cell table:formula="of:=[.E31]*3" office:value-type="float" office:value="39.4536" calcext:value-type="float">
            <text:p>39.4536</text:p>
          </table:table-cell>
          <table:table-cell table:formula="of:=[.E31]*5" office:value-type="float" office:value="65.756" calcext:value-type="float">
            <text:p>65.756</text:p>
          </table:table-cell>
          <table:table-cell table:formula="of:=[.G31]*[.R31]" office:value-type="float" office:value="25.1021951856" calcext:value-type="float">
            <text:p>25.102195185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-1.36128" calcext:value-type="float">
            <text:p>-1.36128</text:p>
          </table:table-cell>
          <table:table-cell office:value-type="float" office:value="0.636246" calcext:value-type="float">
            <text:p>0.6362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formula="of:=[.H31]" office:value-type="float" office:value="65.756" calcext:value-type="float">
            <text:p>65.756</text:p>
          </table:table-cell>
          <table:table-cell table:formula="of:=[.Y30]" office:value-type="float" office:value="0" calcext:value-type="float">
            <text:p>0</text:p>
          </table:table-cell>
          <table:table-cell table:formula="of:=[.Z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8</text:p>
          </table:table-cell>
          <table:table-cell office:value-type="float" office:value="28" calcext:value-type="float">
            <text:p>28</text:p>
          </table:table-cell>
          <table:table-cell office:value-type="float" office:value="352.583" calcext:value-type="float">
            <text:p>352.583</text:p>
          </table:table-cell>
          <table:table-cell office:value-type="float" office:value="0.0502418" calcext:value-type="float">
            <text:p>0.0502418</text:p>
          </table:table-cell>
          <table:table-cell office:value-type="float" office:value="12.7081" calcext:value-type="float">
            <text:p>12.7081</text:p>
          </table:table-cell>
          <table:table-cell office:value-type="float" office:value="0.0299483" calcext:value-type="float">
            <text:p>0.0299483</text:p>
          </table:table-cell>
          <table:table-cell table:formula="of:=[.E32]*3" office:value-type="float" office:value="38.1243" calcext:value-type="float">
            <text:p>38.1243</text:p>
          </table:table-cell>
          <table:table-cell table:formula="of:=[.E32]*5" office:value-type="float" office:value="63.5405" calcext:value-type="float">
            <text:p>63.5405</text:p>
          </table:table-cell>
          <table:table-cell table:formula="of:=[.G32]*[.R32]" office:value-type="float" office:value="25.1183475522" calcext:value-type="float">
            <text:p>25.118347552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-1.109" calcext:value-type="float">
            <text:p>-1.109</text:p>
          </table:table-cell>
          <table:table-cell office:value-type="float" office:value="0.658854" calcext:value-type="float">
            <text:p>0.6588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formula="of:=[.H32]" office:value-type="float" office:value="63.5405" calcext:value-type="float">
            <text:p>63.5405</text:p>
          </table:table-cell>
          <table:table-cell table:formula="of:=[.Y31]" office:value-type="float" office:value="0" calcext:value-type="float">
            <text:p>0</text:p>
          </table:table-cell>
          <table:table-cell table:formula="of:=[.Z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9</text:p>
          </table:table-cell>
          <table:table-cell office:value-type="float" office:value="29" calcext:value-type="float">
            <text:p>29</text:p>
          </table:table-cell>
          <table:table-cell office:value-type="float" office:value="335.673" calcext:value-type="float">
            <text:p>335.673</text:p>
          </table:table-cell>
          <table:table-cell office:value-type="float" office:value="0.0511671" calcext:value-type="float">
            <text:p>0.0511671</text:p>
          </table:table-cell>
          <table:table-cell office:value-type="float" office:value="12.9085" calcext:value-type="float">
            <text:p>12.9085</text:p>
          </table:table-cell>
          <table:table-cell office:value-type="float" office:value="0.030559" calcext:value-type="float">
            <text:p>0.030559</text:p>
          </table:table-cell>
          <table:table-cell table:formula="of:=[.E33]*3" office:value-type="float" office:value="38.7255" calcext:value-type="float">
            <text:p>38.7255</text:p>
          </table:table-cell>
          <table:table-cell table:formula="of:=[.E33]*5" office:value-type="float" office:value="64.5425" calcext:value-type="float">
            <text:p>64.5425</text:p>
          </table:table-cell>
          <table:table-cell table:formula="of:=[.G33]*[.R33]" office:value-type="float" office:value="24.5356635645" calcext:value-type="float">
            <text:p>24.535663564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-1.38706" calcext:value-type="float">
            <text:p>-1.38706</text:p>
          </table:table-cell>
          <table:table-cell office:value-type="float" office:value="0.633579" calcext:value-type="float">
            <text:p>0.6335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H33]" office:value-type="float" office:value="64.5425" calcext:value-type="float">
            <text:p>64.5425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0</text:p>
          </table:table-cell>
          <table:table-cell office:value-type="float" office:value="30" calcext:value-type="float">
            <text:p>30</text:p>
          </table:table-cell>
          <table:table-cell office:value-type="float" office:value="346.605" calcext:value-type="float">
            <text:p>346.605</text:p>
          </table:table-cell>
          <table:table-cell office:value-type="float" office:value="0.0503694" calcext:value-type="float">
            <text:p>0.0503694</text:p>
          </table:table-cell>
          <table:table-cell office:value-type="float" office:value="12.7868" calcext:value-type="float">
            <text:p>12.7868</text:p>
          </table:table-cell>
          <table:table-cell office:value-type="float" office:value="0.0298649" calcext:value-type="float">
            <text:p>0.0298649</text:p>
          </table:table-cell>
          <table:table-cell table:formula="of:=[.E34]*3" office:value-type="float" office:value="38.3604" calcext:value-type="float">
            <text:p>38.3604</text:p>
          </table:table-cell>
          <table:table-cell table:formula="of:=[.E34]*5" office:value-type="float" office:value="63.934" calcext:value-type="float">
            <text:p>63.934</text:p>
          </table:table-cell>
          <table:table-cell table:formula="of:=[.G34]*[.R34]" office:value-type="float" office:value="24.7101969036" calcext:value-type="float">
            <text:p>24.71019690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-1.27886" calcext:value-type="float">
            <text:p>-1.27886</text:p>
          </table:table-cell>
          <table:table-cell office:value-type="float" office:value="0.644159" calcext:value-type="float">
            <text:p>0.64415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H34]" office:value-type="float" office:value="63.934" calcext:value-type="float">
            <text:p>63.934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1</text:p>
          </table:table-cell>
          <table:table-cell office:value-type="float" office:value="31" calcext:value-type="float">
            <text:p>31</text:p>
          </table:table-cell>
          <table:table-cell office:value-type="float" office:value="353.365" calcext:value-type="float">
            <text:p>353.365</text:p>
          </table:table-cell>
          <table:table-cell office:value-type="float" office:value="0.0465874" calcext:value-type="float">
            <text:p>0.0465874</text:p>
          </table:table-cell>
          <table:table-cell office:value-type="float" office:value="13.2847" calcext:value-type="float">
            <text:p>13.2847</text:p>
          </table:table-cell>
          <table:table-cell office:value-type="float" office:value="0.0291746" calcext:value-type="float">
            <text:p>0.0291746</text:p>
          </table:table-cell>
          <table:table-cell table:formula="of:=[.E35]*3" office:value-type="float" office:value="39.8541" calcext:value-type="float">
            <text:p>39.8541</text:p>
          </table:table-cell>
          <table:table-cell table:formula="of:=[.E35]*5" office:value-type="float" office:value="66.4235" calcext:value-type="float">
            <text:p>66.4235</text:p>
          </table:table-cell>
          <table:table-cell table:formula="of:=[.G35]*[.R35]" office:value-type="float" office:value="27.196836381" calcext:value-type="float">
            <text:p>27.19683638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-5.63472" calcext:value-type="float">
            <text:p>-5.63472</text:p>
          </table:table-cell>
          <table:table-cell office:value-type="float" office:value="0.68241" calcext:value-type="float">
            <text:p>0.682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formula="of:=[.H35]" office:value-type="float" office:value="66.4235" calcext:value-type="float">
            <text:p>66.4235</text:p>
          </table:table-cell>
          <table:table-cell table:formula="of:=[.Y34]" office:value-type="float" office:value="0" calcext:value-type="float">
            <text:p>0</text:p>
          </table:table-cell>
          <table:table-cell table:formula="of:=[.Z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2</text:p>
          </table:table-cell>
          <table:table-cell office:value-type="float" office:value="32" calcext:value-type="float">
            <text:p>32</text:p>
          </table:table-cell>
          <table:table-cell office:value-type="float" office:value="331.282" calcext:value-type="float">
            <text:p>331.282</text:p>
          </table:table-cell>
          <table:table-cell office:value-type="float" office:value="0.0445285" calcext:value-type="float">
            <text:p>0.0445285</text:p>
          </table:table-cell>
          <table:table-cell office:value-type="float" office:value="11.5601" calcext:value-type="float">
            <text:p>11.5601</text:p>
          </table:table-cell>
          <table:table-cell office:value-type="float" office:value="0.0260254" calcext:value-type="float">
            <text:p>0.0260254</text:p>
          </table:table-cell>
          <table:table-cell table:formula="of:=[.E36]*3" office:value-type="float" office:value="34.6803" calcext:value-type="float">
            <text:p>34.6803</text:p>
          </table:table-cell>
          <table:table-cell table:formula="of:=[.E36]*5" office:value-type="float" office:value="57.8005" calcext:value-type="float">
            <text:p>57.8005</text:p>
          </table:table-cell>
          <table:table-cell table:formula="of:=[.G36]*[.R36]" office:value-type="float" office:value="25.1682913569" calcext:value-type="float">
            <text:p>25.168291356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-0.290954" calcext:value-type="float">
            <text:p>-0.290954</text:p>
          </table:table-cell>
          <table:table-cell office:value-type="float" office:value="0.725723" calcext:value-type="float">
            <text:p>0.7257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H36]" office:value-type="float" office:value="57.8005" calcext:value-type="float">
            <text:p>57.8005</text:p>
          </table:table-cell>
          <table:table-cell table:formula="of:=[.Y35]" office:value-type="float" office:value="0" calcext:value-type="float">
            <text:p>0</text:p>
          </table:table-cell>
          <table:table-cell table:formula="of:=[.Z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3</text:p>
          </table:table-cell>
          <table:table-cell office:value-type="float" office:value="33" calcext:value-type="float">
            <text:p>33</text:p>
          </table:table-cell>
          <table:table-cell office:value-type="float" office:value="330.214" calcext:value-type="float">
            <text:p>330.214</text:p>
          </table:table-cell>
          <table:table-cell office:value-type="float" office:value="0.0482302" calcext:value-type="float">
            <text:p>0.0482302</text:p>
          </table:table-cell>
          <table:table-cell office:value-type="float" office:value="12.8214" calcext:value-type="float">
            <text:p>12.8214</text:p>
          </table:table-cell>
          <table:table-cell office:value-type="float" office:value="0.0281231" calcext:value-type="float">
            <text:p>0.0281231</text:p>
          </table:table-cell>
          <table:table-cell table:formula="of:=[.E37]*3" office:value-type="float" office:value="38.4642" calcext:value-type="float">
            <text:p>38.4642</text:p>
          </table:table-cell>
          <table:table-cell table:formula="of:=[.E37]*5" office:value-type="float" office:value="64.107" calcext:value-type="float">
            <text:p>64.107</text:p>
          </table:table-cell>
          <table:table-cell table:formula="of:=[.G37]*[.R37]" office:value-type="float" office:value="26.9327866968" calcext:value-type="float">
            <text:p>26.9327866968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700204" calcext:value-type="float">
            <text:p>0.700204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H37]" office:value-type="float" office:value="64.107" calcext:value-type="float">
            <text:p>64.107</text:p>
          </table:table-cell>
          <table:table-cell table:formula="of:=[.Y36]" office:value-type="float" office:value="0" calcext:value-type="float">
            <text:p>0</text:p>
          </table:table-cell>
          <table:table-cell table:formula="of:=[.Z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4</text:p>
          </table:table-cell>
          <table:table-cell office:value-type="float" office:value="34" calcext:value-type="float">
            <text:p>34</text:p>
          </table:table-cell>
          <table:table-cell office:value-type="float" office:value="318.578" calcext:value-type="float">
            <text:p>318.578</text:p>
          </table:table-cell>
          <table:table-cell office:value-type="float" office:value="0.04727" calcext:value-type="float">
            <text:p>0.04727</text:p>
          </table:table-cell>
          <table:table-cell office:value-type="float" office:value="12.9669" calcext:value-type="float">
            <text:p>12.9669</text:p>
          </table:table-cell>
          <table:table-cell office:value-type="float" office:value="0.027333" calcext:value-type="float">
            <text:p>0.027333</text:p>
          </table:table-cell>
          <table:table-cell table:formula="of:=[.E38]*3" office:value-type="float" office:value="38.9007" calcext:value-type="float">
            <text:p>38.9007</text:p>
          </table:table-cell>
          <table:table-cell table:formula="of:=[.E38]*5" office:value-type="float" office:value="64.8345" calcext:value-type="float">
            <text:p>64.8345</text:p>
          </table:table-cell>
          <table:table-cell table:formula="of:=[.G38]*[.R38]" office:value-type="float" office:value="27.281838924" calcext:value-type="float">
            <text:p>27.28183892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-0.0899209" calcext:value-type="float">
            <text:p>-0.0899209</text:p>
          </table:table-cell>
          <table:table-cell office:value-type="float" office:value="0.70132" calcext:value-type="float">
            <text:p>0.701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38]" office:value-type="float" office:value="64.8345" calcext:value-type="float">
            <text:p>64.8345</text:p>
          </table:table-cell>
          <table:table-cell table:formula="of:=[.Y37]" office:value-type="float" office:value="0" calcext:value-type="float">
            <text:p>0</text:p>
          </table:table-cell>
          <table:table-cell table:formula="of:=[.Z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5</text:p>
          </table:table-cell>
          <table:table-cell office:value-type="float" office:value="35" calcext:value-type="float">
            <text:p>35</text:p>
          </table:table-cell>
          <table:table-cell office:value-type="float" office:value="342.141" calcext:value-type="float">
            <text:p>342.141</text:p>
          </table:table-cell>
          <table:table-cell office:value-type="float" office:value="0.0437434" calcext:value-type="float">
            <text:p>0.0437434</text:p>
          </table:table-cell>
          <table:table-cell office:value-type="float" office:value="12.6625" calcext:value-type="float">
            <text:p>12.6625</text:p>
          </table:table-cell>
          <table:table-cell office:value-type="float" office:value="0.0267116" calcext:value-type="float">
            <text:p>0.0267116</text:p>
          </table:table-cell>
          <table:table-cell table:formula="of:=[.E39]*3" office:value-type="float" office:value="37.9875" calcext:value-type="float">
            <text:p>37.9875</text:p>
          </table:table-cell>
          <table:table-cell table:formula="of:=[.E39]*5" office:value-type="float" office:value="63.3125" calcext:value-type="float">
            <text:p>63.3125</text:p>
          </table:table-cell>
          <table:table-cell table:formula="of:=[.G39]*[.R39]" office:value-type="float" office:value="26.6486871" calcext:value-type="float">
            <text:p>26.648687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0.057323" calcext:value-type="float">
            <text:p>0.057323</text:p>
          </table:table-cell>
          <table:table-cell office:value-type="float" office:value="0.701512" calcext:value-type="float">
            <text:p>0.7015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H39]" office:value-type="float" office:value="63.3125" calcext:value-type="float">
            <text:p>63.3125</text:p>
          </table:table-cell>
          <table:table-cell table:formula="of:=[.Y38]" office:value-type="float" office:value="0" calcext:value-type="float">
            <text:p>0</text:p>
          </table:table-cell>
          <table:table-cell table:formula="of:=[.Z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6</text:p>
          </table:table-cell>
          <table:table-cell office:value-type="float" office:value="36" calcext:value-type="float">
            <text:p>36</text:p>
          </table:table-cell>
          <table:table-cell office:value-type="float" office:value="333.615" calcext:value-type="float">
            <text:p>333.615</text:p>
          </table:table-cell>
          <table:table-cell office:value-type="float" office:value="0.0448373" calcext:value-type="float">
            <text:p>0.0448373</text:p>
          </table:table-cell>
          <table:table-cell office:value-type="float" office:value="13.1062" calcext:value-type="float">
            <text:p>13.1062</text:p>
          </table:table-cell>
          <table:table-cell office:value-type="float" office:value="0.0272737" calcext:value-type="float">
            <text:p>0.0272737</text:p>
          </table:table-cell>
          <table:table-cell table:formula="of:=[.E40]*3" office:value-type="float" office:value="39.3186" calcext:value-type="float">
            <text:p>39.3186</text:p>
          </table:table-cell>
          <table:table-cell table:formula="of:=[.E40]*5" office:value-type="float" office:value="65.531" calcext:value-type="float">
            <text:p>65.531</text:p>
          </table:table-cell>
          <table:table-cell table:formula="of:=[.G40]*[.R40]" office:value-type="float" office:value="26.7092429358" calcext:value-type="float">
            <text:p>26.709242935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-0.0471956" calcext:value-type="float">
            <text:p>-0.0471956</text:p>
          </table:table-cell>
          <table:table-cell office:value-type="float" office:value="0.679303" calcext:value-type="float">
            <text:p>0.67930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H40]" office:value-type="float" office:value="65.531" calcext:value-type="float">
            <text:p>65.531</text:p>
          </table:table-cell>
          <table:table-cell table:formula="of:=[.Y39]" office:value-type="float" office:value="0" calcext:value-type="float">
            <text:p>0</text:p>
          </table:table-cell>
          <table:table-cell table:formula="of:=[.Z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7</text:p>
          </table:table-cell>
          <table:table-cell office:value-type="float" office:value="37" calcext:value-type="float">
            <text:p>37</text:p>
          </table:table-cell>
          <table:table-cell office:value-type="float" office:value="336.014" calcext:value-type="float">
            <text:p>336.014</text:p>
          </table:table-cell>
          <table:table-cell office:value-type="float" office:value="0.0389283" calcext:value-type="float">
            <text:p>0.0389283</text:p>
          </table:table-cell>
          <table:table-cell office:value-type="float" office:value="12.3547" calcext:value-type="float">
            <text:p>12.3547</text:p>
          </table:table-cell>
          <table:table-cell office:value-type="float" office:value="0.0248336" calcext:value-type="float">
            <text:p>0.0248336</text:p>
          </table:table-cell>
          <table:table-cell table:formula="of:=[.E41]*3" office:value-type="float" office:value="37.0641" calcext:value-type="float">
            <text:p>37.0641</text:p>
          </table:table-cell>
          <table:table-cell table:formula="of:=[.E41]*5" office:value-type="float" office:value="61.7735" calcext:value-type="float">
            <text:p>61.7735</text:p>
          </table:table-cell>
          <table:table-cell table:formula="of:=[.G41]*[.R41]" office:value-type="float" office:value="26.806610325" calcext:value-type="float">
            <text:p>26.8066103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-0.526228" calcext:value-type="float">
            <text:p>-0.526228</text:p>
          </table:table-cell>
          <table:table-cell office:value-type="float" office:value="0.72325" calcext:value-type="float">
            <text:p>0.7232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41]" office:value-type="float" office:value="61.7735" calcext:value-type="float">
            <text:p>61.7735</text:p>
          </table:table-cell>
          <table:table-cell table:formula="of:=[.Y40]" office:value-type="float" office:value="0" calcext:value-type="float">
            <text:p>0</text:p>
          </table:table-cell>
          <table:table-cell table:formula="of:=[.Z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8</text:p>
          </table:table-cell>
          <table:table-cell office:value-type="float" office:value="38" calcext:value-type="float">
            <text:p>38</text:p>
          </table:table-cell>
          <table:table-cell office:value-type="float" office:value="341.995" calcext:value-type="float">
            <text:p>341.995</text:p>
          </table:table-cell>
          <table:table-cell office:value-type="float" office:value="0.0485277" calcext:value-type="float">
            <text:p>0.0485277</text:p>
          </table:table-cell>
          <table:table-cell office:value-type="float" office:value="12.5714" calcext:value-type="float">
            <text:p>12.5714</text:p>
          </table:table-cell>
          <table:table-cell office:value-type="float" office:value="0.0285378" calcext:value-type="float">
            <text:p>0.0285378</text:p>
          </table:table-cell>
          <table:table-cell table:formula="of:=[.E42]*3" office:value-type="float" office:value="37.7142" calcext:value-type="float">
            <text:p>37.7142</text:p>
          </table:table-cell>
          <table:table-cell table:formula="of:=[.E42]*5" office:value-type="float" office:value="62.857" calcext:value-type="float">
            <text:p>62.857</text:p>
          </table:table-cell>
          <table:table-cell table:formula="of:=[.G42]*[.R42]" office:value-type="float" office:value="26.7018798852" calcext:value-type="float">
            <text:p>26.701879885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230939" calcext:value-type="float">
            <text:p>0.230939</text:p>
          </table:table-cell>
          <table:table-cell office:value-type="float" office:value="0.708006" calcext:value-type="float">
            <text:p>0.708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42]" office:value-type="float" office:value="62.857" calcext:value-type="float">
            <text:p>62.857</text:p>
          </table:table-cell>
          <table:table-cell table:formula="of:=[.Y41]" office:value-type="float" office:value="0" calcext:value-type="float">
            <text:p>0</text:p>
          </table:table-cell>
          <table:table-cell table:formula="of:=[.Z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39</text:p>
          </table:table-cell>
          <table:table-cell office:value-type="float" office:value="39" calcext:value-type="float">
            <text:p>39</text:p>
          </table:table-cell>
          <table:table-cell office:value-type="float" office:value="338.487" calcext:value-type="float">
            <text:p>338.487</text:p>
          </table:table-cell>
          <table:table-cell office:value-type="float" office:value="0.0486113" calcext:value-type="float">
            <text:p>0.0486113</text:p>
          </table:table-cell>
          <table:table-cell office:value-type="float" office:value="12.3885" calcext:value-type="float">
            <text:p>12.3885</text:p>
          </table:table-cell>
          <table:table-cell office:value-type="float" office:value="0.0281853" calcext:value-type="float">
            <text:p>0.0281853</text:p>
          </table:table-cell>
          <table:table-cell table:formula="of:=[.E43]*3" office:value-type="float" office:value="37.1655" calcext:value-type="float">
            <text:p>37.1655</text:p>
          </table:table-cell>
          <table:table-cell table:formula="of:=[.E43]*5" office:value-type="float" office:value="61.9425" calcext:value-type="float">
            <text:p>61.9425</text:p>
          </table:table-cell>
          <table:table-cell table:formula="of:=[.G43]*[.R43]" office:value-type="float" office:value="27.048084597" calcext:value-type="float">
            <text:p>27.04808459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27774" calcext:value-type="float">
            <text:p>0.7277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formula="of:=[.H43]" office:value-type="float" office:value="61.9425" calcext:value-type="float">
            <text:p>61.9425</text:p>
          </table:table-cell>
          <table:table-cell table:formula="of:=[.Y42]" office:value-type="float" office:value="0" calcext:value-type="float">
            <text:p>0</text:p>
          </table:table-cell>
          <table:table-cell table:formula="of:=[.Z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0</text:p>
          </table:table-cell>
          <table:table-cell office:value-type="float" office:value="40" calcext:value-type="float">
            <text:p>40</text:p>
          </table:table-cell>
          <table:table-cell office:value-type="float" office:value="361.936" calcext:value-type="float">
            <text:p>361.936</text:p>
          </table:table-cell>
          <table:table-cell office:value-type="float" office:value="0.0463353" calcext:value-type="float">
            <text:p>0.0463353</text:p>
          </table:table-cell>
          <table:table-cell office:value-type="float" office:value="12.245" calcext:value-type="float">
            <text:p>12.245</text:p>
          </table:table-cell>
          <table:table-cell office:value-type="float" office:value="0.0274129" calcext:value-type="float">
            <text:p>0.0274129</text:p>
          </table:table-cell>
          <table:table-cell table:formula="of:=[.E44]*3" office:value-type="float" office:value="36.735" calcext:value-type="float">
            <text:p>36.735</text:p>
          </table:table-cell>
          <table:table-cell table:formula="of:=[.E44]*5" office:value-type="float" office:value="61.225" calcext:value-type="float">
            <text:p>61.225</text:p>
          </table:table-cell>
          <table:table-cell table:formula="of:=[.G44]*[.R44]" office:value-type="float" office:value="27.06017652" calcext:value-type="float">
            <text:p>27.0601765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34941" calcext:value-type="float">
            <text:p>0.34941</text:p>
          </table:table-cell>
          <table:table-cell office:value-type="float" office:value="0.736632" calcext:value-type="float">
            <text:p>0.7366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H44]" office:value-type="float" office:value="61.225" calcext:value-type="float">
            <text:p>61.225</text:p>
          </table:table-cell>
          <table:table-cell table:formula="of:=[.Y43]" office:value-type="float" office:value="0" calcext:value-type="float">
            <text:p>0</text:p>
          </table:table-cell>
          <table:table-cell table:formula="of:=[.Z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1</text:p>
          </table:table-cell>
          <table:table-cell office:value-type="float" office:value="41" calcext:value-type="float">
            <text:p>41</text:p>
          </table:table-cell>
          <table:table-cell office:value-type="float" office:value="349.059" calcext:value-type="float">
            <text:p>349.059</text:p>
          </table:table-cell>
          <table:table-cell office:value-type="float" office:value="0.0441711" calcext:value-type="float">
            <text:p>0.0441711</text:p>
          </table:table-cell>
          <table:table-cell office:value-type="float" office:value="12.7995" calcext:value-type="float">
            <text:p>12.7995</text:p>
          </table:table-cell>
          <table:table-cell office:value-type="float" office:value="0.0269788" calcext:value-type="float">
            <text:p>0.0269788</text:p>
          </table:table-cell>
          <table:table-cell table:formula="of:=[.E45]*3" office:value-type="float" office:value="38.3985" calcext:value-type="float">
            <text:p>38.3985</text:p>
          </table:table-cell>
          <table:table-cell table:formula="of:=[.E45]*5" office:value-type="float" office:value="63.9975" calcext:value-type="float">
            <text:p>63.9975</text:p>
          </table:table-cell>
          <table:table-cell table:formula="of:=[.G45]*[.R45]" office:value-type="float" office:value="27.374981823" calcext:value-type="float">
            <text:p>27.37498182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104603" calcext:value-type="float">
            <text:p>0.104603</text:p>
          </table:table-cell>
          <table:table-cell office:value-type="float" office:value="0.712918" calcext:value-type="float">
            <text:p>0.71291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H45]" office:value-type="float" office:value="63.9975" calcext:value-type="float">
            <text:p>63.9975</text:p>
          </table:table-cell>
          <table:table-cell table:formula="of:=[.Y44]" office:value-type="float" office:value="0" calcext:value-type="float">
            <text:p>0</text:p>
          </table:table-cell>
          <table:table-cell table:formula="of:=[.Z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2</text:p>
          </table:table-cell>
          <table:table-cell office:value-type="float" office:value="42" calcext:value-type="float">
            <text:p>42</text:p>
          </table:table-cell>
          <table:table-cell office:value-type="float" office:value="363.443" calcext:value-type="float">
            <text:p>363.443</text:p>
          </table:table-cell>
          <table:table-cell office:value-type="float" office:value="0.0469165" calcext:value-type="float">
            <text:p>0.0469165</text:p>
          </table:table-cell>
          <table:table-cell office:value-type="float" office:value="11.9729" calcext:value-type="float">
            <text:p>11.9729</text:p>
          </table:table-cell>
          <table:table-cell office:value-type="float" office:value="0.0274217" calcext:value-type="float">
            <text:p>0.0274217</text:p>
          </table:table-cell>
          <table:table-cell table:formula="of:=[.E46]*3" office:value-type="float" office:value="35.9187" calcext:value-type="float">
            <text:p>35.9187</text:p>
          </table:table-cell>
          <table:table-cell table:formula="of:=[.E46]*5" office:value-type="float" office:value="59.8645" calcext:value-type="float">
            <text:p>59.8645</text:p>
          </table:table-cell>
          <table:table-cell table:formula="of:=[.G46]*[.R46]" office:value-type="float" office:value="26.64089979" calcext:value-type="float">
            <text:p>26.6408997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7417" calcext:value-type="float">
            <text:p>0.741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H46]" office:value-type="float" office:value="59.8645" calcext:value-type="float">
            <text:p>59.8645</text:p>
          </table:table-cell>
          <table:table-cell table:formula="of:=[.Y45]" office:value-type="float" office:value="0" calcext:value-type="float">
            <text:p>0</text:p>
          </table:table-cell>
          <table:table-cell table:formula="of:=[.Z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3</text:p>
          </table:table-cell>
          <table:table-cell office:value-type="float" office:value="43" calcext:value-type="float">
            <text:p>43</text:p>
          </table:table-cell>
          <table:table-cell office:value-type="float" office:value="352.158" calcext:value-type="float">
            <text:p>352.158</text:p>
          </table:table-cell>
          <table:table-cell office:value-type="float" office:value="0.0402051" calcext:value-type="float">
            <text:p>0.0402051</text:p>
          </table:table-cell>
          <table:table-cell office:value-type="float" office:value="12.1352" calcext:value-type="float">
            <text:p>12.1352</text:p>
          </table:table-cell>
          <table:table-cell office:value-type="float" office:value="0.0247678" calcext:value-type="float">
            <text:p>0.0247678</text:p>
          </table:table-cell>
          <table:table-cell table:formula="of:=[.E47]*3" office:value-type="float" office:value="36.4056" calcext:value-type="float">
            <text:p>36.4056</text:p>
          </table:table-cell>
          <table:table-cell table:formula="of:=[.E47]*5" office:value-type="float" office:value="60.676" calcext:value-type="float">
            <text:p>60.676</text:p>
          </table:table-cell>
          <table:table-cell table:formula="of:=[.G47]*[.R47]" office:value-type="float" office:value="26.7773381568" calcext:value-type="float">
            <text:p>26.777338156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-0.344412" calcext:value-type="float">
            <text:p>-0.344412</text:p>
          </table:table-cell>
          <table:table-cell office:value-type="float" office:value="0.735528" calcext:value-type="float">
            <text:p>0.7355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[.H47]" office:value-type="float" office:value="60.676" calcext:value-type="float">
            <text:p>60.676</text:p>
          </table:table-cell>
          <table:table-cell table:formula="of:=[.Y46]" office:value-type="float" office:value="0" calcext:value-type="float">
            <text:p>0</text:p>
          </table:table-cell>
          <table:table-cell table:formula="of:=[.Z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4</text:p>
          </table:table-cell>
          <table:table-cell office:value-type="float" office:value="44" calcext:value-type="float">
            <text:p>44</text:p>
          </table:table-cell>
          <table:table-cell office:value-type="float" office:value="357.19" calcext:value-type="float">
            <text:p>357.19</text:p>
          </table:table-cell>
          <table:table-cell office:value-type="float" office:value="0.0408531" calcext:value-type="float">
            <text:p>0.0408531</text:p>
          </table:table-cell>
          <table:table-cell office:value-type="float" office:value="12.2591" calcext:value-type="float">
            <text:p>12.2591</text:p>
          </table:table-cell>
          <table:table-cell office:value-type="float" office:value="0.0252201" calcext:value-type="float">
            <text:p>0.0252201</text:p>
          </table:table-cell>
          <table:table-cell table:formula="of:=[.E48]*3" office:value-type="float" office:value="36.7773" calcext:value-type="float">
            <text:p>36.7773</text:p>
          </table:table-cell>
          <table:table-cell table:formula="of:=[.E48]*5" office:value-type="float" office:value="61.2955" calcext:value-type="float">
            <text:p>61.2955</text:p>
          </table:table-cell>
          <table:table-cell table:formula="of:=[.G48]*[.R48]" office:value-type="float" office:value="26.7765959202" calcext:value-type="float">
            <text:p>26.776595920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647289" calcext:value-type="float">
            <text:p>0.647289</text:p>
          </table:table-cell>
          <table:table-cell office:value-type="float" office:value="0.728074" calcext:value-type="float">
            <text:p>0.72807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[.H48]" office:value-type="float" office:value="61.2955" calcext:value-type="float">
            <text:p>61.2955</text:p>
          </table:table-cell>
          <table:table-cell table:formula="of:=[.Y47]" office:value-type="float" office:value="0" calcext:value-type="float">
            <text:p>0</text:p>
          </table:table-cell>
          <table:table-cell table:formula="of:=[.Z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5</text:p>
          </table:table-cell>
          <table:table-cell office:value-type="float" office:value="45" calcext:value-type="float">
            <text:p>45</text:p>
          </table:table-cell>
          <table:table-cell office:value-type="float" office:value="350.621" calcext:value-type="float">
            <text:p>350.621</text:p>
          </table:table-cell>
          <table:table-cell office:value-type="float" office:value="0.0429838" calcext:value-type="float">
            <text:p>0.0429838</text:p>
          </table:table-cell>
          <table:table-cell office:value-type="float" office:value="12.1922" calcext:value-type="float">
            <text:p>12.1922</text:p>
          </table:table-cell>
          <table:table-cell office:value-type="float" office:value="0.026031" calcext:value-type="float">
            <text:p>0.026031</text:p>
          </table:table-cell>
          <table:table-cell table:formula="of:=[.E49]*3" office:value-type="float" office:value="36.5766" calcext:value-type="float">
            <text:p>36.5766</text:p>
          </table:table-cell>
          <table:table-cell table:formula="of:=[.E49]*5" office:value-type="float" office:value="60.961" calcext:value-type="float">
            <text:p>60.961</text:p>
          </table:table-cell>
          <table:table-cell table:formula="of:=[.G49]*[.R49]" office:value-type="float" office:value="26.653002654" calcext:value-type="float">
            <text:p>26.6530026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72869" calcext:value-type="float">
            <text:p>0.728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[.H49]" office:value-type="float" office:value="60.961" calcext:value-type="float">
            <text:p>60.961</text:p>
          </table:table-cell>
          <table:table-cell table:formula="of:=[.Y48]" office:value-type="float" office:value="0" calcext:value-type="float">
            <text:p>0</text:p>
          </table:table-cell>
          <table:table-cell table:formula="of:=[.Z4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6</text:p>
          </table:table-cell>
          <table:table-cell office:value-type="float" office:value="46" calcext:value-type="float">
            <text:p>46</text:p>
          </table:table-cell>
          <table:table-cell office:value-type="float" office:value="354.375" calcext:value-type="float">
            <text:p>354.375</text:p>
          </table:table-cell>
          <table:table-cell office:value-type="float" office:value="0.0477204" calcext:value-type="float">
            <text:p>0.0477204</text:p>
          </table:table-cell>
          <table:table-cell office:value-type="float" office:value="12.8224" calcext:value-type="float">
            <text:p>12.8224</text:p>
          </table:table-cell>
          <table:table-cell office:value-type="float" office:value="0.0281578" calcext:value-type="float">
            <text:p>0.0281578</text:p>
          </table:table-cell>
          <table:table-cell table:formula="of:=[.E50]*3" office:value-type="float" office:value="38.4672" calcext:value-type="float">
            <text:p>38.4672</text:p>
          </table:table-cell>
          <table:table-cell table:formula="of:=[.E50]*5" office:value-type="float" office:value="64.112" calcext:value-type="float">
            <text:p>64.112</text:p>
          </table:table-cell>
          <table:table-cell table:formula="of:=[.G50]*[.R50]" office:value-type="float" office:value="27.1164524928" calcext:value-type="float">
            <text:p>27.116452492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-0.133073" calcext:value-type="float">
            <text:p>-0.133073</text:p>
          </table:table-cell>
          <table:table-cell office:value-type="float" office:value="0.704924" calcext:value-type="float">
            <text:p>0.70492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H50]" office:value-type="float" office:value="64.112" calcext:value-type="float">
            <text:p>64.112</text:p>
          </table:table-cell>
          <table:table-cell table:formula="of:=[.Y49]" office:value-type="float" office:value="0" calcext:value-type="float">
            <text:p>0</text:p>
          </table:table-cell>
          <table:table-cell table:formula="of:=[.Z4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7</text:p>
          </table:table-cell>
          <table:table-cell office:value-type="float" office:value="47" calcext:value-type="float">
            <text:p>47</text:p>
          </table:table-cell>
          <table:table-cell office:value-type="float" office:value="359.205" calcext:value-type="float">
            <text:p>359.205</text:p>
          </table:table-cell>
          <table:table-cell office:value-type="float" office:value="0.0433356" calcext:value-type="float">
            <text:p>0.0433356</text:p>
          </table:table-cell>
          <table:table-cell office:value-type="float" office:value="13.2714" calcext:value-type="float">
            <text:p>13.2714</text:p>
          </table:table-cell>
          <table:table-cell office:value-type="float" office:value="0.0270688" calcext:value-type="float">
            <text:p>0.0270688</text:p>
          </table:table-cell>
          <table:table-cell table:formula="of:=[.E51]*3" office:value-type="float" office:value="39.8142" calcext:value-type="float">
            <text:p>39.8142</text:p>
          </table:table-cell>
          <table:table-cell table:formula="of:=[.E51]*5" office:value-type="float" office:value="66.357" calcext:value-type="float">
            <text:p>66.357</text:p>
          </table:table-cell>
          <table:table-cell table:formula="of:=[.G51]*[.R51]" office:value-type="float" office:value="27.46379932722" calcext:value-type="float">
            <text:p>27.463799327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7.30166" calcext:value-type="float">
            <text:p>7.30166</text:p>
          </table:table-cell>
          <table:table-cell office:value-type="float" office:value="0.6897991" calcext:value-type="float">
            <text:p>0.68979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H51]" office:value-type="float" office:value="66.357" calcext:value-type="float">
            <text:p>66.357</text:p>
          </table:table-cell>
          <table:table-cell table:formula="of:=[.Y50]" office:value-type="float" office:value="0" calcext:value-type="float">
            <text:p>0</text:p>
          </table:table-cell>
          <table:table-cell table:formula="of:=[.Z5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8</text:p>
          </table:table-cell>
          <table:table-cell office:value-type="float" office:value="48" calcext:value-type="float">
            <text:p>48</text:p>
          </table:table-cell>
          <table:table-cell office:value-type="float" office:value="354.239" calcext:value-type="float">
            <text:p>354.239</text:p>
          </table:table-cell>
          <table:table-cell office:value-type="float" office:value="0.0488729" calcext:value-type="float">
            <text:p>0.0488729</text:p>
          </table:table-cell>
          <table:table-cell office:value-type="float" office:value="12.9747" calcext:value-type="float">
            <text:p>12.9747</text:p>
          </table:table-cell>
          <table:table-cell office:value-type="float" office:value="0.0297232" calcext:value-type="float">
            <text:p>0.0297232</text:p>
          </table:table-cell>
          <table:table-cell table:formula="of:=[.E52]*3" office:value-type="float" office:value="38.9241" calcext:value-type="float">
            <text:p>38.9241</text:p>
          </table:table-cell>
          <table:table-cell table:formula="of:=[.E52]*5" office:value-type="float" office:value="64.8735" calcext:value-type="float">
            <text:p>64.8735</text:p>
          </table:table-cell>
          <table:table-cell table:formula="of:=[.G52]*[.R52]" office:value-type="float" office:value="31.0091956578" calcext:value-type="float">
            <text:p>31.00919565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-3.95858" calcext:value-type="float">
            <text:p>-3.95858</text:p>
          </table:table-cell>
          <table:table-cell office:value-type="float" office:value="0.796658" calcext:value-type="float">
            <text:p>0.79665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formula="of:=[.H52]" office:value-type="float" office:value="64.8735" calcext:value-type="float">
            <text:p>64.8735</text:p>
          </table:table-cell>
          <table:table-cell table:formula="of:=[.Y51]" office:value-type="float" office:value="0" calcext:value-type="float">
            <text:p>0</text:p>
          </table:table-cell>
          <table:table-cell table:formula="of:=[.Z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49</text:p>
          </table:table-cell>
          <table:table-cell office:value-type="float" office:value="49" calcext:value-type="float">
            <text:p>49</text:p>
          </table:table-cell>
          <table:table-cell office:value-type="float" office:value="359.536" calcext:value-type="float">
            <text:p>359.536</text:p>
          </table:table-cell>
          <table:table-cell office:value-type="float" office:value="0.0518481" calcext:value-type="float">
            <text:p>0.0518481</text:p>
          </table:table-cell>
          <table:table-cell office:value-type="float" office:value="12.9207" calcext:value-type="float">
            <text:p>12.9207</text:p>
          </table:table-cell>
          <table:table-cell office:value-type="float" office:value="0.0307616" calcext:value-type="float">
            <text:p>0.0307616</text:p>
          </table:table-cell>
          <table:table-cell table:formula="of:=[.E53]*3" office:value-type="float" office:value="38.7621" calcext:value-type="float">
            <text:p>38.7621</text:p>
          </table:table-cell>
          <table:table-cell table:formula="of:=[.E53]*5" office:value-type="float" office:value="64.6035" calcext:value-type="float">
            <text:p>64.6035</text:p>
          </table:table-cell>
          <table:table-cell table:formula="of:=[.G53]*[.R53]" office:value-type="float" office:value="30.6388429893" calcext:value-type="float">
            <text:p>30.638842989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  <table:table-cell office:value-type="float" office:value="-0.537165" calcext:value-type="float">
            <text:p>-0.537165</text:p>
          </table:table-cell>
          <table:table-cell office:value-type="float" office:value="0.790433" calcext:value-type="float">
            <text:p>0.7904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formula="of:=[.H53]" office:value-type="float" office:value="64.6035" calcext:value-type="float">
            <text:p>64.6035</text:p>
          </table:table-cell>
          <table:table-cell table:formula="of:=[.Y52]" office:value-type="float" office:value="0" calcext:value-type="float">
            <text:p>0</text:p>
          </table:table-cell>
          <table:table-cell table:formula="of:=[.Z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0</text:p>
          </table:table-cell>
          <table:table-cell office:value-type="float" office:value="50" calcext:value-type="float">
            <text:p>50</text:p>
          </table:table-cell>
          <table:table-cell office:value-type="float" office:value="351.726" calcext:value-type="float">
            <text:p>351.726</text:p>
          </table:table-cell>
          <table:table-cell office:value-type="float" office:value="0.0495472" calcext:value-type="float">
            <text:p>0.0495472</text:p>
          </table:table-cell>
          <table:table-cell office:value-type="float" office:value="12.7388" calcext:value-type="float">
            <text:p>12.7388</text:p>
          </table:table-cell>
          <table:table-cell office:value-type="float" office:value="0.0297509" calcext:value-type="float">
            <text:p>0.0297509</text:p>
          </table:table-cell>
          <table:table-cell table:formula="of:=[.E54]*3" office:value-type="float" office:value="38.2164" calcext:value-type="float">
            <text:p>38.2164</text:p>
          </table:table-cell>
          <table:table-cell table:formula="of:=[.E54]*5" office:value-type="float" office:value="63.694" calcext:value-type="float">
            <text:p>63.694</text:p>
          </table:table-cell>
          <table:table-cell table:formula="of:=[.G54]*[.R54]" office:value-type="float" office:value="30.4955789244" calcext:value-type="float">
            <text:p>30.495578924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-0.381254" calcext:value-type="float">
            <text:p>-0.381254</text:p>
          </table:table-cell>
          <table:table-cell office:value-type="float" office:value="0.797971" calcext:value-type="float">
            <text:p>0.79797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table:formula="of:=[.H54]" office:value-type="float" office:value="63.694" calcext:value-type="float">
            <text:p>63.694</text:p>
          </table:table-cell>
          <table:table-cell table:formula="of:=[.Y53]" office:value-type="float" office:value="0" calcext:value-type="float">
            <text:p>0</text:p>
          </table:table-cell>
          <table:table-cell table:formula="of:=[.Z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1</text:p>
          </table:table-cell>
          <table:table-cell office:value-type="float" office:value="51" calcext:value-type="float">
            <text:p>51</text:p>
          </table:table-cell>
          <table:table-cell office:value-type="float" office:value="345.757" calcext:value-type="float">
            <text:p>345.757</text:p>
          </table:table-cell>
          <table:table-cell office:value-type="float" office:value="0.049421" calcext:value-type="float">
            <text:p>0.049421</text:p>
          </table:table-cell>
          <table:table-cell office:value-type="float" office:value="12.6343" calcext:value-type="float">
            <text:p>12.6343</text:p>
          </table:table-cell>
          <table:table-cell office:value-type="float" office:value="0.0298318" calcext:value-type="float">
            <text:p>0.0298318</text:p>
          </table:table-cell>
          <table:table-cell table:formula="of:=[.E55]*3" office:value-type="float" office:value="37.9029" calcext:value-type="float">
            <text:p>37.9029</text:p>
          </table:table-cell>
          <table:table-cell table:formula="of:=[.E55]*5" office:value-type="float" office:value="63.1715" calcext:value-type="float">
            <text:p>63.1715</text:p>
          </table:table-cell>
          <table:table-cell table:formula="of:=[.G55]*[.R55]" office:value-type="float" office:value="29.8468660224" calcext:value-type="float">
            <text:p>29.846866022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-0.876297" calcext:value-type="float">
            <text:p>-0.876297</text:p>
          </table:table-cell>
          <table:table-cell office:value-type="float" office:value="0.787456" calcext:value-type="float">
            <text:p>0.7874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  <table:table-cell table:formula="of:=[.H55]" office:value-type="float" office:value="63.1715" calcext:value-type="float">
            <text:p>63.1715</text:p>
          </table:table-cell>
          <table:table-cell table:formula="of:=[.Y54]" office:value-type="float" office:value="0" calcext:value-type="float">
            <text:p>0</text:p>
          </table:table-cell>
          <table:table-cell table:formula="of:=[.Z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2</text:p>
          </table:table-cell>
          <table:table-cell office:value-type="float" office:value="52" calcext:value-type="float">
            <text:p>52</text:p>
          </table:table-cell>
          <table:table-cell office:value-type="float" office:value="358.803" calcext:value-type="float">
            <text:p>358.803</text:p>
          </table:table-cell>
          <table:table-cell office:value-type="float" office:value="0.0499887" calcext:value-type="float">
            <text:p>0.0499887</text:p>
          </table:table-cell>
          <table:table-cell office:value-type="float" office:value="12.8177" calcext:value-type="float">
            <text:p>12.8177</text:p>
          </table:table-cell>
          <table:table-cell office:value-type="float" office:value="0.0299845" calcext:value-type="float">
            <text:p>0.0299845</text:p>
          </table:table-cell>
          <table:table-cell table:formula="of:=[.E56]*3" office:value-type="float" office:value="38.4531" calcext:value-type="float">
            <text:p>38.4531</text:p>
          </table:table-cell>
          <table:table-cell table:formula="of:=[.E56]*5" office:value-type="float" office:value="64.0885" calcext:value-type="float">
            <text:p>64.0885</text:p>
          </table:table-cell>
          <table:table-cell table:formula="of:=[.G56]*[.R56]" office:value-type="float" office:value="30.4855023207" calcext:value-type="float">
            <text:p>30.485502320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-0.538241" calcext:value-type="float">
            <text:p>-0.538241</text:p>
          </table:table-cell>
          <table:table-cell office:value-type="float" office:value="0.792797" calcext:value-type="float">
            <text:p>0.7927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formula="of:=[.H56]" office:value-type="float" office:value="64.0885" calcext:value-type="float">
            <text:p>64.0885</text:p>
          </table:table-cell>
          <table:table-cell table:formula="of:=[.Y55]" office:value-type="float" office:value="0" calcext:value-type="float">
            <text:p>0</text:p>
          </table:table-cell>
          <table:table-cell table:formula="of:=[.Z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3</text:p>
          </table:table-cell>
          <table:table-cell office:value-type="float" office:value="53" calcext:value-type="float">
            <text:p>53</text:p>
          </table:table-cell>
          <table:table-cell office:value-type="float" office:value="348.275" calcext:value-type="float">
            <text:p>348.275</text:p>
          </table:table-cell>
          <table:table-cell office:value-type="float" office:value="0.0513643" calcext:value-type="float">
            <text:p>0.0513643</text:p>
          </table:table-cell>
          <table:table-cell office:value-type="float" office:value="13.2632" calcext:value-type="float">
            <text:p>13.2632</text:p>
          </table:table-cell>
          <table:table-cell office:value-type="float" office:value="0.0309141" calcext:value-type="float">
            <text:p>0.0309141</text:p>
          </table:table-cell>
          <table:table-cell table:formula="of:=[.E57]*3" office:value-type="float" office:value="39.7896" calcext:value-type="float">
            <text:p>39.7896</text:p>
          </table:table-cell>
          <table:table-cell table:formula="of:=[.E57]*5" office:value-type="float" office:value="66.316" calcext:value-type="float">
            <text:p>66.316</text:p>
          </table:table-cell>
          <table:table-cell table:formula="of:=[.G57]*[.R57]" office:value-type="float" office:value="30.6533507856" calcext:value-type="float">
            <text:p>30.6533507856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-0.671207" calcext:value-type="float">
            <text:p>-0.671207</text:p>
          </table:table-cell>
          <table:table-cell office:value-type="float" office:value="0.770386" calcext:value-type="float">
            <text:p>0.77038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table:formula="of:=[.H57]" office:value-type="float" office:value="66.316" calcext:value-type="float">
            <text:p>66.316</text:p>
          </table:table-cell>
          <table:table-cell table:formula="of:=[.Y56]" office:value-type="float" office:value="0" calcext:value-type="float">
            <text:p>0</text:p>
          </table:table-cell>
          <table:table-cell table:formula="of:=[.Z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4</text:p>
          </table:table-cell>
          <table:table-cell office:value-type="float" office:value="54" calcext:value-type="float">
            <text:p>54</text:p>
          </table:table-cell>
          <table:table-cell office:value-type="float" office:value="360.325" calcext:value-type="float">
            <text:p>360.325</text:p>
          </table:table-cell>
          <table:table-cell office:value-type="float" office:value="0.0523087" calcext:value-type="float">
            <text:p>0.0523087</text:p>
          </table:table-cell>
          <table:table-cell office:value-type="float" office:value="12.7898" calcext:value-type="float">
            <text:p>12.7898</text:p>
          </table:table-cell>
          <table:table-cell office:value-type="float" office:value="0.0308854" calcext:value-type="float">
            <text:p>0.0308854</text:p>
          </table:table-cell>
          <table:table-cell table:formula="of:=[.E58]*3" office:value-type="float" office:value="38.3694" calcext:value-type="float">
            <text:p>38.3694</text:p>
          </table:table-cell>
          <table:table-cell table:formula="of:=[.E58]*5" office:value-type="float" office:value="63.949" calcext:value-type="float">
            <text:p>63.949</text:p>
          </table:table-cell>
          <table:table-cell table:formula="of:=[.G58]*[.R58]" office:value-type="float" office:value="31.039693518" calcext:value-type="float">
            <text:p>31.03969351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-0.709348" calcext:value-type="float">
            <text:p>-0.709348</text:p>
          </table:table-cell>
          <table:table-cell office:value-type="float" office:value="0.80897" calcext:value-type="float">
            <text:p>0.8089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table:formula="of:=[.H58]" office:value-type="float" office:value="63.949" calcext:value-type="float">
            <text:p>63.949</text:p>
          </table:table-cell>
          <table:table-cell table:formula="of:=[.Y57]" office:value-type="float" office:value="0" calcext:value-type="float">
            <text:p>0</text:p>
          </table:table-cell>
          <table:table-cell table:formula="of:=[.Z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5</text:p>
          </table:table-cell>
          <table:table-cell office:value-type="float" office:value="55" calcext:value-type="float">
            <text:p>55</text:p>
          </table:table-cell>
          <table:table-cell office:value-type="float" office:value="356.486" calcext:value-type="float">
            <text:p>356.486</text:p>
          </table:table-cell>
          <table:table-cell office:value-type="float" office:value="0.0537585" calcext:value-type="float">
            <text:p>0.0537585</text:p>
          </table:table-cell>
          <table:table-cell office:value-type="float" office:value="13.0494" calcext:value-type="float">
            <text:p>13.0494</text:p>
          </table:table-cell>
          <table:table-cell office:value-type="float" office:value="0.0316329" calcext:value-type="float">
            <text:p>0.0316329</text:p>
          </table:table-cell>
          <table:table-cell table:formula="of:=[.E59]*3" office:value-type="float" office:value="39.1482" calcext:value-type="float">
            <text:p>39.1482</text:p>
          </table:table-cell>
          <table:table-cell table:formula="of:=[.E59]*5" office:value-type="float" office:value="65.247" calcext:value-type="float">
            <text:p>65.247</text:p>
          </table:table-cell>
          <table:table-cell table:formula="of:=[.G59]*[.R59]" office:value-type="float" office:value="30.3048956574" calcext:value-type="float">
            <text:p>30.304895657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-0.55568" calcext:value-type="float">
            <text:p>-0.55568</text:p>
          </table:table-cell>
          <table:table-cell office:value-type="float" office:value="0.774107" calcext:value-type="float">
            <text:p>0.7741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table:formula="of:=[.H59]" office:value-type="float" office:value="65.247" calcext:value-type="float">
            <text:p>65.247</text:p>
          </table:table-cell>
          <table:table-cell table:formula="of:=[.Y58]" office:value-type="float" office:value="0" calcext:value-type="float">
            <text:p>0</text:p>
          </table:table-cell>
          <table:table-cell table:formula="of:=[.Z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6</text:p>
          </table:table-cell>
          <table:table-cell office:value-type="float" office:value="56" calcext:value-type="float">
            <text:p>56</text:p>
          </table:table-cell>
          <table:table-cell office:value-type="float" office:value="357.196" calcext:value-type="float">
            <text:p>357.196</text:p>
          </table:table-cell>
          <table:table-cell office:value-type="float" office:value="0.0478045" calcext:value-type="float">
            <text:p>0.0478045</text:p>
          </table:table-cell>
          <table:table-cell office:value-type="float" office:value="12.7837" calcext:value-type="float">
            <text:p>12.7837</text:p>
          </table:table-cell>
          <table:table-cell office:value-type="float" office:value="0.0293949" calcext:value-type="float">
            <text:p>0.0293949</text:p>
          </table:table-cell>
          <table:table-cell table:formula="of:=[.E60]*3" office:value-type="float" office:value="38.3511" calcext:value-type="float">
            <text:p>38.3511</text:p>
          </table:table-cell>
          <table:table-cell table:formula="of:=[.E60]*5" office:value-type="float" office:value="63.9185" calcext:value-type="float">
            <text:p>63.9185</text:p>
          </table:table-cell>
          <table:table-cell table:formula="of:=[.G60]*[.R60]" office:value-type="float" office:value="30.5532858903" calcext:value-type="float">
            <text:p>30.553285890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-0.862491" calcext:value-type="float">
            <text:p>-0.862491</text:p>
          </table:table-cell>
          <table:table-cell office:value-type="float" office:value="0.796673" calcext:value-type="float">
            <text:p>0.79667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formula="of:=[.H60]" office:value-type="float" office:value="63.9185" calcext:value-type="float">
            <text:p>63.9185</text:p>
          </table:table-cell>
          <table:table-cell table:formula="of:=[.Y59]" office:value-type="float" office:value="0" calcext:value-type="float">
            <text:p>0</text:p>
          </table:table-cell>
          <table:table-cell table:formula="of:=[.Z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7</text:p>
          </table:table-cell>
          <table:table-cell office:value-type="float" office:value="57" calcext:value-type="float">
            <text:p>57</text:p>
          </table:table-cell>
          <table:table-cell office:value-type="float" office:value="357.644" calcext:value-type="float">
            <text:p>357.644</text:p>
          </table:table-cell>
          <table:table-cell office:value-type="float" office:value="0.0497552" calcext:value-type="float">
            <text:p>0.0497552</text:p>
          </table:table-cell>
          <table:table-cell office:value-type="float" office:value="12.6441" calcext:value-type="float">
            <text:p>12.6441</text:p>
          </table:table-cell>
          <table:table-cell office:value-type="float" office:value="0.0298616" calcext:value-type="float">
            <text:p>0.0298616</text:p>
          </table:table-cell>
          <table:table-cell table:formula="of:=[.E61]*3" office:value-type="float" office:value="37.9323" calcext:value-type="float">
            <text:p>37.9323</text:p>
          </table:table-cell>
          <table:table-cell table:formula="of:=[.E61]*5" office:value-type="float" office:value="63.2205" calcext:value-type="float">
            <text:p>63.2205</text:p>
          </table:table-cell>
          <table:table-cell table:formula="of:=[.G61]*[.R61]" office:value-type="float" office:value="30.5133869691" calcext:value-type="float">
            <text:p>30.513386969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-0.386852" calcext:value-type="float">
            <text:p>-0.386852</text:p>
          </table:table-cell>
          <table:table-cell office:value-type="float" office:value="0.804417" calcext:value-type="float">
            <text:p>0.8044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table:formula="of:=[.H61]" office:value-type="float" office:value="63.2205" calcext:value-type="float">
            <text:p>63.2205</text:p>
          </table:table-cell>
          <table:table-cell table:formula="of:=[.Y60]" office:value-type="float" office:value="0" calcext:value-type="float">
            <text:p>0</text:p>
          </table:table-cell>
          <table:table-cell table:formula="of:=[.Z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8</text:p>
          </table:table-cell>
          <table:table-cell office:value-type="float" office:value="58" calcext:value-type="float">
            <text:p>58</text:p>
          </table:table-cell>
          <table:table-cell office:value-type="float" office:value="351.714" calcext:value-type="float">
            <text:p>351.714</text:p>
          </table:table-cell>
          <table:table-cell office:value-type="float" office:value="0.0464494" calcext:value-type="float">
            <text:p>0.0464494</text:p>
          </table:table-cell>
          <table:table-cell office:value-type="float" office:value="12.8609" calcext:value-type="float">
            <text:p>12.8609</text:p>
          </table:table-cell>
          <table:table-cell office:value-type="float" office:value="0.0289454" calcext:value-type="float">
            <text:p>0.0289454</text:p>
          </table:table-cell>
          <table:table-cell table:formula="of:=[.E62]*3" office:value-type="float" office:value="38.5827" calcext:value-type="float">
            <text:p>38.5827</text:p>
          </table:table-cell>
          <table:table-cell table:formula="of:=[.E62]*5" office:value-type="float" office:value="64.3045" calcext:value-type="float">
            <text:p>64.3045</text:p>
          </table:table-cell>
          <table:table-cell table:formula="of:=[.G62]*[.R62]" office:value-type="float" office:value="30.489592848" calcext:value-type="float">
            <text:p>30.48959284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-0.677842" calcext:value-type="float">
            <text:p>-0.677842</text:p>
          </table:table-cell>
          <table:table-cell office:value-type="float" office:value="0.79024" calcext:value-type="float">
            <text:p>0.79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table:formula="of:=[.H62]" office:value-type="float" office:value="64.3045" calcext:value-type="float">
            <text:p>64.3045</text:p>
          </table:table-cell>
          <table:table-cell table:formula="of:=[.Y61]" office:value-type="float" office:value="0" calcext:value-type="float">
            <text:p>0</text:p>
          </table:table-cell>
          <table:table-cell table:formula="of:=[.Z6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59</text:p>
          </table:table-cell>
          <table:table-cell office:value-type="float" office:value="59" calcext:value-type="float">
            <text:p>59</text:p>
          </table:table-cell>
          <table:table-cell office:value-type="float" office:value="353.259" calcext:value-type="float">
            <text:p>353.259</text:p>
          </table:table-cell>
          <table:table-cell office:value-type="float" office:value="0.0558689" calcext:value-type="float">
            <text:p>0.0558689</text:p>
          </table:table-cell>
          <table:table-cell office:value-type="float" office:value="13.3069" calcext:value-type="float">
            <text:p>13.3069</text:p>
          </table:table-cell>
          <table:table-cell office:value-type="float" office:value="0.0322908" calcext:value-type="float">
            <text:p>0.0322908</text:p>
          </table:table-cell>
          <table:table-cell table:formula="of:=[.E63]*3" office:value-type="float" office:value="39.9207" calcext:value-type="float">
            <text:p>39.9207</text:p>
          </table:table-cell>
          <table:table-cell table:formula="of:=[.E63]*5" office:value-type="float" office:value="66.5345" calcext:value-type="float">
            <text:p>66.5345</text:p>
          </table:table-cell>
          <table:table-cell table:formula="of:=[.G63]*[.R63]" office:value-type="float" office:value="31.0364679771" calcext:value-type="float">
            <text:p>31.0364679771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-0.830301" calcext:value-type="float">
            <text:p>-0.830301</text:p>
          </table:table-cell>
          <table:table-cell office:value-type="float" office:value="0.777453" calcext:value-type="float">
            <text:p>0.77745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formula="of:=[.H63]" office:value-type="float" office:value="66.5345" calcext:value-type="float">
            <text:p>66.5345</text:p>
          </table:table-cell>
          <table:table-cell table:formula="of:=[.Y62]" office:value-type="float" office:value="0" calcext:value-type="float">
            <text:p>0</text:p>
          </table:table-cell>
          <table:table-cell table:formula="of:=[.Z6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0</text:p>
          </table:table-cell>
          <table:table-cell office:value-type="float" office:value="60" calcext:value-type="float">
            <text:p>60</text:p>
          </table:table-cell>
          <table:table-cell office:value-type="float" office:value="348.754" calcext:value-type="float">
            <text:p>348.754</text:p>
          </table:table-cell>
          <table:table-cell office:value-type="float" office:value="0.0538021" calcext:value-type="float">
            <text:p>0.0538021</text:p>
          </table:table-cell>
          <table:table-cell office:value-type="float" office:value="12.7359" calcext:value-type="float">
            <text:p>12.7359</text:p>
          </table:table-cell>
          <table:table-cell office:value-type="float" office:value="0.0314306" calcext:value-type="float">
            <text:p>0.0314306</text:p>
          </table:table-cell>
          <table:table-cell table:formula="of:=[.E64]*3" office:value-type="float" office:value="38.2077" calcext:value-type="float">
            <text:p>38.2077</text:p>
          </table:table-cell>
          <table:table-cell table:formula="of:=[.E64]*5" office:value-type="float" office:value="63.6795" calcext:value-type="float">
            <text:p>63.6795</text:p>
          </table:table-cell>
          <table:table-cell table:formula="of:=[.G64]*[.R64]" office:value-type="float" office:value="30.5224121835" calcext:value-type="float">
            <text:p>30.522412183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-0.721079" calcext:value-type="float">
            <text:p>-0.721079</text:p>
          </table:table-cell>
          <table:table-cell office:value-type="float" office:value="0.798855" calcext:value-type="float">
            <text:p>0.79885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table:formula="of:=[.H64]" office:value-type="float" office:value="63.6795" calcext:value-type="float">
            <text:p>63.6795</text:p>
          </table:table-cell>
          <table:table-cell table:formula="of:=[.Y63]" office:value-type="float" office:value="0" calcext:value-type="float">
            <text:p>0</text:p>
          </table:table-cell>
          <table:table-cell table:formula="of:=[.Z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1</text:p>
          </table:table-cell>
          <table:table-cell office:value-type="float" office:value="61" calcext:value-type="float">
            <text:p>61</text:p>
          </table:table-cell>
          <table:table-cell office:value-type="float" office:value="345.409" calcext:value-type="float">
            <text:p>345.409</text:p>
          </table:table-cell>
          <table:table-cell office:value-type="float" office:value="0.0470328" calcext:value-type="float">
            <text:p>0.0470328</text:p>
          </table:table-cell>
          <table:table-cell office:value-type="float" office:value="12.6612" calcext:value-type="float">
            <text:p>12.6612</text:p>
          </table:table-cell>
          <table:table-cell office:value-type="float" office:value="0.0289949" calcext:value-type="float">
            <text:p>0.0289949</text:p>
          </table:table-cell>
          <table:table-cell table:formula="of:=[.E65]*3" office:value-type="float" office:value="37.9836" calcext:value-type="float">
            <text:p>37.9836</text:p>
          </table:table-cell>
          <table:table-cell table:formula="of:=[.E65]*5" office:value-type="float" office:value="63.306" calcext:value-type="float">
            <text:p>63.306</text:p>
          </table:table-cell>
          <table:table-cell table:formula="of:=[.G65]*[.R65]" office:value-type="float" office:value="30.0146787036" calcext:value-type="float">
            <text:p>30.0146787036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-0.605926" calcext:value-type="float">
            <text:p>-0.605926</text:p>
          </table:table-cell>
          <table:table-cell office:value-type="float" office:value="0.790201" calcext:value-type="float">
            <text:p>0.79020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formula="of:=[.H65]" office:value-type="float" office:value="63.306" calcext:value-type="float">
            <text:p>63.306</text:p>
          </table:table-cell>
          <table:table-cell table:formula="of:=[.Y64]" office:value-type="float" office:value="0" calcext:value-type="float">
            <text:p>0</text:p>
          </table:table-cell>
          <table:table-cell table:formula="of:=[.Z6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2</text:p>
          </table:table-cell>
          <table:table-cell office:value-type="float" office:value="62" calcext:value-type="float">
            <text:p>62</text:p>
          </table:table-cell>
          <table:table-cell office:value-type="float" office:value="350.582" calcext:value-type="float">
            <text:p>350.582</text:p>
          </table:table-cell>
          <table:table-cell office:value-type="float" office:value="0.056117" calcext:value-type="float">
            <text:p>0.056117</text:p>
          </table:table-cell>
          <table:table-cell office:value-type="float" office:value="13.53" calcext:value-type="float">
            <text:p>13.53</text:p>
          </table:table-cell>
          <table:table-cell office:value-type="float" office:value="0.0328893" calcext:value-type="float">
            <text:p>0.0328893</text:p>
          </table:table-cell>
          <table:table-cell table:formula="of:=[.E66]*3" office:value-type="float" office:value="40.59" calcext:value-type="float">
            <text:p>40.59</text:p>
          </table:table-cell>
          <table:table-cell table:formula="of:=[.E66]*5" office:value-type="float" office:value="67.65" calcext:value-type="float">
            <text:p>67.65</text:p>
          </table:table-cell>
          <table:table-cell table:formula="of:=[.G66]*[.R66]" office:value-type="float" office:value="31.02468237" calcext:value-type="float">
            <text:p>31.0246823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-0.535404" calcext:value-type="float">
            <text:p>-0.535404</text:p>
          </table:table-cell>
          <table:table-cell office:value-type="float" office:value="0.764343" calcext:value-type="float">
            <text:p>0.76434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formula="of:=[.H66]" office:value-type="float" office:value="67.65" calcext:value-type="float">
            <text:p>67.65</text:p>
          </table:table-cell>
          <table:table-cell table:formula="of:=[.Y65]" office:value-type="float" office:value="0" calcext:value-type="float">
            <text:p>0</text:p>
          </table:table-cell>
          <table:table-cell table:formula="of:=[.Z6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3</text:p>
          </table:table-cell>
          <table:table-cell office:value-type="float" office:value="63" calcext:value-type="float">
            <text:p>63</text:p>
          </table:table-cell>
          <table:table-cell office:value-type="float" office:value="351.066" calcext:value-type="float">
            <text:p>351.066</text:p>
          </table:table-cell>
          <table:table-cell office:value-type="float" office:value="0.053197" calcext:value-type="float">
            <text:p>0.053197</text:p>
          </table:table-cell>
          <table:table-cell office:value-type="float" office:value="13.3972" calcext:value-type="float">
            <text:p>13.3972</text:p>
          </table:table-cell>
          <table:table-cell office:value-type="float" office:value="0.0317788" calcext:value-type="float">
            <text:p>0.0317788</text:p>
          </table:table-cell>
          <table:table-cell table:formula="of:=[.E67]*3" office:value-type="float" office:value="40.1916" calcext:value-type="float">
            <text:p>40.1916</text:p>
          </table:table-cell>
          <table:table-cell table:formula="of:=[.E67]*5" office:value-type="float" office:value="66.986" calcext:value-type="float">
            <text:p>66.986</text:p>
          </table:table-cell>
          <table:table-cell table:formula="of:=[.G67]*[.R67]" office:value-type="float" office:value="33.002528508" calcext:value-type="float">
            <text:p>33.002528508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-7.10085" calcext:value-type="float">
            <text:p>-7.10085</text:p>
          </table:table-cell>
          <table:table-cell office:value-type="float" office:value="0.82113" calcext:value-type="float">
            <text:p>0.8211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table:formula="of:=[.H67]" office:value-type="float" office:value="66.986" calcext:value-type="float">
            <text:p>66.986</text:p>
          </table:table-cell>
          <table:table-cell table:formula="of:=[.Y66]" office:value-type="float" office:value="0" calcext:value-type="float">
            <text:p>0</text:p>
          </table:table-cell>
          <table:table-cell table:formula="of:=[.Z6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4</text:p>
          </table:table-cell>
          <table:table-cell office:value-type="float" office:value="64" calcext:value-type="float">
            <text:p>64</text:p>
          </table:table-cell>
          <table:table-cell office:value-type="float" office:value="347.143" calcext:value-type="float">
            <text:p>347.143</text:p>
          </table:table-cell>
          <table:table-cell office:value-type="float" office:value="0.0783331" calcext:value-type="float">
            <text:p>0.0783331</text:p>
          </table:table-cell>
          <table:table-cell office:value-type="float" office:value="17.8206" calcext:value-type="float">
            <text:p>17.8206</text:p>
          </table:table-cell>
          <table:table-cell office:value-type="float" office:value="0.0431152" calcext:value-type="float">
            <text:p>0.0431152</text:p>
          </table:table-cell>
          <table:table-cell table:formula="of:=[.E68]*3" office:value-type="float" office:value="53.4618" calcext:value-type="float">
            <text:p>53.4618</text:p>
          </table:table-cell>
          <table:table-cell table:formula="of:=[.E68]*5" office:value-type="float" office:value="89.103" calcext:value-type="float">
            <text:p>89.103</text:p>
          </table:table-cell>
          <table:table-cell table:formula="of:=[.G68]*[.R68]" office:value-type="float" office:value="30.9930350814" calcext:value-type="float">
            <text:p>30.99303508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-3.33773" calcext:value-type="float">
            <text:p>-3.33773</text:p>
          </table:table-cell>
          <table:table-cell office:value-type="float" office:value="0.579723" calcext:value-type="float">
            <text:p>0.5797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H68]" office:value-type="float" office:value="89.103" calcext:value-type="float">
            <text:p>89.103</text:p>
          </table:table-cell>
          <table:table-cell table:formula="of:=[.Y67]" office:value-type="float" office:value="0" calcext:value-type="float">
            <text:p>0</text:p>
          </table:table-cell>
          <table:table-cell table:formula="of:=[.Z6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5</text:p>
          </table:table-cell>
          <table:table-cell office:value-type="float" office:value="65" calcext:value-type="float">
            <text:p>65</text:p>
          </table:table-cell>
          <table:table-cell office:value-type="float" office:value="359.507" calcext:value-type="float">
            <text:p>359.507</text:p>
          </table:table-cell>
          <table:table-cell office:value-type="float" office:value="0.0737621" calcext:value-type="float">
            <text:p>0.0737621</text:p>
          </table:table-cell>
          <table:table-cell office:value-type="float" office:value="17.3974" calcext:value-type="float">
            <text:p>17.3974</text:p>
          </table:table-cell>
          <table:table-cell office:value-type="float" office:value="0.0414179" calcext:value-type="float">
            <text:p>0.0414179</text:p>
          </table:table-cell>
          <table:table-cell table:formula="of:=[.E69]*3" office:value-type="float" office:value="52.1922" calcext:value-type="float">
            <text:p>52.1922</text:p>
          </table:table-cell>
          <table:table-cell table:formula="of:=[.E69]*5" office:value-type="float" office:value="86.987" calcext:value-type="float">
            <text:p>86.987</text:p>
          </table:table-cell>
          <table:table-cell table:formula="of:=[.G69]*[.R69]" office:value-type="float" office:value="30.0821226984" calcext:value-type="float">
            <text:p>30.082122698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-0.281945" calcext:value-type="float">
            <text:p>-0.281945</text:p>
          </table:table-cell>
          <table:table-cell office:value-type="float" office:value="0.576372" calcext:value-type="float">
            <text:p>0.57637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H69]" office:value-type="float" office:value="86.987" calcext:value-type="float">
            <text:p>86.987</text:p>
          </table:table-cell>
          <table:table-cell table:formula="of:=[.Y68]" office:value-type="float" office:value="0" calcext:value-type="float">
            <text:p>0</text:p>
          </table:table-cell>
          <table:table-cell table:formula="of:=[.Z6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6</text:p>
          </table:table-cell>
          <table:table-cell office:value-type="float" office:value="66" calcext:value-type="float">
            <text:p>66</text:p>
          </table:table-cell>
          <table:table-cell office:value-type="float" office:value="352.038" calcext:value-type="float">
            <text:p>352.038</text:p>
          </table:table-cell>
          <table:table-cell office:value-type="float" office:value="0.0745526" calcext:value-type="float">
            <text:p>0.0745526</text:p>
          </table:table-cell>
          <table:table-cell office:value-type="float" office:value="17.0954" calcext:value-type="float">
            <text:p>17.0954</text:p>
          </table:table-cell>
          <table:table-cell office:value-type="float" office:value="0.0416053" calcext:value-type="float">
            <text:p>0.0416053</text:p>
          </table:table-cell>
          <table:table-cell table:formula="of:=[.E70]*3" office:value-type="float" office:value="51.2862" calcext:value-type="float">
            <text:p>51.2862</text:p>
          </table:table-cell>
          <table:table-cell table:formula="of:=[.E70]*5" office:value-type="float" office:value="85.477" calcext:value-type="float">
            <text:p>85.477</text:p>
          </table:table-cell>
          <table:table-cell table:formula="of:=[.G70]*[.R70]" office:value-type="float" office:value="30.9657356946" calcext:value-type="float">
            <text:p>30.965735694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0.223159" calcext:value-type="float">
            <text:p>-0.223159</text:p>
          </table:table-cell>
          <table:table-cell office:value-type="float" office:value="0.603783" calcext:value-type="float">
            <text:p>0.603783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H70]" office:value-type="float" office:value="85.477" calcext:value-type="float">
            <text:p>85.477</text:p>
          </table:table-cell>
          <table:table-cell table:formula="of:=[.Y69]" office:value-type="float" office:value="0" calcext:value-type="float">
            <text:p>0</text:p>
          </table:table-cell>
          <table:table-cell table:formula="of:=[.Z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7</text:p>
          </table:table-cell>
          <table:table-cell office:value-type="float" office:value="67" calcext:value-type="float">
            <text:p>67</text:p>
          </table:table-cell>
          <table:table-cell office:value-type="float" office:value="357.436" calcext:value-type="float">
            <text:p>357.436</text:p>
          </table:table-cell>
          <table:table-cell office:value-type="float" office:value="0.0787129" calcext:value-type="float">
            <text:p>0.0787129</text:p>
          </table:table-cell>
          <table:table-cell office:value-type="float" office:value="17.1856" calcext:value-type="float">
            <text:p>17.1856</text:p>
          </table:table-cell>
          <table:table-cell office:value-type="float" office:value="0.0430624" calcext:value-type="float">
            <text:p>0.0430624</text:p>
          </table:table-cell>
          <table:table-cell table:formula="of:=[.E71]*3" office:value-type="float" office:value="51.5568" calcext:value-type="float">
            <text:p>51.5568</text:p>
          </table:table-cell>
          <table:table-cell table:formula="of:=[.E71]*5" office:value-type="float" office:value="85.928" calcext:value-type="float">
            <text:p>85.928</text:p>
          </table:table-cell>
          <table:table-cell table:formula="of:=[.G71]*[.R71]" office:value-type="float" office:value="29.9587284576" calcext:value-type="float">
            <text:p>29.958728457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-0.147486" calcext:value-type="float">
            <text:p>-0.147486</text:p>
          </table:table-cell>
          <table:table-cell office:value-type="float" office:value="0.581082" calcext:value-type="float">
            <text:p>0.58108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H71]" office:value-type="float" office:value="85.928" calcext:value-type="float">
            <text:p>85.928</text:p>
          </table:table-cell>
          <table:table-cell table:formula="of:=[.Y70]" office:value-type="float" office:value="0" calcext:value-type="float">
            <text:p>0</text:p>
          </table:table-cell>
          <table:table-cell table:formula="of:=[.Z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8</text:p>
          </table:table-cell>
          <table:table-cell office:value-type="float" office:value="68" calcext:value-type="float">
            <text:p>68</text:p>
          </table:table-cell>
          <table:table-cell office:value-type="float" office:value="348.16" calcext:value-type="float">
            <text:p>348.16</text:p>
          </table:table-cell>
          <table:table-cell office:value-type="float" office:value="0.0711746" calcext:value-type="float">
            <text:p>0.0711746</text:p>
          </table:table-cell>
          <table:table-cell office:value-type="float" office:value="16.7853" calcext:value-type="float">
            <text:p>16.7853</text:p>
          </table:table-cell>
          <table:table-cell office:value-type="float" office:value="0.0399473" calcext:value-type="float">
            <text:p>0.0399473</text:p>
          </table:table-cell>
          <table:table-cell table:formula="of:=[.E72]*3" office:value-type="float" office:value="50.3559" calcext:value-type="float">
            <text:p>50.3559</text:p>
          </table:table-cell>
          <table:table-cell table:formula="of:=[.E72]*5" office:value-type="float" office:value="83.9265" calcext:value-type="float">
            <text:p>83.9265</text:p>
          </table:table-cell>
          <table:table-cell table:formula="of:=[.G72]*[.R72]" office:value-type="float" office:value="30.1020520374" calcext:value-type="float">
            <text:p>30.102052037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-0.177045" calcext:value-type="float">
            <text:p>-0.177045</text:p>
          </table:table-cell>
          <table:table-cell office:value-type="float" office:value="0.597786" calcext:value-type="float">
            <text:p>0.59778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H72]" office:value-type="float" office:value="83.9265" calcext:value-type="float">
            <text:p>83.9265</text:p>
          </table:table-cell>
          <table:table-cell table:formula="of:=[.Y71]" office:value-type="float" office:value="0" calcext:value-type="float">
            <text:p>0</text:p>
          </table:table-cell>
          <table:table-cell table:formula="of:=[.Z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69</text:p>
          </table:table-cell>
          <table:table-cell office:value-type="float" office:value="69" calcext:value-type="float">
            <text:p>69</text:p>
          </table:table-cell>
          <table:table-cell office:value-type="float" office:value="350.738" calcext:value-type="float">
            <text:p>350.738</text:p>
          </table:table-cell>
          <table:table-cell office:value-type="float" office:value="0.0726341" calcext:value-type="float">
            <text:p>0.0726341</text:p>
          </table:table-cell>
          <table:table-cell office:value-type="float" office:value="17.1977" calcext:value-type="float">
            <text:p>17.1977</text:p>
          </table:table-cell>
          <table:table-cell office:value-type="float" office:value="0.04122" calcext:value-type="float">
            <text:p>0.04122</text:p>
          </table:table-cell>
          <table:table-cell table:formula="of:=[.E73]*3" office:value-type="float" office:value="51.5931" calcext:value-type="float">
            <text:p>51.5931</text:p>
          </table:table-cell>
          <table:table-cell table:formula="of:=[.E73]*5" office:value-type="float" office:value="85.9885" calcext:value-type="float">
            <text:p>85.9885</text:p>
          </table:table-cell>
          <table:table-cell table:formula="of:=[.G73]*[.R73]" office:value-type="float" office:value="30.3283331247" calcext:value-type="float">
            <text:p>30.3283331247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-0.264042" calcext:value-type="float">
            <text:p>-0.264042</text:p>
          </table:table-cell>
          <table:table-cell office:value-type="float" office:value="0.587837" calcext:value-type="float">
            <text:p>0.58783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H73]" office:value-type="float" office:value="85.9885" calcext:value-type="float">
            <text:p>85.9885</text:p>
          </table:table-cell>
          <table:table-cell table:formula="of:=[.Y72]" office:value-type="float" office:value="0" calcext:value-type="float">
            <text:p>0</text:p>
          </table:table-cell>
          <table:table-cell table:formula="of:=[.Z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0</text:p>
          </table:table-cell>
          <table:table-cell office:value-type="float" office:value="70" calcext:value-type="float">
            <text:p>70</text:p>
          </table:table-cell>
          <table:table-cell office:value-type="float" office:value="347.34" calcext:value-type="float">
            <text:p>347.34</text:p>
          </table:table-cell>
          <table:table-cell office:value-type="float" office:value="0.093694" calcext:value-type="float">
            <text:p>0.093694</text:p>
          </table:table-cell>
          <table:table-cell office:value-type="float" office:value="17.5112" calcext:value-type="float">
            <text:p>17.5112</text:p>
          </table:table-cell>
          <table:table-cell office:value-type="float" office:value="0.048043" calcext:value-type="float">
            <text:p>0.048043</text:p>
          </table:table-cell>
          <table:table-cell table:formula="of:=[.E74]*3" office:value-type="float" office:value="52.5336" calcext:value-type="float">
            <text:p>52.5336</text:p>
          </table:table-cell>
          <table:table-cell table:formula="of:=[.E74]*5" office:value-type="float" office:value="87.556" calcext:value-type="float">
            <text:p>87.556</text:p>
          </table:table-cell>
          <table:table-cell table:formula="of:=[.G74]*[.R74]" office:value-type="float" office:value="31.9569243504" calcext:value-type="float">
            <text:p>31.956924350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-0.234332" calcext:value-type="float">
            <text:p>-0.234332</text:p>
          </table:table-cell>
          <table:table-cell office:value-type="float" office:value="0.608314" calcext:value-type="float">
            <text:p>0.6083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H74]" office:value-type="float" office:value="87.556" calcext:value-type="float">
            <text:p>87.556</text:p>
          </table:table-cell>
          <table:table-cell table:formula="of:=[.Y73]" office:value-type="float" office:value="0" calcext:value-type="float">
            <text:p>0</text:p>
          </table:table-cell>
          <table:table-cell table:formula="of:=[.Z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1</text:p>
          </table:table-cell>
          <table:table-cell office:value-type="float" office:value="71" calcext:value-type="float">
            <text:p>71</text:p>
          </table:table-cell>
          <table:table-cell office:value-type="float" office:value="355.844" calcext:value-type="float">
            <text:p>355.844</text:p>
          </table:table-cell>
          <table:table-cell office:value-type="float" office:value="0.0694678" calcext:value-type="float">
            <text:p>0.0694678</text:p>
          </table:table-cell>
          <table:table-cell office:value-type="float" office:value="16.2876" calcext:value-type="float">
            <text:p>16.2876</text:p>
          </table:table-cell>
          <table:table-cell office:value-type="float" office:value="0.0392734" calcext:value-type="float">
            <text:p>0.0392734</text:p>
          </table:table-cell>
          <table:table-cell table:formula="of:=[.E75]*3" office:value-type="float" office:value="48.8628" calcext:value-type="float">
            <text:p>48.8628</text:p>
          </table:table-cell>
          <table:table-cell table:formula="of:=[.E75]*5" office:value-type="float" office:value="81.438" calcext:value-type="float">
            <text:p>81.438</text:p>
          </table:table-cell>
          <table:table-cell table:formula="of:=[.G75]*[.R75]" office:value-type="float" office:value="29.063349126" calcext:value-type="float">
            <text:p>29.06334912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594795" calcext:value-type="float">
            <text:p>0.59479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[.H75]" office:value-type="float" office:value="81.438" calcext:value-type="float">
            <text:p>81.438</text:p>
          </table:table-cell>
          <table:table-cell table:formula="of:=[.Y74]" office:value-type="float" office:value="0" calcext:value-type="float">
            <text:p>0</text:p>
          </table:table-cell>
          <table:table-cell table:formula="of:=[.Z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2</text:p>
          </table:table-cell>
          <table:table-cell office:value-type="float" office:value="72" calcext:value-type="float">
            <text:p>72</text:p>
          </table:table-cell>
          <table:table-cell office:value-type="float" office:value="363.9" calcext:value-type="float">
            <text:p>363.9</text:p>
          </table:table-cell>
          <table:table-cell office:value-type="float" office:value="0.0764949" calcext:value-type="float">
            <text:p>0.0764949</text:p>
          </table:table-cell>
          <table:table-cell office:value-type="float" office:value="16.6372" calcext:value-type="float">
            <text:p>16.6372</text:p>
          </table:table-cell>
          <table:table-cell office:value-type="float" office:value="0.041762" calcext:value-type="float">
            <text:p>0.041762</text:p>
          </table:table-cell>
          <table:table-cell table:formula="of:=[.E76]*3" office:value-type="float" office:value="49.9116" calcext:value-type="float">
            <text:p>49.9116</text:p>
          </table:table-cell>
          <table:table-cell table:formula="of:=[.E76]*5" office:value-type="float" office:value="83.186" calcext:value-type="float">
            <text:p>83.186</text:p>
          </table:table-cell>
          <table:table-cell table:formula="of:=[.G76]*[.R76]" office:value-type="float" office:value="29.7433705836" calcext:value-type="float">
            <text:p>29.743370583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-0.800973" calcext:value-type="float">
            <text:p>-0.800973</text:p>
          </table:table-cell>
          <table:table-cell office:value-type="float" office:value="0.595921" calcext:value-type="float">
            <text:p>0.5959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H76]" office:value-type="float" office:value="83.186" calcext:value-type="float">
            <text:p>83.186</text:p>
          </table:table-cell>
          <table:table-cell table:formula="of:=[.Y75]" office:value-type="float" office:value="0" calcext:value-type="float">
            <text:p>0</text:p>
          </table:table-cell>
          <table:table-cell table:formula="of:=[.Z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3</text:p>
          </table:table-cell>
          <table:table-cell office:value-type="float" office:value="73" calcext:value-type="float">
            <text:p>73</text:p>
          </table:table-cell>
          <table:table-cell office:value-type="float" office:value="371.885" calcext:value-type="float">
            <text:p>371.885</text:p>
          </table:table-cell>
          <table:table-cell office:value-type="float" office:value="0.094566" calcext:value-type="float">
            <text:p>0.094566</text:p>
          </table:table-cell>
          <table:table-cell office:value-type="float" office:value="17.2154" calcext:value-type="float">
            <text:p>17.2154</text:p>
          </table:table-cell>
          <table:table-cell office:value-type="float" office:value="0.0482279" calcext:value-type="float">
            <text:p>0.0482279</text:p>
          </table:table-cell>
          <table:table-cell table:formula="of:=[.E77]*3" office:value-type="float" office:value="51.6462" calcext:value-type="float">
            <text:p>51.6462</text:p>
          </table:table-cell>
          <table:table-cell table:formula="of:=[.E77]*5" office:value-type="float" office:value="86.077" calcext:value-type="float">
            <text:p>86.077</text:p>
          </table:table-cell>
          <table:table-cell table:formula="of:=[.G77]*[.R77]" office:value-type="float" office:value="30.211477614" calcext:value-type="float">
            <text:p>30.21147761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58497" calcext:value-type="float">
            <text:p>0.5849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H77]" office:value-type="float" office:value="86.077" calcext:value-type="float">
            <text:p>86.077</text:p>
          </table:table-cell>
          <table:table-cell table:formula="of:=[.Y76]" office:value-type="float" office:value="0" calcext:value-type="float">
            <text:p>0</text:p>
          </table:table-cell>
          <table:table-cell table:formula="of:=[.Z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4</text:p>
          </table:table-cell>
          <table:table-cell office:value-type="float" office:value="74" calcext:value-type="float">
            <text:p>74</text:p>
          </table:table-cell>
          <table:table-cell office:value-type="float" office:value="360.398" calcext:value-type="float">
            <text:p>360.398</text:p>
          </table:table-cell>
          <table:table-cell office:value-type="float" office:value="0.0762637" calcext:value-type="float">
            <text:p>0.0762637</text:p>
          </table:table-cell>
          <table:table-cell office:value-type="float" office:value="16.7612" calcext:value-type="float">
            <text:p>16.7612</text:p>
          </table:table-cell>
          <table:table-cell office:value-type="float" office:value="0.0420456" calcext:value-type="float">
            <text:p>0.0420456</text:p>
          </table:table-cell>
          <table:table-cell table:formula="of:=[.E78]*3" office:value-type="float" office:value="50.2836" calcext:value-type="float">
            <text:p>50.2836</text:p>
          </table:table-cell>
          <table:table-cell table:formula="of:=[.E78]*5" office:value-type="float" office:value="83.806" calcext:value-type="float">
            <text:p>83.806</text:p>
          </table:table-cell>
          <table:table-cell table:formula="of:=[.G78]*[.R78]" office:value-type="float" office:value="29.9312626164" calcext:value-type="float">
            <text:p>29.931262616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0.239848" calcext:value-type="float">
            <text:p>0.239848</text:p>
          </table:table-cell>
          <table:table-cell office:value-type="float" office:value="0.595249" calcext:value-type="float">
            <text:p>0.59524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H78]" office:value-type="float" office:value="83.806" calcext:value-type="float">
            <text:p>83.806</text:p>
          </table:table-cell>
          <table:table-cell table:formula="of:=[.Y77]" office:value-type="float" office:value="0" calcext:value-type="float">
            <text:p>0</text:p>
          </table:table-cell>
          <table:table-cell table:formula="of:=[.Z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5</text:p>
          </table:table-cell>
          <table:table-cell office:value-type="float" office:value="75" calcext:value-type="float">
            <text:p>75</text:p>
          </table:table-cell>
          <table:table-cell office:value-type="float" office:value="357.839" calcext:value-type="float">
            <text:p>357.839</text:p>
          </table:table-cell>
          <table:table-cell office:value-type="float" office:value="0.0690472" calcext:value-type="float">
            <text:p>0.0690472</text:p>
          </table:table-cell>
          <table:table-cell office:value-type="float" office:value="16.1015" calcext:value-type="float">
            <text:p>16.1015</text:p>
          </table:table-cell>
          <table:table-cell office:value-type="float" office:value="0.0388368" calcext:value-type="float">
            <text:p>0.0388368</text:p>
          </table:table-cell>
          <table:table-cell table:formula="of:=[.E79]*3" office:value-type="float" office:value="48.3045" calcext:value-type="float">
            <text:p>48.3045</text:p>
          </table:table-cell>
          <table:table-cell table:formula="of:=[.E79]*5" office:value-type="float" office:value="80.5075" calcext:value-type="float">
            <text:p>80.5075</text:p>
          </table:table-cell>
          <table:table-cell table:formula="of:=[.G79]*[.R79]" office:value-type="float" office:value="29.6722467375" calcext:value-type="float">
            <text:p>29.672246737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-0.100039" calcext:value-type="float">
            <text:p>-0.100039</text:p>
          </table:table-cell>
          <table:table-cell office:value-type="float" office:value="0.614275" calcext:value-type="float">
            <text:p>0.6142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formula="of:=[.H79]" office:value-type="float" office:value="80.5075" calcext:value-type="float">
            <text:p>80.5075</text:p>
          </table:table-cell>
          <table:table-cell table:formula="of:=[.Y78]" office:value-type="float" office:value="0" calcext:value-type="float">
            <text:p>0</text:p>
          </table:table-cell>
          <table:table-cell table:formula="of:=[.Z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6</text:p>
          </table:table-cell>
          <table:table-cell office:value-type="float" office:value="76" calcext:value-type="float">
            <text:p>76</text:p>
          </table:table-cell>
          <table:table-cell office:value-type="float" office:value="359.228" calcext:value-type="float">
            <text:p>359.228</text:p>
          </table:table-cell>
          <table:table-cell office:value-type="float" office:value="0.0685861" calcext:value-type="float">
            <text:p>0.0685861</text:p>
          </table:table-cell>
          <table:table-cell office:value-type="float" office:value="16.9965" calcext:value-type="float">
            <text:p>16.9965</text:p>
          </table:table-cell>
          <table:table-cell office:value-type="float" office:value="0.0394621" calcext:value-type="float">
            <text:p>0.0394621</text:p>
          </table:table-cell>
          <table:table-cell table:formula="of:=[.E80]*3" office:value-type="float" office:value="50.9895" calcext:value-type="float">
            <text:p>50.9895</text:p>
          </table:table-cell>
          <table:table-cell table:formula="of:=[.E80]*5" office:value-type="float" office:value="84.9825" calcext:value-type="float">
            <text:p>84.9825</text:p>
          </table:table-cell>
          <table:table-cell table:formula="of:=[.G80]*[.R80]" office:value-type="float" office:value="30.0094113195" calcext:value-type="float">
            <text:p>30.009411319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-0.0676903" calcext:value-type="float">
            <text:p>-0.0676903</text:p>
          </table:table-cell>
          <table:table-cell office:value-type="float" office:value="0.588541" calcext:value-type="float">
            <text:p>0.58854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[.H80]" office:value-type="float" office:value="84.9825" calcext:value-type="float">
            <text:p>84.9825</text:p>
          </table:table-cell>
          <table:table-cell table:formula="of:=[.Y79]" office:value-type="float" office:value="0" calcext:value-type="float">
            <text:p>0</text:p>
          </table:table-cell>
          <table:table-cell table:formula="of:=[.Z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7</text:p>
          </table:table-cell>
          <table:table-cell office:value-type="float" office:value="77" calcext:value-type="float">
            <text:p>77</text:p>
          </table:table-cell>
          <table:table-cell office:value-type="float" office:value="375.335" calcext:value-type="float">
            <text:p>375.335</text:p>
          </table:table-cell>
          <table:table-cell office:value-type="float" office:value="0.0726003" calcext:value-type="float">
            <text:p>0.0726003</text:p>
          </table:table-cell>
          <table:table-cell office:value-type="float" office:value="17.1021" calcext:value-type="float">
            <text:p>17.1021</text:p>
          </table:table-cell>
          <table:table-cell office:value-type="float" office:value="0.0410214" calcext:value-type="float">
            <text:p>0.0410214</text:p>
          </table:table-cell>
          <table:table-cell table:formula="of:=[.E81]*3" office:value-type="float" office:value="51.3063" calcext:value-type="float">
            <text:p>51.3063</text:p>
          </table:table-cell>
          <table:table-cell table:formula="of:=[.E81]*5" office:value-type="float" office:value="85.5105" calcext:value-type="float">
            <text:p>85.5105</text:p>
          </table:table-cell>
          <table:table-cell table:formula="of:=[.G81]*[.R81]" office:value-type="float" office:value="30.3597334305" calcext:value-type="float">
            <text:p>30.359733430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274499" calcext:value-type="float">
            <text:p>0.274499</text:p>
          </table:table-cell>
          <table:table-cell office:value-type="float" office:value="0.591735" calcext:value-type="float">
            <text:p>0.5917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H81]" office:value-type="float" office:value="85.5105" calcext:value-type="float">
            <text:p>85.5105</text:p>
          </table:table-cell>
          <table:table-cell table:formula="of:=[.Y80]" office:value-type="float" office:value="0" calcext:value-type="float">
            <text:p>0</text:p>
          </table:table-cell>
          <table:table-cell table:formula="of:=[.Z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8</text:p>
          </table:table-cell>
          <table:table-cell office:value-type="float" office:value="78" calcext:value-type="float">
            <text:p>78</text:p>
          </table:table-cell>
          <table:table-cell office:value-type="float" office:value="360.93" calcext:value-type="float">
            <text:p>360.93</text:p>
          </table:table-cell>
          <table:table-cell office:value-type="float" office:value="0.0851421" calcext:value-type="float">
            <text:p>0.0851421</text:p>
          </table:table-cell>
          <table:table-cell office:value-type="float" office:value="16.9519" calcext:value-type="float">
            <text:p>16.9519</text:p>
          </table:table-cell>
          <table:table-cell office:value-type="float" office:value="0.0446239" calcext:value-type="float">
            <text:p>0.0446239</text:p>
          </table:table-cell>
          <table:table-cell table:formula="of:=[.E82]*3" office:value-type="float" office:value="50.8557" calcext:value-type="float">
            <text:p>50.8557</text:p>
          </table:table-cell>
          <table:table-cell table:formula="of:=[.E82]*5" office:value-type="float" office:value="84.7595" calcext:value-type="float">
            <text:p>84.7595</text:p>
          </table:table-cell>
          <table:table-cell table:formula="of:=[.G82]*[.R82]" office:value-type="float" office:value="29.9595505713" calcext:value-type="float">
            <text:p>29.9595505713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-0.0789085" calcext:value-type="float">
            <text:p>-0.0789085</text:p>
          </table:table-cell>
          <table:table-cell office:value-type="float" office:value="0.589109" calcext:value-type="float">
            <text:p>0.58910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H82]" office:value-type="float" office:value="84.7595" calcext:value-type="float">
            <text:p>84.7595</text:p>
          </table:table-cell>
          <table:table-cell table:formula="of:=[.Y81]" office:value-type="float" office:value="0" calcext:value-type="float">
            <text:p>0</text:p>
          </table:table-cell>
          <table:table-cell table:formula="of:=[.Z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79</text:p>
          </table:table-cell>
          <table:table-cell office:value-type="float" office:value="79" calcext:value-type="float">
            <text:p>79</text:p>
          </table:table-cell>
          <table:table-cell office:value-type="float" office:value="353.396" calcext:value-type="float">
            <text:p>353.396</text:p>
          </table:table-cell>
          <table:table-cell office:value-type="float" office:value="0.0665479" calcext:value-type="float">
            <text:p>0.0665479</text:p>
          </table:table-cell>
          <table:table-cell office:value-type="float" office:value="16.2144" calcext:value-type="float">
            <text:p>16.2144</text:p>
          </table:table-cell>
          <table:table-cell office:value-type="float" office:value="0.0380351" calcext:value-type="float">
            <text:p>0.0380351</text:p>
          </table:table-cell>
          <table:table-cell table:formula="of:=[.E83]*3" office:value-type="float" office:value="48.6432" calcext:value-type="float">
            <text:p>48.6432</text:p>
          </table:table-cell>
          <table:table-cell table:formula="of:=[.E83]*5" office:value-type="float" office:value="81.072" calcext:value-type="float">
            <text:p>81.072</text:p>
          </table:table-cell>
          <table:table-cell table:formula="of:=[.G83]*[.R83]" office:value-type="float" office:value="28.9530650016" calcext:value-type="float">
            <text:p>28.9530650016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0.183486" calcext:value-type="float">
            <text:p>0.183486</text:p>
          </table:table-cell>
          <table:table-cell office:value-type="float" office:value="0.595213" calcext:value-type="float">
            <text:p>0.59521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H83]" office:value-type="float" office:value="81.072" calcext:value-type="float">
            <text:p>81.072</text:p>
          </table:table-cell>
          <table:table-cell table:formula="of:=[.Y82]" office:value-type="float" office:value="0" calcext:value-type="float">
            <text:p>0</text:p>
          </table:table-cell>
          <table:table-cell table:formula="of:=[.Z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0</text:p>
          </table:table-cell>
          <table:table-cell office:value-type="float" office:value="80" calcext:value-type="float">
            <text:p>80</text:p>
          </table:table-cell>
          <table:table-cell office:value-type="float" office:value="347.814" calcext:value-type="float">
            <text:p>347.814</text:p>
          </table:table-cell>
          <table:table-cell office:value-type="float" office:value="0.10437" calcext:value-type="float">
            <text:p>0.10437</text:p>
          </table:table-cell>
          <table:table-cell office:value-type="float" office:value="19.2123" calcext:value-type="float">
            <text:p>19.2123</text:p>
          </table:table-cell>
          <table:table-cell office:value-type="float" office:value="0.0548246" calcext:value-type="float">
            <text:p>0.0548246</text:p>
          </table:table-cell>
          <table:table-cell table:formula="of:=[.E84]*3" office:value-type="float" office:value="57.6369" calcext:value-type="float">
            <text:p>57.6369</text:p>
          </table:table-cell>
          <table:table-cell table:formula="of:=[.E84]*5" office:value-type="float" office:value="96.0615" calcext:value-type="float">
            <text:p>96.0615</text:p>
          </table:table-cell>
          <table:table-cell table:formula="of:=[.G84]*[.R84]" office:value-type="float" office:value="36.1189703016" calcext:value-type="float">
            <text:p>36.118970301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-0.24963" calcext:value-type="float">
            <text:p>-0.24963</text:p>
          </table:table-cell>
          <table:table-cell office:value-type="float" office:value="0.626664" calcext:value-type="float">
            <text:p>0.6266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table:formula="of:=[.H84]" office:value-type="float" office:value="96.0615" calcext:value-type="float">
            <text:p>96.0615</text:p>
          </table:table-cell>
          <table:table-cell table:formula="of:=[.Y83]" office:value-type="float" office:value="0" calcext:value-type="float">
            <text:p>0</text:p>
          </table:table-cell>
          <table:table-cell table:formula="of:=[.Z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1</text:p>
          </table:table-cell>
          <table:table-cell office:value-type="float" office:value="81" calcext:value-type="float">
            <text:p>81</text:p>
          </table:table-cell>
          <table:table-cell office:value-type="float" office:value="327.606" calcext:value-type="float">
            <text:p>327.606</text:p>
          </table:table-cell>
          <table:table-cell office:value-type="float" office:value="0.0785268" calcext:value-type="float">
            <text:p>0.0785268</text:p>
          </table:table-cell>
          <table:table-cell office:value-type="float" office:value="16.4519" calcext:value-type="float">
            <text:p>16.4519</text:p>
          </table:table-cell>
          <table:table-cell office:value-type="float" office:value="0.0436707" calcext:value-type="float">
            <text:p>0.0436707</text:p>
          </table:table-cell>
          <table:table-cell table:formula="of:=[.E85]*3" office:value-type="float" office:value="49.3557" calcext:value-type="float">
            <text:p>49.3557</text:p>
          </table:table-cell>
          <table:table-cell table:formula="of:=[.E85]*5" office:value-type="float" office:value="82.2595" calcext:value-type="float">
            <text:p>82.2595</text:p>
          </table:table-cell>
          <table:table-cell table:formula="of:=[.G85]*[.R85]" office:value-type="float" office:value="29.4488187405" calcext:value-type="float">
            <text:p>29.448818740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0.00448869" calcext:value-type="float">
            <text:p>0.00448869</text:p>
          </table:table-cell>
          <table:table-cell office:value-type="float" office:value="0.596665" calcext:value-type="float">
            <text:p>0.59666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formula="of:=[.H85]" office:value-type="float" office:value="82.2595" calcext:value-type="float">
            <text:p>82.2595</text:p>
          </table:table-cell>
          <table:table-cell table:formula="of:=[.Y84]" office:value-type="float" office:value="0" calcext:value-type="float">
            <text:p>0</text:p>
          </table:table-cell>
          <table:table-cell table:formula="of:=[.Z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2</text:p>
          </table:table-cell>
          <table:table-cell office:value-type="float" office:value="82" calcext:value-type="float">
            <text:p>82</text:p>
          </table:table-cell>
          <table:table-cell office:value-type="float" office:value="341.526" calcext:value-type="float">
            <text:p>341.526</text:p>
          </table:table-cell>
          <table:table-cell office:value-type="float" office:value="0.0861943" calcext:value-type="float">
            <text:p>0.0861943</text:p>
          </table:table-cell>
          <table:table-cell office:value-type="float" office:value="16.5016" calcext:value-type="float">
            <text:p>16.5016</text:p>
          </table:table-cell>
          <table:table-cell office:value-type="float" office:value="0.046325" calcext:value-type="float">
            <text:p>0.046325</text:p>
          </table:table-cell>
          <table:table-cell table:formula="of:=[.E86]*3" office:value-type="float" office:value="49.5048" calcext:value-type="float">
            <text:p>49.5048</text:p>
          </table:table-cell>
          <table:table-cell table:formula="of:=[.E86]*5" office:value-type="float" office:value="82.508" calcext:value-type="float">
            <text:p>82.508</text:p>
          </table:table-cell>
          <table:table-cell table:formula="of:=[.G86]*[.R86]" office:value-type="float" office:value="28.8815458632" calcext:value-type="float">
            <text:p>28.881545863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-0.30474" calcext:value-type="float">
            <text:p>-0.30474</text:p>
          </table:table-cell>
          <table:table-cell office:value-type="float" office:value="0.583409" calcext:value-type="float">
            <text:p>0.5834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table:formula="of:=[.H86]" office:value-type="float" office:value="82.508" calcext:value-type="float">
            <text:p>82.508</text:p>
          </table:table-cell>
          <table:table-cell table:formula="of:=[.Y85]" office:value-type="float" office:value="0" calcext:value-type="float">
            <text:p>0</text:p>
          </table:table-cell>
          <table:table-cell table:formula="of:=[.Z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3</text:p>
          </table:table-cell>
          <table:table-cell office:value-type="float" office:value="83" calcext:value-type="float">
            <text:p>83</text:p>
          </table:table-cell>
          <table:table-cell office:value-type="float" office:value="338.658" calcext:value-type="float">
            <text:p>338.658</text:p>
          </table:table-cell>
          <table:table-cell office:value-type="float" office:value="0.0754785" calcext:value-type="float">
            <text:p>0.0754785</text:p>
          </table:table-cell>
          <table:table-cell office:value-type="float" office:value="16.0559" calcext:value-type="float">
            <text:p>16.0559</text:p>
          </table:table-cell>
          <table:table-cell office:value-type="float" office:value="0.0419703" calcext:value-type="float">
            <text:p>0.0419703</text:p>
          </table:table-cell>
          <table:table-cell table:formula="of:=[.E87]*3" office:value-type="float" office:value="48.1677" calcext:value-type="float">
            <text:p>48.1677</text:p>
          </table:table-cell>
          <table:table-cell table:formula="of:=[.E87]*5" office:value-type="float" office:value="80.2795" calcext:value-type="float">
            <text:p>80.2795</text:p>
          </table:table-cell>
          <table:table-cell table:formula="of:=[.G87]*[.R87]" office:value-type="float" office:value="28.9364086011" calcext:value-type="float">
            <text:p>28.936408601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-0.0763085" calcext:value-type="float">
            <text:p>-0.0763085</text:p>
          </table:table-cell>
          <table:table-cell office:value-type="float" office:value="0.600743" calcext:value-type="float">
            <text:p>0.60074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H87]" office:value-type="float" office:value="80.2795" calcext:value-type="float">
            <text:p>80.2795</text:p>
          </table:table-cell>
          <table:table-cell table:formula="of:=[.Y86]" office:value-type="float" office:value="0" calcext:value-type="float">
            <text:p>0</text:p>
          </table:table-cell>
          <table:table-cell table:formula="of:=[.Z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4</text:p>
          </table:table-cell>
          <table:table-cell office:value-type="float" office:value="84" calcext:value-type="float">
            <text:p>84</text:p>
          </table:table-cell>
          <table:table-cell office:value-type="float" office:value="350.084" calcext:value-type="float">
            <text:p>350.084</text:p>
          </table:table-cell>
          <table:table-cell office:value-type="float" office:value="0.0908842" calcext:value-type="float">
            <text:p>0.0908842</text:p>
          </table:table-cell>
          <table:table-cell office:value-type="float" office:value="16.7857" calcext:value-type="float">
            <text:p>16.7857</text:p>
          </table:table-cell>
          <table:table-cell office:value-type="float" office:value="0.0480861" calcext:value-type="float">
            <text:p>0.0480861</text:p>
          </table:table-cell>
          <table:table-cell table:formula="of:=[.E88]*3" office:value-type="float" office:value="50.3571" calcext:value-type="float">
            <text:p>50.3571</text:p>
          </table:table-cell>
          <table:table-cell table:formula="of:=[.E88]*5" office:value-type="float" office:value="83.9285" calcext:value-type="float">
            <text:p>83.9285</text:p>
          </table:table-cell>
          <table:table-cell table:formula="of:=[.G88]*[.R88]" office:value-type="float" office:value="29.8598467302" calcext:value-type="float">
            <text:p>29.859846730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-0.377779" calcext:value-type="float">
            <text:p>-0.377779</text:p>
          </table:table-cell>
          <table:table-cell office:value-type="float" office:value="0.592962" calcext:value-type="float">
            <text:p>0.59296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formula="of:=[.H88]" office:value-type="float" office:value="83.9285" calcext:value-type="float">
            <text:p>83.9285</text:p>
          </table:table-cell>
          <table:table-cell table:formula="of:=[.Y87]" office:value-type="float" office:value="0" calcext:value-type="float">
            <text:p>0</text:p>
          </table:table-cell>
          <table:table-cell table:formula="of:=[.Z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5</text:p>
          </table:table-cell>
          <table:table-cell office:value-type="float" office:value="85" calcext:value-type="float">
            <text:p>85</text:p>
          </table:table-cell>
          <table:table-cell office:value-type="float" office:value="339.021" calcext:value-type="float">
            <text:p>339.021</text:p>
          </table:table-cell>
          <table:table-cell office:value-type="float" office:value="0.0827501" calcext:value-type="float">
            <text:p>0.0827501</text:p>
          </table:table-cell>
          <table:table-cell office:value-type="float" office:value="16.6818" calcext:value-type="float">
            <text:p>16.6818</text:p>
          </table:table-cell>
          <table:table-cell office:value-type="float" office:value="0.0450018" calcext:value-type="float">
            <text:p>0.0450018</text:p>
          </table:table-cell>
          <table:table-cell table:formula="of:=[.E89]*3" office:value-type="float" office:value="50.0454" calcext:value-type="float">
            <text:p>50.0454</text:p>
          </table:table-cell>
          <table:table-cell table:formula="of:=[.E89]*5" office:value-type="float" office:value="83.409" calcext:value-type="float">
            <text:p>83.409</text:p>
          </table:table-cell>
          <table:table-cell table:formula="of:=[.G89]*[.R89]" office:value-type="float" office:value="29.3475734226" calcext:value-type="float">
            <text:p>29.34757342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-0.184867" calcext:value-type="float">
            <text:p>-0.184867</text:p>
          </table:table-cell>
          <table:table-cell office:value-type="float" office:value="0.586419" calcext:value-type="float">
            <text:p>0.5864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formula="of:=[.H89]" office:value-type="float" office:value="83.409" calcext:value-type="float">
            <text:p>83.409</text:p>
          </table:table-cell>
          <table:table-cell table:formula="of:=[.Y88]" office:value-type="float" office:value="0" calcext:value-type="float">
            <text:p>0</text:p>
          </table:table-cell>
          <table:table-cell table:formula="of:=[.Z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6</text:p>
          </table:table-cell>
          <table:table-cell office:value-type="float" office:value="86" calcext:value-type="float">
            <text:p>86</text:p>
          </table:table-cell>
          <table:table-cell office:value-type="float" office:value="337.104" calcext:value-type="float">
            <text:p>337.104</text:p>
          </table:table-cell>
          <table:table-cell office:value-type="float" office:value="0.0635628" calcext:value-type="float">
            <text:p>0.0635628</text:p>
          </table:table-cell>
          <table:table-cell office:value-type="float" office:value="16.6341" calcext:value-type="float">
            <text:p>16.6341</text:p>
          </table:table-cell>
          <table:table-cell office:value-type="float" office:value="0.0389167" calcext:value-type="float">
            <text:p>0.0389167</text:p>
          </table:table-cell>
          <table:table-cell table:formula="of:=[.E90]*3" office:value-type="float" office:value="49.9023" calcext:value-type="float">
            <text:p>49.9023</text:p>
          </table:table-cell>
          <table:table-cell table:formula="of:=[.E90]*5" office:value-type="float" office:value="83.1705" calcext:value-type="float">
            <text:p>83.1705</text:p>
          </table:table-cell>
          <table:table-cell table:formula="of:=[.G90]*[.R90]" office:value-type="float" office:value="29.2644053982" calcext:value-type="float">
            <text:p>29.264405398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-0.115824" calcext:value-type="float">
            <text:p>-0.115824</text:p>
          </table:table-cell>
          <table:table-cell office:value-type="float" office:value="0.586434" calcext:value-type="float">
            <text:p>0.58643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table:formula="of:=[.H90]" office:value-type="float" office:value="83.1705" calcext:value-type="float">
            <text:p>83.1705</text:p>
          </table:table-cell>
          <table:table-cell table:formula="of:=[.Y89]" office:value-type="float" office:value="0" calcext:value-type="float">
            <text:p>0</text:p>
          </table:table-cell>
          <table:table-cell table:formula="of:=[.Z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7</text:p>
          </table:table-cell>
          <table:table-cell office:value-type="float" office:value="87" calcext:value-type="float">
            <text:p>87</text:p>
          </table:table-cell>
          <table:table-cell office:value-type="float" office:value="338.154" calcext:value-type="float">
            <text:p>338.154</text:p>
          </table:table-cell>
          <table:table-cell office:value-type="float" office:value="0.119928" calcext:value-type="float">
            <text:p>0.119928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0.0604441" calcext:value-type="float">
            <text:p>0.0604441</text:p>
          </table:table-cell>
          <table:table-cell table:formula="of:=[.E91]*3" office:value-type="float" office:value="57.7854" calcext:value-type="float">
            <text:p>57.7854</text:p>
          </table:table-cell>
          <table:table-cell table:formula="of:=[.E91]*5" office:value-type="float" office:value="96.309" calcext:value-type="float">
            <text:p>96.309</text:p>
          </table:table-cell>
          <table:table-cell table:formula="of:=[.G91]*[.R91]" office:value-type="float" office:value="32.6696115294" calcext:value-type="float">
            <text:p>32.669611529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-0.46267" calcext:value-type="float">
            <text:p>-0.46267</text:p>
          </table:table-cell>
          <table:table-cell office:value-type="float" office:value="0.565361" calcext:value-type="float">
            <text:p>0.56536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formula="of:=[.H91]" office:value-type="float" office:value="96.309" calcext:value-type="float">
            <text:p>96.309</text:p>
          </table:table-cell>
          <table:table-cell table:formula="of:=[.Y90]" office:value-type="float" office:value="0" calcext:value-type="float">
            <text:p>0</text:p>
          </table:table-cell>
          <table:table-cell table:formula="of:=[.Z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8</text:p>
          </table:table-cell>
          <table:table-cell office:value-type="float" office:value="88" calcext:value-type="float">
            <text:p>88</text:p>
          </table:table-cell>
          <table:table-cell office:value-type="float" office:value="341.653" calcext:value-type="float">
            <text:p>341.653</text:p>
          </table:table-cell>
          <table:table-cell office:value-type="float" office:value="0.0841661" calcext:value-type="float">
            <text:p>0.0841661</text:p>
          </table:table-cell>
          <table:table-cell office:value-type="float" office:value="17.1694" calcext:value-type="float">
            <text:p>17.1694</text:p>
          </table:table-cell>
          <table:table-cell office:value-type="float" office:value="0.0460725" calcext:value-type="float">
            <text:p>0.0460725</text:p>
          </table:table-cell>
          <table:table-cell table:formula="of:=[.E92]*3" office:value-type="float" office:value="51.5082" calcext:value-type="float">
            <text:p>51.5082</text:p>
          </table:table-cell>
          <table:table-cell table:formula="of:=[.E92]*5" office:value-type="float" office:value="85.847" calcext:value-type="float">
            <text:p>85.847</text:p>
          </table:table-cell>
          <table:table-cell table:formula="of:=[.G92]*[.R92]" office:value-type="float" office:value="30.072547488" calcext:value-type="float">
            <text:p>30.07254748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-0.502016" calcext:value-type="float">
            <text:p>-0.502016</text:p>
          </table:table-cell>
          <table:table-cell office:value-type="float" office:value="0.58384" calcext:value-type="float">
            <text:p>0.5838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table:formula="of:=[.H92]" office:value-type="float" office:value="85.847" calcext:value-type="float">
            <text:p>85.847</text:p>
          </table:table-cell>
          <table:table-cell table:formula="of:=[.Y91]" office:value-type="float" office:value="0" calcext:value-type="float">
            <text:p>0</text:p>
          </table:table-cell>
          <table:table-cell table:formula="of:=[.Z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89</text:p>
          </table:table-cell>
          <table:table-cell office:value-type="float" office:value="89" calcext:value-type="float">
            <text:p>89</text:p>
          </table:table-cell>
          <table:table-cell office:value-type="float" office:value="343.037" calcext:value-type="float">
            <text:p>343.037</text:p>
          </table:table-cell>
          <table:table-cell office:value-type="float" office:value="0.0825584" calcext:value-type="float">
            <text:p>0.0825584</text:p>
          </table:table-cell>
          <table:table-cell office:value-type="float" office:value="17.0426" calcext:value-type="float">
            <text:p>17.0426</text:p>
          </table:table-cell>
          <table:table-cell office:value-type="float" office:value="0.0460864" calcext:value-type="float">
            <text:p>0.0460864</text:p>
          </table:table-cell>
          <table:table-cell table:formula="of:=[.E93]*3" office:value-type="float" office:value="51.1278" calcext:value-type="float">
            <text:p>51.1278</text:p>
          </table:table-cell>
          <table:table-cell table:formula="of:=[.E93]*5" office:value-type="float" office:value="85.213" calcext:value-type="float">
            <text:p>85.213</text:p>
          </table:table-cell>
          <table:table-cell table:formula="of:=[.G93]*[.R93]" office:value-type="float" office:value="29.573342076" calcext:value-type="float">
            <text:p>29.57334207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-0.456966" calcext:value-type="float">
            <text:p>-0.456966</text:p>
          </table:table-cell>
          <table:table-cell office:value-type="float" office:value="0.57842" calcext:value-type="float">
            <text:p>0.578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table:formula="of:=[.H93]" office:value-type="float" office:value="85.213" calcext:value-type="float">
            <text:p>85.213</text:p>
          </table:table-cell>
          <table:table-cell table:formula="of:=[.Y92]" office:value-type="float" office:value="0" calcext:value-type="float">
            <text:p>0</text:p>
          </table:table-cell>
          <table:table-cell table:formula="of:=[.Z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0</text:p>
          </table:table-cell>
          <table:table-cell office:value-type="float" office:value="90" calcext:value-type="float">
            <text:p>90</text:p>
          </table:table-cell>
          <table:table-cell office:value-type="float" office:value="333.539" calcext:value-type="float">
            <text:p>333.539</text:p>
          </table:table-cell>
          <table:table-cell office:value-type="float" office:value="0.0675682" calcext:value-type="float">
            <text:p>0.0675682</text:p>
          </table:table-cell>
          <table:table-cell office:value-type="float" office:value="16.1402" calcext:value-type="float">
            <text:p>16.1402</text:p>
          </table:table-cell>
          <table:table-cell office:value-type="float" office:value="0.03984" calcext:value-type="float">
            <text:p>0.03984</text:p>
          </table:table-cell>
          <table:table-cell table:formula="of:=[.E94]*3" office:value-type="float" office:value="48.4206" calcext:value-type="float">
            <text:p>48.4206</text:p>
          </table:table-cell>
          <table:table-cell table:formula="of:=[.E94]*5" office:value-type="float" office:value="80.701" calcext:value-type="float">
            <text:p>80.701</text:p>
          </table:table-cell>
          <table:table-cell table:formula="of:=[.G94]*[.R94]" office:value-type="float" office:value="29.5199577342" calcext:value-type="float">
            <text:p>29.51995773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-0.294231" calcext:value-type="float">
            <text:p>-0.294231</text:p>
          </table:table-cell>
          <table:table-cell office:value-type="float" office:value="0.609657" calcext:value-type="float">
            <text:p>0.6096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formula="of:=[.H94]" office:value-type="float" office:value="80.701" calcext:value-type="float">
            <text:p>80.701</text:p>
          </table:table-cell>
          <table:table-cell table:formula="of:=[.Y93]" office:value-type="float" office:value="0" calcext:value-type="float">
            <text:p>0</text:p>
          </table:table-cell>
          <table:table-cell table:formula="of:=[.Z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1</text:p>
          </table:table-cell>
          <table:table-cell office:value-type="float" office:value="91" calcext:value-type="float">
            <text:p>91</text:p>
          </table:table-cell>
          <table:table-cell office:value-type="float" office:value="326.703" calcext:value-type="float">
            <text:p>326.703</text:p>
          </table:table-cell>
          <table:table-cell office:value-type="float" office:value="0.0960655" calcext:value-type="float">
            <text:p>0.0960655</text:p>
          </table:table-cell>
          <table:table-cell office:value-type="float" office:value="17.7204" calcext:value-type="float">
            <text:p>17.7204</text:p>
          </table:table-cell>
          <table:table-cell office:value-type="float" office:value="0.0511179" calcext:value-type="float">
            <text:p>0.0511179</text:p>
          </table:table-cell>
          <table:table-cell table:formula="of:=[.E95]*3" office:value-type="float" office:value="53.1612" calcext:value-type="float">
            <text:p>53.1612</text:p>
          </table:table-cell>
          <table:table-cell table:formula="of:=[.E95]*5" office:value-type="float" office:value="88.602" calcext:value-type="float">
            <text:p>88.602</text:p>
          </table:table-cell>
          <table:table-cell table:formula="of:=[.G95]*[.R95]" office:value-type="float" office:value="29.7998296272" calcext:value-type="float">
            <text:p>29.799829627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-0.152699" calcext:value-type="float">
            <text:p>-0.152699</text:p>
          </table:table-cell>
          <table:table-cell office:value-type="float" office:value="0.560556" calcext:value-type="float">
            <text:p>0.56055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07" calcext:value-type="float">
            <text:p>107</text:p>
          </table:table-cell>
          <table:table-cell table:formula="of:=[.H95]" office:value-type="float" office:value="88.602" calcext:value-type="float">
            <text:p>88.602</text:p>
          </table:table-cell>
          <table:table-cell table:formula="of:=[.Y94]" office:value-type="float" office:value="0" calcext:value-type="float">
            <text:p>0</text:p>
          </table:table-cell>
          <table:table-cell table:formula="of:=[.Z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2</text:p>
          </table:table-cell>
          <table:table-cell office:value-type="float" office:value="92" calcext:value-type="float">
            <text:p>92</text:p>
          </table:table-cell>
          <table:table-cell office:value-type="float" office:value="325.503" calcext:value-type="float">
            <text:p>325.503</text:p>
          </table:table-cell>
          <table:table-cell office:value-type="float" office:value="0.108461" calcext:value-type="float">
            <text:p>0.108461</text:p>
          </table:table-cell>
          <table:table-cell office:value-type="float" office:value="20.0781" calcext:value-type="float">
            <text:p>20.0781</text:p>
          </table:table-cell>
          <table:table-cell office:value-type="float" office:value="0.0575637" calcext:value-type="float">
            <text:p>0.0575637</text:p>
          </table:table-cell>
          <table:table-cell table:formula="of:=[.E96]*3" office:value-type="float" office:value="60.2343" calcext:value-type="float">
            <text:p>60.2343</text:p>
          </table:table-cell>
          <table:table-cell table:formula="of:=[.E96]*5" office:value-type="float" office:value="100.3905" calcext:value-type="float">
            <text:p>100.3905</text:p>
          </table:table-cell>
          <table:table-cell table:formula="of:=[.G96]*[.R96]" office:value-type="float" office:value="31.9149631521" calcext:value-type="float">
            <text:p>31.914963152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-0.0317713" calcext:value-type="float">
            <text:p>-0.0317713</text:p>
          </table:table-cell>
          <table:table-cell office:value-type="float" office:value="0.529847" calcext:value-type="float">
            <text:p>0.52984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8" calcext:value-type="float">
            <text:p>108</text:p>
          </table:table-cell>
          <table:table-cell table:formula="of:=[.H96]" office:value-type="float" office:value="100.3905" calcext:value-type="float">
            <text:p>100.3905</text:p>
          </table:table-cell>
          <table:table-cell table:formula="of:=[.Y95]" office:value-type="float" office:value="0" calcext:value-type="float">
            <text:p>0</text:p>
          </table:table-cell>
          <table:table-cell table:formula="of:=[.Z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3</text:p>
          </table:table-cell>
          <table:table-cell office:value-type="float" office:value="93" calcext:value-type="float">
            <text:p>93</text:p>
          </table:table-cell>
          <table:table-cell office:value-type="float" office:value="326.912" calcext:value-type="float">
            <text:p>326.912</text:p>
          </table:table-cell>
          <table:table-cell office:value-type="float" office:value="0.083165" calcext:value-type="float">
            <text:p>0.083165</text:p>
          </table:table-cell>
          <table:table-cell office:value-type="float" office:value="17.7865" calcext:value-type="float">
            <text:p>17.7865</text:p>
          </table:table-cell>
          <table:table-cell office:value-type="float" office:value="0.0470173" calcext:value-type="float">
            <text:p>0.0470173</text:p>
          </table:table-cell>
          <table:table-cell table:formula="of:=[.E97]*3" office:value-type="float" office:value="53.3595" calcext:value-type="float">
            <text:p>53.3595</text:p>
          </table:table-cell>
          <table:table-cell table:formula="of:=[.E97]*5" office:value-type="float" office:value="88.9325" calcext:value-type="float">
            <text:p>88.9325</text:p>
          </table:table-cell>
          <table:table-cell table:formula="of:=[.G97]*[.R97]" office:value-type="float" office:value="30.3661977765" calcext:value-type="float">
            <text:p>30.366197776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-0.37192" calcext:value-type="float">
            <text:p>-0.37192</text:p>
          </table:table-cell>
          <table:table-cell office:value-type="float" office:value="0.569087" calcext:value-type="float">
            <text:p>0.56908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table:formula="of:=[.H97]" office:value-type="float" office:value="88.9325" calcext:value-type="float">
            <text:p>88.9325</text:p>
          </table:table-cell>
          <table:table-cell table:formula="of:=[.Y96]" office:value-type="float" office:value="0" calcext:value-type="float">
            <text:p>0</text:p>
          </table:table-cell>
          <table:table-cell table:formula="of:=[.Z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4</text:p>
          </table:table-cell>
          <table:table-cell office:value-type="float" office:value="94" calcext:value-type="float">
            <text:p>94</text:p>
          </table:table-cell>
          <table:table-cell office:value-type="float" office:value="329.946" calcext:value-type="float">
            <text:p>329.946</text:p>
          </table:table-cell>
          <table:table-cell office:value-type="float" office:value="0.0836308" calcext:value-type="float">
            <text:p>0.0836308</text:p>
          </table:table-cell>
          <table:table-cell office:value-type="float" office:value="17.169" calcext:value-type="float">
            <text:p>17.169</text:p>
          </table:table-cell>
          <table:table-cell office:value-type="float" office:value="0.0464761" calcext:value-type="float">
            <text:p>0.0464761</text:p>
          </table:table-cell>
          <table:table-cell table:formula="of:=[.E98]*3" office:value-type="float" office:value="51.507" calcext:value-type="float">
            <text:p>51.507</text:p>
          </table:table-cell>
          <table:table-cell table:formula="of:=[.E98]*5" office:value-type="float" office:value="85.845" calcext:value-type="float">
            <text:p>85.845</text:p>
          </table:table-cell>
          <table:table-cell table:formula="of:=[.G98]*[.R98]" office:value-type="float" office:value="30.435022737" calcext:value-type="float">
            <text:p>30.43502273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-0.28901" calcext:value-type="float">
            <text:p>-0.28901</text:p>
          </table:table-cell>
          <table:table-cell office:value-type="float" office:value="0.590891" calcext:value-type="float">
            <text:p>0.59089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formula="of:=[.H98]" office:value-type="float" office:value="85.845" calcext:value-type="float">
            <text:p>85.845</text:p>
          </table:table-cell>
          <table:table-cell table:formula="of:=[.Y97]" office:value-type="float" office:value="0" calcext:value-type="float">
            <text:p>0</text:p>
          </table:table-cell>
          <table:table-cell table:formula="of:=[.Z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5</text:p>
          </table:table-cell>
          <table:table-cell office:value-type="float" office:value="95" calcext:value-type="float">
            <text:p>95</text:p>
          </table:table-cell>
          <table:table-cell office:value-type="float" office:value="336.482" calcext:value-type="float">
            <text:p>336.482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18.5558" calcext:value-type="float">
            <text:p>18.5558</text:p>
          </table:table-cell>
          <table:table-cell office:value-type="float" office:value="0.0552077" calcext:value-type="float">
            <text:p>0.0552077</text:p>
          </table:table-cell>
          <table:table-cell table:formula="of:=[.E99]*3" office:value-type="float" office:value="55.6674" calcext:value-type="float">
            <text:p>55.6674</text:p>
          </table:table-cell>
          <table:table-cell table:formula="of:=[.E99]*5" office:value-type="float" office:value="92.779" calcext:value-type="float">
            <text:p>92.779</text:p>
          </table:table-cell>
          <table:table-cell table:formula="of:=[.G99]*[.R99]" office:value-type="float" office:value="33.1506603762" calcext:value-type="float">
            <text:p>33.150660376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float" office:value="-3.04521" calcext:value-type="float">
            <text:p>-3.04521</text:p>
          </table:table-cell>
          <table:table-cell office:value-type="float" office:value="0.595513" calcext:value-type="float">
            <text:p>0.59551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table:formula="of:=[.H99]" office:value-type="float" office:value="92.779" calcext:value-type="float">
            <text:p>92.779</text:p>
          </table:table-cell>
          <table:table-cell table:formula="of:=[.Y98]" office:value-type="float" office:value="0" calcext:value-type="float">
            <text:p>0</text:p>
          </table:table-cell>
          <table:table-cell table:formula="of:=[.Z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6</text:p>
          </table:table-cell>
          <table:table-cell office:value-type="float" office:value="96" calcext:value-type="float">
            <text:p>96</text:p>
          </table:table-cell>
          <table:table-cell office:value-type="float" office:value="322.234" calcext:value-type="float">
            <text:p>322.234</text:p>
          </table:table-cell>
          <table:table-cell office:value-type="float" office:value="0.0412647" calcext:value-type="float">
            <text:p>0.0412647</text:p>
          </table:table-cell>
          <table:table-cell office:value-type="float" office:value="11.238" calcext:value-type="float">
            <text:p>11.238</text:p>
          </table:table-cell>
          <table:table-cell office:value-type="float" office:value="0.0258171" calcext:value-type="float">
            <text:p>0.0258171</text:p>
          </table:table-cell>
          <table:table-cell table:formula="of:=[.E100]*3" office:value-type="float" office:value="33.714" calcext:value-type="float">
            <text:p>33.714</text:p>
          </table:table-cell>
          <table:table-cell table:formula="of:=[.E100]*5" office:value-type="float" office:value="56.19" calcext:value-type="float">
            <text:p>56.19</text:p>
          </table:table-cell>
          <table:table-cell table:formula="of:=[.G100]*[.R100]" office:value-type="float" office:value="38.05265466" calcext:value-type="float">
            <text:p>38.05265466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-16.1703" calcext:value-type="float">
            <text:p>-16.1703</text:p>
          </table:table-cell>
          <table:table-cell office:value-type="float" office:value="1.12869" calcext:value-type="float">
            <text:p>1.12869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100]" office:value-type="float" office:value="56.19" calcext:value-type="float">
            <text:p>56.19</text:p>
          </table:table-cell>
          <table:table-cell table:formula="of:=[.Y99]" office:value-type="float" office:value="0" calcext:value-type="float">
            <text:p>0</text:p>
          </table:table-cell>
          <table:table-cell table:formula="of:=[.Z99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h9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32.989" calcext:value-type="float">
            <text:p>332.989</text:p>
          </table:table-cell>
          <table:table-cell table:style-name="ce2" office:value-type="float" office:value="0.0153259" calcext:value-type="float">
            <text:p>0.015325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.0117032" calcext:value-type="float">
            <text:p>0.0117032</text:p>
          </table:table-cell>
          <table:table-cell table:style-name="ce2" table:formula="of:=[.E101]*3" office:value-type="float" office:value="33" calcext:value-type="float">
            <text:p>33</text:p>
          </table:table-cell>
          <table:table-cell table:style-name="ce2" table:formula="of:=[.E101]*5" office:value-type="float" office:value="55" calcext:value-type="float">
            <text:p>55</text:p>
          </table:table-cell>
          <table:table-cell table:style-name="ce2" table:formula="of:=[.G101]*[.R101]" office:value-type="float" office:value="20.590647" calcext:value-type="float">
            <text:p>20.59064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1.09706" calcext:value-type="float">
            <text:p>1.09706</text:p>
          </table:table-cell>
          <table:table-cell office:value-type="float" office:value="0.623959" calcext:value-type="float">
            <text:p>0.62395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H101]" office:value-type="float" office:value="55" calcext:value-type="float">
            <text:p>55</text:p>
          </table:table-cell>
          <table:table-cell table:formula="of:=[.Y100]" office:value-type="float" office:value="0" calcext:value-type="float">
            <text:p>0</text:p>
          </table:table-cell>
          <table:table-cell table:formula="of:=[.Z1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8</text:p>
          </table:table-cell>
          <table:table-cell office:value-type="float" office:value="98" calcext:value-type="float">
            <text:p>98</text:p>
          </table:table-cell>
          <table:table-cell office:value-type="float" office:value="359.819" calcext:value-type="float">
            <text:p>359.819</text:p>
          </table:table-cell>
          <table:table-cell office:value-type="float" office:value="0.0423026" calcext:value-type="float">
            <text:p>0.0423026</text:p>
          </table:table-cell>
          <table:table-cell office:value-type="float" office:value="10.8713" calcext:value-type="float">
            <text:p>10.8713</text:p>
          </table:table-cell>
          <table:table-cell office:value-type="float" office:value="0.0266289" calcext:value-type="float">
            <text:p>0.0266289</text:p>
          </table:table-cell>
          <table:table-cell table:formula="of:=[.E102]*3" office:value-type="float" office:value="32.6139" calcext:value-type="float">
            <text:p>32.6139</text:p>
          </table:table-cell>
          <table:table-cell table:formula="of:=[.E102]*5" office:value-type="float" office:value="54.3565" calcext:value-type="float">
            <text:p>54.3565</text:p>
          </table:table-cell>
          <table:table-cell table:formula="of:=[.G102]*[.R102]" office:value-type="float" office:value="26.3195803695" calcext:value-type="float">
            <text:p>26.319580369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-0.485287" calcext:value-type="float">
            <text:p>-0.485287</text:p>
          </table:table-cell>
          <table:table-cell office:value-type="float" office:value="0.807005" calcext:value-type="float">
            <text:p>0.80700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H102]" office:value-type="float" office:value="54.3565" calcext:value-type="float">
            <text:p>54.3565</text:p>
          </table:table-cell>
          <table:table-cell table:formula="of:=[.Y101]" office:value-type="float" office:value="0" calcext:value-type="float">
            <text:p>0</text:p>
          </table:table-cell>
          <table:table-cell table:formula="of:=[.Z1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99</text:p>
          </table:table-cell>
          <table:table-cell office:value-type="float" office:value="99" calcext:value-type="float">
            <text:p>99</text:p>
          </table:table-cell>
          <table:table-cell office:value-type="float" office:value="347.18" calcext:value-type="float">
            <text:p>347.18</text:p>
          </table:table-cell>
          <table:table-cell office:value-type="float" office:value="0.0413022" calcext:value-type="float">
            <text:p>0.0413022</text:p>
          </table:table-cell>
          <table:table-cell office:value-type="float" office:value="11.0922" calcext:value-type="float">
            <text:p>11.0922</text:p>
          </table:table-cell>
          <table:table-cell office:value-type="float" office:value="0.0261885" calcext:value-type="float">
            <text:p>0.0261885</text:p>
          </table:table-cell>
          <table:table-cell table:formula="of:=[.E103]*3" office:value-type="float" office:value="33.2766" calcext:value-type="float">
            <text:p>33.2766</text:p>
          </table:table-cell>
          <table:table-cell table:formula="of:=[.E103]*5" office:value-type="float" office:value="55.461" calcext:value-type="float">
            <text:p>55.461</text:p>
          </table:table-cell>
          <table:table-cell table:formula="of:=[.G103]*[.R103]" office:value-type="float" office:value="26.3145695778" calcext:value-type="float">
            <text:p>26.314569577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-0.269816" calcext:value-type="float">
            <text:p>-0.269816</text:p>
          </table:table-cell>
          <table:table-cell office:value-type="float" office:value="0.790783" calcext:value-type="float">
            <text:p>0.790783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formula="of:=[.H103]" office:value-type="float" office:value="55.461" calcext:value-type="float">
            <text:p>55.461</text:p>
          </table:table-cell>
          <table:table-cell table:formula="of:=[.Y102]" office:value-type="float" office:value="0" calcext:value-type="float">
            <text:p>0</text:p>
          </table:table-cell>
          <table:table-cell table:formula="of:=[.Z1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100" calcext:value-type="float">
            <text:p>100</text:p>
          </table:table-cell>
          <table:table-cell office:value-type="float" office:value="337.559" calcext:value-type="float">
            <text:p>337.559</text:p>
          </table:table-cell>
          <table:table-cell office:value-type="float" office:value="0.0494031" calcext:value-type="float">
            <text:p>0.0494031</text:p>
          </table:table-cell>
          <table:table-cell office:value-type="float" office:value="11.6264" calcext:value-type="float">
            <text:p>11.6264</text:p>
          </table:table-cell>
          <table:table-cell office:value-type="float" office:value="0.0299064" calcext:value-type="float">
            <text:p>0.0299064</text:p>
          </table:table-cell>
          <table:table-cell table:formula="of:=[.E104]*3" office:value-type="float" office:value="34.8792" calcext:value-type="float">
            <text:p>34.8792</text:p>
          </table:table-cell>
          <table:table-cell table:formula="of:=[.E104]*5" office:value-type="float" office:value="58.132" calcext:value-type="float">
            <text:p>58.132</text:p>
          </table:table-cell>
          <table:table-cell table:formula="of:=[.G104]*[.R104]" office:value-type="float" office:value="27.3525476736" calcext:value-type="float">
            <text:p>27.352547673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-0.185877" calcext:value-type="float">
            <text:p>-0.185877</text:p>
          </table:table-cell>
          <table:table-cell office:value-type="float" office:value="0.784208" calcext:value-type="float">
            <text:p>0.7842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H104]" office:value-type="float" office:value="58.132" calcext:value-type="float">
            <text:p>58.132</text:p>
          </table:table-cell>
          <table:table-cell table:formula="of:=[.Y103]" office:value-type="float" office:value="0" calcext:value-type="float">
            <text:p>0</text:p>
          </table:table-cell>
          <table:table-cell table:formula="of:=[.Z1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1</text:p>
          </table:table-cell>
          <table:table-cell office:value-type="float" office:value="101" calcext:value-type="float">
            <text:p>101</text:p>
          </table:table-cell>
          <table:table-cell office:value-type="float" office:value="338.801" calcext:value-type="float">
            <text:p>338.801</text:p>
          </table:table-cell>
          <table:table-cell office:value-type="float" office:value="0.0465183" calcext:value-type="float">
            <text:p>0.0465183</text:p>
          </table:table-cell>
          <table:table-cell office:value-type="float" office:value="11.3276" calcext:value-type="float">
            <text:p>11.3276</text:p>
          </table:table-cell>
          <table:table-cell office:value-type="float" office:value="0.0284213" calcext:value-type="float">
            <text:p>0.0284213</text:p>
          </table:table-cell>
          <table:table-cell table:formula="of:=[.E105]*3" office:value-type="float" office:value="33.9828" calcext:value-type="float">
            <text:p>33.9828</text:p>
          </table:table-cell>
          <table:table-cell table:formula="of:=[.E105]*5" office:value-type="float" office:value="56.638" calcext:value-type="float">
            <text:p>56.638</text:p>
          </table:table-cell>
          <table:table-cell table:formula="of:=[.G105]*[.R105]" office:value-type="float" office:value="26.248824462" calcext:value-type="float">
            <text:p>26.248824462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0.195008" calcext:value-type="float">
            <text:p>0.195008</text:p>
          </table:table-cell>
          <table:table-cell office:value-type="float" office:value="0.772415" calcext:value-type="float">
            <text:p>0.77241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H105]" office:value-type="float" office:value="56.638" calcext:value-type="float">
            <text:p>56.638</text:p>
          </table:table-cell>
          <table:table-cell table:formula="of:=[.Y104]" office:value-type="float" office:value="0" calcext:value-type="float">
            <text:p>0</text:p>
          </table:table-cell>
          <table:table-cell table:formula="of:=[.Z1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2</text:p>
          </table:table-cell>
          <table:table-cell office:value-type="float" office:value="102" calcext:value-type="float">
            <text:p>102</text:p>
          </table:table-cell>
          <table:table-cell office:value-type="float" office:value="333.209" calcext:value-type="float">
            <text:p>333.209</text:p>
          </table:table-cell>
          <table:table-cell office:value-type="float" office:value="0.0416842" calcext:value-type="float">
            <text:p>0.0416842</text:p>
          </table:table-cell>
          <table:table-cell office:value-type="float" office:value="11.4588" calcext:value-type="float">
            <text:p>11.4588</text:p>
          </table:table-cell>
          <table:table-cell office:value-type="float" office:value="0.027085" calcext:value-type="float">
            <text:p>0.027085</text:p>
          </table:table-cell>
          <table:table-cell table:formula="of:=[.E106]*3" office:value-type="float" office:value="34.3764" calcext:value-type="float">
            <text:p>34.3764</text:p>
          </table:table-cell>
          <table:table-cell table:formula="of:=[.E106]*5" office:value-type="float" office:value="57.294" calcext:value-type="float">
            <text:p>57.294</text:p>
          </table:table-cell>
          <table:table-cell table:formula="of:=[.G106]*[.R106]" office:value-type="float" office:value="27.4781221884" calcext:value-type="float">
            <text:p>27.478122188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0.0863368" calcext:value-type="float">
            <text:p>0.0863368</text:p>
          </table:table-cell>
          <table:table-cell office:value-type="float" office:value="0.799331" calcext:value-type="float">
            <text:p>0.7993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H106]" office:value-type="float" office:value="57.294" calcext:value-type="float">
            <text:p>57.294</text:p>
          </table:table-cell>
          <table:table-cell table:formula="of:=[.Y105]" office:value-type="float" office:value="0" calcext:value-type="float">
            <text:p>0</text:p>
          </table:table-cell>
          <table:table-cell table:formula="of:=[.Z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3</text:p>
          </table:table-cell>
          <table:table-cell office:value-type="float" office:value="103" calcext:value-type="float">
            <text:p>103</text:p>
          </table:table-cell>
          <table:table-cell office:value-type="float" office:value="341.311" calcext:value-type="float">
            <text:p>341.311</text:p>
          </table:table-cell>
          <table:table-cell office:value-type="float" office:value="0.0492438" calcext:value-type="float">
            <text:p>0.0492438</text:p>
          </table:table-cell>
          <table:table-cell office:value-type="float" office:value="12.0153" calcext:value-type="float">
            <text:p>12.0153</text:p>
          </table:table-cell>
          <table:table-cell office:value-type="float" office:value="0.0301394" calcext:value-type="float">
            <text:p>0.0301394</text:p>
          </table:table-cell>
          <table:table-cell table:formula="of:=[.E107]*3" office:value-type="float" office:value="36.0459" calcext:value-type="float">
            <text:p>36.0459</text:p>
          </table:table-cell>
          <table:table-cell table:formula="of:=[.E107]*5" office:value-type="float" office:value="60.0765" calcext:value-type="float">
            <text:p>60.0765</text:p>
          </table:table-cell>
          <table:table-cell table:formula="of:=[.G107]*[.R107]" office:value-type="float" office:value="27.399209508" calcext:value-type="float">
            <text:p>27.399209508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5" calcext:value-type="float">
            <text:p>0.000000015</text:p>
          </table:table-cell>
          <table:table-cell office:value-type="float" office:value="0.76012" calcext:value-type="float">
            <text:p>0.7601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H107]" office:value-type="float" office:value="60.0765" calcext:value-type="float">
            <text:p>60.0765</text:p>
          </table:table-cell>
          <table:table-cell table:formula="of:=[.Y106]" office:value-type="float" office:value="0" calcext:value-type="float">
            <text:p>0</text:p>
          </table:table-cell>
          <table:table-cell table:formula="of:=[.Z1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4</text:p>
          </table:table-cell>
          <table:table-cell office:value-type="float" office:value="104" calcext:value-type="float">
            <text:p>104</text:p>
          </table:table-cell>
          <table:table-cell office:value-type="float" office:value="354.323" calcext:value-type="float">
            <text:p>354.323</text:p>
          </table:table-cell>
          <table:table-cell office:value-type="float" office:value="0.0896275" calcext:value-type="float">
            <text:p>0.0896275</text:p>
          </table:table-cell>
          <table:table-cell office:value-type="float" office:value="13.8845" calcext:value-type="float">
            <text:p>13.8845</text:p>
          </table:table-cell>
          <table:table-cell office:value-type="float" office:value="0.0578526" calcext:value-type="float">
            <text:p>0.0578526</text:p>
          </table:table-cell>
          <table:table-cell table:formula="of:=[.E108]*3" office:value-type="float" office:value="41.6535" calcext:value-type="float">
            <text:p>41.6535</text:p>
          </table:table-cell>
          <table:table-cell table:formula="of:=[.E108]*5" office:value-type="float" office:value="69.4225" calcext:value-type="float">
            <text:p>69.4225</text:p>
          </table:table-cell>
          <table:table-cell table:formula="of:=[.G108]*[.R108]" office:value-type="float" office:value="33.163933551" calcext:value-type="float">
            <text:p>33.16393355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796186" calcext:value-type="float">
            <text:p>0.7961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H108]" office:value-type="float" office:value="69.4225" calcext:value-type="float">
            <text:p>69.4225</text:p>
          </table:table-cell>
          <table:table-cell table:formula="of:=[.Y107]" office:value-type="float" office:value="0" calcext:value-type="float">
            <text:p>0</text:p>
          </table:table-cell>
          <table:table-cell table:formula="of:=[.Z1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5</text:p>
          </table:table-cell>
          <table:table-cell office:value-type="float" office:value="105" calcext:value-type="float">
            <text:p>105</text:p>
          </table:table-cell>
          <table:table-cell office:value-type="float" office:value="342.778" calcext:value-type="float">
            <text:p>342.778</text:p>
          </table:table-cell>
          <table:table-cell office:value-type="float" office:value="0.0569503" calcext:value-type="float">
            <text:p>0.0569503</text:p>
          </table:table-cell>
          <table:table-cell office:value-type="float" office:value="12.3565" calcext:value-type="float">
            <text:p>12.3565</text:p>
          </table:table-cell>
          <table:table-cell office:value-type="float" office:value="0.0363548" calcext:value-type="float">
            <text:p>0.0363548</text:p>
          </table:table-cell>
          <table:table-cell table:formula="of:=[.E109]*3" office:value-type="float" office:value="37.0695" calcext:value-type="float">
            <text:p>37.0695</text:p>
          </table:table-cell>
          <table:table-cell table:formula="of:=[.E109]*5" office:value-type="float" office:value="61.7825" calcext:value-type="float">
            <text:p>61.7825</text:p>
          </table:table-cell>
          <table:table-cell table:formula="of:=[.G109]*[.R109]" office:value-type="float" office:value="28.4345677395" calcext:value-type="float">
            <text:p>28.434567739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-0.0433055" calcext:value-type="float">
            <text:p>-0.0433055</text:p>
          </table:table-cell>
          <table:table-cell office:value-type="float" office:value="0.767061" calcext:value-type="float">
            <text:p>0.76706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09]" office:value-type="float" office:value="61.7825" calcext:value-type="float">
            <text:p>61.7825</text:p>
          </table:table-cell>
          <table:table-cell table:formula="of:=[.Y108]" office:value-type="float" office:value="0" calcext:value-type="float">
            <text:p>0</text:p>
          </table:table-cell>
          <table:table-cell table:formula="of:=[.Z1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6</text:p>
          </table:table-cell>
          <table:table-cell office:value-type="float" office:value="106" calcext:value-type="float">
            <text:p>106</text:p>
          </table:table-cell>
          <table:table-cell office:value-type="float" office:value="347.749" calcext:value-type="float">
            <text:p>347.749</text:p>
          </table:table-cell>
          <table:table-cell office:value-type="float" office:value="0.0576826" calcext:value-type="float">
            <text:p>0.0576826</text:p>
          </table:table-cell>
          <table:table-cell office:value-type="float" office:value="12.3821" calcext:value-type="float">
            <text:p>12.3821</text:p>
          </table:table-cell>
          <table:table-cell office:value-type="float" office:value="0.0377216" calcext:value-type="float">
            <text:p>0.0377216</text:p>
          </table:table-cell>
          <table:table-cell table:formula="of:=[.E110]*3" office:value-type="float" office:value="37.1463" calcext:value-type="float">
            <text:p>37.1463</text:p>
          </table:table-cell>
          <table:table-cell table:formula="of:=[.E110]*5" office:value-type="float" office:value="61.9105" calcext:value-type="float">
            <text:p>61.9105</text:p>
          </table:table-cell>
          <table:table-cell table:formula="of:=[.G110]*[.R110]" office:value-type="float" office:value="29.0459920905" calcext:value-type="float">
            <text:p>29.045992090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0.3658" calcext:value-type="float">
            <text:p>0.3658</text:p>
          </table:table-cell>
          <table:table-cell office:value-type="float" office:value="0.781935" calcext:value-type="float">
            <text:p>0.78193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table:formula="of:=[.H110]" office:value-type="float" office:value="61.9105" calcext:value-type="float">
            <text:p>61.9105</text:p>
          </table:table-cell>
          <table:table-cell table:formula="of:=[.Y109]" office:value-type="float" office:value="0" calcext:value-type="float">
            <text:p>0</text:p>
          </table:table-cell>
          <table:table-cell table:formula="of:=[.Z1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7</text:p>
          </table:table-cell>
          <table:table-cell office:value-type="float" office:value="107" calcext:value-type="float">
            <text:p>107</text:p>
          </table:table-cell>
          <table:table-cell office:value-type="float" office:value="345.389" calcext:value-type="float">
            <text:p>345.389</text:p>
          </table:table-cell>
          <table:table-cell office:value-type="float" office:value="0.0466248" calcext:value-type="float">
            <text:p>0.0466248</text:p>
          </table:table-cell>
          <table:table-cell office:value-type="float" office:value="11.4805" calcext:value-type="float">
            <text:p>11.4805</text:p>
          </table:table-cell>
          <table:table-cell office:value-type="float" office:value="0.0309445" calcext:value-type="float">
            <text:p>0.0309445</text:p>
          </table:table-cell>
          <table:table-cell table:formula="of:=[.E111]*3" office:value-type="float" office:value="34.4415" calcext:value-type="float">
            <text:p>34.4415</text:p>
          </table:table-cell>
          <table:table-cell table:formula="of:=[.E111]*5" office:value-type="float" office:value="57.4025" calcext:value-type="float">
            <text:p>57.4025</text:p>
          </table:table-cell>
          <table:table-cell table:formula="of:=[.G111]*[.R111]" office:value-type="float" office:value="27.7562326425" calcext:value-type="float">
            <text:p>27.756232642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.263517" calcext:value-type="float">
            <text:p>0.263517</text:p>
          </table:table-cell>
          <table:table-cell office:value-type="float" office:value="0.805895" calcext:value-type="float">
            <text:p>0.8058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table:formula="of:=[.H111]" office:value-type="float" office:value="57.4025" calcext:value-type="float">
            <text:p>57.4025</text:p>
          </table:table-cell>
          <table:table-cell table:formula="of:=[.Y110]" office:value-type="float" office:value="0" calcext:value-type="float">
            <text:p>0</text:p>
          </table:table-cell>
          <table:table-cell table:formula="of:=[.Z1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8</text:p>
          </table:table-cell>
          <table:table-cell office:value-type="float" office:value="108" calcext:value-type="float">
            <text:p>108</text:p>
          </table:table-cell>
          <table:table-cell office:value-type="float" office:value="332.004" calcext:value-type="float">
            <text:p>332.004</text:p>
          </table:table-cell>
          <table:table-cell office:value-type="float" office:value="0.0479605" calcext:value-type="float">
            <text:p>0.0479605</text:p>
          </table:table-cell>
          <table:table-cell office:value-type="float" office:value="11.7016" calcext:value-type="float">
            <text:p>11.7016</text:p>
          </table:table-cell>
          <table:table-cell office:value-type="float" office:value="0.0296733" calcext:value-type="float">
            <text:p>0.0296733</text:p>
          </table:table-cell>
          <table:table-cell table:formula="of:=[.E112]*3" office:value-type="float" office:value="35.1048" calcext:value-type="float">
            <text:p>35.1048</text:p>
          </table:table-cell>
          <table:table-cell table:formula="of:=[.E112]*5" office:value-type="float" office:value="58.508" calcext:value-type="float">
            <text:p>58.508</text:p>
          </table:table-cell>
          <table:table-cell table:formula="of:=[.G112]*[.R112]" office:value-type="float" office:value="27.2763944952" calcext:value-type="float">
            <text:p>27.2763944952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.300196" calcext:value-type="float">
            <text:p>0.300196</text:p>
          </table:table-cell>
          <table:table-cell office:value-type="float" office:value="0.776999" calcext:value-type="float">
            <text:p>0.77699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formula="of:=[.H112]" office:value-type="float" office:value="58.508" calcext:value-type="float">
            <text:p>58.508</text:p>
          </table:table-cell>
          <table:table-cell table:formula="of:=[.Y111]" office:value-type="float" office:value="0" calcext:value-type="float">
            <text:p>0</text:p>
          </table:table-cell>
          <table:table-cell table:formula="of:=[.Z1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9</text:p>
          </table:table-cell>
          <table:table-cell office:value-type="float" office:value="109" calcext:value-type="float">
            <text:p>109</text:p>
          </table:table-cell>
          <table:table-cell office:value-type="float" office:value="340.006" calcext:value-type="float">
            <text:p>340.006</text:p>
          </table:table-cell>
          <table:table-cell office:value-type="float" office:value="0.0552725" calcext:value-type="float">
            <text:p>0.0552725</text:p>
          </table:table-cell>
          <table:table-cell office:value-type="float" office:value="11.7053" calcext:value-type="float">
            <text:p>11.7053</text:p>
          </table:table-cell>
          <table:table-cell office:value-type="float" office:value="0.0337261" calcext:value-type="float">
            <text:p>0.0337261</text:p>
          </table:table-cell>
          <table:table-cell table:formula="of:=[.E113]*3" office:value-type="float" office:value="35.1159" calcext:value-type="float">
            <text:p>35.1159</text:p>
          </table:table-cell>
          <table:table-cell table:formula="of:=[.E113]*5" office:value-type="float" office:value="58.5265" calcext:value-type="float">
            <text:p>58.5265</text:p>
          </table:table-cell>
          <table:table-cell table:formula="of:=[.G113]*[.R113]" office:value-type="float" office:value="26.6538108816" calcext:value-type="float">
            <text:p>26.653810881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0.537655" calcext:value-type="float">
            <text:p>0.537655</text:p>
          </table:table-cell>
          <table:table-cell office:value-type="float" office:value="0.759024" calcext:value-type="float">
            <text:p>0.75902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formula="of:=[.H113]" office:value-type="float" office:value="58.5265" calcext:value-type="float">
            <text:p>58.5265</text:p>
          </table:table-cell>
          <table:table-cell table:formula="of:=[.Y112]" office:value-type="float" office:value="0" calcext:value-type="float">
            <text:p>0</text:p>
          </table:table-cell>
          <table:table-cell table:formula="of:=[.Z1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0</text:p>
          </table:table-cell>
          <table:table-cell office:value-type="float" office:value="110" calcext:value-type="float">
            <text:p>110</text:p>
          </table:table-cell>
          <table:table-cell office:value-type="float" office:value="340.911" calcext:value-type="float">
            <text:p>340.911</text:p>
          </table:table-cell>
          <table:table-cell office:value-type="float" office:value="0.0481549" calcext:value-type="float">
            <text:p>0.0481549</text:p>
          </table:table-cell>
          <table:table-cell office:value-type="float" office:value="11.6156" calcext:value-type="float">
            <text:p>11.6156</text:p>
          </table:table-cell>
          <table:table-cell office:value-type="float" office:value="0.0304533" calcext:value-type="float">
            <text:p>0.0304533</text:p>
          </table:table-cell>
          <table:table-cell table:formula="of:=[.E114]*3" office:value-type="float" office:value="34.8468" calcext:value-type="float">
            <text:p>34.8468</text:p>
          </table:table-cell>
          <table:table-cell table:formula="of:=[.E114]*5" office:value-type="float" office:value="58.078" calcext:value-type="float">
            <text:p>58.078</text:p>
          </table:table-cell>
          <table:table-cell table:formula="of:=[.G114]*[.R114]" office:value-type="float" office:value="27.1715135256" calcext:value-type="float">
            <text:p>27.171513525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.564407" calcext:value-type="float">
            <text:p>0.564407</text:p>
          </table:table-cell>
          <table:table-cell office:value-type="float" office:value="0.779742" calcext:value-type="float">
            <text:p>0.7797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formula="of:=[.H114]" office:value-type="float" office:value="58.078" calcext:value-type="float">
            <text:p>58.078</text:p>
          </table:table-cell>
          <table:table-cell table:formula="of:=[.Y113]" office:value-type="float" office:value="0" calcext:value-type="float">
            <text:p>0</text:p>
          </table:table-cell>
          <table:table-cell table:formula="of:=[.Z1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1</text:p>
          </table:table-cell>
          <table:table-cell office:value-type="float" office:value="111" calcext:value-type="float">
            <text:p>111</text:p>
          </table:table-cell>
          <table:table-cell office:value-type="float" office:value="342.797" calcext:value-type="float">
            <text:p>342.797</text:p>
          </table:table-cell>
          <table:table-cell office:value-type="float" office:value="0.0485071" calcext:value-type="float">
            <text:p>0.0485071</text:p>
          </table:table-cell>
          <table:table-cell office:value-type="float" office:value="11.6378" calcext:value-type="float">
            <text:p>11.6378</text:p>
          </table:table-cell>
          <table:table-cell office:value-type="float" office:value="0.0308353" calcext:value-type="float">
            <text:p>0.0308353</text:p>
          </table:table-cell>
          <table:table-cell table:formula="of:=[.E115]*3" office:value-type="float" office:value="34.9134" calcext:value-type="float">
            <text:p>34.9134</text:p>
          </table:table-cell>
          <table:table-cell table:formula="of:=[.E115]*5" office:value-type="float" office:value="58.189" calcext:value-type="float">
            <text:p>58.189</text:p>
          </table:table-cell>
          <table:table-cell table:formula="of:=[.G115]*[.R115]" office:value-type="float" office:value="27.5157044142" calcext:value-type="float">
            <text:p>27.515704414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-4.3924" calcext:value-type="float">
            <text:p>-4.3924</text:p>
          </table:table-cell>
          <table:table-cell office:value-type="float" office:value="0.788113" calcext:value-type="float">
            <text:p>0.78811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H115]" office:value-type="float" office:value="58.189" calcext:value-type="float">
            <text:p>58.189</text:p>
          </table:table-cell>
          <table:table-cell table:formula="of:=[.Y114]" office:value-type="float" office:value="0" calcext:value-type="float">
            <text:p>0</text:p>
          </table:table-cell>
          <table:table-cell table:formula="of:=[.Z1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2</text:p>
          </table:table-cell>
          <table:table-cell office:value-type="float" office:value="112" calcext:value-type="float">
            <text:p>112</text:p>
          </table:table-cell>
          <table:table-cell office:value-type="float" office:value="359.637" calcext:value-type="float">
            <text:p>359.637</text:p>
          </table:table-cell>
          <table:table-cell office:value-type="float" office:value="0.0541606" calcext:value-type="float">
            <text:p>0.0541606</text:p>
          </table:table-cell>
          <table:table-cell office:value-type="float" office:value="13.4427" calcext:value-type="float">
            <text:p>13.4427</text:p>
          </table:table-cell>
          <table:table-cell office:value-type="float" office:value="0.033628" calcext:value-type="float">
            <text:p>0.033628</text:p>
          </table:table-cell>
          <table:table-cell table:formula="of:=[.E116]*3" office:value-type="float" office:value="40.3281" calcext:value-type="float">
            <text:p>40.3281</text:p>
          </table:table-cell>
          <table:table-cell table:formula="of:=[.E116]*5" office:value-type="float" office:value="67.2135" calcext:value-type="float">
            <text:p>67.2135</text:p>
          </table:table-cell>
          <table:table-cell table:formula="of:=[.G116]*[.R116]" office:value-type="float" office:value="30.1559416965" calcext:value-type="float">
            <text:p>30.155941696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0.763511" calcext:value-type="float">
            <text:p>0.763511</text:p>
          </table:table-cell>
          <table:table-cell office:value-type="float" office:value="0.747765" calcext:value-type="float">
            <text:p>0.74776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formula="of:=[.H116]" office:value-type="float" office:value="67.2135" calcext:value-type="float">
            <text:p>67.2135</text:p>
          </table:table-cell>
          <table:table-cell table:formula="of:=[.Y115]" office:value-type="float" office:value="0" calcext:value-type="float">
            <text:p>0</text:p>
          </table:table-cell>
          <table:table-cell table:formula="of:=[.Z1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3</text:p>
          </table:table-cell>
          <table:table-cell office:value-type="float" office:value="113" calcext:value-type="float">
            <text:p>113</text:p>
          </table:table-cell>
          <table:table-cell office:value-type="float" office:value="355.65" calcext:value-type="float">
            <text:p>355.65</text:p>
          </table:table-cell>
          <table:table-cell office:value-type="float" office:value="0.0743774" calcext:value-type="float">
            <text:p>0.0743774</text:p>
          </table:table-cell>
          <table:table-cell office:value-type="float" office:value="14.3365" calcext:value-type="float">
            <text:p>14.3365</text:p>
          </table:table-cell>
          <table:table-cell office:value-type="float" office:value="0.0439885" calcext:value-type="float">
            <text:p>0.0439885</text:p>
          </table:table-cell>
          <table:table-cell table:formula="of:=[.E117]*3" office:value-type="float" office:value="43.0095" calcext:value-type="float">
            <text:p>43.0095</text:p>
          </table:table-cell>
          <table:table-cell table:formula="of:=[.E117]*5" office:value-type="float" office:value="71.6825" calcext:value-type="float">
            <text:p>71.6825</text:p>
          </table:table-cell>
          <table:table-cell table:formula="of:=[.G117]*[.R117]" office:value-type="float" office:value="30.594635787" calcext:value-type="float">
            <text:p>30.594635787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office:value-type="float" office:value="-1.52205" calcext:value-type="float">
            <text:p>-1.52205</text:p>
          </table:table-cell>
          <table:table-cell office:value-type="float" office:value="0.711346" calcext:value-type="float">
            <text:p>0.71134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formula="of:=[.H117]" office:value-type="float" office:value="71.6825" calcext:value-type="float">
            <text:p>71.6825</text:p>
          </table:table-cell>
          <table:table-cell table:formula="of:=[.Y116]" office:value-type="float" office:value="0" calcext:value-type="float">
            <text:p>0</text:p>
          </table:table-cell>
          <table:table-cell table:formula="of:=[.Z1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4</text:p>
          </table:table-cell>
          <table:table-cell office:value-type="float" office:value="114" calcext:value-type="float">
            <text:p>114</text:p>
          </table:table-cell>
          <table:table-cell office:value-type="float" office:value="354.797" calcext:value-type="float">
            <text:p>354.797</text:p>
          </table:table-cell>
          <table:table-cell office:value-type="float" office:value="0.0919656" calcext:value-type="float">
            <text:p>0.0919656</text:p>
          </table:table-cell>
          <table:table-cell office:value-type="float" office:value="16.2755" calcext:value-type="float">
            <text:p>16.2755</text:p>
          </table:table-cell>
          <table:table-cell office:value-type="float" office:value="0.0516298" calcext:value-type="float">
            <text:p>0.0516298</text:p>
          </table:table-cell>
          <table:table-cell table:formula="of:=[.E118]*3" office:value-type="float" office:value="48.8265" calcext:value-type="float">
            <text:p>48.8265</text:p>
          </table:table-cell>
          <table:table-cell table:formula="of:=[.E118]*5" office:value-type="float" office:value="81.3775" calcext:value-type="float">
            <text:p>81.3775</text:p>
          </table:table-cell>
          <table:table-cell table:formula="of:=[.G118]*[.R118]" office:value-type="float" office:value="33.5475651405" calcext:value-type="float">
            <text:p>33.547565140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-1.59662" calcext:value-type="float">
            <text:p>-1.59662</text:p>
          </table:table-cell>
          <table:table-cell office:value-type="float" office:value="0.687077" calcext:value-type="float">
            <text:p>0.68707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formula="of:=[.H118]" office:value-type="float" office:value="81.3775" calcext:value-type="float">
            <text:p>81.3775</text:p>
          </table:table-cell>
          <table:table-cell table:formula="of:=[.Y117]" office:value-type="float" office:value="0" calcext:value-type="float">
            <text:p>0</text:p>
          </table:table-cell>
          <table:table-cell table:formula="of:=[.Z1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5</text:p>
          </table:table-cell>
          <table:table-cell office:value-type="float" office:value="115" calcext:value-type="float">
            <text:p>115</text:p>
          </table:table-cell>
          <table:table-cell office:value-type="float" office:value="363.52" calcext:value-type="float">
            <text:p>363.52</text:p>
          </table:table-cell>
          <table:table-cell office:value-type="float" office:value="0.0765192" calcext:value-type="float">
            <text:p>0.0765192</text:p>
          </table:table-cell>
          <table:table-cell office:value-type="float" office:value="14.2061" calcext:value-type="float">
            <text:p>14.2061</text:p>
          </table:table-cell>
          <table:table-cell office:value-type="float" office:value="0.0446" calcext:value-type="float">
            <text:p>0.0446</text:p>
          </table:table-cell>
          <table:table-cell table:formula="of:=[.E119]*3" office:value-type="float" office:value="42.6183" calcext:value-type="float">
            <text:p>42.6183</text:p>
          </table:table-cell>
          <table:table-cell table:formula="of:=[.E119]*5" office:value-type="float" office:value="71.0305" calcext:value-type="float">
            <text:p>71.0305</text:p>
          </table:table-cell>
          <table:table-cell table:formula="of:=[.G119]*[.R119]" office:value-type="float" office:value="29.7766390806" calcext:value-type="float">
            <text:p>29.7766390806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-1.4775" calcext:value-type="float">
            <text:p>-1.4775</text:p>
          </table:table-cell>
          <table:table-cell office:value-type="float" office:value="0.698682" calcext:value-type="float">
            <text:p>0.69868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table:formula="of:=[.H119]" office:value-type="float" office:value="71.0305" calcext:value-type="float">
            <text:p>71.0305</text:p>
          </table:table-cell>
          <table:table-cell table:formula="of:=[.Y118]" office:value-type="float" office:value="0" calcext:value-type="float">
            <text:p>0</text:p>
          </table:table-cell>
          <table:table-cell table:formula="of:=[.Z1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6</text:p>
          </table:table-cell>
          <table:table-cell office:value-type="float" office:value="116" calcext:value-type="float">
            <text:p>116</text:p>
          </table:table-cell>
          <table:table-cell office:value-type="float" office:value="365.262" calcext:value-type="float">
            <text:p>365.262</text:p>
          </table:table-cell>
          <table:table-cell office:value-type="float" office:value="0.0775777" calcext:value-type="float">
            <text:p>0.0775777</text:p>
          </table:table-cell>
          <table:table-cell office:value-type="float" office:value="14.6483" calcext:value-type="float">
            <text:p>14.6483</text:p>
          </table:table-cell>
          <table:table-cell office:value-type="float" office:value="0.0460789" calcext:value-type="float">
            <text:p>0.0460789</text:p>
          </table:table-cell>
          <table:table-cell table:formula="of:=[.E120]*3" office:value-type="float" office:value="43.9449" calcext:value-type="float">
            <text:p>43.9449</text:p>
          </table:table-cell>
          <table:table-cell table:formula="of:=[.E120]*5" office:value-type="float" office:value="73.2415" calcext:value-type="float">
            <text:p>73.2415</text:p>
          </table:table-cell>
          <table:table-cell table:formula="of:=[.G120]*[.R120]" office:value-type="float" office:value="30.506110131" calcext:value-type="float">
            <text:p>30.50611013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-1.78102" calcext:value-type="float">
            <text:p>-1.78102</text:p>
          </table:table-cell>
          <table:table-cell office:value-type="float" office:value="0.69419" calcext:value-type="float">
            <text:p>0.6941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formula="of:=[.H120]" office:value-type="float" office:value="73.2415" calcext:value-type="float">
            <text:p>73.2415</text:p>
          </table:table-cell>
          <table:table-cell table:formula="of:=[.Y119]" office:value-type="float" office:value="0" calcext:value-type="float">
            <text:p>0</text:p>
          </table:table-cell>
          <table:table-cell table:formula="of:=[.Z1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7</text:p>
          </table:table-cell>
          <table:table-cell office:value-type="float" office:value="117" calcext:value-type="float">
            <text:p>117</text:p>
          </table:table-cell>
          <table:table-cell office:value-type="float" office:value="355.472" calcext:value-type="float">
            <text:p>355.472</text:p>
          </table:table-cell>
          <table:table-cell office:value-type="float" office:value="0.078876" calcext:value-type="float">
            <text:p>0.078876</text:p>
          </table:table-cell>
          <table:table-cell office:value-type="float" office:value="14.1407" calcext:value-type="float">
            <text:p>14.1407</text:p>
          </table:table-cell>
          <table:table-cell office:value-type="float" office:value="0.0461466" calcext:value-type="float">
            <text:p>0.0461466</text:p>
          </table:table-cell>
          <table:table-cell table:formula="of:=[.E121]*3" office:value-type="float" office:value="42.4221" calcext:value-type="float">
            <text:p>42.4221</text:p>
          </table:table-cell>
          <table:table-cell table:formula="of:=[.E121]*5" office:value-type="float" office:value="70.7035" calcext:value-type="float">
            <text:p>70.7035</text:p>
          </table:table-cell>
          <table:table-cell table:formula="of:=[.G121]*[.R121]" office:value-type="float" office:value="30.3386314581" calcext:value-type="float">
            <text:p>30.338631458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-1.71262" calcext:value-type="float">
            <text:p>-1.71262</text:p>
          </table:table-cell>
          <table:table-cell office:value-type="float" office:value="0.715161" calcext:value-type="float">
            <text:p>0.71516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table:formula="of:=[.H121]" office:value-type="float" office:value="70.7035" calcext:value-type="float">
            <text:p>70.7035</text:p>
          </table:table-cell>
          <table:table-cell table:formula="of:=[.Y120]" office:value-type="float" office:value="0" calcext:value-type="float">
            <text:p>0</text:p>
          </table:table-cell>
          <table:table-cell table:formula="of:=[.Z1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8</text:p>
          </table:table-cell>
          <table:table-cell office:value-type="float" office:value="118" calcext:value-type="float">
            <text:p>118</text:p>
          </table:table-cell>
          <table:table-cell office:value-type="float" office:value="351.281" calcext:value-type="float">
            <text:p>351.281</text:p>
          </table:table-cell>
          <table:table-cell office:value-type="float" office:value="0.0712533" calcext:value-type="float">
            <text:p>0.0712533</text:p>
          </table:table-cell>
          <table:table-cell office:value-type="float" office:value="14.7242" calcext:value-type="float">
            <text:p>14.7242</text:p>
          </table:table-cell>
          <table:table-cell office:value-type="float" office:value="0.0438272" calcext:value-type="float">
            <text:p>0.0438272</text:p>
          </table:table-cell>
          <table:table-cell table:formula="of:=[.E122]*3" office:value-type="float" office:value="44.1726" calcext:value-type="float">
            <text:p>44.1726</text:p>
          </table:table-cell>
          <table:table-cell table:formula="of:=[.E122]*5" office:value-type="float" office:value="73.621" calcext:value-type="float">
            <text:p>73.621</text:p>
          </table:table-cell>
          <table:table-cell table:formula="of:=[.G122]*[.R122]" office:value-type="float" office:value="30.5010477822" calcext:value-type="float">
            <text:p>30.501047782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-1.81742" calcext:value-type="float">
            <text:p>-1.81742</text:p>
          </table:table-cell>
          <table:table-cell office:value-type="float" office:value="0.690497" calcext:value-type="float">
            <text:p>0.69049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formula="of:=[.H122]" office:value-type="float" office:value="73.621" calcext:value-type="float">
            <text:p>73.621</text:p>
          </table:table-cell>
          <table:table-cell table:formula="of:=[.Y121]" office:value-type="float" office:value="0" calcext:value-type="float">
            <text:p>0</text:p>
          </table:table-cell>
          <table:table-cell table:formula="of:=[.Z1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9</text:p>
          </table:table-cell>
          <table:table-cell office:value-type="float" office:value="119" calcext:value-type="float">
            <text:p>119</text:p>
          </table:table-cell>
          <table:table-cell office:value-type="float" office:value="348.101" calcext:value-type="float">
            <text:p>348.101</text:p>
          </table:table-cell>
          <table:table-cell office:value-type="float" office:value="0.0981575" calcext:value-type="float">
            <text:p>0.0981575</text:p>
          </table:table-cell>
          <table:table-cell office:value-type="float" office:value="15.0763" calcext:value-type="float">
            <text:p>15.0763</text:p>
          </table:table-cell>
          <table:table-cell office:value-type="float" office:value="0.0539623" calcext:value-type="float">
            <text:p>0.0539623</text:p>
          </table:table-cell>
          <table:table-cell table:formula="of:=[.E123]*3" office:value-type="float" office:value="45.2289" calcext:value-type="float">
            <text:p>45.2289</text:p>
          </table:table-cell>
          <table:table-cell table:formula="of:=[.E123]*5" office:value-type="float" office:value="75.3815" calcext:value-type="float">
            <text:p>75.3815</text:p>
          </table:table-cell>
          <table:table-cell table:formula="of:=[.G123]*[.R123]" office:value-type="float" office:value="31.3473364698" calcext:value-type="float">
            <text:p>31.347336469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-1.1246" calcext:value-type="float">
            <text:p>-1.1246</text:p>
          </table:table-cell>
          <table:table-cell office:value-type="float" office:value="0.693082" calcext:value-type="float">
            <text:p>0.69308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formula="of:=[.H123]" office:value-type="float" office:value="75.3815" calcext:value-type="float">
            <text:p>75.3815</text:p>
          </table:table-cell>
          <table:table-cell table:formula="of:=[.Y122]" office:value-type="float" office:value="0" calcext:value-type="float">
            <text:p>0</text:p>
          </table:table-cell>
          <table:table-cell table:formula="of:=[.Z1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0</text:p>
          </table:table-cell>
          <table:table-cell office:value-type="float" office:value="120" calcext:value-type="float">
            <text:p>120</text:p>
          </table:table-cell>
          <table:table-cell office:value-type="float" office:value="350.215" calcext:value-type="float">
            <text:p>350.215</text:p>
          </table:table-cell>
          <table:table-cell office:value-type="float" office:value="0.0797878" calcext:value-type="float">
            <text:p>0.0797878</text:p>
          </table:table-cell>
          <table:table-cell office:value-type="float" office:value="14.8073" calcext:value-type="float">
            <text:p>14.8073</text:p>
          </table:table-cell>
          <table:table-cell office:value-type="float" office:value="0.0471004" calcext:value-type="float">
            <text:p>0.0471004</text:p>
          </table:table-cell>
          <table:table-cell table:formula="of:=[.E124]*3" office:value-type="float" office:value="44.4219" calcext:value-type="float">
            <text:p>44.4219</text:p>
          </table:table-cell>
          <table:table-cell table:formula="of:=[.E124]*5" office:value-type="float" office:value="74.0365" calcext:value-type="float">
            <text:p>74.0365</text:p>
          </table:table-cell>
          <table:table-cell table:formula="of:=[.G124]*[.R124]" office:value-type="float" office:value="30.748394961" calcext:value-type="float">
            <text:p>30.74839496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-2.3679" calcext:value-type="float">
            <text:p>-2.3679</text:p>
          </table:table-cell>
          <table:table-cell office:value-type="float" office:value="0.69219" calcext:value-type="float">
            <text:p>0.6921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table:formula="of:=[.H124]" office:value-type="float" office:value="74.0365" calcext:value-type="float">
            <text:p>74.0365</text:p>
          </table:table-cell>
          <table:table-cell table:formula="of:=[.Y123]" office:value-type="float" office:value="0" calcext:value-type="float">
            <text:p>0</text:p>
          </table:table-cell>
          <table:table-cell table:formula="of:=[.Z1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1</text:p>
          </table:table-cell>
          <table:table-cell office:value-type="float" office:value="121" calcext:value-type="float">
            <text:p>121</text:p>
          </table:table-cell>
          <table:table-cell office:value-type="float" office:value="335.492" calcext:value-type="float">
            <text:p>335.492</text:p>
          </table:table-cell>
          <table:table-cell office:value-type="float" office:value="0.0692766" calcext:value-type="float">
            <text:p>0.0692766</text:p>
          </table:table-cell>
          <table:table-cell office:value-type="float" office:value="15.1872" calcext:value-type="float">
            <text:p>15.1872</text:p>
          </table:table-cell>
          <table:table-cell office:value-type="float" office:value="0.0438029" calcext:value-type="float">
            <text:p>0.0438029</text:p>
          </table:table-cell>
          <table:table-cell table:formula="of:=[.E125]*3" office:value-type="float" office:value="45.5616" calcext:value-type="float">
            <text:p>45.5616</text:p>
          </table:table-cell>
          <table:table-cell table:formula="of:=[.E125]*5" office:value-type="float" office:value="75.936" calcext:value-type="float">
            <text:p>75.936</text:p>
          </table:table-cell>
          <table:table-cell table:formula="of:=[.G125]*[.R125]" office:value-type="float" office:value="31.4460240192" calcext:value-type="float">
            <text:p>31.446024019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-1.27491" calcext:value-type="float">
            <text:p>-1.27491</text:p>
          </table:table-cell>
          <table:table-cell office:value-type="float" office:value="0.690187" calcext:value-type="float">
            <text:p>0.69018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table:formula="of:=[.H125]" office:value-type="float" office:value="75.936" calcext:value-type="float">
            <text:p>75.936</text:p>
          </table:table-cell>
          <table:table-cell table:formula="of:=[.Y124]" office:value-type="float" office:value="0" calcext:value-type="float">
            <text:p>0</text:p>
          </table:table-cell>
          <table:table-cell table:formula="of:=[.Z1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2</text:p>
          </table:table-cell>
          <table:table-cell office:value-type="float" office:value="122" calcext:value-type="float">
            <text:p>122</text:p>
          </table:table-cell>
          <table:table-cell office:value-type="float" office:value="335.289" calcext:value-type="float">
            <text:p>335.289</text:p>
          </table:table-cell>
          <table:table-cell office:value-type="float" office:value="0.0564983" calcext:value-type="float">
            <text:p>0.0564983</text:p>
          </table:table-cell>
          <table:table-cell office:value-type="float" office:value="13.4927" calcext:value-type="float">
            <text:p>13.4927</text:p>
          </table:table-cell>
          <table:table-cell office:value-type="float" office:value="0.0369258" calcext:value-type="float">
            <text:p>0.0369258</text:p>
          </table:table-cell>
          <table:table-cell table:formula="of:=[.E126]*3" office:value-type="float" office:value="40.4781" calcext:value-type="float">
            <text:p>40.4781</text:p>
          </table:table-cell>
          <table:table-cell table:formula="of:=[.E126]*5" office:value-type="float" office:value="67.4635" calcext:value-type="float">
            <text:p>67.4635</text:p>
          </table:table-cell>
          <table:table-cell table:formula="of:=[.G126]*[.R126]" office:value-type="float" office:value="29.8010296506" calcext:value-type="float">
            <text:p>29.801029650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-1.53823" calcext:value-type="float">
            <text:p>-1.53823</text:p>
          </table:table-cell>
          <table:table-cell office:value-type="float" office:value="0.736226" calcext:value-type="float">
            <text:p>0.73622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table:formula="of:=[.H126]" office:value-type="float" office:value="67.4635" calcext:value-type="float">
            <text:p>67.4635</text:p>
          </table:table-cell>
          <table:table-cell table:formula="of:=[.Y125]" office:value-type="float" office:value="0" calcext:value-type="float">
            <text:p>0</text:p>
          </table:table-cell>
          <table:table-cell table:formula="of:=[.Z1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3</text:p>
          </table:table-cell>
          <table:table-cell office:value-type="float" office:value="123" calcext:value-type="float">
            <text:p>123</text:p>
          </table:table-cell>
          <table:table-cell office:value-type="float" office:value="342.795" calcext:value-type="float">
            <text:p>342.795</text:p>
          </table:table-cell>
          <table:table-cell office:value-type="float" office:value="0.0755719" calcext:value-type="float">
            <text:p>0.0755719</text:p>
          </table:table-cell>
          <table:table-cell office:value-type="float" office:value="14.0956" calcext:value-type="float">
            <text:p>14.0956</text:p>
          </table:table-cell>
          <table:table-cell office:value-type="float" office:value="0.0448971" calcext:value-type="float">
            <text:p>0.0448971</text:p>
          </table:table-cell>
          <table:table-cell table:formula="of:=[.E127]*3" office:value-type="float" office:value="42.2868" calcext:value-type="float">
            <text:p>42.2868</text:p>
          </table:table-cell>
          <table:table-cell table:formula="of:=[.E127]*5" office:value-type="float" office:value="70.478" calcext:value-type="float">
            <text:p>70.478</text:p>
          </table:table-cell>
          <table:table-cell table:formula="of:=[.G127]*[.R127]" office:value-type="float" office:value="30.2011056996" calcext:value-type="float">
            <text:p>30.2011056996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-1.52691" calcext:value-type="float">
            <text:p>-1.52691</text:p>
          </table:table-cell>
          <table:table-cell office:value-type="float" office:value="0.714197" calcext:value-type="float">
            <text:p>0.714197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table:formula="of:=[.H127]" office:value-type="float" office:value="70.478" calcext:value-type="float">
            <text:p>70.478</text:p>
          </table:table-cell>
          <table:table-cell table:formula="of:=[.Y126]" office:value-type="float" office:value="0" calcext:value-type="float">
            <text:p>0</text:p>
          </table:table-cell>
          <table:table-cell table:formula="of:=[.Z1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4</text:p>
          </table:table-cell>
          <table:table-cell office:value-type="float" office:value="124" calcext:value-type="float">
            <text:p>124</text:p>
          </table:table-cell>
          <table:table-cell office:value-type="float" office:value="342.183" calcext:value-type="float">
            <text:p>342.183</text:p>
          </table:table-cell>
          <table:table-cell office:value-type="float" office:value="0.0733306" calcext:value-type="float">
            <text:p>0.0733306</text:p>
          </table:table-cell>
          <table:table-cell office:value-type="float" office:value="14.1525" calcext:value-type="float">
            <text:p>14.1525</text:p>
          </table:table-cell>
          <table:table-cell office:value-type="float" office:value="0.0439483" calcext:value-type="float">
            <text:p>0.0439483</text:p>
          </table:table-cell>
          <table:table-cell table:formula="of:=[.E128]*3" office:value-type="float" office:value="42.4575" calcext:value-type="float">
            <text:p>42.4575</text:p>
          </table:table-cell>
          <table:table-cell table:formula="of:=[.E128]*5" office:value-type="float" office:value="70.7625" calcext:value-type="float">
            <text:p>70.7625</text:p>
          </table:table-cell>
          <table:table-cell table:formula="of:=[.G128]*[.R128]" office:value-type="float" office:value="30.149495325" calcext:value-type="float">
            <text:p>30.14949532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-1.98351" calcext:value-type="float">
            <text:p>-1.98351</text:p>
          </table:table-cell>
          <table:table-cell office:value-type="float" office:value="0.71011" calcext:value-type="float">
            <text:p>0.7101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table:formula="of:=[.H128]" office:value-type="float" office:value="70.7625" calcext:value-type="float">
            <text:p>70.7625</text:p>
          </table:table-cell>
          <table:table-cell table:formula="of:=[.Y127]" office:value-type="float" office:value="0" calcext:value-type="float">
            <text:p>0</text:p>
          </table:table-cell>
          <table:table-cell table:formula="of:=[.Z1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5</text:p>
          </table:table-cell>
          <table:table-cell office:value-type="float" office:value="125" calcext:value-type="float">
            <text:p>125</text:p>
          </table:table-cell>
          <table:table-cell office:value-type="float" office:value="345.573" calcext:value-type="float">
            <text:p>345.573</text:p>
          </table:table-cell>
          <table:table-cell office:value-type="float" office:value="0.0678394" calcext:value-type="float">
            <text:p>0.0678394</text:p>
          </table:table-cell>
          <table:table-cell office:value-type="float" office:value="13.7723" calcext:value-type="float">
            <text:p>13.7723</text:p>
          </table:table-cell>
          <table:table-cell office:value-type="float" office:value="0.0417055" calcext:value-type="float">
            <text:p>0.0417055</text:p>
          </table:table-cell>
          <table:table-cell table:formula="of:=[.E129]*3" office:value-type="float" office:value="41.3169" calcext:value-type="float">
            <text:p>41.3169</text:p>
          </table:table-cell>
          <table:table-cell table:formula="of:=[.E129]*5" office:value-type="float" office:value="68.8615" calcext:value-type="float">
            <text:p>68.8615</text:p>
          </table:table-cell>
          <table:table-cell table:formula="of:=[.G129]*[.R129]" office:value-type="float" office:value="30.292311573" calcext:value-type="float">
            <text:p>30.292311573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-1.9677" calcext:value-type="float">
            <text:p>-1.9677</text:p>
          </table:table-cell>
          <table:table-cell office:value-type="float" office:value="0.73317" calcext:value-type="float">
            <text:p>0.7331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table:formula="of:=[.H129]" office:value-type="float" office:value="68.8615" calcext:value-type="float">
            <text:p>68.8615</text:p>
          </table:table-cell>
          <table:table-cell table:formula="of:=[.Y128]" office:value-type="float" office:value="0" calcext:value-type="float">
            <text:p>0</text:p>
          </table:table-cell>
          <table:table-cell table:formula="of:=[.Z1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6</text:p>
          </table:table-cell>
          <table:table-cell office:value-type="float" office:value="126" calcext:value-type="float">
            <text:p>126</text:p>
          </table:table-cell>
          <table:table-cell office:value-type="float" office:value="347.664" calcext:value-type="float">
            <text:p>347.664</text:p>
          </table:table-cell>
          <table:table-cell office:value-type="float" office:value="0.0782119" calcext:value-type="float">
            <text:p>0.0782119</text:p>
          </table:table-cell>
          <table:table-cell office:value-type="float" office:value="14.722" calcext:value-type="float">
            <text:p>14.722</text:p>
          </table:table-cell>
          <table:table-cell office:value-type="float" office:value="0.0454204" calcext:value-type="float">
            <text:p>0.0454204</text:p>
          </table:table-cell>
          <table:table-cell table:formula="of:=[.E130]*3" office:value-type="float" office:value="44.166" calcext:value-type="float">
            <text:p>44.166</text:p>
          </table:table-cell>
          <table:table-cell table:formula="of:=[.E130]*5" office:value-type="float" office:value="73.61" calcext:value-type="float">
            <text:p>73.61</text:p>
          </table:table-cell>
          <table:table-cell table:formula="of:=[.G130]*[.R130]" office:value-type="float" office:value="30.308652504" calcext:value-type="float">
            <text:p>30.308652504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-1.92572" calcext:value-type="float">
            <text:p>-1.92572</text:p>
          </table:table-cell>
          <table:table-cell office:value-type="float" office:value="0.686244" calcext:value-type="float">
            <text:p>0.68624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table:formula="of:=[.H130]" office:value-type="float" office:value="73.61" calcext:value-type="float">
            <text:p>73.61</text:p>
          </table:table-cell>
          <table:table-cell table:formula="of:=[.Y129]" office:value-type="float" office:value="0" calcext:value-type="float">
            <text:p>0</text:p>
          </table:table-cell>
          <table:table-cell table:formula="of:=[.Z1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7</text:p>
          </table:table-cell>
          <table:table-cell office:value-type="float" office:value="127" calcext:value-type="float">
            <text:p>127</text:p>
          </table:table-cell>
          <table:table-cell office:value-type="float" office:value="343.377" calcext:value-type="float">
            <text:p>343.377</text:p>
          </table:table-cell>
          <table:table-cell office:value-type="float" office:value="0.0728935" calcext:value-type="float">
            <text:p>0.0728935</text:p>
          </table:table-cell>
          <table:table-cell office:value-type="float" office:value="14.7561" calcext:value-type="float">
            <text:p>14.7561</text:p>
          </table:table-cell>
          <table:table-cell office:value-type="float" office:value="0.0433904" calcext:value-type="float">
            <text:p>0.0433904</text:p>
          </table:table-cell>
          <table:table-cell table:formula="of:=[.E131]*3" office:value-type="float" office:value="44.2683" calcext:value-type="float">
            <text:p>44.2683</text:p>
          </table:table-cell>
          <table:table-cell table:formula="of:=[.E131]*5" office:value-type="float" office:value="73.7805" calcext:value-type="float">
            <text:p>73.7805</text:p>
          </table:table-cell>
          <table:table-cell table:formula="of:=[.G131]*[.R131]" office:value-type="float" office:value="32.6528735679" calcext:value-type="float">
            <text:p>32.652873567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0.74598" calcext:value-type="float">
            <text:p>0.74598</text:p>
          </table:table-cell>
          <table:table-cell office:value-type="float" office:value="0.737613" calcext:value-type="float">
            <text:p>0.7376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table:formula="of:=[.H131]" office:value-type="float" office:value="73.7805" calcext:value-type="float">
            <text:p>73.7805</text:p>
          </table:table-cell>
          <table:table-cell table:formula="of:=[.Y130]" office:value-type="float" office:value="0" calcext:value-type="float">
            <text:p>0</text:p>
          </table:table-cell>
          <table:table-cell table:formula="of:=[.Z130]" office:value-type="float" office:value="1" calcext:value-type="float">
            <text:p>1</text:p>
          </table:table-cell>
        </table:table-row>
      </table:table>
      <table:table table:name="ion_beamrun" table:style-name="ta1">
        <table:table-column table:style-name="co1" table:default-cell-style-name="Default"/>
        <table:table-row table:style-name="ro1">
          <table:table-cell/>
        </table:table-row>
      </table:table>
      <table:table table:name="calculate_threshold_dssd3" table:style-name="ta1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ce3" office:value-type="string" calcext:value-type="string">
            <text:p>Average</text:p>
          </table:table-cell>
          <table:table-cell table:style-name="Default"/>
          <table:table-cell table:number-columns-repeated="2" table:style-name="ce3"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3" table:formula="of:=AVERAGE([.I4:.I35])" office:value-type="float" office:value="36.7510973131406" calcext:value-type="float">
            <text:p>36.7510973131</text:p>
          </table:table-cell>
          <table:table-cell table:style-name="Default"/>
          <table:table-cell table:style-name="ce3" table:formula="of:=AVERAGE([.K4:.K35])" office:value-type="float" office:value="49.0014630841875" calcext:value-type="float">
            <text:p>49.0014630842</text:p>
          </table:table-cell>
          <table:table-cell table:style-name="ce3" table:formula="of:=AVERAGE([.L4:.L35])" office:value-type="float" office:value="61.2518288552344" calcext:value-type="float">
            <text:p>61.251828855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 erro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 error</text:p>
          </table:table-cell>
          <table:table-cell office:value-type="string" calcext:value-type="string">
            <text:p>3sigma</text:p>
          </table:table-cell>
          <table:table-cell office:value-type="string" calcext:value-type="string">
            <text:p>5sigma</text:p>
          </table:table-cell>
          <table:table-cell table:style-name="ce4" office:value-type="string" calcext:value-type="string">
            <text:p>3sigma_energy</text:p>
          </table:table-cell>
          <table:table-cell table:style-name="Default" office:value-type="string" calcext:value-type="string">
            <text:p>4sigma</text:p>
          </table:table-cell>
          <table:table-cell table:style-name="ce4" office:value-type="string" calcext:value-type="string">
            <text:p>4sigma_energy</text:p>
          </table:table-cell>
          <table:table-cell table:style-name="ce4" office:value-type="string" calcext:value-type="string">
            <text:p>5sigma_energy</text:p>
          </table:table-cell>
          <table:table-cell/>
          <table:table-cell office:value-type="string" calcext:value-type="string">
            <text:p>strip index</text:p>
          </table:table-cell>
          <table:table-cell office:value-type="string" calcext:value-type="string">
            <text:p>dssd z</text:p>
          </table:table-cell>
          <table:table-cell office:value-type="string" calcext:value-type="string">
            <text:p>dssd strips</text:p>
          </table:table-cell>
          <table:table-cell office:value-type="string" calcext:value-type="string">
            <text:p>Dgtz channel</text:p>
          </table:table-cell>
          <table:table-cell office:value-type="string" calcext:value-type="string">
            <text:p>Old threshold (channel)</text:p>
          </table:table-cell>
          <table:table-cell table:number-columns-repeated="2" office:value-type="string" calcext:value-type="string">
            <text:p>New Calib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96</text:p>
          </table:table-cell>
          <table:table-cell office:value-type="float" office:value="96" calcext:value-type="float">
            <text:p>96</text:p>
          </table:table-cell>
          <table:table-cell office:value-type="float" office:value="322.774" calcext:value-type="float">
            <text:p>322.774</text:p>
          </table:table-cell>
          <table:table-cell office:value-type="float" office:value="0.0128695" calcext:value-type="float">
            <text:p>0.0128695</text:p>
          </table:table-cell>
          <table:table-cell office:value-type="float" office:value="11.2354" calcext:value-type="float">
            <text:p>11.2354</text:p>
          </table:table-cell>
          <table:table-cell office:value-type="float" office:value="0.00805513" calcext:value-type="float">
            <text:p>0.00805513</text:p>
          </table:table-cell>
          <table:table-cell table:formula="of:=[.E4]*3" office:value-type="float" office:value="33.7062" calcext:value-type="float">
            <text:p>33.7062</text:p>
          </table:table-cell>
          <table:table-cell table:formula="of:=[.E4]*5" office:value-type="float" office:value="56.177" calcext:value-type="float">
            <text:p>56.177</text:p>
          </table:table-cell>
          <table:table-cell table:style-name="ce4" table:formula="of:=[.G4]*[.T4]" office:value-type="float" office:value="27.2076783462" calcext:value-type="float">
            <text:p>27.2076783462</text:p>
          </table:table-cell>
          <table:table-cell table:formula="of:=[.E4]*4" office:value-type="float" office:value="44.9416" calcext:value-type="float">
            <text:p>44.9416</text:p>
          </table:table-cell>
          <table:table-cell table:style-name="ce4" table:formula="of:=[.J4]*[.T4]" office:value-type="float" office:value="36.2769044616" calcext:value-type="float">
            <text:p>36.2769044616</text:p>
          </table:table-cell>
          <table:table-cell table:style-name="ce5" table:formula="of:=[.H4]*[.T4]" office:value-type="float" office:value="45.346130577" calcext:value-type="float">
            <text:p>45.34613057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9.9281" calcext:value-type="float">
            <text:p>19.9281</text:p>
          </table:table-cell>
          <table:table-cell table:style-name="ce6" office:value-type="float" office:value="0.807201" calcext:value-type="float">
            <text:p>0.807201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97</text:p>
          </table:table-cell>
          <table:table-cell office:value-type="float" office:value="97" calcext:value-type="float">
            <text:p>97</text:p>
          </table:table-cell>
          <table:table-cell office:value-type="float" office:value="335.709" calcext:value-type="float">
            <text:p>335.709</text:p>
          </table:table-cell>
          <table:table-cell office:value-type="float" office:value="0.0315016" calcext:value-type="float">
            <text:p>0.0315016</text:p>
          </table:table-cell>
          <table:table-cell office:value-type="float" office:value="15.5776" calcext:value-type="float">
            <text:p>15.5776</text:p>
          </table:table-cell>
          <table:table-cell office:value-type="float" office:value="0.0157823" calcext:value-type="float">
            <text:p>0.0157823</text:p>
          </table:table-cell>
          <table:table-cell table:formula="of:=[.E5]*3" office:value-type="float" office:value="46.7328" calcext:value-type="float">
            <text:p>46.7328</text:p>
          </table:table-cell>
          <table:table-cell table:formula="of:=[.E5]*5" office:value-type="float" office:value="77.888" calcext:value-type="float">
            <text:p>77.888</text:p>
          </table:table-cell>
          <table:table-cell table:style-name="ce4" table:formula="of:=[.G5]*[.T5]" office:value-type="float" office:value="65.86520832" calcext:value-type="float">
            <text:p>65.86520832</text:p>
          </table:table-cell>
          <table:table-cell table:formula="of:=[.E5]*4" office:value-type="float" office:value="62.3104" calcext:value-type="float">
            <text:p>62.3104</text:p>
          </table:table-cell>
          <table:table-cell table:style-name="ce4" table:formula="of:=[.J5]*[.T5]" office:value-type="float" office:value="87.82027776" calcext:value-type="float">
            <text:p>87.82027776</text:p>
          </table:table-cell>
          <table:table-cell table:style-name="ce5" table:formula="of:=[.H5]*[.T5]" office:value-type="float" office:value="109.7753472" calcext:value-type="float">
            <text:p>109.7753472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32.6117" calcext:value-type="float">
            <text:p>32.6117</text:p>
          </table:table-cell>
          <table:table-cell table:style-name="ce6" office:value-type="float" office:value="1.4094" calcext:value-type="float">
            <text:p>1.4094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98</text:p>
          </table:table-cell>
          <table:table-cell office:value-type="float" office:value="98" calcext:value-type="float">
            <text:p>98</text:p>
          </table:table-cell>
          <table:table-cell office:value-type="float" office:value="361.549" calcext:value-type="float">
            <text:p>361.549</text:p>
          </table:table-cell>
          <table:table-cell office:value-type="float" office:value="0.0252397" calcext:value-type="float">
            <text:p>0.0252397</text:p>
          </table:table-cell>
          <table:table-cell office:value-type="float" office:value="14.3391" calcext:value-type="float">
            <text:p>14.3391</text:p>
          </table:table-cell>
          <table:table-cell office:value-type="float" office:value="0.0135567" calcext:value-type="float">
            <text:p>0.0135567</text:p>
          </table:table-cell>
          <table:table-cell table:formula="of:=[.E6]*3" office:value-type="float" office:value="43.0173" calcext:value-type="float">
            <text:p>43.0173</text:p>
          </table:table-cell>
          <table:table-cell table:formula="of:=[.E6]*5" office:value-type="float" office:value="71.6955" calcext:value-type="float">
            <text:p>71.6955</text:p>
          </table:table-cell>
          <table:table-cell table:style-name="ce4" table:formula="of:=[.G6]*[.T6]" office:value-type="float" office:value="35.1870759675" calcext:value-type="float">
            <text:p>35.1870759675</text:p>
          </table:table-cell>
          <table:table-cell table:formula="of:=[.E6]*4" office:value-type="float" office:value="57.3564" calcext:value-type="float">
            <text:p>57.3564</text:p>
          </table:table-cell>
          <table:table-cell table:style-name="ce4" table:formula="of:=[.J6]*[.T6]" office:value-type="float" office:value="46.91610129" calcext:value-type="float">
            <text:p>46.91610129</text:p>
          </table:table-cell>
          <table:table-cell table:style-name="ce5" table:formula="of:=[.H6]*[.T6]" office:value-type="float" office:value="58.6451266125" calcext:value-type="float">
            <text:p>58.645126612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2.1128" calcext:value-type="float">
            <text:p>12.1128</text:p>
          </table:table-cell>
          <table:table-cell table:style-name="ce6" office:value-type="float" office:value="0.817975" calcext:value-type="float">
            <text:p>0.817975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99</text:p>
          </table:table-cell>
          <table:table-cell office:value-type="float" office:value="99" calcext:value-type="float">
            <text:p>99</text:p>
          </table:table-cell>
          <table:table-cell office:value-type="float" office:value="348.887" calcext:value-type="float">
            <text:p>348.887</text:p>
          </table:table-cell>
          <table:table-cell office:value-type="float" office:value="0.0231502" calcext:value-type="float">
            <text:p>0.0231502</text:p>
          </table:table-cell>
          <table:table-cell office:value-type="float" office:value="14.2377" calcext:value-type="float">
            <text:p>14.2377</text:p>
          </table:table-cell>
          <table:table-cell office:value-type="float" office:value="0.0130181" calcext:value-type="float">
            <text:p>0.0130181</text:p>
          </table:table-cell>
          <table:table-cell table:formula="of:=[.E7]*3" office:value-type="float" office:value="42.7131" calcext:value-type="float">
            <text:p>42.7131</text:p>
          </table:table-cell>
          <table:table-cell table:formula="of:=[.E7]*5" office:value-type="float" office:value="71.1885" calcext:value-type="float">
            <text:p>71.1885</text:p>
          </table:table-cell>
          <table:table-cell table:style-name="ce4" table:formula="of:=[.G7]*[.T7]" office:value-type="float" office:value="34.0299966141" calcext:value-type="float">
            <text:p>34.0299966141</text:p>
          </table:table-cell>
          <table:table-cell table:formula="of:=[.E7]*4" office:value-type="float" office:value="56.9508" calcext:value-type="float">
            <text:p>56.9508</text:p>
          </table:table-cell>
          <table:table-cell table:style-name="ce4" table:formula="of:=[.J7]*[.T7]" office:value-type="float" office:value="45.3733288188" calcext:value-type="float">
            <text:p>45.3733288188</text:p>
          </table:table-cell>
          <table:table-cell table:style-name="ce5" table:formula="of:=[.H7]*[.T7]" office:value-type="float" office:value="56.7166610235" calcext:value-type="float">
            <text:p>56.7166610235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8.434" calcext:value-type="float">
            <text:p>18.434</text:p>
          </table:table-cell>
          <table:table-cell table:style-name="ce6" office:value-type="float" office:value="0.796711" calcext:value-type="float">
            <text:p>0.796711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0</text:p>
          </table:table-cell>
          <table:table-cell office:value-type="float" office:value="100" calcext:value-type="float">
            <text:p>100</text:p>
          </table:table-cell>
          <table:table-cell office:value-type="float" office:value="339.776" calcext:value-type="float">
            <text:p>339.776</text:p>
          </table:table-cell>
          <table:table-cell office:value-type="float" office:value="0.0269985" calcext:value-type="float">
            <text:p>0.0269985</text:p>
          </table:table-cell>
          <table:table-cell office:value-type="float" office:value="15.1327" calcext:value-type="float">
            <text:p>15.1327</text:p>
          </table:table-cell>
          <table:table-cell office:value-type="float" office:value="0.0149466" calcext:value-type="float">
            <text:p>0.0149466</text:p>
          </table:table-cell>
          <table:table-cell table:formula="of:=[.E8]*3" office:value-type="float" office:value="45.3981" calcext:value-type="float">
            <text:p>45.3981</text:p>
          </table:table-cell>
          <table:table-cell table:formula="of:=[.E8]*5" office:value-type="float" office:value="75.6635" calcext:value-type="float">
            <text:p>75.6635</text:p>
          </table:table-cell>
          <table:table-cell table:style-name="ce4" table:formula="of:=[.G8]*[.T8]" office:value-type="float" office:value="35.7874584243" calcext:value-type="float">
            <text:p>35.7874584243</text:p>
          </table:table-cell>
          <table:table-cell table:formula="of:=[.E8]*4" office:value-type="float" office:value="60.5308" calcext:value-type="float">
            <text:p>60.5308</text:p>
          </table:table-cell>
          <table:table-cell table:style-name="ce4" table:formula="of:=[.J8]*[.T8]" office:value-type="float" office:value="47.7166112324" calcext:value-type="float">
            <text:p>47.7166112324</text:p>
          </table:table-cell>
          <table:table-cell table:style-name="ce5" table:formula="of:=[.H8]*[.T8]" office:value-type="float" office:value="59.6457640405" calcext:value-type="float">
            <text:p>59.64576404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1.1547" calcext:value-type="float">
            <text:p>21.1547</text:p>
          </table:table-cell>
          <table:table-cell table:style-name="ce6" office:value-type="float" office:value="0.788303" calcext:value-type="float">
            <text:p>0.788303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1</text:p>
          </table:table-cell>
          <table:table-cell office:value-type="float" office:value="101" calcext:value-type="float">
            <text:p>101</text:p>
          </table:table-cell>
          <table:table-cell office:value-type="float" office:value="341.238" calcext:value-type="float">
            <text:p>341.238</text:p>
          </table:table-cell>
          <table:table-cell office:value-type="float" office:value="0.0282718" calcext:value-type="float">
            <text:p>0.0282718</text:p>
          </table:table-cell>
          <table:table-cell office:value-type="float" office:value="15.5813" calcext:value-type="float">
            <text:p>15.5813</text:p>
          </table:table-cell>
          <table:table-cell office:value-type="float" office:value="0.0158514" calcext:value-type="float">
            <text:p>0.0158514</text:p>
          </table:table-cell>
          <table:table-cell table:formula="of:=[.E9]*3" office:value-type="float" office:value="46.7439" calcext:value-type="float">
            <text:p>46.7439</text:p>
          </table:table-cell>
          <table:table-cell table:formula="of:=[.E9]*5" office:value-type="float" office:value="77.9065" calcext:value-type="float">
            <text:p>77.9065</text:p>
          </table:table-cell>
          <table:table-cell table:style-name="ce4" table:formula="of:=[.G9]*[.T9]" office:value-type="float" office:value="38.2275353712" calcext:value-type="float">
            <text:p>38.2275353712</text:p>
          </table:table-cell>
          <table:table-cell table:formula="of:=[.E9]*4" office:value-type="float" office:value="62.3252" calcext:value-type="float">
            <text:p>62.3252</text:p>
          </table:table-cell>
          <table:table-cell table:style-name="ce4" table:formula="of:=[.J9]*[.T9]" office:value-type="float" office:value="50.9700471616" calcext:value-type="float">
            <text:p>50.9700471616</text:p>
          </table:table-cell>
          <table:table-cell table:style-name="ce5" table:formula="of:=[.H9]*[.T9]" office:value-type="float" office:value="63.712558952" calcext:value-type="float">
            <text:p>63.7125589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3.5598" calcext:value-type="float">
            <text:p>13.5598</text:p>
          </table:table-cell>
          <table:table-cell table:style-name="ce6" office:value-type="float" office:value="0.817808" calcext:value-type="float">
            <text:p>0.81780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2</text:p>
          </table:table-cell>
          <table:table-cell office:value-type="float" office:value="102" calcext:value-type="float">
            <text:p>102</text:p>
          </table:table-cell>
          <table:table-cell office:value-type="float" office:value="335.626" calcext:value-type="float">
            <text:p>335.626</text:p>
          </table:table-cell>
          <table:table-cell office:value-type="float" office:value="0.033242" calcext:value-type="float">
            <text:p>0.033242</text:p>
          </table:table-cell>
          <table:table-cell office:value-type="float" office:value="15.8783" calcext:value-type="float">
            <text:p>15.8783</text:p>
          </table:table-cell>
          <table:table-cell office:value-type="float" office:value="0.01766" calcext:value-type="float">
            <text:p>0.01766</text:p>
          </table:table-cell>
          <table:table-cell table:formula="of:=[.E10]*3" office:value-type="float" office:value="47.6349" calcext:value-type="float">
            <text:p>47.6349</text:p>
          </table:table-cell>
          <table:table-cell table:formula="of:=[.E10]*5" office:value-type="float" office:value="79.3915" calcext:value-type="float">
            <text:p>79.3915</text:p>
          </table:table-cell>
          <table:table-cell table:style-name="ce4" table:formula="of:=[.G10]*[.T10]" office:value-type="float" office:value="38.5152460299" calcext:value-type="float">
            <text:p>38.5152460299</text:p>
          </table:table-cell>
          <table:table-cell table:formula="of:=[.E10]*4" office:value-type="float" office:value="63.5132" calcext:value-type="float">
            <text:p>63.5132</text:p>
          </table:table-cell>
          <table:table-cell table:style-name="ce4" table:formula="of:=[.J10]*[.T10]" office:value-type="float" office:value="51.3536613732" calcext:value-type="float">
            <text:p>51.3536613732</text:p>
          </table:table-cell>
          <table:table-cell table:style-name="ce5" table:formula="of:=[.H10]*[.T10]" office:value-type="float" office:value="64.1920767165" calcext:value-type="float">
            <text:p>64.192076716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4.679" calcext:value-type="float">
            <text:p>14.679</text:p>
          </table:table-cell>
          <table:table-cell table:style-name="ce6" office:value-type="float" office:value="0.808551" calcext:value-type="float">
            <text:p>0.808551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3</text:p>
          </table:table-cell>
          <table:table-cell office:value-type="float" office:value="103" calcext:value-type="float">
            <text:p>103</text:p>
          </table:table-cell>
          <table:table-cell office:value-type="float" office:value="344.043" calcext:value-type="float">
            <text:p>344.043</text:p>
          </table:table-cell>
          <table:table-cell office:value-type="float" office:value="0.0295653" calcext:value-type="float">
            <text:p>0.0295653</text:p>
          </table:table-cell>
          <table:table-cell office:value-type="float" office:value="16.4367" calcext:value-type="float">
            <text:p>16.4367</text:p>
          </table:table-cell>
          <table:table-cell office:value-type="float" office:value="0.0166318" calcext:value-type="float">
            <text:p>0.0166318</text:p>
          </table:table-cell>
          <table:table-cell table:formula="of:=[.E11]*3" office:value-type="float" office:value="49.3101" calcext:value-type="float">
            <text:p>49.3101</text:p>
          </table:table-cell>
          <table:table-cell table:formula="of:=[.E11]*5" office:value-type="float" office:value="82.1835" calcext:value-type="float">
            <text:p>82.1835</text:p>
          </table:table-cell>
          <table:table-cell table:style-name="ce4" table:formula="of:=[.G11]*[.T11]" office:value-type="float" office:value="37.6943662935" calcext:value-type="float">
            <text:p>37.6943662935</text:p>
          </table:table-cell>
          <table:table-cell table:formula="of:=[.E11]*4" office:value-type="float" office:value="65.7468" calcext:value-type="float">
            <text:p>65.7468</text:p>
          </table:table-cell>
          <table:table-cell table:style-name="ce4" table:formula="of:=[.J11]*[.T11]" office:value-type="float" office:value="50.259155058" calcext:value-type="float">
            <text:p>50.259155058</text:p>
          </table:table-cell>
          <table:table-cell table:style-name="ce5" table:formula="of:=[.H11]*[.T11]" office:value-type="float" office:value="62.8239438225" calcext:value-type="float">
            <text:p>62.823943822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9.9834" calcext:value-type="float">
            <text:p>19.9834</text:p>
          </table:table-cell>
          <table:table-cell table:style-name="ce6" office:value-type="float" office:value="0.764435" calcext:value-type="float">
            <text:p>0.764435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4</text:p>
          </table:table-cell>
          <table:table-cell office:value-type="float" office:value="104" calcext:value-type="float">
            <text:p>104</text:p>
          </table:table-cell>
          <table:table-cell office:value-type="float" office:value="359.05" calcext:value-type="float">
            <text:p>359.05</text:p>
          </table:table-cell>
          <table:table-cell office:value-type="float" office:value="0.0276114" calcext:value-type="float">
            <text:p>0.0276114</text:p>
          </table:table-cell>
          <table:table-cell office:value-type="float" office:value="15.8845" calcext:value-type="float">
            <text:p>15.8845</text:p>
          </table:table-cell>
          <table:table-cell office:value-type="float" office:value="0.0157692" calcext:value-type="float">
            <text:p>0.0157692</text:p>
          </table:table-cell>
          <table:table-cell table:formula="of:=[.E12]*3" office:value-type="float" office:value="47.6535" calcext:value-type="float">
            <text:p>47.6535</text:p>
          </table:table-cell>
          <table:table-cell table:formula="of:=[.E12]*5" office:value-type="float" office:value="79.4225" calcext:value-type="float">
            <text:p>79.4225</text:p>
          </table:table-cell>
          <table:table-cell table:style-name="ce4" table:formula="of:=[.G12]*[.T12]" office:value-type="float" office:value="38.216963316" calcext:value-type="float">
            <text:p>38.216963316</text:p>
          </table:table-cell>
          <table:table-cell table:formula="of:=[.E12]*4" office:value-type="float" office:value="63.538" calcext:value-type="float">
            <text:p>63.538</text:p>
          </table:table-cell>
          <table:table-cell table:style-name="ce4" table:formula="of:=[.J12]*[.T12]" office:value-type="float" office:value="50.955951088" calcext:value-type="float">
            <text:p>50.955951088</text:p>
          </table:table-cell>
          <table:table-cell table:style-name="ce5" table:formula="of:=[.H12]*[.T12]" office:value-type="float" office:value="63.69493886" calcext:value-type="float">
            <text:p>63.694938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7.5392" calcext:value-type="float">
            <text:p>17.5392</text:p>
          </table:table-cell>
          <table:table-cell table:style-name="ce6" office:value-type="float" office:value="0.801976" calcext:value-type="float">
            <text:p>0.801976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5</text:p>
          </table:table-cell>
          <table:table-cell office:value-type="float" office:value="105" calcext:value-type="float">
            <text:p>105</text:p>
          </table:table-cell>
          <table:table-cell office:value-type="float" office:value="345.756" calcext:value-type="float">
            <text:p>345.756</text:p>
          </table:table-cell>
          <table:table-cell office:value-type="float" office:value="0.0263428" calcext:value-type="float">
            <text:p>0.0263428</text:p>
          </table:table-cell>
          <table:table-cell office:value-type="float" office:value="16.2917" calcext:value-type="float">
            <text:p>16.2917</text:p>
          </table:table-cell>
          <table:table-cell office:value-type="float" office:value="0.0152481" calcext:value-type="float">
            <text:p>0.0152481</text:p>
          </table:table-cell>
          <table:table-cell table:formula="of:=[.E13]*3" office:value-type="float" office:value="48.8751" calcext:value-type="float">
            <text:p>48.8751</text:p>
          </table:table-cell>
          <table:table-cell table:formula="of:=[.E13]*5" office:value-type="float" office:value="81.4585" calcext:value-type="float">
            <text:p>81.4585</text:p>
          </table:table-cell>
          <table:table-cell table:style-name="ce4" table:formula="of:=[.G13]*[.T13]" office:value-type="float" office:value="38.1774647373" calcext:value-type="float">
            <text:p>38.1774647373</text:p>
          </table:table-cell>
          <table:table-cell table:formula="of:=[.E13]*4" office:value-type="float" office:value="65.1668" calcext:value-type="float">
            <text:p>65.1668</text:p>
          </table:table-cell>
          <table:table-cell table:style-name="ce4" table:formula="of:=[.J13]*[.T13]" office:value-type="float" office:value="50.9032863164" calcext:value-type="float">
            <text:p>50.9032863164</text:p>
          </table:table-cell>
          <table:table-cell table:style-name="ce5" table:formula="of:=[.H13]*[.T13]" office:value-type="float" office:value="63.6291078955" calcext:value-type="float">
            <text:p>63.62910789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.55297" calcext:value-type="float">
            <text:p>8.55297</text:p>
          </table:table-cell>
          <table:table-cell table:style-name="ce6" office:value-type="float" office:value="0.781123" calcext:value-type="float">
            <text:p>0.781123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6</text:p>
          </table:table-cell>
          <table:table-cell office:value-type="float" office:value="106" calcext:value-type="float">
            <text:p>106</text:p>
          </table:table-cell>
          <table:table-cell office:value-type="float" office:value="350.692" calcext:value-type="float">
            <text:p>350.692</text:p>
          </table:table-cell>
          <table:table-cell office:value-type="float" office:value="0.0254783" calcext:value-type="float">
            <text:p>0.0254783</text:p>
          </table:table-cell>
          <table:table-cell office:value-type="float" office:value="15.6571" calcext:value-type="float">
            <text:p>15.6571</text:p>
          </table:table-cell>
          <table:table-cell office:value-type="float" office:value="0.0144318" calcext:value-type="float">
            <text:p>0.0144318</text:p>
          </table:table-cell>
          <table:table-cell table:formula="of:=[.E14]*3" office:value-type="float" office:value="46.9713" calcext:value-type="float">
            <text:p>46.9713</text:p>
          </table:table-cell>
          <table:table-cell table:formula="of:=[.E14]*5" office:value-type="float" office:value="78.2855" calcext:value-type="float">
            <text:p>78.2855</text:p>
          </table:table-cell>
          <table:table-cell table:style-name="ce4" table:formula="of:=[.G14]*[.T14]" office:value-type="float" office:value="36.9600250032" calcext:value-type="float">
            <text:p>36.9600250032</text:p>
          </table:table-cell>
          <table:table-cell table:formula="of:=[.E14]*4" office:value-type="float" office:value="62.6284" calcext:value-type="float">
            <text:p>62.6284</text:p>
          </table:table-cell>
          <table:table-cell table:style-name="ce4" table:formula="of:=[.J14]*[.T14]" office:value-type="float" office:value="49.2800333376" calcext:value-type="float">
            <text:p>49.2800333376</text:p>
          </table:table-cell>
          <table:table-cell table:style-name="ce5" table:formula="of:=[.H14]*[.T14]" office:value-type="float" office:value="61.600041672" calcext:value-type="float">
            <text:p>61.60004167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0.3147" calcext:value-type="float">
            <text:p>20.3147</text:p>
          </table:table-cell>
          <table:table-cell table:style-name="ce6" office:value-type="float" office:value="0.786864" calcext:value-type="float">
            <text:p>0.786864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7</text:p>
          </table:table-cell>
          <table:table-cell office:value-type="float" office:value="107" calcext:value-type="float">
            <text:p>107</text:p>
          </table:table-cell>
          <table:table-cell office:value-type="float" office:value="347.634" calcext:value-type="float">
            <text:p>347.634</text:p>
          </table:table-cell>
          <table:table-cell office:value-type="float" office:value="0.0226297" calcext:value-type="float">
            <text:p>0.0226297</text:p>
          </table:table-cell>
          <table:table-cell office:value-type="float" office:value="15.0634" calcext:value-type="float">
            <text:p>15.0634</text:p>
          </table:table-cell>
          <table:table-cell office:value-type="float" office:value="0.0129274" calcext:value-type="float">
            <text:p>0.0129274</text:p>
          </table:table-cell>
          <table:table-cell table:formula="of:=[.E15]*3" office:value-type="float" office:value="45.1902" calcext:value-type="float">
            <text:p>45.1902</text:p>
          </table:table-cell>
          <table:table-cell table:formula="of:=[.E15]*5" office:value-type="float" office:value="75.317" calcext:value-type="float">
            <text:p>75.317</text:p>
          </table:table-cell>
          <table:table-cell table:style-name="ce4" table:formula="of:=[.G15]*[.T15]" office:value-type="float" office:value="36.6225447918" calcext:value-type="float">
            <text:p>36.6225447918</text:p>
          </table:table-cell>
          <table:table-cell table:formula="of:=[.E15]*4" office:value-type="float" office:value="60.2536" calcext:value-type="float">
            <text:p>60.2536</text:p>
          </table:table-cell>
          <table:table-cell table:style-name="ce4" table:formula="of:=[.J15]*[.T15]" office:value-type="float" office:value="48.8300597224" calcext:value-type="float">
            <text:p>48.8300597224</text:p>
          </table:table-cell>
          <table:table-cell table:style-name="ce5" table:formula="of:=[.H15]*[.T15]" office:value-type="float" office:value="61.037574653" calcext:value-type="float">
            <text:p>61.03757465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0.1722" calcext:value-type="float">
            <text:p>20.1722</text:p>
          </table:table-cell>
          <table:table-cell table:style-name="ce6" office:value-type="float" office:value="0.810409" calcext:value-type="float">
            <text:p>0.810409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8</text:p>
          </table:table-cell>
          <table:table-cell office:value-type="float" office:value="108" calcext:value-type="float">
            <text:p>108</text:p>
          </table:table-cell>
          <table:table-cell office:value-type="float" office:value="334.259" calcext:value-type="float">
            <text:p>334.259</text:p>
          </table:table-cell>
          <table:table-cell office:value-type="float" office:value="0.022131" calcext:value-type="float">
            <text:p>0.022131</text:p>
          </table:table-cell>
          <table:table-cell office:value-type="float" office:value="15.4306" calcext:value-type="float">
            <text:p>15.4306</text:p>
          </table:table-cell>
          <table:table-cell office:value-type="float" office:value="0.0127797" calcext:value-type="float">
            <text:p>0.0127797</text:p>
          </table:table-cell>
          <table:table-cell table:formula="of:=[.E16]*3" office:value-type="float" office:value="46.2918" calcext:value-type="float">
            <text:p>46.2918</text:p>
          </table:table-cell>
          <table:table-cell table:formula="of:=[.E16]*5" office:value-type="float" office:value="77.153" calcext:value-type="float">
            <text:p>77.153</text:p>
          </table:table-cell>
          <table:table-cell table:style-name="ce4" table:formula="of:=[.G16]*[.T16]" office:value-type="float" office:value="36.199956141" calcext:value-type="float">
            <text:p>36.199956141</text:p>
          </table:table-cell>
          <table:table-cell table:formula="of:=[.E16]*4" office:value-type="float" office:value="61.7224" calcext:value-type="float">
            <text:p>61.7224</text:p>
          </table:table-cell>
          <table:table-cell table:style-name="ce4" table:formula="of:=[.J16]*[.T16]" office:value-type="float" office:value="48.266608188" calcext:value-type="float">
            <text:p>48.266608188</text:p>
          </table:table-cell>
          <table:table-cell table:style-name="ce5" table:formula="of:=[.H16]*[.T16]" office:value-type="float" office:value="60.333260235" calcext:value-type="float">
            <text:p>60.33326023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6" office:value-type="float" office:value="18.6576" calcext:value-type="float">
            <text:p>18.6576</text:p>
          </table:table-cell>
          <table:table-cell table:style-name="ce6" office:value-type="float" office:value="0.781995" calcext:value-type="float">
            <text:p>0.781995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09</text:p>
          </table:table-cell>
          <table:table-cell office:value-type="float" office:value="109" calcext:value-type="float">
            <text:p>109</text:p>
          </table:table-cell>
          <table:table-cell office:value-type="float" office:value="342.108" calcext:value-type="float">
            <text:p>342.108</text:p>
          </table:table-cell>
          <table:table-cell office:value-type="float" office:value="0.0246506" calcext:value-type="float">
            <text:p>0.0246506</text:p>
          </table:table-cell>
          <table:table-cell office:value-type="float" office:value="15.2814" calcext:value-type="float">
            <text:p>15.2814</text:p>
          </table:table-cell>
          <table:table-cell office:value-type="float" office:value="0.0133156" calcext:value-type="float">
            <text:p>0.0133156</text:p>
          </table:table-cell>
          <table:table-cell table:formula="of:=[.E17]*3" office:value-type="float" office:value="45.8442" calcext:value-type="float">
            <text:p>45.8442</text:p>
          </table:table-cell>
          <table:table-cell table:formula="of:=[.E17]*5" office:value-type="float" office:value="76.407" calcext:value-type="float">
            <text:p>76.407</text:p>
          </table:table-cell>
          <table:table-cell table:style-name="ce4" table:formula="of:=[.G17]*[.T17]" office:value-type="float" office:value="34.9372688454" calcext:value-type="float">
            <text:p>34.9372688454</text:p>
          </table:table-cell>
          <table:table-cell table:formula="of:=[.E17]*4" office:value-type="float" office:value="61.1256" calcext:value-type="float">
            <text:p>61.1256</text:p>
          </table:table-cell>
          <table:table-cell table:style-name="ce4" table:formula="of:=[.J17]*[.T17]" office:value-type="float" office:value="46.5830251272" calcext:value-type="float">
            <text:p>46.5830251272</text:p>
          </table:table-cell>
          <table:table-cell table:style-name="ce5" table:formula="of:=[.H17]*[.T17]" office:value-type="float" office:value="58.228781409" calcext:value-type="float">
            <text:p>58.22878140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4.7776" calcext:value-type="float">
            <text:p>24.7776</text:p>
          </table:table-cell>
          <table:table-cell table:style-name="ce6" office:value-type="float" office:value="0.762087" calcext:value-type="float">
            <text:p>0.762087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0</text:p>
          </table:table-cell>
          <table:table-cell office:value-type="float" office:value="110" calcext:value-type="float">
            <text:p>110</text:p>
          </table:table-cell>
          <table:table-cell office:value-type="float" office:value="344.057" calcext:value-type="float">
            <text:p>344.057</text:p>
          </table:table-cell>
          <table:table-cell office:value-type="float" office:value="0.0238247" calcext:value-type="float">
            <text:p>0.0238247</text:p>
          </table:table-cell>
          <table:table-cell office:value-type="float" office:value="16.2856" calcext:value-type="float">
            <text:p>16.2856</text:p>
          </table:table-cell>
          <table:table-cell office:value-type="float" office:value="0.0133706" calcext:value-type="float">
            <text:p>0.0133706</text:p>
          </table:table-cell>
          <table:table-cell table:formula="of:=[.E18]*3" office:value-type="float" office:value="48.8568" calcext:value-type="float">
            <text:p>48.8568</text:p>
          </table:table-cell>
          <table:table-cell table:formula="of:=[.E18]*5" office:value-type="float" office:value="81.428" calcext:value-type="float">
            <text:p>81.428</text:p>
          </table:table-cell>
          <table:table-cell table:style-name="ce4" table:formula="of:=[.G18]*[.T18]" office:value-type="float" office:value="38.53824384" calcext:value-type="float">
            <text:p>38.53824384</text:p>
          </table:table-cell>
          <table:table-cell table:formula="of:=[.E18]*4" office:value-type="float" office:value="65.1424" calcext:value-type="float">
            <text:p>65.1424</text:p>
          </table:table-cell>
          <table:table-cell table:style-name="ce4" table:formula="of:=[.J18]*[.T18]" office:value-type="float" office:value="51.38432512" calcext:value-type="float">
            <text:p>51.38432512</text:p>
          </table:table-cell>
          <table:table-cell table:style-name="ce5" table:formula="of:=[.H18]*[.T18]" office:value-type="float" office:value="64.2304064" calcext:value-type="float">
            <text:p>64.23040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8.8779" calcext:value-type="float">
            <text:p>18.8779</text:p>
          </table:table-cell>
          <table:table-cell table:style-name="ce6" office:value-type="float" office:value="0.7888" calcext:value-type="float">
            <text:p>0.788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1</text:p>
          </table:table-cell>
          <table:table-cell office:value-type="float" office:value="111" calcext:value-type="float">
            <text:p>111</text:p>
          </table:table-cell>
          <table:table-cell office:value-type="float" office:value="344.846" calcext:value-type="float">
            <text:p>344.846</text:p>
          </table:table-cell>
          <table:table-cell office:value-type="float" office:value="0.021628" calcext:value-type="float">
            <text:p>0.021628</text:p>
          </table:table-cell>
          <table:table-cell office:value-type="float" office:value="15.4242" calcext:value-type="float">
            <text:p>15.4242</text:p>
          </table:table-cell>
          <table:table-cell office:value-type="float" office:value="0.012352" calcext:value-type="float">
            <text:p>0.012352</text:p>
          </table:table-cell>
          <table:table-cell table:formula="of:=[.E19]*3" office:value-type="float" office:value="46.2726" calcext:value-type="float">
            <text:p>46.2726</text:p>
          </table:table-cell>
          <table:table-cell table:formula="of:=[.E19]*5" office:value-type="float" office:value="77.121" calcext:value-type="float">
            <text:p>77.121</text:p>
          </table:table-cell>
          <table:table-cell table:style-name="ce4" table:formula="of:=[.G19]*[.T19]" office:value-type="float" office:value="36.9501518232" calcext:value-type="float">
            <text:p>36.9501518232</text:p>
          </table:table-cell>
          <table:table-cell table:formula="of:=[.E19]*4" office:value-type="float" office:value="61.6968" calcext:value-type="float">
            <text:p>61.6968</text:p>
          </table:table-cell>
          <table:table-cell table:style-name="ce4" table:formula="of:=[.J19]*[.T19]" office:value-type="float" office:value="49.2668690976" calcext:value-type="float">
            <text:p>49.2668690976</text:p>
          </table:table-cell>
          <table:table-cell table:style-name="ce5" table:formula="of:=[.H19]*[.T19]" office:value-type="float" office:value="61.583586372" calcext:value-type="float">
            <text:p>61.58358637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32.4468" calcext:value-type="float">
            <text:p>32.4468</text:p>
          </table:table-cell>
          <table:table-cell table:style-name="ce6" office:value-type="float" office:value="0.798532" calcext:value-type="float">
            <text:p>0.798532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2</text:p>
          </table:table-cell>
          <table:table-cell office:value-type="float" office:value="112" calcext:value-type="float">
            <text:p>112</text:p>
          </table:table-cell>
          <table:table-cell office:value-type="float" office:value="361.429" calcext:value-type="float">
            <text:p>361.429</text:p>
          </table:table-cell>
          <table:table-cell office:value-type="float" office:value="0.0275218" calcext:value-type="float">
            <text:p>0.0275218</text:p>
          </table:table-cell>
          <table:table-cell office:value-type="float" office:value="16.4947" calcext:value-type="float">
            <text:p>16.4947</text:p>
          </table:table-cell>
          <table:table-cell office:value-type="float" office:value="0.0147042" calcext:value-type="float">
            <text:p>0.0147042</text:p>
          </table:table-cell>
          <table:table-cell table:formula="of:=[.E20]*3" office:value-type="float" office:value="49.4841" calcext:value-type="float">
            <text:p>49.4841</text:p>
          </table:table-cell>
          <table:table-cell table:formula="of:=[.E20]*5" office:value-type="float" office:value="82.4735" calcext:value-type="float">
            <text:p>82.4735</text:p>
          </table:table-cell>
          <table:table-cell table:style-name="ce4" table:formula="of:=[.G20]*[.T20]" office:value-type="float" office:value="35.3708388072" calcext:value-type="float">
            <text:p>35.3708388072</text:p>
          </table:table-cell>
          <table:table-cell table:formula="of:=[.E20]*4" office:value-type="float" office:value="65.9788" calcext:value-type="float">
            <text:p>65.9788</text:p>
          </table:table-cell>
          <table:table-cell table:style-name="ce4" table:formula="of:=[.J20]*[.T20]" office:value-type="float" office:value="47.1611184096" calcext:value-type="float">
            <text:p>47.1611184096</text:p>
          </table:table-cell>
          <table:table-cell table:style-name="ce5" table:formula="of:=[.H20]*[.T20]" office:value-type="float" office:value="58.951398012" calcext:value-type="float">
            <text:p>58.95139801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50.5865" calcext:value-type="float">
            <text:p>50.5865</text:p>
          </table:table-cell>
          <table:table-cell table:style-name="ce6" office:value-type="float" office:value="0.714792" calcext:value-type="float">
            <text:p>0.714792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3</text:p>
          </table:table-cell>
          <table:table-cell office:value-type="float" office:value="113" calcext:value-type="float">
            <text:p>113</text:p>
          </table:table-cell>
          <table:table-cell office:value-type="float" office:value="357.959" calcext:value-type="float">
            <text:p>357.959</text:p>
          </table:table-cell>
          <table:table-cell office:value-type="float" office:value="0.0236957" calcext:value-type="float">
            <text:p>0.0236957</text:p>
          </table:table-cell>
          <table:table-cell office:value-type="float" office:value="16.0779" calcext:value-type="float">
            <text:p>16.0779</text:p>
          </table:table-cell>
          <table:table-cell office:value-type="float" office:value="0.0134519" calcext:value-type="float">
            <text:p>0.0134519</text:p>
          </table:table-cell>
          <table:table-cell table:formula="of:=[.E21]*3" office:value-type="float" office:value="48.2337" calcext:value-type="float">
            <text:p>48.2337</text:p>
          </table:table-cell>
          <table:table-cell table:formula="of:=[.E21]*5" office:value-type="float" office:value="80.3895" calcext:value-type="float">
            <text:p>80.3895</text:p>
          </table:table-cell>
          <table:table-cell table:style-name="ce4" table:formula="of:=[.G21]*[.T21]" office:value-type="float" office:value="34.7672368296" calcext:value-type="float">
            <text:p>34.7672368296</text:p>
          </table:table-cell>
          <table:table-cell table:formula="of:=[.E21]*4" office:value-type="float" office:value="64.3116" calcext:value-type="float">
            <text:p>64.3116</text:p>
          </table:table-cell>
          <table:table-cell table:style-name="ce4" table:formula="of:=[.J21]*[.T21]" office:value-type="float" office:value="46.3563157728" calcext:value-type="float">
            <text:p>46.3563157728</text:p>
          </table:table-cell>
          <table:table-cell table:style-name="ce5" table:formula="of:=[.H21]*[.T21]" office:value-type="float" office:value="57.945394716" calcext:value-type="float">
            <text:p>57.945394716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53.5897" calcext:value-type="float">
            <text:p>53.5897</text:p>
          </table:table-cell>
          <table:table-cell table:style-name="ce6" office:value-type="float" office:value="0.720808" calcext:value-type="float">
            <text:p>0.72080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4</text:p>
          </table:table-cell>
          <table:table-cell office:value-type="float" office:value="114" calcext:value-type="float">
            <text:p>114</text:p>
          </table:table-cell>
          <table:table-cell office:value-type="float" office:value="357.367" calcext:value-type="float">
            <text:p>357.367</text:p>
          </table:table-cell>
          <table:table-cell office:value-type="float" office:value="0.0295974" calcext:value-type="float">
            <text:p>0.0295974</text:p>
          </table:table-cell>
          <table:table-cell office:value-type="float" office:value="17.632" calcext:value-type="float">
            <text:p>17.632</text:p>
          </table:table-cell>
          <table:table-cell office:value-type="float" office:value="0.0159894" calcext:value-type="float">
            <text:p>0.0159894</text:p>
          </table:table-cell>
          <table:table-cell table:formula="of:=[.E22]*3" office:value-type="float" office:value="52.896" calcext:value-type="float">
            <text:p>52.896</text:p>
          </table:table-cell>
          <table:table-cell table:formula="of:=[.E22]*5" office:value-type="float" office:value="88.16" calcext:value-type="float">
            <text:p>88.16</text:p>
          </table:table-cell>
          <table:table-cell table:style-name="ce4" table:formula="of:=[.G22]*[.T22]" office:value-type="float" office:value="37.478455776" calcext:value-type="float">
            <text:p>37.478455776</text:p>
          </table:table-cell>
          <table:table-cell table:formula="of:=[.E22]*4" office:value-type="float" office:value="70.528" calcext:value-type="float">
            <text:p>70.528</text:p>
          </table:table-cell>
          <table:table-cell table:style-name="ce4" table:formula="of:=[.J22]*[.T22]" office:value-type="float" office:value="49.971274368" calcext:value-type="float">
            <text:p>49.971274368</text:p>
          </table:table-cell>
          <table:table-cell table:style-name="ce5" table:formula="of:=[.H22]*[.T22]" office:value-type="float" office:value="62.46409296" calcext:value-type="float">
            <text:p>62.4640929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6.2327" calcext:value-type="float">
            <text:p>16.2327</text:p>
          </table:table-cell>
          <table:table-cell table:style-name="ce6" office:value-type="float" office:value="0.708531" calcext:value-type="float">
            <text:p>0.708531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5</text:p>
          </table:table-cell>
          <table:table-cell office:value-type="float" office:value="115" calcext:value-type="float">
            <text:p>115</text:p>
          </table:table-cell>
          <table:table-cell office:value-type="float" office:value="366.247" calcext:value-type="float">
            <text:p>366.247</text:p>
          </table:table-cell>
          <table:table-cell office:value-type="float" office:value="0.0264357" calcext:value-type="float">
            <text:p>0.0264357</text:p>
          </table:table-cell>
          <table:table-cell office:value-type="float" office:value="16.1093" calcext:value-type="float">
            <text:p>16.1093</text:p>
          </table:table-cell>
          <table:table-cell office:value-type="float" office:value="0.0144881" calcext:value-type="float">
            <text:p>0.0144881</text:p>
          </table:table-cell>
          <table:table-cell table:formula="of:=[.E23]*3" office:value-type="float" office:value="48.3279" calcext:value-type="float">
            <text:p>48.3279</text:p>
          </table:table-cell>
          <table:table-cell table:formula="of:=[.E23]*5" office:value-type="float" office:value="80.5465" calcext:value-type="float">
            <text:p>80.5465</text:p>
          </table:table-cell>
          <table:table-cell table:style-name="ce4" table:formula="of:=[.G23]*[.T23]" office:value-type="float" office:value="34.0706378931" calcext:value-type="float">
            <text:p>34.0706378931</text:p>
          </table:table-cell>
          <table:table-cell table:formula="of:=[.E23]*4" office:value-type="float" office:value="64.4372" calcext:value-type="float">
            <text:p>64.4372</text:p>
          </table:table-cell>
          <table:table-cell table:style-name="ce4" table:formula="of:=[.J23]*[.T23]" office:value-type="float" office:value="45.4275171908" calcext:value-type="float">
            <text:p>45.4275171908</text:p>
          </table:table-cell>
          <table:table-cell table:style-name="ce5" table:formula="of:=[.H23]*[.T23]" office:value-type="float" office:value="56.7843964885" calcext:value-type="float">
            <text:p>56.784396488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32.3006" calcext:value-type="float">
            <text:p>32.3006</text:p>
          </table:table-cell>
          <table:table-cell table:style-name="ce6" office:value-type="float" office:value="0.704989" calcext:value-type="float">
            <text:p>0.704989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6</text:p>
          </table:table-cell>
          <table:table-cell office:value-type="float" office:value="116" calcext:value-type="float">
            <text:p>116</text:p>
          </table:table-cell>
          <table:table-cell office:value-type="float" office:value="368.15" calcext:value-type="float">
            <text:p>368.15</text:p>
          </table:table-cell>
          <table:table-cell office:value-type="float" office:value="0.0269563" calcext:value-type="float">
            <text:p>0.0269563</text:p>
          </table:table-cell>
          <table:table-cell office:value-type="float" office:value="16.6978" calcext:value-type="float">
            <text:p>16.6978</text:p>
          </table:table-cell>
          <table:table-cell office:value-type="float" office:value="0.0152436" calcext:value-type="float">
            <text:p>0.0152436</text:p>
          </table:table-cell>
          <table:table-cell table:formula="of:=[.E24]*3" office:value-type="float" office:value="50.0934" calcext:value-type="float">
            <text:p>50.0934</text:p>
          </table:table-cell>
          <table:table-cell table:formula="of:=[.E24]*5" office:value-type="float" office:value="83.489" calcext:value-type="float">
            <text:p>83.489</text:p>
          </table:table-cell>
          <table:table-cell table:style-name="ce4" table:formula="of:=[.G24]*[.T24]" office:value-type="float" office:value="35.3903859792" calcext:value-type="float">
            <text:p>35.3903859792</text:p>
          </table:table-cell>
          <table:table-cell table:formula="of:=[.E24]*4" office:value-type="float" office:value="66.7912" calcext:value-type="float">
            <text:p>66.7912</text:p>
          </table:table-cell>
          <table:table-cell table:style-name="ce4" table:formula="of:=[.J24]*[.T24]" office:value-type="float" office:value="47.1871813056" calcext:value-type="float">
            <text:p>47.1871813056</text:p>
          </table:table-cell>
          <table:table-cell table:style-name="ce5" table:formula="of:=[.H24]*[.T24]" office:value-type="float" office:value="58.983976632" calcext:value-type="float">
            <text:p>58.98397663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1.2739" calcext:value-type="float">
            <text:p>21.2739</text:p>
          </table:table-cell>
          <table:table-cell table:style-name="ce6" office:value-type="float" office:value="0.706488" calcext:value-type="float">
            <text:p>0.70648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7</text:p>
          </table:table-cell>
          <table:table-cell office:value-type="float" office:value="117" calcext:value-type="float">
            <text:p>117</text:p>
          </table:table-cell>
          <table:table-cell office:value-type="float" office:value="358.325" calcext:value-type="float">
            <text:p>358.325</text:p>
          </table:table-cell>
          <table:table-cell office:value-type="float" office:value="0.0252041" calcext:value-type="float">
            <text:p>0.0252041</text:p>
          </table:table-cell>
          <table:table-cell office:value-type="float" office:value="15.7235" calcext:value-type="float">
            <text:p>15.7235</text:p>
          </table:table-cell>
          <table:table-cell office:value-type="float" office:value="0.0145002" calcext:value-type="float">
            <text:p>0.0145002</text:p>
          </table:table-cell>
          <table:table-cell table:formula="of:=[.E25]*3" office:value-type="float" office:value="47.1705" calcext:value-type="float">
            <text:p>47.1705</text:p>
          </table:table-cell>
          <table:table-cell table:formula="of:=[.E25]*5" office:value-type="float" office:value="78.6175" calcext:value-type="float">
            <text:p>78.6175</text:p>
          </table:table-cell>
          <table:table-cell table:style-name="ce4" table:formula="of:=[.G25]*[.T25]" office:value-type="float" office:value="34.205593734" calcext:value-type="float">
            <text:p>34.205593734</text:p>
          </table:table-cell>
          <table:table-cell table:formula="of:=[.E25]*4" office:value-type="float" office:value="62.894" calcext:value-type="float">
            <text:p>62.894</text:p>
          </table:table-cell>
          <table:table-cell table:style-name="ce4" table:formula="of:=[.J25]*[.T25]" office:value-type="float" office:value="45.607458312" calcext:value-type="float">
            <text:p>45.607458312</text:p>
          </table:table-cell>
          <table:table-cell table:style-name="ce5" table:formula="of:=[.H25]*[.T25]" office:value-type="float" office:value="57.00932289" calcext:value-type="float">
            <text:p>57.0093228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4.9395" calcext:value-type="float">
            <text:p>24.9395</text:p>
          </table:table-cell>
          <table:table-cell table:style-name="ce6" office:value-type="float" office:value="0.725148" calcext:value-type="float">
            <text:p>0.72514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8</text:p>
          </table:table-cell>
          <table:table-cell office:value-type="float" office:value="118" calcext:value-type="float">
            <text:p>118</text:p>
          </table:table-cell>
          <table:table-cell office:value-type="float" office:value="354.374" calcext:value-type="float">
            <text:p>354.374</text:p>
          </table:table-cell>
          <table:table-cell office:value-type="float" office:value="0.0265696" calcext:value-type="float">
            <text:p>0.0265696</text:p>
          </table:table-cell>
          <table:table-cell office:value-type="float" office:value="16.753" calcext:value-type="float">
            <text:p>16.753</text:p>
          </table:table-cell>
          <table:table-cell office:value-type="float" office:value="0.0152992" calcext:value-type="float">
            <text:p>0.0152992</text:p>
          </table:table-cell>
          <table:table-cell table:formula="of:=[.E26]*3" office:value-type="float" office:value="50.259" calcext:value-type="float">
            <text:p>50.259</text:p>
          </table:table-cell>
          <table:table-cell table:formula="of:=[.E26]*5" office:value-type="float" office:value="83.765" calcext:value-type="float">
            <text:p>83.765</text:p>
          </table:table-cell>
          <table:table-cell table:style-name="ce4" table:formula="of:=[.G26]*[.T26]" office:value-type="float" office:value="35.283878619" calcext:value-type="float">
            <text:p>35.283878619</text:p>
          </table:table-cell>
          <table:table-cell table:formula="of:=[.E26]*4" office:value-type="float" office:value="67.012" calcext:value-type="float">
            <text:p>67.012</text:p>
          </table:table-cell>
          <table:table-cell table:style-name="ce4" table:formula="of:=[.J26]*[.T26]" office:value-type="float" office:value="47.045171492" calcext:value-type="float">
            <text:p>47.045171492</text:p>
          </table:table-cell>
          <table:table-cell table:style-name="ce5" table:formula="of:=[.H26]*[.T26]" office:value-type="float" office:value="58.806464365" calcext:value-type="float">
            <text:p>58.80646436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1.8577" calcext:value-type="float">
            <text:p>21.8577</text:p>
          </table:table-cell>
          <table:table-cell table:style-name="ce6" office:value-type="float" office:value="0.702041" calcext:value-type="float">
            <text:p>0.702041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19</text:p>
          </table:table-cell>
          <table:table-cell office:value-type="float" office:value="119" calcext:value-type="float">
            <text:p>119</text:p>
          </table:table-cell>
          <table:table-cell office:value-type="float" office:value="351.535" calcext:value-type="float">
            <text:p>351.535</text:p>
          </table:table-cell>
          <table:table-cell office:value-type="float" office:value="0.0331348" calcext:value-type="float">
            <text:p>0.0331348</text:p>
          </table:table-cell>
          <table:table-cell office:value-type="float" office:value="17.4742" calcext:value-type="float">
            <text:p>17.4742</text:p>
          </table:table-cell>
          <table:table-cell office:value-type="float" office:value="0.0180712" calcext:value-type="float">
            <text:p>0.0180712</text:p>
          </table:table-cell>
          <table:table-cell table:formula="of:=[.E27]*3" office:value-type="float" office:value="52.4226" calcext:value-type="float">
            <text:p>52.4226</text:p>
          </table:table-cell>
          <table:table-cell table:formula="of:=[.E27]*5" office:value-type="float" office:value="87.371" calcext:value-type="float">
            <text:p>87.371</text:p>
          </table:table-cell>
          <table:table-cell table:style-name="ce4" table:formula="of:=[.G27]*[.T27]" office:value-type="float" office:value="36.8134563144" calcext:value-type="float">
            <text:p>36.8134563144</text:p>
          </table:table-cell>
          <table:table-cell table:formula="of:=[.E27]*4" office:value-type="float" office:value="69.8968" calcext:value-type="float">
            <text:p>69.8968</text:p>
          </table:table-cell>
          <table:table-cell table:style-name="ce4" table:formula="of:=[.J27]*[.T27]" office:value-type="float" office:value="49.0846084192" calcext:value-type="float">
            <text:p>49.0846084192</text:p>
          </table:table-cell>
          <table:table-cell table:style-name="ce5" table:formula="of:=[.H27]*[.T27]" office:value-type="float" office:value="61.355760524" calcext:value-type="float">
            <text:p>61.355760524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4.8911" calcext:value-type="float">
            <text:p>24.8911</text:p>
          </table:table-cell>
          <table:table-cell table:style-name="ce6" office:value-type="float" office:value="0.702244" calcext:value-type="float">
            <text:p>0.702244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0</text:p>
          </table:table-cell>
          <table:table-cell office:value-type="float" office:value="120" calcext:value-type="float">
            <text:p>120</text:p>
          </table:table-cell>
          <table:table-cell office:value-type="float" office:value="353.055" calcext:value-type="float">
            <text:p>353.055</text:p>
          </table:table-cell>
          <table:table-cell office:value-type="float" office:value="0.030809" calcext:value-type="float">
            <text:p>0.030809</text:p>
          </table:table-cell>
          <table:table-cell office:value-type="float" office:value="17.0025" calcext:value-type="float">
            <text:p>17.0025</text:p>
          </table:table-cell>
          <table:table-cell office:value-type="float" office:value="0.0172799" calcext:value-type="float">
            <text:p>0.0172799</text:p>
          </table:table-cell>
          <table:table-cell table:formula="of:=[.E28]*3" office:value-type="float" office:value="51.0075" calcext:value-type="float">
            <text:p>51.0075</text:p>
          </table:table-cell>
          <table:table-cell table:formula="of:=[.E28]*5" office:value-type="float" office:value="85.0125" calcext:value-type="float">
            <text:p>85.0125</text:p>
          </table:table-cell>
          <table:table-cell table:style-name="ce4" table:formula="of:=[.G28]*[.T28]" office:value-type="float" office:value="35.7994608525" calcext:value-type="float">
            <text:p>35.7994608525</text:p>
          </table:table-cell>
          <table:table-cell table:formula="of:=[.E28]*4" office:value-type="float" office:value="68.01" calcext:value-type="float">
            <text:p>68.01</text:p>
          </table:table-cell>
          <table:table-cell table:style-name="ce4" table:formula="of:=[.J28]*[.T28]" office:value-type="float" office:value="47.73261447" calcext:value-type="float">
            <text:p>47.73261447</text:p>
          </table:table-cell>
          <table:table-cell table:style-name="ce5" table:formula="of:=[.H28]*[.T28]" office:value-type="float" office:value="59.6657680875" calcext:value-type="float">
            <text:p>59.665768087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3.116" calcext:value-type="float">
            <text:p>23.116</text:p>
          </table:table-cell>
          <table:table-cell table:style-name="ce6" office:value-type="float" office:value="0.701847" calcext:value-type="float">
            <text:p>0.701847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1</text:p>
          </table:table-cell>
          <table:table-cell office:value-type="float" office:value="121" calcext:value-type="float">
            <text:p>121</text:p>
          </table:table-cell>
          <table:table-cell office:value-type="float" office:value="337.699" calcext:value-type="float">
            <text:p>337.699</text:p>
          </table:table-cell>
          <table:table-cell office:value-type="float" office:value="0.0365205" calcext:value-type="float">
            <text:p>0.0365205</text:p>
          </table:table-cell>
          <table:table-cell office:value-type="float" office:value="17.1634" calcext:value-type="float">
            <text:p>17.1634</text:p>
          </table:table-cell>
          <table:table-cell office:value-type="float" office:value="0.0188937" calcext:value-type="float">
            <text:p>0.0188937</text:p>
          </table:table-cell>
          <table:table-cell table:formula="of:=[.E29]*3" office:value-type="float" office:value="51.4902" calcext:value-type="float">
            <text:p>51.4902</text:p>
          </table:table-cell>
          <table:table-cell table:formula="of:=[.E29]*5" office:value-type="float" office:value="85.817" calcext:value-type="float">
            <text:p>85.817</text:p>
          </table:table-cell>
          <table:table-cell table:style-name="ce4" table:formula="of:=[.G29]*[.T29]" office:value-type="float" office:value="35.960240778" calcext:value-type="float">
            <text:p>35.960240778</text:p>
          </table:table-cell>
          <table:table-cell table:formula="of:=[.E29]*4" office:value-type="float" office:value="68.6536" calcext:value-type="float">
            <text:p>68.6536</text:p>
          </table:table-cell>
          <table:table-cell table:style-name="ce4" table:formula="of:=[.J29]*[.T29]" office:value-type="float" office:value="47.946987704" calcext:value-type="float">
            <text:p>47.946987704</text:p>
          </table:table-cell>
          <table:table-cell table:style-name="ce5" table:formula="of:=[.H29]*[.T29]" office:value-type="float" office:value="59.93373463" calcext:value-type="float">
            <text:p>59.9337346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3.6289" calcext:value-type="float">
            <text:p>23.6289</text:p>
          </table:table-cell>
          <table:table-cell table:style-name="ce6" office:value-type="float" office:value="0.69839" calcext:value-type="float">
            <text:p>0.69839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2</text:p>
          </table:table-cell>
          <table:table-cell office:value-type="float" office:value="122" calcext:value-type="float">
            <text:p>122</text:p>
          </table:table-cell>
          <table:table-cell office:value-type="float" office:value="337.284" calcext:value-type="float">
            <text:p>337.284</text:p>
          </table:table-cell>
          <table:table-cell office:value-type="float" office:value="0.0312737" calcext:value-type="float">
            <text:p>0.0312737</text:p>
          </table:table-cell>
          <table:table-cell office:value-type="float" office:value="15.1961" calcext:value-type="float">
            <text:p>15.1961</text:p>
          </table:table-cell>
          <table:table-cell office:value-type="float" office:value="0.016546" calcext:value-type="float">
            <text:p>0.016546</text:p>
          </table:table-cell>
          <table:table-cell table:formula="of:=[.E30]*3" office:value-type="float" office:value="45.5883" calcext:value-type="float">
            <text:p>45.5883</text:p>
          </table:table-cell>
          <table:table-cell table:formula="of:=[.E30]*5" office:value-type="float" office:value="75.9805" calcext:value-type="float">
            <text:p>75.9805</text:p>
          </table:table-cell>
          <table:table-cell table:style-name="ce4" table:formula="of:=[.G30]*[.T30]" office:value-type="float" office:value="33.8410612677" calcext:value-type="float">
            <text:p>33.8410612677</text:p>
          </table:table-cell>
          <table:table-cell table:formula="of:=[.E30]*4" office:value-type="float" office:value="60.7844" calcext:value-type="float">
            <text:p>60.7844</text:p>
          </table:table-cell>
          <table:table-cell table:style-name="ce4" table:formula="of:=[.J30]*[.T30]" office:value-type="float" office:value="45.1214150236" calcext:value-type="float">
            <text:p>45.1214150236</text:p>
          </table:table-cell>
          <table:table-cell table:style-name="ce5" table:formula="of:=[.H30]*[.T30]" office:value-type="float" office:value="56.4017687795" calcext:value-type="float">
            <text:p>56.401768779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7.348" calcext:value-type="float">
            <text:p>27.348</text:p>
          </table:table-cell>
          <table:table-cell table:style-name="ce6" office:value-type="float" office:value="0.742319" calcext:value-type="float">
            <text:p>0.742319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3</text:p>
          </table:table-cell>
          <table:table-cell office:value-type="float" office:value="123" calcext:value-type="float">
            <text:p>123</text:p>
          </table:table-cell>
          <table:table-cell office:value-type="float" office:value="344.998" calcext:value-type="float">
            <text:p>344.998</text:p>
          </table:table-cell>
          <table:table-cell office:value-type="float" office:value="0.0263081" calcext:value-type="float">
            <text:p>0.0263081</text:p>
          </table:table-cell>
          <table:table-cell office:value-type="float" office:value="15.698" calcext:value-type="float">
            <text:p>15.698</text:p>
          </table:table-cell>
          <table:table-cell office:value-type="float" office:value="0.0149793" calcext:value-type="float">
            <text:p>0.0149793</text:p>
          </table:table-cell>
          <table:table-cell table:formula="of:=[.E31]*3" office:value-type="float" office:value="47.094" calcext:value-type="float">
            <text:p>47.094</text:p>
          </table:table-cell>
          <table:table-cell table:formula="of:=[.E31]*5" office:value-type="float" office:value="78.49" calcext:value-type="float">
            <text:p>78.49</text:p>
          </table:table-cell>
          <table:table-cell table:style-name="ce4" table:formula="of:=[.G31]*[.T31]" office:value-type="float" office:value="34.154358372" calcext:value-type="float">
            <text:p>34.154358372</text:p>
          </table:table-cell>
          <table:table-cell table:formula="of:=[.E31]*4" office:value-type="float" office:value="62.792" calcext:value-type="float">
            <text:p>62.792</text:p>
          </table:table-cell>
          <table:table-cell table:style-name="ce4" table:formula="of:=[.J31]*[.T31]" office:value-type="float" office:value="45.539144496" calcext:value-type="float">
            <text:p>45.539144496</text:p>
          </table:table-cell>
          <table:table-cell table:style-name="ce5" table:formula="of:=[.H31]*[.T31]" office:value-type="float" office:value="56.92393062" calcext:value-type="float">
            <text:p>56.9239306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2.8551" calcext:value-type="float">
            <text:p>22.8551</text:p>
          </table:table-cell>
          <table:table-cell table:style-name="ce6" office:value-type="float" office:value="0.725238" calcext:value-type="float">
            <text:p>0.72523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4</text:p>
          </table:table-cell>
          <table:table-cell office:value-type="float" office:value="124" calcext:value-type="float">
            <text:p>124</text:p>
          </table:table-cell>
          <table:table-cell office:value-type="float" office:value="344.681" calcext:value-type="float">
            <text:p>344.681</text:p>
          </table:table-cell>
          <table:table-cell office:value-type="float" office:value="0.0272298" calcext:value-type="float">
            <text:p>0.0272298</text:p>
          </table:table-cell>
          <table:table-cell office:value-type="float" office:value="16.2059" calcext:value-type="float">
            <text:p>16.2059</text:p>
          </table:table-cell>
          <table:table-cell office:value-type="float" office:value="0.0152139" calcext:value-type="float">
            <text:p>0.0152139</text:p>
          </table:table-cell>
          <table:table-cell table:formula="of:=[.E32]*3" office:value-type="float" office:value="48.6177" calcext:value-type="float">
            <text:p>48.6177</text:p>
          </table:table-cell>
          <table:table-cell table:formula="of:=[.E32]*5" office:value-type="float" office:value="81.0295" calcext:value-type="float">
            <text:p>81.0295</text:p>
          </table:table-cell>
          <table:table-cell table:style-name="ce4" table:formula="of:=[.G32]*[.T32]" office:value-type="float" office:value="35.3617923888" calcext:value-type="float">
            <text:p>35.3617923888</text:p>
          </table:table-cell>
          <table:table-cell table:formula="of:=[.E32]*4" office:value-type="float" office:value="64.8236" calcext:value-type="float">
            <text:p>64.8236</text:p>
          </table:table-cell>
          <table:table-cell table:style-name="ce4" table:formula="of:=[.J32]*[.T32]" office:value-type="float" office:value="47.1490565184" calcext:value-type="float">
            <text:p>47.1490565184</text:p>
          </table:table-cell>
          <table:table-cell table:style-name="ce5" table:formula="of:=[.H32]*[.T32]" office:value-type="float" office:value="58.936320648" calcext:value-type="float">
            <text:p>58.9363206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15.5213" calcext:value-type="float">
            <text:p>15.5213</text:p>
          </table:table-cell>
          <table:table-cell table:style-name="ce6" office:value-type="float" office:value="0.727344" calcext:value-type="float">
            <text:p>0.727344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5</text:p>
          </table:table-cell>
          <table:table-cell office:value-type="float" office:value="125" calcext:value-type="float">
            <text:p>125</text:p>
          </table:table-cell>
          <table:table-cell office:value-type="float" office:value="348.088" calcext:value-type="float">
            <text:p>348.088</text:p>
          </table:table-cell>
          <table:table-cell office:value-type="float" office:value="0.0225391" calcext:value-type="float">
            <text:p>0.0225391</text:p>
          </table:table-cell>
          <table:table-cell office:value-type="float" office:value="15.7889" calcext:value-type="float">
            <text:p>15.7889</text:p>
          </table:table-cell>
          <table:table-cell office:value-type="float" office:value="0.0132582" calcext:value-type="float">
            <text:p>0.0132582</text:p>
          </table:table-cell>
          <table:table-cell table:formula="of:=[.E33]*3" office:value-type="float" office:value="47.3667" calcext:value-type="float">
            <text:p>47.3667</text:p>
          </table:table-cell>
          <table:table-cell table:formula="of:=[.E33]*5" office:value-type="float" office:value="78.9445" calcext:value-type="float">
            <text:p>78.9445</text:p>
          </table:table-cell>
          <table:table-cell table:style-name="ce4" table:formula="of:=[.G33]*[.T33]" office:value-type="float" office:value="35.1417336636" calcext:value-type="float">
            <text:p>35.1417336636</text:p>
          </table:table-cell>
          <table:table-cell table:formula="of:=[.E33]*4" office:value-type="float" office:value="63.1556" calcext:value-type="float">
            <text:p>63.1556</text:p>
          </table:table-cell>
          <table:table-cell table:style-name="ce4" table:formula="of:=[.J33]*[.T33]" office:value-type="float" office:value="46.8556448848" calcext:value-type="float">
            <text:p>46.8556448848</text:p>
          </table:table-cell>
          <table:table-cell table:style-name="ce5" table:formula="of:=[.H33]*[.T33]" office:value-type="float" office:value="58.569556106" calcext:value-type="float">
            <text:p>58.56955610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6.1671" calcext:value-type="float">
            <text:p>26.1671</text:p>
          </table:table-cell>
          <table:table-cell table:style-name="ce6" office:value-type="float" office:value="0.741908" calcext:value-type="float">
            <text:p>0.741908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6</text:p>
          </table:table-cell>
          <table:table-cell office:value-type="float" office:value="126" calcext:value-type="float">
            <text:p>126</text:p>
          </table:table-cell>
          <table:table-cell office:value-type="float" office:value="350.304" calcext:value-type="float">
            <text:p>350.304</text:p>
          </table:table-cell>
          <table:table-cell office:value-type="float" office:value="0.0270837" calcext:value-type="float">
            <text:p>0.0270837</text:p>
          </table:table-cell>
          <table:table-cell office:value-type="float" office:value="17.0598" calcext:value-type="float">
            <text:p>17.0598</text:p>
          </table:table-cell>
          <table:table-cell office:value-type="float" office:value="0.0147558" calcext:value-type="float">
            <text:p>0.0147558</text:p>
          </table:table-cell>
          <table:table-cell table:formula="of:=[.E34]*3" office:value-type="float" office:value="51.1794" calcext:value-type="float">
            <text:p>51.1794</text:p>
          </table:table-cell>
          <table:table-cell table:formula="of:=[.E34]*5" office:value-type="float" office:value="85.299" calcext:value-type="float">
            <text:p>85.299</text:p>
          </table:table-cell>
          <table:table-cell table:style-name="ce4" table:formula="of:=[.G34]*[.T34]" office:value-type="float" office:value="35.6291022834" calcext:value-type="float">
            <text:p>35.6291022834</text:p>
          </table:table-cell>
          <table:table-cell table:formula="of:=[.E34]*4" office:value-type="float" office:value="68.2392" calcext:value-type="float">
            <text:p>68.2392</text:p>
          </table:table-cell>
          <table:table-cell table:style-name="ce4" table:formula="of:=[.J34]*[.T34]" office:value-type="float" office:value="47.5054697112" calcext:value-type="float">
            <text:p>47.5054697112</text:p>
          </table:table-cell>
          <table:table-cell table:style-name="ce5" table:formula="of:=[.H34]*[.T34]" office:value-type="float" office:value="59.381837139" calcext:value-type="float">
            <text:p>59.38183713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4.7846" calcext:value-type="float">
            <text:p>24.7846</text:p>
          </table:table-cell>
          <table:table-cell table:style-name="ce6" office:value-type="float" office:value="0.696161" calcext:value-type="float">
            <text:p>0.696161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ch127</text:p>
          </table:table-cell>
          <table:table-cell office:value-type="float" office:value="127" calcext:value-type="float">
            <text:p>127</text:p>
          </table:table-cell>
          <table:table-cell office:value-type="float" office:value="345.483" calcext:value-type="float">
            <text:p>345.483</text:p>
          </table:table-cell>
          <table:table-cell office:value-type="float" office:value="0.0301396" calcext:value-type="float">
            <text:p>0.0301396</text:p>
          </table:table-cell>
          <table:table-cell office:value-type="float" office:value="17.2534" calcext:value-type="float">
            <text:p>17.2534</text:p>
          </table:table-cell>
          <table:table-cell office:value-type="float" office:value="0.0154171" calcext:value-type="float">
            <text:p>0.0154171</text:p>
          </table:table-cell>
          <table:table-cell table:formula="of:=[.E35]*3" office:value-type="float" office:value="51.7602" calcext:value-type="float">
            <text:p>51.7602</text:p>
          </table:table-cell>
          <table:table-cell table:formula="of:=[.E35]*5" office:value-type="float" office:value="86.267" calcext:value-type="float">
            <text:p>86.267</text:p>
          </table:table-cell>
          <table:table-cell table:style-name="ce4" table:formula="of:=[.G35]*[.T35]" office:value-type="float" office:value="37.6496965974" calcext:value-type="float">
            <text:p>37.6496965974</text:p>
          </table:table-cell>
          <table:table-cell table:formula="of:=[.E35]*4" office:value-type="float" office:value="69.0136" calcext:value-type="float">
            <text:p>69.0136</text:p>
          </table:table-cell>
          <table:table-cell table:style-name="ce4" table:formula="of:=[.J35]*[.T35]" office:value-type="float" office:value="50.1995954632" calcext:value-type="float">
            <text:p>50.1995954632</text:p>
          </table:table-cell>
          <table:table-cell table:style-name="ce5" table:formula="of:=[.H35]*[.T35]" office:value-type="float" office:value="62.749494329" calcext:value-type="float">
            <text:p>62.74949432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24.2893" calcext:value-type="float">
            <text:p>24.2893</text:p>
          </table:table-cell>
          <table:table-cell table:style-name="ce6" office:value-type="float" office:value="0.727387" calcext:value-type="float">
            <text:p>0.727387</text:p>
          </table:table-cell>
          <table:table-cell table:style-name="ce7" table:number-columns-repeated="6"/>
        </table:table-row>
        <table:table-row table:style-name="ro1" table:number-rows-repeated="53">
          <table:table-cell table:number-columns-repeated="19"/>
          <table:table-cell table:style-name="ce7" table:number-columns-repeated="7"/>
        </table:table-row>
        <table:table-row table:style-name="ro1" table:number-rows-repeated="11">
          <table:table-cell table:number-columns-repeated="19"/>
          <table:table-cell table:style-name="ce2" table:number-columns-repeated="7"/>
        </table:table-row>
        <table:table-row table:style-name="ro1" table:number-rows-repeated="32">
          <table:table-cell table:number-columns-repeated="9"/>
          <table:table-cell table:style-name="Default"/>
          <table:table-cell table:number-columns-repeated="16"/>
        </table:table-row>
        <table:table-row table:style-name="ro1" table:number-rows-repeated="6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beam_run.L4:beam_run.R13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alib_run.L4:calib_run.R1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19:05:23.676916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1:25:53.380619169</meta:creation-date>
    <meta:generator>LibreOffice/5.0.6.2$Linux_X86_64 LibreOffice_project/00$Build-2</meta:generator>
    <dc:date>2020-02-23T19:20:51.095634464</dc:date>
    <meta:editing-duration>PT1H13M49S</meta:editing-duration>
    <meta:editing-cycles>53</meta:editing-cycles>
    <meta:document-statistic meta:table-count="4" meta:cell-count="6693" meta:object-count="0"/>
    <meta:user-defined meta:name="qrichtext">1</meta:user-defined>
  </office:meta>
</office:document-meta>
</file>